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cm"/>
    </style:style>
    <style:style style:name="co3" style:family="table-column">
      <style:table-column-properties fo:break-before="auto" style:column-width="5.246cm"/>
    </style:style>
    <style:style style:name="co15" style:family="table-column">
      <style:table-column-properties fo:break-before="auto" style:column-width="3.161cm"/>
    </style:style>
    <style:style style:name="co16" style:family="table-column">
      <style:table-column-properties fo:break-before="auto" style:column-width="8.976cm"/>
    </style:style>
    <style:style style:name="co17" style:family="table-column">
      <style:table-column-properties fo:break-before="auto" style:column-width="3.468cm"/>
    </style:style>
    <style:style style:name="co18" style:family="table-column">
      <style:table-column-properties fo:break-before="auto" style:column-width="2.633cm"/>
    </style:style>
    <style:style style:name="co19" style:family="table-column">
      <style:table-column-properties fo:break-before="auto" style:column-width="2.085cm"/>
    </style:style>
    <style:style style:name="co9" style:family="table-column">
      <style:table-column-properties fo:break-before="auto" style:column-width="3.226cm"/>
    </style:style>
    <style:style style:name="co10" style:family="table-column">
      <style:table-column-properties fo:break-before="auto" style:column-width="2.589cm"/>
    </style:style>
    <style:style style:name="co11" style:family="table-column">
      <style:table-column-properties fo:break-before="auto" style:column-width="8.274cm"/>
    </style:style>
    <style:style style:name="co12" style:family="table-column">
      <style:table-column-properties fo:break-before="auto" style:column-width="2.852cm"/>
    </style:style>
    <style:style style:name="co13" style:family="table-column">
      <style:table-column-properties fo:break-before="auto" style:column-width="2.258cm"/>
    </style:style>
    <style:style style:name="co14" style:family="table-column">
      <style:table-column-properties fo:break-before="auto" style:column-width="1.558cm"/>
    </style:style>
    <style:style style:name="co20" style:family="table-column">
      <style:table-column-properties fo:break-before="auto" style:column-width="14.358cm"/>
    </style:style>
    <style:style style:name="co21" style:family="table-column">
      <style:table-column-properties fo:break-before="auto" style:column-width="4.06cm"/>
    </style:style>
    <style:style style:name="co22" style:family="table-column">
      <style:table-column-properties fo:break-before="auto" style:column-width="1.864cm"/>
    </style:style>
    <style:style style:name="co23" style:family="table-column">
      <style:table-column-properties fo:break-before="auto" style:column-width="3.073cm"/>
    </style:style>
    <style:style style:name="co24" style:family="table-column">
      <style:table-column-properties fo:break-before="auto" style:column-width="3.247cm"/>
    </style:style>
    <style:style style:name="ro1" style:family="table-row">
      <style:table-row-properties style:row-height="0.445cm" fo:break-before="auto" style:use-optimal-row-height="true"/>
    </style:style>
    <style:style style:name="ro2" style:family="table-row">
      <style:table-row-properties style:row-height="0.868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0.466cm" fo:break-before="auto" style:use-optimal-row-height="true"/>
    </style:style>
    <style:style style:name="ro6" style:family="table-row">
      <style:table-row-properties style:row-height="3.678cm" fo:break-before="auto" style:use-optimal-row-height="false"/>
    </style:style>
    <style:style style:name="ro20" style:family="table-row">
      <style:table-row-properties style:row-height="0.427cm" fo:break-before="auto" style:use-optimal-row-height="true"/>
    </style:style>
    <style:style style:name="ro21" style:family="table-row">
      <style:table-row-properties style:row-height="0.766cm" fo:break-before="auto" style:use-optimal-row-height="true"/>
    </style:style>
    <style:style style:name="ro17" style:family="table-row">
      <style:table-row-properties style:row-height="0.45cm" fo:break-before="auto" style:use-optimal-row-height="false"/>
    </style:style>
    <style:style style:name="ro22" style:family="table-row">
      <style:table-row-properties style:row-height="0.446cm" fo:break-before="auto" style:use-optimal-row-height="true"/>
    </style:style>
    <style:style style:name="ro23" style:family="table-row">
      <style:table-row-properties style:row-height="0.788cm" fo:break-before="auto" style:use-optimal-row-height="true"/>
    </style:style>
    <style:style style:name="ro12" style:family="table-row">
      <style:table-row-properties style:row-height="0.783cm" fo:break-before="auto" style:use-optimal-row-height="true"/>
    </style:style>
    <style:style style:name="ro13" style:family="table-row">
      <style:table-row-properties style:row-height="0.476cm" fo:break-before="auto" style:use-optimal-row-height="false"/>
    </style:style>
    <style:style style:name="ro14" style:family="table-row">
      <style:table-row-properties style:row-height="0.512cm" fo:break-before="auto" style:use-optimal-row-height="true"/>
    </style:style>
    <style:style style:name="ro15" style:family="table-row">
      <style:table-row-properties style:row-height="0.425cm" fo:break-before="auto" style:use-optimal-row-height="false"/>
    </style:style>
    <style:style style:name="ro16" style:family="table-row">
      <style:table-row-properties style:row-height="0.788cm" fo:break-before="auto" style:use-optimal-row-height="false"/>
    </style:style>
    <style:style style:name="ro18" style:family="table-row">
      <style:table-row-properties style:row-height="0.873cm" fo:break-before="auto" style:use-optimal-row-height="false"/>
    </style:style>
    <style:style style:name="ro19" style:family="table-row">
      <style:table-row-properties style:row-height="0.609cm" fo:break-before="auto" style:use-optimal-row-height="false"/>
    </style:style>
    <style:style style:name="ro24" style:family="table-row">
      <style:table-row-properties style:row-height="0.688cm" fo:break-before="auto" style:use-optimal-row-height="false"/>
    </style:style>
    <style:style style:name="ro25" style:family="table-row">
      <style:table-row-properties style:row-height="0.794cm" fo:break-before="auto" style:use-optimal-row-height="false"/>
    </style:style>
    <style:style style:name="ro26" style:family="table-row">
      <style:table-row-properties style:row-height="0.427cm" fo:break-before="auto" style:use-optimal-row-height="false"/>
    </style:style>
    <style:style style:name="ro27" style:family="table-row">
      <style:table-row-properties style:row-height="0.404cm" fo:break-before="auto" style:use-optimal-row-height="false"/>
    </style:style>
    <style:style style:name="ro28" style:family="table-row">
      <style:table-row-properties style:row-height="0.473cm" fo:break-before="auto" style:use-optimal-row-height="false"/>
    </style:style>
    <style:style style:name="ro29" style:family="table-row">
      <style:table-row-properties style:row-height="0.485cm" fo:break-before="auto" style:use-optimal-row-height="false"/>
    </style:style>
    <style:style style:name="ta1" style:family="table" style:master-page-name="PageStyle_5f_Title_20_and_20_License">
      <style:table-properties table:display="true" style:writing-mode="lr-tb"/>
    </style:style>
    <style:style style:name="ta4" style:family="table" style:master-page-name="PageStyle_5f_Functionality_20_Rating">
      <style:table-properties table:display="true" style:writing-mode="lr-tb"/>
    </style:style>
    <style:style style:name="ta3" style:family="table" style:master-page-name="PageStyle_5f_Category_20_Ranking">
      <style:table-properties table:display="true" style:writing-mode="lr-tb"/>
    </style:style>
    <style:style style:name="ta5" style:family="table" style:master-page-name="PageStyle_5f_Category_20_Rating_20_and_20_Metrics">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none"/>
      <style:text-properties style:text-position=""/>
    </style:style>
    <style:style style:name="ce11"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13"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14" style:family="table-cell" style:parent-style-name="Page_20_Summary_20_Content" style:data-style-name="N0">
      <style:table-cell-properties style:cell-protect="protected" style:print-content="true" style:diagonal-bl-tr="none" style:diagonal-tl-br="none" fo:border="none"/>
      <style:text-properties style:text-position=""/>
    </style:style>
    <style:style style:name="ce19" style:family="table-cell" style:parent-style-name="Default">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Sub-Category_20_Test_20_Headings" style:data-style-name="N0">
      <style:table-cell-properties style:cell-protect="protected" style:print-content="true" style:diagonal-bl-tr="none" style:diagonal-tl-br="none" fo:border="none"/>
      <style:text-properties style:text-position=""/>
    </style:style>
    <style:style style:name="ce3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text-position=""/>
    </style:style>
    <style:style style:name="ce45" style:family="table-cell" style:parent-style-name="Sub-Category_20_Summary_20_Headings" style:data-style-name="N0">
      <style:table-cell-properties style:cell-protect="protected" style:print-content="true" style:diagonal-bl-tr="none" style:diagonal-tl-br="none" fo:border="none"/>
      <style:text-properties style:text-position=""/>
    </style:style>
    <style:style style:name="ce5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 style:family="table-cell" style:parent-style-name="Category_20_Summary_20_Content" style:data-style-name="N0">
      <style:table-cell-properties style:cell-protect="protected" style:print-content="true" style:diagonal-bl-tr="none" style:diagonal-tl-br="none" fo:border="none"/>
      <style:text-properties style:text-position=""/>
    </style:style>
    <style:style style:name="ce61"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4"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6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text-position=""/>
    </style:style>
    <style:style style:name="ce66"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67"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68"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69"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7" style:family="table-cell" style:parent-style-name="Page_20_Summary_20_Headings" style:data-style-name="N0">
      <style:table-cell-properties style:cell-protect="protected" style:print-content="true" style:diagonal-bl-tr="none" style:diagonal-tl-br="none" fo:border="none"/>
      <style:text-properties style:text-position=""/>
    </style:style>
    <style:style style:name="ce70"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1" style:family="table-cell" style:parent-style-name="Default" style:data-style-name="N10">
      <style:text-properties style:text-position=""/>
    </style:style>
    <style:style style:name="ce72"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text-position=""/>
    </style:style>
    <style:style style:name="ce74"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6"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44"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Page_20_Summary_20_Headings" style:data-style-name="N0">
      <style:table-cell-properties style:cell-protect="protected" style:print-content="true" style:diagonal-bl-tr="none" style:diagonal-tl-br="none" fo:border="none"/>
    </style:style>
    <style:style style:name="ce47"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 style:family="table-cell" style:parent-style-name="Default">
      <style:table-cell-properties fo:border="none"/>
    </style:style>
    <style:style style:name="ce50" style:family="table-cell" style:parent-style-name="Category_20_Summary_20_Headings" style:data-style-name="N0">
      <style:table-cell-properties style:cell-protect="protected" style:print-content="true" style:diagonal-bl-tr="none" style:diagonal-tl-br="none" fo:border="none"/>
    </style:style>
    <style:style style:name="ce51" style:family="table-cell" style:parent-style-name="Editable_20_Cell" style:data-style-name="N0">
      <style:table-cell-properties style:cell-protect="protected" style:print-content="true" style:diagonal-bl-tr="none" style:diagonal-tl-br="none" fo:border="none"/>
    </style:style>
    <style:style style:name="ce53" style:family="table-cell" style:parent-style-name="Total_20_Summary_20_Headings" style:data-style-name="N0">
      <style:table-cell-properties style:cell-protect="protected" style:print-content="true" style:diagonal-bl-tr="none" style:diagonal-tl-br="none" fo:border="none"/>
    </style:style>
    <style:style style:name="ce54" style:family="table-cell" style:parent-style-name="Page_20_Summary_20_Content" style:data-style-name="N0">
      <style:table-cell-properties style:cell-protect="protected" style:print-content="true" style:diagonal-bl-tr="none" style:diagonal-tl-br="none" fo:border="none"/>
    </style:style>
    <style:style style:name="ce55" style:family="table-cell" style:parent-style-name="Default">
      <style:text-properties style:font-name="Arial" fo:font-size="9pt" fo:font-weight="normal" style:font-name-asian="Bitstream Vera Sans1" style:font-size-asian="9pt" style:font-weight-asian="normal" style:font-name-complex="Tahoma" style:font-size-complex="9pt" style:font-weight-complex="normal"/>
    </style:style>
    <style:style style:name="ce56" style:family="table-cell" style:parent-style-name="Default">
      <style:text-properties style:font-name="Arial" fo:font-size="9pt" style:font-name-asian="Bitstream Vera Sans1" style:font-size-asian="9pt" style:font-name-complex="Tahoma" style:font-size-complex="9pt"/>
    </style:style>
    <style:style style:name="ce57" style:family="table-cell" style:parent-style-name="Editable_20_Cell" style:data-style-name="N11">
      <style:table-cell-properties style:cell-protect="protected" style:print-content="true" style:diagonal-bl-tr="none" style:diagonal-tl-br="none" fo:border="none"/>
    </style:style>
    <style:style style:name="ce58" style:family="table-cell" style:parent-style-name="Total_20_Summary_20_Values" style:data-style-name="N11">
      <style:table-cell-properties style:cell-protect="protected" style:print-content="true" style:diagonal-bl-tr="none" style:diagonal-tl-br="none" fo:border="none"/>
    </style:style>
    <style:style style:name="ce59"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3"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4"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5"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7"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8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9"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0" style:family="table-cell" style:parent-style-name="Sub-Category_20_Test_20_Headings" style:data-style-name="N0">
      <style:table-cell-properties style:cell-protect="protected" style:print-content="true" style:diagonal-bl-tr="none" style:diagonal-tl-br="none" fo:border="none"/>
    </style:style>
    <style:style style:name="ce9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92"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93"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353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8"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10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2" style:family="table-cell" style:parent-style-name="Sub-Category_20_Summary_20_Headings" style:data-style-name="N0">
      <style:table-cell-properties style:cell-protect="protected" style:print-content="true" style:diagonal-bl-tr="none" style:diagonal-tl-br="none" fo:border="none"/>
    </style:style>
    <style:style style:name="ce103"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4"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cm" style:writing-mode="page"/>
    </style:style>
    <style:style style:name="ce107"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108"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109" style:family="table-cell" style:parent-style-name="Editable_20_Cell" style:data-style-name="N11">
      <style:table-cell-properties style:cell-protect="protected" style:print-content="true" style:diagonal-bl-tr="none" style:diagonal-tl-br="none" fo:border="none"/>
      <style:text-properties style:font-name="Arial" style:font-name-asian="Bitstream Vera Sans1" style:font-name-complex="Tahoma"/>
    </style:style>
    <style:style style:name="ce11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112" style:family="table-cell" style:parent-style-name="Default">
      <style:text-properties style:font-name="Arial1" fo:font-size="9pt" style:font-name-asian="Bitstream Vera Sans1" style:font-size-asian="9pt" style:font-name-complex="Tahoma" style:font-size-complex="9pt"/>
    </style:style>
    <style:style style:name="ce11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114" style:family="table-cell" style:parent-style-name="Default">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115" style:family="table-cell" style:parent-style-name="Default">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116"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7"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4" style:family="text">
      <style:text-properties style:use-window-font-color="true"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tracked-changes>
        <table:cell-content-change table:id="ct1">
          <table:cell-address table:column="3" table:row="20" table:table="1"/>
          <office:change-info>
            <dc:creator>Rex Bennett</dc:creator>
            <dc:date>2006-02-06T18:44:02</dc:date>
          </office:change-info>
          <table:previous>
            <table:change-track-table-cell table:cell-address="'Category Ranking'.D21" table:formula="of:=SUM([.D13:.D18])" office:value-type="float" office:value="0.87"/>
          </table:previous>
        </table:cell-content-change>
        <table:cell-content-change table:id="ct2">
          <table:cell-address table:column="5" table:row="93" table:table="2"/>
          <office:change-info>
            <dc:creator>Rex Bennett</dc:creator>
            <dc:date>2006-02-06T18:44:02</dc:date>
          </office:change-info>
          <table:previous>
            <table:change-track-table-cell table:cell-address="'Category Rating and Metrics'.F94" table:formula="of:=SUM([.F114:.F136])" office:value-type="float" office:value="7.4"/>
          </table:previous>
        </table:cell-content-change>
        <table:cell-content-change table:id="ct3">
          <table:cell-address table:column="5" table:row="123" table:table="2"/>
          <office:change-info>
            <dc:creator>Rex Bennett</dc:creator>
            <dc:date>2006-02-06T18:44:02</dc:date>
          </office:change-info>
          <table:previous>
            <table:change-track-table-cell table:cell-address="'Category Rating and Metrics'.F124" table:formula="of:=SUM([.F127:.F136])" office:value-type="float" office:value="4.2"/>
          </table:previous>
        </table:cell-content-change>
        <table:cell-content-change table:id="ct4">
          <table:cell-address table:column="1" table:row="155" table:table="2"/>
          <office:change-info>
            <dc:creator>Rex Bennett</dc:creator>
            <dc:date>2006-02-06T18:44:02</dc:date>
          </office:change-info>
          <table:previous>
            <table:change-track-table-cell office:value-type="string">
              <text:p>The general mailing list is the place where the community help themselves. </text:p>
            </table:change-track-table-cell>
          </table:previous>
        </table:cell-content-change>
        <table:cell-content-change table:id="ct5">
          <table:cell-address table:column="1" table:row="171" table:table="2"/>
          <office:change-info>
            <dc:creator>Rex Bennett</dc:creator>
            <dc:date>2006-02-06T18:44:02</dc:date>
          </office:change-info>
          <table:previous>
            <table:change-track-table-cell office:value-type="string">
              <text:p>Number of unique code contributor in the last 6 month</text:p>
            </table:change-track-table-cell>
          </table:previous>
        </table:cell-content-change>
        <table:cell-content-change table:id="ct6">
          <table:cell-address table:column="1" table:row="123" table:table="2"/>
          <office:change-info>
            <dc:creator>Rex Bennett</dc:creator>
            <dc:date>2006-02-06T18:44:02</dc:date>
          </office:change-info>
          <table:previous>
            <table:change-track-table-cell office:value-type="string">
              <text:p>Best guides often come from user inputs / samples. These are feedbacks from people who have used the products.</text:p>
            </table:change-track-table-cell>
          </table:previous>
        </table:cell-content-change>
        <table:cell-content-change table:id="ct7">
          <table:cell-address table:column="1" table:row="123" table:table="2"/>
          <office:change-info>
            <dc:creator>Rex Bennett</dc:creator>
            <dc:date>2006-02-06T18:44:02</dc:date>
          </office:change-info>
          <table:previous>
            <table:change-track-table-cell office:value-type="string">
              <text:p>Existence of various documentations.</text:p>
            </table:change-track-table-cell>
          </table:previous>
        </table:cell-content-change>
        <table:cell-content-change table:id="ct8">
          <table:cell-address table:column="1" table:row="123" table:table="2"/>
          <office:change-info>
            <dc:creator>Rex Bennett</dc:creator>
            <dc:date>2006-02-06T18:44:02</dc:date>
          </office:change-info>
          <table:previous>
            <table:change-track-table-cell office:value-type="string">
              <text:p>Professional support that helps fine tune for the local deployment and troubleshooting is always wanted in <text:s/></text:p>
            </table:change-track-table-cell>
          </table:previous>
        </table:cell-content-change>
        <table:cell-content-change table:id="ct9">
          <table:cell-address table:column="1" table:row="59" table:table="2"/>
          <office:change-info>
            <dc:creator>Rex Bennett</dc:creator>
            <dc:date>2006-02-06T18:44:02</dc:date>
          </office:change-info>
          <table:previous>
            <table:change-track-table-cell office:value-type="string">
              <text:p>Time it takes to get instant gratification, shows whether project is thinking about getting users up and running quickly as possible. </text:p>
            </table:change-track-table-cell>
          </table:previous>
        </table:cell-content-change>
        <table:cell-content-change table:id="ct10">
          <table:cell-address table:column="3" table:row="12" table:table="1"/>
          <office:change-info>
            <dc:creator>Isabel Lafuente</dc:creator>
            <dc:date>2009-02-21T17:20:43</dc:date>
          </office:change-info>
          <table:previous>
            <table:change-track-table-cell office:value-type="float" office:value="0"/>
          </table:previous>
        </table:cell-content-change>
        <table:cell-content-change table:id="ct11">
          <table:cell-address table:column="4" table:row="12" table:table="1"/>
          <office:change-info>
            <dc:creator>Isabel Lafuente</dc:creator>
            <dc:date>2009-02-21T17:24:03</dc:date>
          </office:change-info>
          <table:previous>
            <table:change-track-table-cell/>
          </table:previous>
        </table:cell-content-change>
        <table:cell-content-change table:id="ct12">
          <table:cell-address table:column="3" table:row="13" table:table="1"/>
          <office:change-info>
            <dc:creator>Isabel Lafuente</dc:creator>
            <dc:date>2009-02-21T17:24:40</dc:date>
          </office:change-info>
          <table:previous>
            <table:change-track-table-cell office:value-type="float" office:value="0"/>
          </table:previous>
        </table:cell-content-change>
        <table:cell-content-change table:id="ct13">
          <table:cell-address table:column="3" table:row="12" table:table="1"/>
          <office:change-info>
            <dc:creator>Isabel Lafuente</dc:creator>
            <dc:date>2009-02-21T17:24:43</dc:date>
          </office:change-info>
          <table:previous table:id="ct10">
            <table:change-track-table-cell office:value-type="string">
              <text:p>1.00%</text:p>
            </table:change-track-table-cell>
          </table:previous>
        </table:cell-content-change>
        <table:cell-content-change table:id="ct14">
          <table:cell-address table:column="3" table:row="12" table:table="1"/>
          <office:change-info>
            <dc:creator>Isabel Lafuente</dc:creator>
            <dc:date>2009-02-21T17:30:22</dc:date>
          </office:change-info>
          <table:previous table:id="ct13">
            <table:change-track-table-cell/>
          </table:previous>
        </table:cell-content-change>
        <table:cell-content-change table:id="ct15">
          <table:cell-address table:column="4" table:row="13" table:table="1"/>
          <office:change-info>
            <dc:creator>Isabel Lafuente</dc:creator>
            <dc:date>2009-02-21T17:33:49</dc:date>
          </office:change-info>
          <table:previous>
            <table:change-track-table-cell/>
          </table:previous>
        </table:cell-content-change>
        <table:cell-content-change table:id="ct16">
          <table:cell-address table:column="4" table:row="13" table:table="1"/>
          <office:change-info>
            <dc:creator>Isabel Lafuente</dc:creator>
            <dc:date>2009-02-21T17:35:41</dc:date>
          </office:change-info>
          <table:previous table:id="ct15">
            <table:change-track-table-cell office:value-type="string">
              <text:p>The</text:p>
            </table:change-track-table-cell>
          </table:previous>
        </table:cell-content-change>
        <table:cell-content-change table:id="ct17">
          <table:cell-address table:column="3" table:row="14" table:table="1"/>
          <office:change-info>
            <dc:creator>Isabel Lafuente</dc:creator>
            <dc:date>2009-02-21T17:36:17</dc:date>
          </office:change-info>
          <table:previous>
            <table:change-track-table-cell office:value-type="float" office:value="0"/>
          </table:previous>
        </table:cell-content-change>
        <table:cell-content-change table:id="ct18">
          <table:cell-address table:column="3" table:row="14" table:table="1"/>
          <office:change-info>
            <dc:creator>Isabel Lafuente</dc:creator>
            <dc:date>2009-02-21T17:37:41</dc:date>
          </office:change-info>
          <table:previous table:id="ct17">
            <table:change-track-table-cell office:value-type="float" office:value="0.01"/>
          </table:previous>
        </table:cell-content-change>
        <table:cell-content-change table:id="ct19">
          <table:cell-address table:column="4" table:row="14" table:table="1"/>
          <office:change-info>
            <dc:creator>Isabel Lafuente</dc:creator>
            <dc:date>2009-02-21T17:38:48</dc:date>
          </office:change-info>
          <table:previous>
            <table:change-track-table-cell/>
          </table:previous>
        </table:cell-content-change>
        <table:cell-content-change table:id="ct20">
          <table:cell-address table:column="3" table:row="14" table:table="1"/>
          <office:change-info>
            <dc:creator>Isabel Lafuente</dc:creator>
            <dc:date>2009-02-21T17:38:58</dc:date>
          </office:change-info>
          <table:previous table:id="ct18">
            <table:change-track-table-cell office:value-type="float" office:value="0.1"/>
          </table:previous>
        </table:cell-content-change>
        <table:cell-content-change table:id="ct21">
          <table:cell-address table:column="3" table:row="15" table:table="1"/>
          <office:change-info>
            <dc:creator>Isabel Lafuente</dc:creator>
            <dc:date>2009-02-21T17:39:14</dc:date>
          </office:change-info>
          <table:previous>
            <table:change-track-table-cell office:value-type="float" office:value="0"/>
          </table:previous>
        </table:cell-content-change>
        <table:cell-content-change table:id="ct22">
          <table:cell-address table:column="4" table:row="15" table:table="1"/>
          <office:change-info>
            <dc:creator>Isabel Lafuente</dc:creator>
            <dc:date>2009-02-21T17:41:06</dc:date>
          </office:change-info>
          <table:previous>
            <table:change-track-table-cell/>
          </table:previous>
        </table:cell-content-change>
        <table:cell-content-change table:id="ct23">
          <table:cell-address table:column="3" table:row="16" table:table="1"/>
          <office:change-info>
            <dc:creator>Isabel Lafuente</dc:creator>
            <dc:date>2009-02-21T17:41:21</dc:date>
          </office:change-info>
          <table:previous>
            <table:change-track-table-cell office:value-type="float" office:value="0"/>
          </table:previous>
        </table:cell-content-change>
        <table:cell-content-change table:id="ct24">
          <table:cell-address table:column="4" table:row="16" table:table="1"/>
          <office:change-info>
            <dc:creator>Isabel Lafuente</dc:creator>
            <dc:date>2009-02-21T17:42:18</dc:date>
          </office:change-info>
          <table:previous>
            <table:change-track-table-cell/>
          </table:previous>
        </table:cell-content-change>
        <table:cell-content-change table:id="ct25">
          <table:cell-address table:column="3" table:row="17" table:table="1"/>
          <office:change-info>
            <dc:creator>Isabel Lafuente</dc:creator>
            <dc:date>2009-02-21T17:42:34</dc:date>
          </office:change-info>
          <table:previous>
            <table:change-track-table-cell office:value-type="float" office:value="0"/>
          </table:previous>
        </table:cell-content-change>
        <table:cell-content-change table:id="ct26">
          <table:cell-address table:column="4" table:row="17" table:table="1"/>
          <office:change-info>
            <dc:creator>Isabel Lafuente</dc:creator>
            <dc:date>2009-02-21T17:43:06</dc:date>
          </office:change-info>
          <table:previous>
            <table:change-track-table-cell/>
          </table:previous>
        </table:cell-content-change>
        <table:cell-content-change table:id="ct27">
          <table:cell-address table:column="4" table:row="17" table:table="1"/>
          <office:change-info>
            <dc:creator>Isabel Lafuente</dc:creator>
            <dc:date>2009-02-21T17:43:14</dc:date>
          </office:change-info>
          <table:previous table:id="ct26">
            <table:change-track-table-cell office:value-type="string">
              <text:p>I think this is quite important for any free software project</text:p>
            </table:change-track-table-cell>
          </table:previous>
        </table:cell-content-change>
        <table:cell-content-change table:id="ct28">
          <table:cell-address table:column="3" table:row="17" table:table="1"/>
          <office:change-info>
            <dc:creator>Isabel Lafuente</dc:creator>
            <dc:date>2009-02-21T17:44:32</dc:date>
          </office:change-info>
          <table:previous table:id="ct25">
            <table:change-track-table-cell office:value-type="float" office:value="0.15"/>
          </table:previous>
        </table:cell-content-change>
        <table:cell-content-change table:id="ct29">
          <table:cell-address table:column="3" table:row="17" table:table="1"/>
          <office:change-info>
            <dc:creator>Isabel Lafuente</dc:creator>
            <dc:date>2009-02-21T17:44:38</dc:date>
          </office:change-info>
          <table:previous table:id="ct28">
            <table:change-track-table-cell/>
          </table:previous>
        </table:cell-content-change>
        <table:cell-content-change table:id="ct30">
          <table:cell-address table:column="4" table:row="17" table:table="1"/>
          <office:change-info>
            <dc:creator>Isabel Lafuente</dc:creator>
            <dc:date>2009-02-21T17:45:04</dc:date>
          </office:change-info>
          <table:previous table:id="ct27">
            <table:change-track-table-cell/>
          </table:previous>
        </table:cell-content-change>
        <table:cell-content-change table:id="ct31">
          <table:cell-address table:column="4" table:row="17" table:table="1"/>
          <office:change-info>
            <dc:creator>Isabel Lafuente</dc:creator>
            <dc:date>2009-02-21T17:45:31</dc:date>
          </office:change-info>
          <table:previous table:id="ct30">
            <table:change-track-table-cell office:value-type="string">
              <text:p>In </text:p>
            </table:change-track-table-cell>
          </table:previous>
        </table:cell-content-change>
        <table:cell-content-change table:id="ct32">
          <table:cell-address table:column="4" table:row="17" table:table="1"/>
          <office:change-info>
            <dc:creator>Isabel Lafuente</dc:creator>
            <dc:date>2009-02-21T17:47:18</dc:date>
          </office:change-info>
          <table:previous table:id="ct31">
            <table:change-track-table-cell/>
          </table:previous>
        </table:cell-content-change>
        <table:cell-content-change table:id="ct33">
          <table:cell-address table:column="3" table:row="18" table:table="1"/>
          <office:change-info>
            <dc:creator>Isabel Lafuente</dc:creator>
            <dc:date>2009-02-21T17:47:32</dc:date>
          </office:change-info>
          <table:previous>
            <table:change-track-table-cell office:value-type="float" office:value="0"/>
          </table:previous>
        </table:cell-content-change>
        <table:cell-content-change table:id="ct34">
          <table:cell-address table:column="4" table:row="18" table:table="1"/>
          <office:change-info>
            <dc:creator>Isabel Lafuente</dc:creator>
            <dc:date>2009-02-21T17:47:56</dc:date>
          </office:change-info>
          <table:previous>
            <table:change-track-table-cell/>
          </table:previous>
        </table:cell-content-change>
        <table:cell-content-change table:id="ct35">
          <table:cell-address table:column="4" table:row="16" table:table="1"/>
          <office:change-info>
            <dc:creator>Isabel Lafuente</dc:creator>
            <dc:date>2009-02-21T17:49:43</dc:date>
          </office:change-info>
          <table:previous table:id="ct24">
            <table:change-track-table-cell office:value-type="string">
              <text:p>It does not need to scale to a large environment</text:p>
            </table:change-track-table-cell>
          </table:previous>
        </table:cell-content-change>
        <table:cell-content-change table:id="ct36">
          <table:cell-address table:column="3" table:row="16" table:table="1"/>
          <office:change-info>
            <dc:creator>Isabel Lafuente</dc:creator>
            <dc:date>2009-02-21T17:50:15</dc:date>
          </office:change-info>
          <table:previous table:id="ct23">
            <table:change-track-table-cell office:value-type="float" office:value="0.01"/>
          </table:previous>
        </table:cell-content-change>
        <table:cell-content-change table:id="ct37">
          <table:cell-address table:column="3" table:row="18" table:table="1"/>
          <office:change-info>
            <dc:creator>Isabel Lafuente</dc:creator>
            <dc:date>2009-02-21T17:50:22</dc:date>
          </office:change-info>
          <table:previous>
            <table:change-track-table-cell office:value-type="float" office:value="0"/>
          </table:previous>
        </table:cell-content-change>
        <table:cell-content-change table:id="ct38">
          <table:cell-address table:column="3" table:row="18" table:table="1"/>
          <office:change-info>
            <dc:creator>Isabel Lafuente</dc:creator>
            <dc:date>2009-02-21T17:50:25</dc:date>
          </office:change-info>
          <table:previous>
            <table:change-track-table-cell office:value-type="float" office:value="0"/>
          </table:previous>
        </table:cell-content-change>
        <table:cell-content-change table:id="ct39">
          <table:cell-address table:column="3" table:row="18" table:table="1"/>
          <office:change-info>
            <dc:creator>Isabel Lafuente</dc:creator>
            <dc:date>2009-02-21T17:50:30</dc:date>
          </office:change-info>
          <table:previous>
            <table:change-track-table-cell office:value-type="float" office:value="0"/>
          </table:previous>
        </table:cell-content-change>
        <table:cell-content-change table:id="ct40">
          <table:cell-address table:column="3" table:row="18" table:table="1"/>
          <office:change-info>
            <dc:creator>Isabel Lafuente</dc:creator>
            <dc:date>2009-02-21T17:50:50</dc:date>
          </office:change-info>
          <table:previous>
            <table:change-track-table-cell office:value-type="float" office:value="0"/>
          </table:previous>
        </table:cell-content-change>
        <table:cell-content-change table:id="ct41">
          <table:cell-address table:column="3" table:row="17" table:table="1"/>
          <office:change-info>
            <dc:creator>Isabel Lafuente</dc:creator>
            <dc:date>2009-02-21T17:51:07</dc:date>
          </office:change-info>
          <table:previous table:id="ct29">
            <table:change-track-table-cell office:value-type="float" office:value="0.01"/>
          </table:previous>
        </table:cell-content-change>
        <table:cell-content-change table:id="ct42">
          <table:cell-address table:column="4" table:row="18" table:table="1"/>
          <office:change-info>
            <dc:creator>Isabel Lafuente</dc:creator>
            <dc:date>2009-02-21T17:52:34</dc:date>
          </office:change-info>
          <table:previous>
            <table:change-track-table-cell/>
          </table:previous>
        </table:cell-content-change>
        <table:cell-content-change table:id="ct43">
          <table:cell-address table:column="4" table:row="18" table:table="1"/>
          <office:change-info>
            <dc:creator>Isabel Lafuente</dc:creator>
            <dc:date>2009-02-21T17:53:17</dc:date>
          </office:change-info>
          <table:previous>
            <table:change-track-table-cell/>
          </table:previous>
        </table:cell-content-change>
        <table:cell-content-change table:id="ct44">
          <table:cell-address table:column="4" table:row="18" table:table="1"/>
          <office:change-info>
            <dc:creator>Isabel Lafuente</dc:creator>
            <dc:date>2009-02-21T17:53:48</dc:date>
          </office:change-info>
          <table:previous>
            <table:change-track-table-cell/>
          </table:previous>
        </table:cell-content-change>
        <table:cell-content-change table:id="ct45">
          <table:cell-address table:column="4" table:row="18" table:table="1"/>
          <office:change-info>
            <dc:creator>Isabel Lafuente</dc:creator>
            <dc:date>2009-02-21T17:54:48</dc:date>
          </office:change-info>
          <table:previous>
            <table:change-track-table-cell/>
          </table:previous>
        </table:cell-content-change>
        <table:cell-content-change table:id="ct46">
          <table:cell-address table:column="3" table:row="12" table:table="1"/>
          <office:change-info>
            <dc:creator>Isabel Lafuente</dc:creator>
            <dc:date>2009-02-21T17:55:12</dc:date>
          </office:change-info>
          <table:previous table:id="ct14">
            <table:change-track-table-cell office:value-type="float" office:value="0.01"/>
          </table:previous>
        </table:cell-content-change>
        <table:cell-content-change table:id="ct47">
          <table:cell-address table:column="3" table:row="11" table:table="1"/>
          <office:change-info>
            <dc:creator>Isabel Lafuente</dc:creator>
            <dc:date>2009-02-21T17:55:15</dc:date>
          </office:change-info>
          <table:previous>
            <table:change-track-table-cell office:value-type="float" office:value="0"/>
          </table:previous>
        </table:cell-content-change>
        <table:cell-content-change table:id="ct48">
          <table:cell-address table:column="3" table:row="14" table:table="1"/>
          <office:change-info>
            <dc:creator>Isabel Lafuente</dc:creator>
            <dc:date>2009-02-21T17:55:33</dc:date>
          </office:change-info>
          <table:previous table:id="ct20">
            <table:change-track-table-cell office:value-type="float" office:value="0.01"/>
          </table:previous>
        </table:cell-content-change>
        <table:cell-content-change table:id="ct49">
          <table:cell-address table:column="4" table:row="11" table:table="1"/>
          <office:change-info>
            <dc:creator>Isabel Lafuente</dc:creator>
            <dc:date>2009-02-21T17:56:05</dc:date>
          </office:change-info>
          <table:previous>
            <table:change-track-table-cell/>
          </table:previous>
        </table:cell-content-change>
        <table:cell-content-change table:id="ct50">
          <table:cell-address table:column="4" table:row="11" table:table="1"/>
          <office:change-info>
            <dc:creator>Isabel Lafuente</dc:creator>
            <dc:date>2009-02-21T17:56:19</dc:date>
          </office:change-info>
          <table:previous table:id="ct49">
            <table:change-track-table-cell office:value-type="string">
              <text:p>It is unlikely to b eused by the average user</text:p>
            </table:change-track-table-cell>
          </table:previous>
        </table:cell-content-change>
        <table:cell-content-change table:id="ct51">
          <table:cell-address table:column="2" table:row="11" table:table="2"/>
          <office:change-info>
            <dc:creator>Isabel Lafuente</dc:creator>
            <dc:date>2009-03-23T15:05:48</dc:date>
          </office:change-info>
          <table:previous>
            <table:change-track-table-cell/>
          </table:previous>
        </table:cell-content-change>
        <table:cell-content-change table:id="ct52">
          <table:cell-address table:column="2" table:row="11" table:table="2"/>
          <office:change-info>
            <dc:creator>Isabel Lafuente</dc:creator>
            <dc:date>2009-03-23T15:05:59</dc:date>
          </office:change-info>
          <table:previous table:id="ct51">
            <table:change-track-table-cell office:value-type="string">
              <text:p>5 minutes</text:p>
            </table:change-track-table-cell>
          </table:previous>
        </table:cell-content-change>
        <table:cell-content-change table:id="ct53">
          <table:cell-address table:column="2" table:row="36" table:table="2"/>
          <office:change-info>
            <dc:creator>Isabel Lafuente</dc:creator>
            <dc:date>2009-03-23T15:06:35</dc:date>
          </office:change-info>
          <table:previous>
            <table:change-track-table-cell/>
          </table:previous>
        </table:cell-content-change>
        <table:cell-content-change table:id="ct54">
          <table:cell-address table:column="3" table:row="36" table:table="2"/>
          <office:change-info>
            <dc:creator>Isabel Lafuente</dc:creator>
            <dc:date>2009-03-23T15:07:39</dc:date>
          </office:change-info>
          <table:previous>
            <table:change-track-table-cell office:value-type="float" office:value="0"/>
          </table:previous>
        </table:cell-content-change>
        <table:cell-content-change table:id="ct55">
          <table:cell-address table:column="3" table:row="11" table:table="2"/>
          <office:change-info>
            <dc:creator>Isabel Lafuente</dc:creator>
            <dc:date>2009-03-23T15:07:42</dc:date>
          </office:change-info>
          <table:previous>
            <table:change-track-table-cell office:value-type="float" office:value="0"/>
          </table:previous>
        </table:cell-content-change>
        <table:cell-content-change table:id="ct56">
          <table:cell-address table:column="3" table:row="49" table:table="2"/>
          <office:change-info>
            <dc:creator>Isabel Lafuente</dc:creator>
            <dc:date>2009-03-23T15:07:45</dc:date>
          </office:change-info>
          <table:previous>
            <table:change-track-table-cell office:value-type="float" office:value="0"/>
          </table:previous>
        </table:cell-content-change>
        <table:cell-content-change table:id="ct57">
          <table:cell-address table:column="2" table:row="49" table:table="2"/>
          <office:change-info>
            <dc:creator>Isabel Lafuente</dc:creator>
            <dc:date>2009-03-23T15:07:55</dc:date>
          </office:change-info>
          <table:previous>
            <table:change-track-table-cell/>
          </table:previous>
        </table:cell-content-change>
        <table:cell-content-change table:id="ct58">
          <table:cell-address table:column="4" table:row="36" table:table="2"/>
          <office:change-info>
            <dc:creator>Isabel Lafuente</dc:creator>
            <dc:date>2009-03-23T15:07:57</dc:date>
          </office:change-info>
          <table:previous>
            <table:change-track-table-cell office:value-type="float" office:value="0"/>
          </table:previous>
        </table:cell-content-change>
        <table:cell-content-change table:id="ct59">
          <table:cell-address table:column="4" table:row="11" table:table="2"/>
          <office:change-info>
            <dc:creator>Isabel Lafuente</dc:creator>
            <dc:date>2009-03-23T15:07:58</dc:date>
          </office:change-info>
          <table:previous>
            <table:change-track-table-cell office:value-type="float" office:value="0"/>
          </table:previous>
        </table:cell-content-change>
        <table:cell-content-change table:id="ct60">
          <table:cell-address table:column="4" table:row="49" table:table="2"/>
          <office:change-info>
            <dc:creator>Isabel Lafuente</dc:creator>
            <dc:date>2009-03-23T15:08:03</dc:date>
          </office:change-info>
          <table:previous>
            <table:change-track-table-cell office:value-type="float" office:value="0"/>
          </table:previous>
        </table:cell-content-change>
        <table:cell-content-change table:id="ct61">
          <table:cell-address table:column="2" table:row="73" table:table="2"/>
          <office:change-info>
            <dc:creator>Isabel Lafuente</dc:creator>
            <dc:date>2009-03-23T15:24:22</dc:date>
          </office:change-info>
          <table:previous>
            <table:change-track-table-cell/>
          </table:previous>
        </table:cell-content-change>
        <table:cell-content-change table:id="ct62">
          <table:cell-address table:column="3" table:row="73" table:table="2"/>
          <office:change-info>
            <dc:creator>Isabel Lafuente</dc:creator>
            <dc:date>2009-03-23T15:24:34</dc:date>
          </office:change-info>
          <table:previous>
            <table:change-track-table-cell office:value-type="float" office:value="0"/>
          </table:previous>
        </table:cell-content-change>
        <table:cell-content-change table:id="ct63">
          <table:cell-address table:column="4" table:row="73" table:table="2"/>
          <office:change-info>
            <dc:creator>Isabel Lafuente</dc:creator>
            <dc:date>2009-03-23T15:24:53</dc:date>
          </office:change-info>
          <table:previous>
            <table:change-track-table-cell office:value-type="float" office:value="0"/>
          </table:previous>
        </table:cell-content-change>
        <table:cell-content-change table:id="ct64">
          <table:cell-address table:column="2" table:row="93" table:table="2"/>
          <office:change-info>
            <dc:creator>Isabel Lafuente</dc:creator>
            <dc:date>2009-03-23T15:28:32</dc:date>
          </office:change-info>
          <table:previous>
            <table:change-track-table-cell/>
          </table:previous>
        </table:cell-content-change>
        <table:cell-content-change table:id="ct65">
          <table:cell-address table:column="3" table:row="93" table:table="2"/>
          <office:change-info>
            <dc:creator>Isabel Lafuente</dc:creator>
            <dc:date>2009-03-23T15:28:39</dc:date>
          </office:change-info>
          <table:previous>
            <table:change-track-table-cell office:value-type="float" office:value="0"/>
          </table:previous>
        </table:cell-content-change>
        <table:cell-content-change table:id="ct66">
          <table:cell-address table:column="2" table:row="93" table:table="2"/>
          <office:change-info>
            <dc:creator>Isabel Lafuente</dc:creator>
            <dc:date>2009-03-23T15:30:20</dc:date>
          </office:change-info>
          <table:previous table:id="ct64">
            <table:change-track-table-cell office:value-type="float" office:value="36"/>
          </table:previous>
        </table:cell-content-change>
        <table:cell-content-change table:id="ct67">
          <table:cell-address table:column="3" table:row="93" table:table="2"/>
          <office:change-info>
            <dc:creator>Isabel Lafuente</dc:creator>
            <dc:date>2009-03-23T15:30:23</dc:date>
          </office:change-info>
          <table:previous table:id="ct65">
            <table:change-track-table-cell office:value-type="float" office:value="0.4"/>
          </table:previous>
        </table:cell-content-change>
        <table:cell-content-change table:id="ct68">
          <table:cell-address table:column="3" table:row="93" table:table="2"/>
          <office:change-info>
            <dc:creator>Isabel Lafuente</dc:creator>
            <dc:date>2009-03-23T15:30:26</dc:date>
          </office:change-info>
          <table:previous table:id="ct67">
            <table:change-track-table-cell/>
          </table:previous>
        </table:cell-content-change>
        <table:cell-content-change table:id="ct69">
          <table:cell-address table:column="2" table:row="93" table:table="2"/>
          <office:change-info>
            <dc:creator>Isabel Lafuente</dc:creator>
            <dc:date>2009-03-23T15:32:33</dc:date>
          </office:change-info>
          <table:previous>
            <table:change-track-table-cell/>
          </table:previous>
        </table:cell-content-change>
        <table:cell-content-change table:id="ct70">
          <table:cell-address table:column="3" table:row="93" table:table="2"/>
          <office:change-info>
            <dc:creator>Isabel Lafuente</dc:creator>
            <dc:date>2009-03-23T15:32:38</dc:date>
          </office:change-info>
          <table:previous>
            <table:change-track-table-cell office:value-type="float" office:value="0"/>
          </table:previous>
        </table:cell-content-change>
        <table:cell-content-change table:id="ct71">
          <table:cell-address table:column="4" table:row="93" table:table="2"/>
          <office:change-info>
            <dc:creator>Isabel Lafuente</dc:creator>
            <dc:date>2009-03-23T15:32:40</dc:date>
          </office:change-info>
          <table:previous>
            <table:change-track-table-cell office:value-type="float" office:value="0"/>
          </table:previous>
        </table:cell-content-change>
        <table:cell-content-change table:id="ct72">
          <table:cell-address table:column="2" table:row="97" table:table="2"/>
          <office:change-info>
            <dc:creator>Isabel Lafuente</dc:creator>
            <dc:date>2009-03-23T15:35:31</dc:date>
          </office:change-info>
          <table:previous>
            <table:change-track-table-cell/>
          </table:previous>
        </table:cell-content-change>
        <table:cell-content-change table:id="ct73">
          <table:cell-address table:column="3" table:row="97" table:table="2"/>
          <office:change-info>
            <dc:creator>Isabel Lafuente</dc:creator>
            <dc:date>2009-03-23T15:35:37</dc:date>
          </office:change-info>
          <table:previous>
            <table:change-track-table-cell office:value-type="float" office:value="0"/>
          </table:previous>
        </table:cell-content-change>
        <table:cell-content-change table:id="ct74">
          <table:cell-address table:column="4" table:row="97" table:table="2"/>
          <office:change-info>
            <dc:creator>Isabel Lafuente</dc:creator>
            <dc:date>2009-03-23T15:35:39</dc:date>
          </office:change-info>
          <table:previous>
            <table:change-track-table-cell office:value-type="float" office:value="0"/>
          </table:previous>
        </table:cell-content-change>
        <table:cell-content-change table:id="ct75">
          <table:cell-address table:column="2" table:row="123" table:table="2"/>
          <office:change-info>
            <dc:creator>Isabel Lafuente</dc:creator>
            <dc:date>2009-03-23T15:36:39</dc:date>
          </office:change-info>
          <table:previous>
            <table:change-track-table-cell/>
          </table:previous>
        </table:cell-content-change>
        <table:cell-content-change table:id="ct76">
          <table:cell-address table:column="3" table:row="123" table:table="2"/>
          <office:change-info>
            <dc:creator>Isabel Lafuente</dc:creator>
            <dc:date>2009-03-23T15:36:45</dc:date>
          </office:change-info>
          <table:previous>
            <table:change-track-table-cell office:value-type="float" office:value="0"/>
          </table:previous>
        </table:cell-content-change>
        <table:cell-content-change table:id="ct77">
          <table:cell-address table:column="4" table:row="123" table:table="2"/>
          <office:change-info>
            <dc:creator>Isabel Lafuente</dc:creator>
            <dc:date>2009-03-23T15:36:48</dc:date>
          </office:change-info>
          <table:previous>
            <table:change-track-table-cell office:value-type="float" office:value="0"/>
          </table:previous>
        </table:cell-content-change>
        <table:cell-content-change table:id="ct78">
          <table:cell-address table:column="2" table:row="123" table:table="2"/>
          <office:change-info>
            <dc:creator>Isabel Lafuente</dc:creator>
            <dc:date>2009-03-23T15:38:28</dc:date>
          </office:change-info>
          <table:previous>
            <table:change-track-table-cell/>
          </table:previous>
        </table:cell-content-change>
        <table:cell-content-change table:id="ct79">
          <table:cell-address table:column="3" table:row="123" table:table="2"/>
          <office:change-info>
            <dc:creator>Isabel Lafuente</dc:creator>
            <dc:date>2009-03-23T15:38:32</dc:date>
          </office:change-info>
          <table:previous>
            <table:change-track-table-cell office:value-type="float" office:value="0"/>
          </table:previous>
        </table:cell-content-change>
        <table:cell-content-change table:id="ct80">
          <table:cell-address table:column="4" table:row="123" table:table="2"/>
          <office:change-info>
            <dc:creator>Isabel Lafuente</dc:creator>
            <dc:date>2009-03-23T15:38:34</dc:date>
          </office:change-info>
          <table:previous>
            <table:change-track-table-cell office:value-type="float" office:value="0"/>
          </table:previous>
        </table:cell-content-change>
        <table:cell-content-change table:id="ct81">
          <table:cell-address table:column="2" table:row="123" table:table="2"/>
          <office:change-info>
            <dc:creator>Isabel Lafuente</dc:creator>
            <dc:date>2009-03-23T15:43:49</dc:date>
          </office:change-info>
          <table:previous>
            <table:change-track-table-cell/>
          </table:previous>
        </table:cell-content-change>
        <table:cell-content-change table:id="ct82">
          <table:cell-address table:column="3" table:row="123" table:table="2"/>
          <office:change-info>
            <dc:creator>Isabel Lafuente</dc:creator>
            <dc:date>2009-03-23T15:43:54</dc:date>
          </office:change-info>
          <table:previous>
            <table:change-track-table-cell office:value-type="float" office:value="0"/>
          </table:previous>
        </table:cell-content-change>
        <table:cell-content-change table:id="ct83">
          <table:cell-address table:column="4" table:row="123" table:table="2"/>
          <office:change-info>
            <dc:creator>Isabel Lafuente</dc:creator>
            <dc:date>2009-03-23T15:43:56</dc:date>
          </office:change-info>
          <table:previous>
            <table:change-track-table-cell office:value-type="float" office:value="0"/>
          </table:previous>
        </table:cell-content-change>
        <table:cell-content-change table:id="ct84">
          <table:cell-address table:column="2" table:row="123" table:table="2"/>
          <office:change-info>
            <dc:creator>Isabel Lafuente</dc:creator>
            <dc:date>2009-03-23T15:44:29</dc:date>
          </office:change-info>
          <table:previous>
            <table:change-track-table-cell/>
          </table:previous>
        </table:cell-content-change>
        <table:cell-content-change table:id="ct85">
          <table:cell-address table:column="3" table:row="123" table:table="2"/>
          <office:change-info>
            <dc:creator>Isabel Lafuente</dc:creator>
            <dc:date>2009-03-23T15:44:44</dc:date>
          </office:change-info>
          <table:previous>
            <table:change-track-table-cell office:value-type="float" office:value="0"/>
          </table:previous>
        </table:cell-content-change>
        <table:cell-content-change table:id="ct86">
          <table:cell-address table:column="4" table:row="123" table:table="2"/>
          <office:change-info>
            <dc:creator>Isabel Lafuente</dc:creator>
            <dc:date>2009-03-23T15:44:46</dc:date>
          </office:change-info>
          <table:previous>
            <table:change-track-table-cell office:value-type="float" office:value="0"/>
          </table:previous>
        </table:cell-content-change>
        <table:cell-content-change table:id="ct87">
          <table:cell-address table:column="7" table:row="36" table:table="2"/>
          <office:change-info>
            <dc:creator>Isabel Lafuente</dc:creator>
            <dc:date>2009-03-23T16:07:10</dc:date>
          </office:change-info>
          <table:previous>
            <table:change-track-table-cell/>
          </table:previous>
        </table:cell-content-change>
        <table:cell-content-change table:id="ct88">
          <table:cell-address table:column="7" table:row="73" table:table="2"/>
          <office:change-info>
            <dc:creator>Isabel Lafuente</dc:creator>
            <dc:date>2009-03-23T16:08:14</dc:date>
          </office:change-info>
          <table:previous>
            <table:change-track-table-cell/>
          </table:previous>
        </table:cell-content-change>
        <table:cell-content-change table:id="ct89">
          <table:cell-address table:column="7" table:row="73" table:table="2"/>
          <office:change-info>
            <dc:creator>Isabel Lafuente</dc:creator>
            <dc:date>2009-03-23T16:22:09</dc:date>
          </office:change-info>
          <table:previous table:id="ct88">
            <table:change-track-table-cell office:value-type="string">
              <text:p>Last release in 2006</text:p>
            </table:change-track-table-cell>
          </table:previous>
        </table:cell-content-change>
        <table:cell-content-change table:id="ct90">
          <table:cell-address table:column="7" table:row="73" table:table="2"/>
          <office:change-info>
            <dc:creator>Isabel Lafuente</dc:creator>
            <dc:date>2009-03-23T16:43:40</dc:date>
          </office:change-info>
          <table:previous table:id="ct89">
            <table:change-track-table-cell office:value-type="string">
              <text:p>Last release in 2006. Frequent releases show a great <text:s/></text:p>
            </table:change-track-table-cell>
          </table:previous>
        </table:cell-content-change>
        <table:cell-content-change table:id="ct91">
          <table:cell-address table:column="7" table:row="73" table:table="2"/>
          <office:change-info>
            <dc:creator>Isabel Lafuente</dc:creator>
            <dc:date>2009-03-23T16:44:57</dc:date>
          </office:change-info>
          <table:previous table:id="ct90">
            <table:change-track-table-cell office:value-type="string">
              <text:p>Last release in 2006. <text:s text:c="2"/></text:p>
            </table:change-track-table-cell>
          </table:previous>
        </table:cell-content-change>
        <table:cell-content-change table:id="ct92">
          <table:cell-address table:column="7" table:row="123" table:table="2"/>
          <office:change-info>
            <dc:creator>Isabel Lafuente</dc:creator>
            <dc:date>2009-03-23T16:47:54</dc:date>
          </office:change-info>
          <table:previous>
            <table:change-track-table-cell/>
          </table:previous>
        </table:cell-content-change>
        <table:cell-content-change table:id="ct93">
          <table:cell-address table:column="7" table:row="123" table:table="2"/>
          <office:change-info>
            <dc:creator>Isabel Lafuente</dc:creator>
            <dc:date>2009-03-23T16:48:28</dc:date>
          </office:change-info>
          <table:previous>
            <table:change-track-table-cell/>
          </table:previous>
        </table:cell-content-change>
        <table:cell-content-change table:id="ct94">
          <table:cell-address table:column="7" table:row="123" table:table="2"/>
          <office:change-info>
            <dc:creator>Isabel Lafuente</dc:creator>
            <dc:date>2009-03-23T16:49:26</dc:date>
          </office:change-info>
          <table:previous>
            <table:change-track-table-cell/>
          </table:previous>
        </table:cell-content-change>
        <table:cell-content-change table:id="ct95">
          <table:cell-address table:column="8" table:row="123" table:table="2"/>
          <office:change-info>
            <dc:creator>Isabel Lafuente</dc:creator>
            <dc:date>2009-03-23T16:50:39</dc:date>
          </office:change-info>
          <table:previous>
            <table:change-track-table-cell/>
          </table:previous>
        </table:cell-content-change>
        <table:cell-content-change table:id="ct96">
          <table:cell-address table:column="7" table:row="11" table:table="2"/>
          <office:change-info>
            <dc:creator>Isabel Lafuente</dc:creator>
            <dc:date>2009-03-23T16:53:57</dc:date>
          </office:change-info>
          <table:previous>
            <table:change-track-table-cell/>
          </table:previous>
        </table:cell-content-change>
        <table:cell-content-change table:id="ct97">
          <table:cell-address table:column="4" table:row="11" table:table="1"/>
          <office:change-info>
            <dc:creator>Daniel Izquierdo</dc:creator>
            <dc:date>2010-10-19T11:12:09</dc:date>
          </office:change-info>
          <table:previous table:id="ct50">
            <table:change-track-table-cell office:value-type="string">
              <text:p>It is unlikely to be used by the average user</text:p>
            </table:change-track-table-cell>
          </table:previous>
        </table:cell-content-change>
        <table:cell-content-change table:id="ct98">
          <table:cell-address table:column="4" table:row="12" table:table="1"/>
          <office:change-info>
            <dc:creator>Daniel Izquierdo</dc:creator>
            <dc:date>2010-10-19T11:12:09</dc:date>
          </office:change-info>
          <table:previous table:id="ct11">
            <table:change-track-table-cell office:value-type="string">
              <text:p>Because it is not focused to the end-user</text:p>
            </table:change-track-table-cell>
          </table:previous>
        </table:cell-content-change>
        <table:cell-content-change table:id="ct99">
          <table:cell-address table:column="4" table:row="13" table:table="1"/>
          <office:change-info>
            <dc:creator>Daniel Izquierdo</dc:creator>
            <dc:date>2010-10-19T11:12:09</dc:date>
          </office:change-info>
          <table:previous table:id="ct16">
            <table:change-track-table-cell office:value-type="string">
              <text:p><text:s/>The quality of the design and the code should be sufficiently good to be used in a real setting</text:p>
            </table:change-track-table-cell>
          </table:previous>
        </table:cell-content-change>
        <table:cell-content-change table:id="ct100">
          <table:cell-address table:column="4" table:row="14" table:table="1"/>
          <office:change-info>
            <dc:creator>Daniel Izquierdo</dc:creator>
            <dc:date>2010-10-19T11:12:09</dc:date>
          </office:change-info>
          <table:previous table:id="ct19">
            <table:change-track-table-cell office:value-type="string">
              <text:p>As a bug detector, the tool itself does not need to be secure</text:p>
            </table:change-track-table-cell>
          </table:previous>
        </table:cell-content-change>
        <table:cell-content-change table:id="ct101">
          <table:cell-address table:column="4" table:row="15" table:table="1"/>
          <office:change-info>
            <dc:creator>Daniel Izquierdo</dc:creator>
            <dc:date>2010-10-19T11:12:09</dc:date>
          </office:change-info>
          <table:previous table:id="ct22">
            <table:change-track-table-cell office:value-type="string">
              <text:p>It is important that the tool performs correctly to detect bugs that may affect important aspects of the program</text:p>
            </table:change-track-table-cell>
          </table:previous>
        </table:cell-content-change>
        <table:cell-content-change table:id="ct102">
          <table:cell-address table:column="4" table:row="16" table:table="1"/>
          <office:change-info>
            <dc:creator>Daniel Izquierdo</dc:creator>
            <dc:date>2010-10-19T11:12:09</dc:date>
          </office:change-info>
          <table:previous table:id="ct35">
            <table:change-track-table-cell office:value-type="string">
              <text:p>It might be interesting that it scales to a large environment</text:p>
            </table:change-track-table-cell>
          </table:previous>
        </table:cell-content-change>
        <table:cell-content-change table:id="ct103">
          <table:cell-address table:column="4" table:row="17" table:table="1"/>
          <office:change-info>
            <dc:creator>Daniel Izquierdo</dc:creator>
            <dc:date>2010-10-19T11:12:09</dc:date>
          </office:change-info>
          <table:previous table:id="ct32">
            <table:change-track-table-cell office:value-type="string">
              <text:p>The project only focuses on bugs in Java code</text:p>
            </table:change-track-table-cell>
          </table:previous>
        </table:cell-content-change>
        <table:cell-content-change table:id="ct104">
          <table:cell-address table:column="4" table:row="18" table:table="1"/>
          <office:change-info>
            <dc:creator>Daniel Izquierdo</dc:creator>
            <dc:date>2010-10-19T11:12:09</dc:date>
          </office:change-info>
          <table:previous table:id="ct34">
            <table:change-track-table-cell office:value-type="string">
              <text:p>Support for any free software project is important</text:p>
            </table:change-track-table-cell>
          </table:previous>
        </table:cell-content-change>
        <table:cell-content-change table:id="ct105">
          <table:cell-address table:column="4" table:row="18" table:table="1"/>
          <office:change-info>
            <dc:creator>Daniel Izquierdo</dc:creator>
            <dc:date>2010-10-19T11:12:09</dc:date>
          </office:change-info>
          <table:previous table:id="ct42">
            <table:change-track-table-cell office:value-type="string">
              <text:p>Documentation is important for a good integration into software processes at different organizations</text:p>
            </table:change-track-table-cell>
          </table:previous>
        </table:cell-content-change>
        <table:cell-content-change table:id="ct106">
          <table:cell-address table:column="4" table:row="18" table:table="1"/>
          <office:change-info>
            <dc:creator>Daniel Izquierdo</dc:creator>
            <dc:date>2010-10-19T11:12:09</dc:date>
          </office:change-info>
          <table:previous table:id="ct43">
            <table:change-track-table-cell office:value-type="string">
              <text:p>It shoul be adopted by community, market and insutry</text:p>
            </table:change-track-table-cell>
          </table:previous>
        </table:cell-content-change>
        <table:cell-content-change table:id="ct107">
          <table:cell-address table:column="4" table:row="18" table:table="1"/>
          <office:change-info>
            <dc:creator>Daniel Izquierdo</dc:creator>
            <dc:date>2010-10-19T11:12:09</dc:date>
          </office:change-info>
          <table:previous table:id="ct44">
            <table:change-track-table-cell office:value-type="string">
              <text:p>This is very related to the quality of the software.</text:p>
            </table:change-track-table-cell>
          </table:previous>
        </table:cell-content-change>
        <table:cell-content-change table:id="ct108">
          <table:cell-address table:column="4" table:row="18" table:table="1"/>
          <office:change-info>
            <dc:creator>Daniel Izquierdo</dc:creator>
            <dc:date>2010-10-19T11:12:09</dc:date>
          </office:change-info>
          <table:previous table:id="ct45">
            <table:change-track-table-cell office:value-type="string">
              <text:p>This is important as it <text:s/>is going to be used by professional organizations.</text:p>
            </table:change-track-table-cell>
          </table:previous>
        </table:cell-content-change>
        <table:cell-content-change table:id="ct109">
          <table:cell-address table:column="3" table:row="11" table:table="1"/>
          <office:change-info>
            <dc:creator>Daniel Izquierdo</dc:creator>
            <dc:date>2010-10-19T11:12:15</dc:date>
          </office:change-info>
          <table:previous table:id="ct47">
            <table:change-track-table-cell office:value-type="float" office:value="0.02"/>
          </table:previous>
        </table:cell-content-change>
        <table:cell-content-change table:id="ct110">
          <table:cell-address table:column="3" table:row="12" table:table="1"/>
          <office:change-info>
            <dc:creator>Daniel Izquierdo</dc:creator>
            <dc:date>2010-10-19T11:12:15</dc:date>
          </office:change-info>
          <table:previous table:id="ct46">
            <table:change-track-table-cell office:value-type="float" office:value="0.02"/>
          </table:previous>
        </table:cell-content-change>
        <table:cell-content-change table:id="ct111">
          <table:cell-address table:column="3" table:row="13" table:table="1"/>
          <office:change-info>
            <dc:creator>Daniel Izquierdo</dc:creator>
            <dc:date>2010-10-19T11:12:16</dc:date>
          </office:change-info>
          <table:previous table:id="ct12">
            <table:change-track-table-cell office:value-type="float" office:value="0.15"/>
          </table:previous>
        </table:cell-content-change>
        <table:cell-content-change table:id="ct112">
          <table:cell-address table:column="3" table:row="14" table:table="1"/>
          <office:change-info>
            <dc:creator>Daniel Izquierdo</dc:creator>
            <dc:date>2010-10-19T11:12:16</dc:date>
          </office:change-info>
          <table:previous table:id="ct48">
            <table:change-track-table-cell office:value-type="float" office:value="0.03"/>
          </table:previous>
        </table:cell-content-change>
        <table:cell-content-change table:id="ct113">
          <table:cell-address table:column="3" table:row="15" table:table="1"/>
          <office:change-info>
            <dc:creator>Daniel Izquierdo</dc:creator>
            <dc:date>2010-10-19T11:12:17</dc:date>
          </office:change-info>
          <table:previous table:id="ct21">
            <table:change-track-table-cell office:value-type="float" office:value="0.15"/>
          </table:previous>
        </table:cell-content-change>
        <table:cell-content-change table:id="ct114">
          <table:cell-address table:column="3" table:row="16" table:table="1"/>
          <office:change-info>
            <dc:creator>Daniel Izquierdo</dc:creator>
            <dc:date>2010-10-19T11:12:17</dc:date>
          </office:change-info>
          <table:previous table:id="ct36">
            <table:change-track-table-cell office:value-type="float" office:value="0.1"/>
          </table:previous>
        </table:cell-content-change>
        <table:cell-content-change table:id="ct115">
          <table:cell-address table:column="3" table:row="17" table:table="1"/>
          <office:change-info>
            <dc:creator>Daniel Izquierdo</dc:creator>
            <dc:date>2010-10-19T11:12:18</dc:date>
          </office:change-info>
          <table:previous table:id="ct41">
            <table:change-track-table-cell office:value-type="float" office:value="0.03"/>
          </table:previous>
        </table:cell-content-change>
        <table:cell-content-change table:id="ct116">
          <table:cell-address table:column="3" table:row="18" table:table="1"/>
          <office:change-info>
            <dc:creator>Daniel Izquierdo</dc:creator>
            <dc:date>2010-10-19T11:12:18</dc:date>
          </office:change-info>
          <table:previous table:id="ct33">
            <table:change-track-table-cell office:value-type="float" office:value="0.1"/>
          </table:previous>
        </table:cell-content-change>
        <table:cell-content-change table:id="ct117">
          <table:cell-address table:column="3" table:row="18" table:table="1"/>
          <office:change-info>
            <dc:creator>Daniel Izquierdo</dc:creator>
            <dc:date>2010-10-19T11:12:19</dc:date>
          </office:change-info>
          <table:previous table:id="ct37">
            <table:change-track-table-cell office:value-type="float" office:value="0.1"/>
          </table:previous>
        </table:cell-content-change>
        <table:cell-content-change table:id="ct118">
          <table:cell-address table:column="3" table:row="18" table:table="1"/>
          <office:change-info>
            <dc:creator>Daniel Izquierdo</dc:creator>
            <dc:date>2010-10-19T11:12:19</dc:date>
          </office:change-info>
          <table:previous table:id="ct38">
            <table:change-track-table-cell office:value-type="float" office:value="0.1"/>
          </table:previous>
        </table:cell-content-change>
        <table:cell-content-change table:id="ct119">
          <table:cell-address table:column="3" table:row="18" table:table="1"/>
          <office:change-info>
            <dc:creator>Daniel Izquierdo</dc:creator>
            <dc:date>2010-10-19T11:12:20</dc:date>
          </office:change-info>
          <table:previous table:id="ct39">
            <table:change-track-table-cell office:value-type="float" office:value="0.1"/>
          </table:previous>
        </table:cell-content-change>
        <table:cell-content-change table:id="ct120">
          <table:cell-address table:column="3" table:row="18" table:table="1"/>
          <office:change-info>
            <dc:creator>Daniel Izquierdo</dc:creator>
            <dc:date>2010-10-19T11:12:21</dc:date>
          </office:change-info>
          <table:previous table:id="ct40">
            <table:change-track-table-cell office:value-type="float" office:value="0.1"/>
          </table:previous>
        </table:cell-content-change>
        <table:cell-content-change table:id="ct121">
          <table:cell-address table:column="3" table:row="36" table:table="2"/>
          <office:change-info>
            <dc:creator>Daniel Izquierdo</dc:creator>
            <dc:date>2010-10-19T11:12:35</dc:date>
          </office:change-info>
          <table:previous table:id="ct54">
            <table:change-track-table-cell office:value-type="float" office:value="0.3"/>
          </table:previous>
        </table:cell-content-change>
        <table:cell-content-change table:id="ct122">
          <table:cell-address table:column="3" table:row="11" table:table="2"/>
          <office:change-info>
            <dc:creator>Daniel Izquierdo</dc:creator>
            <dc:date>2010-10-19T11:12:36</dc:date>
          </office:change-info>
          <table:previous table:id="ct55">
            <table:change-track-table-cell office:value-type="float" office:value="0.3"/>
          </table:previous>
        </table:cell-content-change>
        <table:cell-content-change table:id="ct123">
          <table:cell-address table:column="3" table:row="49" table:table="2"/>
          <office:change-info>
            <dc:creator>Daniel Izquierdo</dc:creator>
            <dc:date>2010-10-19T11:12:38</dc:date>
          </office:change-info>
          <table:previous table:id="ct56">
            <table:change-track-table-cell office:value-type="float" office:value="0.4"/>
          </table:previous>
        </table:cell-content-change>
        <table:cell-content-change table:id="ct124">
          <table:cell-address table:column="3" table:row="73" table:table="2"/>
          <office:change-info>
            <dc:creator>Daniel Izquierdo</dc:creator>
            <dc:date>2010-10-19T11:12:41</dc:date>
          </office:change-info>
          <table:previous table:id="ct62">
            <table:change-track-table-cell office:value-type="float" office:value="0.3"/>
          </table:previous>
        </table:cell-content-change>
        <table:cell-content-change table:id="ct125">
          <table:cell-address table:column="3" table:row="97" table:table="2"/>
          <office:change-info>
            <dc:creator>Daniel Izquierdo</dc:creator>
            <dc:date>2010-10-19T11:12:42</dc:date>
          </office:change-info>
          <table:previous table:id="ct73">
            <table:change-track-table-cell office:value-type="float" office:value="0.4"/>
          </table:previous>
        </table:cell-content-change>
        <table:cell-content-change table:id="ct126">
          <table:cell-address table:column="3" table:row="123" table:table="2"/>
          <office:change-info>
            <dc:creator>Daniel Izquierdo</dc:creator>
            <dc:date>2010-10-19T11:12:47</dc:date>
          </office:change-info>
          <table:previous table:id="ct76">
            <table:change-track-table-cell office:value-type="float" office:value="0.3"/>
          </table:previous>
        </table:cell-content-change>
        <table:cell-content-change table:id="ct127">
          <table:cell-address table:column="3" table:row="123" table:table="2"/>
          <office:change-info>
            <dc:creator>Daniel Izquierdo</dc:creator>
            <dc:date>2010-10-19T11:12:49</dc:date>
          </office:change-info>
          <table:previous table:id="ct79">
            <table:change-track-table-cell office:value-type="float" office:value="0.3"/>
          </table:previous>
        </table:cell-content-change>
        <table:cell-content-change table:id="ct128">
          <table:cell-address table:column="3" table:row="123" table:table="2"/>
          <office:change-info>
            <dc:creator>Daniel Izquierdo</dc:creator>
            <dc:date>2010-10-19T11:12:50</dc:date>
          </office:change-info>
          <table:previous table:id="ct82">
            <table:change-track-table-cell office:value-type="float" office:value="0.4"/>
          </table:previous>
        </table:cell-content-change>
        <table:cell-content-change table:id="ct129">
          <table:cell-address table:column="3" table:row="123" table:table="2"/>
          <office:change-info>
            <dc:creator>Daniel Izquierdo</dc:creator>
            <dc:date>2010-10-19T11:13:01</dc:date>
          </office:change-info>
          <table:previous table:id="ct85">
            <table:change-track-table-cell office:value-type="float" office:value="0.5"/>
          </table:previous>
        </table:cell-content-change>
        <table:cell-content-change table:id="ct130">
          <table:cell-address table:column="7" table:row="123" table:table="2"/>
          <office:change-info>
            <dc:creator>Daniel Izquierdo</dc:creator>
            <dc:date>2010-10-19T11:13:03</dc:date>
          </office:change-info>
          <table:previous table:id="ct94">
            <table:change-track-table-cell office:value-type="string">
              <text:p>Again for the usability of a product it is of the utmost importance that good and comprenhensive documentation is available.</text:p>
            </table:change-track-table-cell>
          </table:previous>
        </table:cell-content-change>
        <table:cell-content-change table:id="ct131">
          <table:cell-address table:column="8" table:row="123" table:table="2"/>
          <office:change-info>
            <dc:creator>Daniel Izquierdo</dc:creator>
            <dc:date>2010-10-19T11:13:06</dc:date>
          </office:change-info>
          <table:previous table:id="ct95">
            <table:change-track-table-cell office:value-type="string">
              <text:p>This <text:s/>might be a relevant data because the lack of professional support probably would reduce the scope of a given product.</text:p>
            </table:change-track-table-cell>
          </table:previous>
        </table:cell-content-change>
        <table:cell-content-change table:id="ct132">
          <table:cell-address table:column="7" table:row="123" table:table="2"/>
          <office:change-info>
            <dc:creator>Daniel Izquierdo</dc:creator>
            <dc:date>2010-10-19T11:13:08</dc:date>
          </office:change-info>
          <table:previous table:id="ct93">
            <table:change-track-table-cell office:value-type="string">
              <text:p>This metric is important because it makes the software more or less usable</text:p>
            </table:change-track-table-cell>
          </table:previous>
        </table:cell-content-change>
        <table:cell-content-change table:id="ct133">
          <table:cell-address table:column="7" table:row="123" table:table="2"/>
          <office:change-info>
            <dc:creator>Daniel Izquierdo</dc:creator>
            <dc:date>2010-10-19T11:13:12</dc:date>
          </office:change-info>
          <table:previous table:id="ct92">
            <table:change-track-table-cell office:value-type="string">
              <text:p>The problems faced by a software in rela use cases are more complex and variable than the ones that take place in another context.</text:p>
            </table:change-track-table-cell>
          </table:previous>
        </table:cell-content-change>
        <table:cell-content-change table:id="ct134">
          <table:cell-address table:column="7" table:row="73" table:table="2"/>
          <office:change-info>
            <dc:creator>Daniel Izquierdo</dc:creator>
            <dc:date>2010-10-19T11:13:16</dc:date>
          </office:change-info>
          <table:previous table:id="ct91">
            <table:change-track-table-cell office:value-type="string">
              <text:p>Last release in 2006. <text:s/>I think that this metric is important because frequent releases are a sympton of the health of a project.</text:p>
            </table:change-track-table-cell>
          </table:previous>
        </table:cell-content-change>
        <table:cell-content-change table:id="ct135">
          <table:cell-address table:column="4" table:row="73" table:table="2"/>
          <office:change-info>
            <dc:creator>Daniel Izquierdo</dc:creator>
            <dc:date>2010-10-19T11:13:21</dc:date>
          </office:change-info>
          <table:previous table:id="ct63">
            <table:change-track-table-cell office:value-type="float" office:value="1"/>
          </table:previous>
        </table:cell-content-change>
        <table:cell-content-change table:id="ct136">
          <table:cell-address table:column="4" table:row="97" table:table="2"/>
          <office:change-info>
            <dc:creator>Daniel Izquierdo</dc:creator>
            <dc:date>2010-10-19T11:13:26</dc:date>
          </office:change-info>
          <table:previous table:id="ct74">
            <table:change-track-table-cell office:value-type="float" office:value="3"/>
          </table:previous>
        </table:cell-content-change>
        <table:cell-content-change table:id="ct137">
          <table:cell-address table:column="4" table:row="123" table:table="2"/>
          <office:change-info>
            <dc:creator>Daniel Izquierdo</dc:creator>
            <dc:date>2010-10-19T11:13:32</dc:date>
          </office:change-info>
          <table:previous table:id="ct77">
            <table:change-track-table-cell office:value-type="float" office:value="5"/>
          </table:previous>
        </table:cell-content-change>
        <table:cell-content-change table:id="ct138">
          <table:cell-address table:column="4" table:row="123" table:table="2"/>
          <office:change-info>
            <dc:creator>Daniel Izquierdo</dc:creator>
            <dc:date>2010-10-19T11:13:36</dc:date>
          </office:change-info>
          <table:previous table:id="ct80">
            <table:change-track-table-cell office:value-type="float" office:value="5"/>
          </table:previous>
        </table:cell-content-change>
        <table:cell-content-change table:id="ct139">
          <table:cell-address table:column="4" table:row="123" table:table="2"/>
          <office:change-info>
            <dc:creator>Daniel Izquierdo</dc:creator>
            <dc:date>2010-10-19T11:13:37</dc:date>
          </office:change-info>
          <table:previous table:id="ct83">
            <table:change-track-table-cell office:value-type="float" office:value="1"/>
          </table:previous>
        </table:cell-content-change>
        <table:cell-content-change table:id="ct140">
          <table:cell-address table:column="4" table:row="123" table:table="2"/>
          <office:change-info>
            <dc:creator>Daniel Izquierdo</dc:creator>
            <dc:date>2010-10-19T11:13:38</dc:date>
          </office:change-info>
          <table:previous table:id="ct86">
            <table:change-track-table-cell office:value-type="float" office:value="5"/>
          </table:previous>
        </table:cell-content-change>
        <table:cell-content-change table:id="ct141">
          <table:cell-address table:column="7" table:row="36" table:table="2"/>
          <office:change-info>
            <dc:creator>pcoca </dc:creator>
            <dc:date>2010-11-25T11:00:12</dc:date>
          </office:change-info>
          <table:previous table:id="ct87">
            <table:change-track-table-cell office:value-type="string">
              <text:p>I was not able to run the program</text:p>
            </table:change-track-table-cell>
          </table:previous>
        </table:cell-content-change>
        <table:cell-content-change table:id="ct142">
          <table:cell-address table:column="7" table:row="11" table:table="2"/>
          <office:change-info>
            <dc:creator>pcoca </dc:creator>
            <dc:date>2010-11-25T11:00:14</dc:date>
          </office:change-info>
          <table:previous table:id="ct96">
            <table:change-track-table-cell office:value-type="string">
              <text:p>The installation process is very important because it is the first approach of a user to a product and might be crucial when deciding between different software with similar funcationality.</text:p>
            </table:change-track-table-cell>
          </table:previous>
        </table:cell-content-change>
        <table:cell-content-change table:id="ct143">
          <table:cell-address table:column="4" table:row="93" table:table="2"/>
          <office:change-info>
            <dc:creator>pcoca </dc:creator>
            <dc:date>2012-12-13T12:13:10</dc:date>
          </office:change-info>
          <table:previous>
            <table:change-track-table-cell office:value-type="float" office:value="0"/>
          </table:previous>
        </table:cell-content-change>
        <table:cell-content-change table:id="ct144">
          <table:cell-address table:column="4" table:row="93" table:table="2"/>
          <office:change-info>
            <dc:creator>pcoca </dc:creator>
            <dc:date>2012-12-13T12:13:15</dc:date>
          </office:change-info>
          <table:previous table:id="ct71">
            <table:change-track-table-cell office:value-type="float" office:value="1"/>
          </table:previous>
        </table:cell-content-change>
        <table:cell-content-change table:id="ct145">
          <table:cell-address table:column="1" table:row="49" table:table="2"/>
          <office:change-info>
            <dc:creator>ricardo </dc:creator>
            <dc:date>2012-12-22T10:40:18</dc:date>
          </office:change-info>
          <table:previous>
            <table:change-track-table-cell office:value-type="string">
              <text:p>Time for vanilla installation/configuration</text:p>
            </table:change-track-table-cell>
          </table:previous>
        </table:cell-content-change>
        <table:cell-content-change table:id="ct146">
          <table:cell-address table:column="1" table:row="33" table:table="2"/>
          <office:change-info>
            <dc:creator>ricardo </dc:creator>
            <dc:date>2012-12-22T10:40:54</dc:date>
          </office:change-info>
          <table:previous>
            <table:change-track-table-cell office:value-type="string">
              <text:p>Usability</text:p>
            </table:change-track-table-cell>
          </table:previous>
        </table:cell-content-change>
        <table:insertion table:id="ct147" table:type="row" table:position="10" table:table="2">
          <office:change-info>
            <dc:creator>ricardo </dc:creator>
            <dc:date>2012-12-22T10:41:44</dc:date>
          </office:change-info>
          <table:dependencies>
            <table:dependency table:id="ct149"/>
          </table:dependencies>
        </table:insertion>
        <table:insertion table:id="ct148" table:type="row" table:position="9" table:table="2">
          <office:change-info>
            <dc:creator>ricardo </dc:creator>
            <dc:date>2012-12-22T10:41:47</dc:date>
          </office:change-info>
        </table:insertion>
        <table:movement table:id="ct149">
          <table:source-range-address table:start-column="0" table:start-row="47" table:start-table="2" table:end-column="1023" table:end-row="46" table:end-table="2"/>
          <table:target-range-address table:start-column="0" table:start-row="10" table:start-table="2" table:end-column="1023" table:end-row="11" table:end-table="2"/>
          <office:change-info>
            <dc:creator>ricardo </dc:creator>
            <dc:date>2012-12-22T10:42:22</dc:date>
          </office:change-info>
          <table:dependencies>
            <table:dependency table:id="ct1164"/>
            <table:dependency table:id="ct165"/>
            <table:dependency table:id="ct-26"/>
            <table:dependency table:id="ct-27"/>
            <table:dependency table:id="ct-28"/>
            <table:dependency table:id="ct-29"/>
            <table:dependency table:id="ct-30"/>
            <table:dependency table:id="ct-31"/>
            <table:dependency table:id="ct-32"/>
          </table:dependencies>
        </table:movement>
        <table:insertion table:id="ct150" table:type="row" table:position="20" table:table="2">
          <office:change-info>
            <dc:creator>ricardo </dc:creator>
            <dc:date>2012-12-22T10:42:56</dc:date>
          </office:change-info>
          <table:dependencies>
            <table:dependency table:id="ct935"/>
            <table:dependency table:id="ct934"/>
            <table:dependency table:id="ct905"/>
            <table:dependency table:id="ct799"/>
            <table:dependency table:id="ct792"/>
            <table:dependency table:id="ct788"/>
            <table:dependency table:id="ct787"/>
            <table:dependency table:id="ct786"/>
            <table:dependency table:id="ct784"/>
            <table:dependency table:id="ct783"/>
            <table:dependency table:id="ct575"/>
            <table:dependency table:id="ct162"/>
            <table:dependency table:id="ct160"/>
            <table:dependency table:id="ct158"/>
            <table:dependency table:id="ct156"/>
            <table:dependency table:id="ct154"/>
          </table:dependencies>
        </table:insertion>
        <table:insertion table:id="ct151" table:type="row" table:position="19" table:table="2">
          <office:change-info>
            <dc:creator>ricardo </dc:creator>
            <dc:date>2012-12-22T10:42:59</dc:date>
          </office:change-info>
          <table:dependencies>
            <table:dependency table:id="ct161"/>
            <table:dependency table:id="ct159"/>
            <table:dependency table:id="ct157"/>
            <table:dependency table:id="ct155"/>
            <table:dependency table:id="ct153"/>
          </table:dependencies>
        </table:insertion>
        <table:insertion table:id="ct152" table:type="row" table:position="17" table:table="2">
          <office:change-info>
            <dc:creator>ricardo </dc:creator>
            <dc:date>2012-12-22T10:43:01</dc:date>
          </office:change-info>
        </table:insertion>
        <table:cell-content-change table:id="ct153">
          <table:cell-address table:column="1" table:row="19" table:table="2"/>
          <office:change-info>
            <dc:creator>ricardo </dc:creator>
            <dc:date>2012-12-22T10:43:03</dc:date>
          </office:change-info>
          <table:previous>
            <table:change-track-table-cell/>
          </table:previous>
        </table:cell-content-change>
        <table:cell-content-change table:id="ct154">
          <table:cell-address table:column="1" table:row="20" table:table="2"/>
          <office:change-info>
            <dc:creator>ricardo </dc:creator>
            <dc:date>2012-12-22T10:43:03</dc:date>
          </office:change-info>
          <table:previous>
            <table:change-track-table-cell/>
          </table:previous>
        </table:cell-content-change>
        <table:cell-content-change table:id="ct155">
          <table:cell-address table:column="2" table:row="19" table:table="2"/>
          <office:change-info>
            <dc:creator>ricardo </dc:creator>
            <dc:date>2012-12-22T10:43:03</dc:date>
          </office:change-info>
          <table:previous>
            <table:change-track-table-cell/>
          </table:previous>
        </table:cell-content-change>
        <table:cell-content-change table:id="ct156">
          <table:cell-address table:column="2" table:row="20" table:table="2"/>
          <office:change-info>
            <dc:creator>ricardo </dc:creator>
            <dc:date>2012-12-22T10:43:03</dc:date>
          </office:change-info>
          <table:previous>
            <table:change-track-table-cell/>
          </table:previous>
        </table:cell-content-change>
        <table:cell-content-change table:id="ct157">
          <table:cell-address table:column="3" table:row="19" table:table="2"/>
          <office:change-info>
            <dc:creator>ricardo </dc:creator>
            <dc:date>2012-12-22T10:43:03</dc:date>
          </office:change-info>
          <table:previous>
            <table:change-track-table-cell/>
          </table:previous>
        </table:cell-content-change>
        <table:cell-content-change table:id="ct158">
          <table:cell-address table:column="3" table:row="20" table:table="2"/>
          <office:change-info>
            <dc:creator>ricardo </dc:creator>
            <dc:date>2012-12-22T10:43:03</dc:date>
          </office:change-info>
          <table:previous>
            <table:change-track-table-cell/>
          </table:previous>
        </table:cell-content-change>
        <table:cell-content-change table:id="ct159">
          <table:cell-address table:column="4" table:row="19" table:table="2"/>
          <office:change-info>
            <dc:creator>ricardo </dc:creator>
            <dc:date>2012-12-22T10:43:03</dc:date>
          </office:change-info>
          <table:previous>
            <table:change-track-table-cell/>
          </table:previous>
        </table:cell-content-change>
        <table:cell-content-change table:id="ct160">
          <table:cell-address table:column="4" table:row="20" table:table="2"/>
          <office:change-info>
            <dc:creator>ricardo </dc:creator>
            <dc:date>2012-12-22T10:43:03</dc:date>
          </office:change-info>
          <table:previous>
            <table:change-track-table-cell/>
          </table:previous>
        </table:cell-content-change>
        <table:cell-content-change table:id="ct161">
          <table:cell-address table:column="5" table:row="19" table:table="2"/>
          <office:change-info>
            <dc:creator>ricardo </dc:creator>
            <dc:date>2012-12-22T10:43:03</dc:date>
          </office:change-info>
          <table:previous>
            <table:change-track-table-cell/>
          </table:previous>
        </table:cell-content-change>
        <table:cell-content-change table:id="ct162">
          <table:cell-address table:column="5" table:row="20" table:table="2"/>
          <office:change-info>
            <dc:creator>ricardo </dc:creator>
            <dc:date>2012-12-22T10:43:03</dc:date>
          </office:change-info>
          <table:previous>
            <table:change-track-table-cell/>
          </table:previous>
        </table:cell-content-change>
        <table:cell-content-change table:id="ct163">
          <table:cell-address table:column="1" table:row="11" table:table="2"/>
          <office:change-info>
            <dc:creator>ricardo </dc:creator>
            <dc:date>2012-12-22T10:43:10</dc:date>
          </office:change-info>
          <table:previous>
            <table:change-track-table-cell office:value-type="string">
              <text:p>Time for setup pre-requisites for installing open source software</text:p>
            </table:change-track-table-cell>
          </table:previous>
        </table:cell-content-change>
        <table:cell-content-change table:id="ct164">
          <table:cell-address table:column="5" table:row="8" table:table="2"/>
          <office:change-info>
            <dc:creator>ricardo </dc:creator>
            <dc:date>2012-12-22T10:43:42</dc:date>
          </office:change-info>
          <table:previous>
            <table:change-track-table-cell table:cell-address="'Category Rating and Metrics'.F9" table:formula="of:=[$'Functionality Rating'.E13]" office:value-type="float" office:value="5"/>
          </table:previous>
        </table:cell-content-change>
        <table:deletion table:id="ct165" table:type="row" table:position="47" table:table="2">
          <office:change-info>
            <dc:creator>ricardo </dc:creator>
            <dc:date>2012-12-22T10:43:54</dc:date>
          </office:change-info>
          <table:deletions>
            <table:cell-content-deletion>
              <table:cell-address table:column="5" table:row="47" table:table="2"/>
              <table:change-track-table-cell office:value-type="string">
                <text:p>Weighted Score</text:p>
              </table:change-track-table-cell>
            </table:cell-content-deletion>
            <table:cell-content-deletion>
              <table:cell-address table:column="4" table:row="47" table:table="2"/>
              <table:change-track-table-cell office:value-type="string">
                <text:p>Unweighted Score</text:p>
              </table:change-track-table-cell>
            </table:cell-content-deletion>
            <table:cell-content-deletion>
              <table:cell-address table:column="3" table:row="47" table:table="2"/>
              <table:change-track-table-cell office:value-type="string">
                <text:p>Weight</text:p>
              </table:change-track-table-cell>
            </table:cell-content-deletion>
            <table:cell-content-deletion>
              <table:cell-address table:column="2" table:row="47" table:table="2"/>
              <table:change-track-table-cell office:value-type="string">
                <text:p>Raw Score</text:p>
              </table:change-track-table-cell>
            </table:cell-content-deletion>
            <table:cell-content-deletion>
              <table:cell-address table:column="1" table:row="47" table:table="2"/>
              <table:change-track-table-cell office:value-type="string">
                <text:p>Metric Name</text:p>
              </table:change-track-table-cell>
            </table:cell-content-deletion>
            <table:change-deletion table:id="ct1175"/>
            <table:change-deletion table:id="ct1163"/>
            <table:change-deletion table:id="ct166"/>
          </table:deletions>
          <table:cut-offs>
            <table:movement-cut-off table:id="ct149" table:start-position="1" table:end-position="0"/>
          </table:cut-offs>
        </table:deletion>
        <table:deletion table:id="ct166" table:type="row" table:position="47" table:table="2">
          <office:change-info>
            <dc:creator>ricardo </dc:creator>
            <dc:date>2012-12-22T10:43:56</dc:date>
          </office:change-info>
        </table:deletion>
        <table:insertion table:id="ct167" table:type="row" table:position="60" table:table="2">
          <office:change-info>
            <dc:creator>ricardo </dc:creator>
            <dc:date>2012-12-22T10:44:17</dc:date>
          </office:change-info>
          <table:dependencies>
            <table:dependency table:id="ct177"/>
            <table:dependency table:id="ct175"/>
            <table:dependency table:id="ct173"/>
            <table:dependency table:id="ct171"/>
            <table:dependency table:id="ct169"/>
          </table:dependencies>
        </table:insertion>
        <table:insertion table:id="ct168" table:type="row" table:position="61" table:table="2">
          <office:change-info>
            <dc:creator>ricardo </dc:creator>
            <dc:date>2012-12-22T10:44:19</dc:date>
          </office:change-info>
          <table:dependencies>
            <table:dependency table:id="ct1270"/>
            <table:dependency table:id="ct964"/>
            <table:dependency table:id="ct963"/>
            <table:dependency table:id="ct574"/>
            <table:dependency table:id="ct179"/>
            <table:dependency table:id="ct178"/>
            <table:dependency table:id="ct176"/>
            <table:dependency table:id="ct174"/>
            <table:dependency table:id="ct172"/>
            <table:dependency table:id="ct170"/>
          </table:dependencies>
        </table:insertion>
        <table:cell-content-change table:id="ct169">
          <table:cell-address table:column="1" table:row="60" table:table="2"/>
          <office:change-info>
            <dc:creator>ricardo </dc:creator>
            <dc:date>2012-12-22T10:44:22</dc:date>
          </office:change-info>
          <table:previous>
            <table:change-track-table-cell/>
          </table:previous>
        </table:cell-content-change>
        <table:cell-content-change table:id="ct170">
          <table:cell-address table:column="1" table:row="61" table:table="2"/>
          <office:change-info>
            <dc:creator>ricardo </dc:creator>
            <dc:date>2012-12-22T10:44:22</dc:date>
          </office:change-info>
          <table:previous>
            <table:change-track-table-cell/>
          </table:previous>
        </table:cell-content-change>
        <table:cell-content-change table:id="ct171">
          <table:cell-address table:column="2" table:row="60" table:table="2"/>
          <office:change-info>
            <dc:creator>ricardo </dc:creator>
            <dc:date>2012-12-22T10:44:22</dc:date>
          </office:change-info>
          <table:previous>
            <table:change-track-table-cell/>
          </table:previous>
        </table:cell-content-change>
        <table:cell-content-change table:id="ct172">
          <table:cell-address table:column="2" table:row="61" table:table="2"/>
          <office:change-info>
            <dc:creator>ricardo </dc:creator>
            <dc:date>2012-12-22T10:44:22</dc:date>
          </office:change-info>
          <table:previous>
            <table:change-track-table-cell/>
          </table:previous>
        </table:cell-content-change>
        <table:cell-content-change table:id="ct173">
          <table:cell-address table:column="3" table:row="60" table:table="2"/>
          <office:change-info>
            <dc:creator>ricardo </dc:creator>
            <dc:date>2012-12-22T10:44:22</dc:date>
          </office:change-info>
          <table:previous>
            <table:change-track-table-cell/>
          </table:previous>
        </table:cell-content-change>
        <table:cell-content-change table:id="ct174">
          <table:cell-address table:column="3" table:row="61" table:table="2"/>
          <office:change-info>
            <dc:creator>ricardo </dc:creator>
            <dc:date>2012-12-22T10:44:22</dc:date>
          </office:change-info>
          <table:previous>
            <table:change-track-table-cell/>
          </table:previous>
        </table:cell-content-change>
        <table:cell-content-change table:id="ct175">
          <table:cell-address table:column="4" table:row="60" table:table="2"/>
          <office:change-info>
            <dc:creator>ricardo </dc:creator>
            <dc:date>2012-12-22T10:44:22</dc:date>
          </office:change-info>
          <table:previous>
            <table:change-track-table-cell/>
          </table:previous>
        </table:cell-content-change>
        <table:cell-content-change table:id="ct176">
          <table:cell-address table:column="4" table:row="61" table:table="2"/>
          <office:change-info>
            <dc:creator>ricardo </dc:creator>
            <dc:date>2012-12-22T10:44:22</dc:date>
          </office:change-info>
          <table:previous>
            <table:change-track-table-cell/>
          </table:previous>
        </table:cell-content-change>
        <table:cell-content-change table:id="ct177">
          <table:cell-address table:column="5" table:row="60" table:table="2"/>
          <office:change-info>
            <dc:creator>ricardo </dc:creator>
            <dc:date>2012-12-22T10:44:22</dc:date>
          </office:change-info>
          <table:previous>
            <table:change-track-table-cell/>
          </table:previous>
        </table:cell-content-change>
        <table:cell-content-change table:id="ct178">
          <table:cell-address table:column="5" table:row="61" table:table="2"/>
          <office:change-info>
            <dc:creator>ricardo </dc:creator>
            <dc:date>2012-12-22T10:44:22</dc:date>
          </office:change-info>
          <table:previous>
            <table:change-track-table-cell/>
          </table:previous>
        </table:cell-content-change>
        <table:cell-content-change table:id="ct179">
          <table:cell-address table:column="1" table:row="61" table:table="2"/>
          <office:change-info>
            <dc:creator>ricardo </dc:creator>
            <dc:date>2012-12-22T10:44:31</dc:date>
          </office:change-info>
          <table:previous table:id="ct170">
            <table:change-track-table-cell office:value-type="string">
              <text:p>Backup and restore</text:p>
            </table:change-track-table-cell>
          </table:previous>
        </table:cell-content-change>
        <table:insertion table:id="ct180" table:type="row" table:position="21" table:table="2">
          <office:change-info>
            <dc:creator>ricardo </dc:creator>
            <dc:date>2012-12-22T10:45:05</dc:date>
          </office:change-info>
        </table:insertion>
        <table:cell-content-change table:id="ct181">
          <table:cell-address table:column="1" table:row="152" table:table="2"/>
          <office:change-info>
            <dc:creator>ricardo </dc:creator>
            <dc:date>2012-12-22T10:46:03</dc:date>
          </office:change-info>
          <table:previous>
            <table:change-track-table-cell office:value-type="string">
              <text:p>Average volume of general mailing list in the last 6 months</text:p>
            </table:change-track-table-cell>
          </table:previous>
        </table:cell-content-change>
        <table:insertion table:id="ct182" table:type="row" table:position="157" table:table="2">
          <office:change-info>
            <dc:creator>ricardo </dc:creator>
            <dc:date>2012-12-22T10:46:29</dc:date>
          </office:change-info>
        </table:insertion>
        <table:insertion table:id="ct183" table:type="row" table:position="159" table:table="2">
          <office:change-info>
            <dc:creator>ricardo </dc:creator>
            <dc:date>2012-12-22T10:46:31</dc:date>
          </office:change-info>
          <table:dependencies>
            <table:dependency table:id="ct1325"/>
            <table:dependency table:id="ct1324"/>
            <table:dependency table:id="ct1323"/>
            <table:dependency table:id="ct478"/>
            <table:dependency table:id="ct219"/>
            <table:dependency table:id="ct193"/>
            <table:dependency table:id="ct191"/>
            <table:dependency table:id="ct189"/>
            <table:dependency table:id="ct186"/>
          </table:dependencies>
        </table:insertion>
        <table:insertion table:id="ct184" table:type="row" table:position="158" table:table="2">
          <office:change-info>
            <dc:creator>ricardo </dc:creator>
            <dc:date>2012-12-22T10:46:33</dc:date>
          </office:change-info>
          <table:dependencies>
            <table:dependency table:id="ct192"/>
            <table:dependency table:id="ct190"/>
            <table:dependency table:id="ct188"/>
            <table:dependency table:id="ct187"/>
            <table:dependency table:id="ct185"/>
          </table:dependencies>
        </table:insertion>
        <table:cell-content-change table:id="ct185">
          <table:cell-address table:column="1" table:row="158" table:table="2"/>
          <office:change-info>
            <dc:creator>ricardo </dc:creator>
            <dc:date>2012-12-22T10:46:38</dc:date>
          </office:change-info>
          <table:previous>
            <table:change-track-table-cell/>
          </table:previous>
        </table:cell-content-change>
        <table:cell-content-change table:id="ct186">
          <table:cell-address table:column="1" table:row="159" table:table="2"/>
          <office:change-info>
            <dc:creator>ricardo </dc:creator>
            <dc:date>2012-12-22T10:46:38</dc:date>
          </office:change-info>
          <table:previous>
            <table:change-track-table-cell/>
          </table:previous>
        </table:cell-content-change>
        <table:cell-content-change table:id="ct187">
          <table:cell-address table:column="2" table:row="158" table:table="2"/>
          <office:change-info>
            <dc:creator>ricardo </dc:creator>
            <dc:date>2012-12-22T10:46:38</dc:date>
          </office:change-info>
          <table:previous>
            <table:change-track-table-cell/>
          </table:previous>
        </table:cell-content-change>
        <table:cell-content-change table:id="ct188">
          <table:cell-address table:column="3" table:row="158" table:table="2"/>
          <office:change-info>
            <dc:creator>ricardo </dc:creator>
            <dc:date>2012-12-22T10:46:38</dc:date>
          </office:change-info>
          <table:previous>
            <table:change-track-table-cell/>
          </table:previous>
        </table:cell-content-change>
        <table:cell-content-change table:id="ct189">
          <table:cell-address table:column="3" table:row="159" table:table="2"/>
          <office:change-info>
            <dc:creator>ricardo </dc:creator>
            <dc:date>2012-12-22T10:46:38</dc:date>
          </office:change-info>
          <table:previous>
            <table:change-track-table-cell/>
          </table:previous>
        </table:cell-content-change>
        <table:cell-content-change table:id="ct190">
          <table:cell-address table:column="4" table:row="158" table:table="2"/>
          <office:change-info>
            <dc:creator>ricardo </dc:creator>
            <dc:date>2012-12-22T10:46:38</dc:date>
          </office:change-info>
          <table:previous>
            <table:change-track-table-cell/>
          </table:previous>
        </table:cell-content-change>
        <table:cell-content-change table:id="ct191">
          <table:cell-address table:column="4" table:row="159" table:table="2"/>
          <office:change-info>
            <dc:creator>ricardo </dc:creator>
            <dc:date>2012-12-22T10:46:38</dc:date>
          </office:change-info>
          <table:previous>
            <table:change-track-table-cell/>
          </table:previous>
        </table:cell-content-change>
        <table:cell-content-change table:id="ct192">
          <table:cell-address table:column="5" table:row="158" table:table="2"/>
          <office:change-info>
            <dc:creator>ricardo </dc:creator>
            <dc:date>2012-12-22T10:46:38</dc:date>
          </office:change-info>
          <table:previous>
            <table:change-track-table-cell/>
          </table:previous>
        </table:cell-content-change>
        <table:cell-content-change table:id="ct193">
          <table:cell-address table:column="5" table:row="159" table:table="2"/>
          <office:change-info>
            <dc:creator>ricardo </dc:creator>
            <dc:date>2012-12-22T10:46:38</dc:date>
          </office:change-info>
          <table:previous>
            <table:change-track-table-cell/>
          </table:previous>
        </table:cell-content-change>
        <table:insertion table:id="ct194" table:type="row" table:position="166" table:table="2">
          <office:change-info>
            <dc:creator>ricardo </dc:creator>
            <dc:date>2012-12-22T10:46:48</dc:date>
          </office:change-info>
        </table:insertion>
        <table:insertion table:id="ct195" table:type="row" table:position="163" table:table="2">
          <office:change-info>
            <dc:creator>ricardo </dc:creator>
            <dc:date>2012-12-22T10:46:50</dc:date>
          </office:change-info>
        </table:insertion>
        <table:insertion table:id="ct196" table:type="row" table:position="164" table:table="2">
          <office:change-info>
            <dc:creator>ricardo </dc:creator>
            <dc:date>2012-12-22T10:46:51</dc:date>
          </office:change-info>
          <table:dependencies>
            <table:dependency table:id="ct205"/>
            <table:dependency table:id="ct203"/>
            <table:dependency table:id="ct201"/>
            <table:dependency table:id="ct200"/>
            <table:dependency table:id="ct198"/>
          </table:dependencies>
        </table:insertion>
        <table:insertion table:id="ct197" table:type="row" table:position="165" table:table="2">
          <office:change-info>
            <dc:creator>ricardo </dc:creator>
            <dc:date>2012-12-22T10:46:53</dc:date>
          </office:change-info>
          <table:dependencies>
            <table:dependency table:id="ct1327"/>
            <table:dependency table:id="ct1321"/>
            <table:dependency table:id="ct220"/>
            <table:dependency table:id="ct206"/>
            <table:dependency table:id="ct204"/>
            <table:dependency table:id="ct202"/>
            <table:dependency table:id="ct199"/>
          </table:dependencies>
        </table:insertion>
        <table:cell-content-change table:id="ct198">
          <table:cell-address table:column="1" table:row="164" table:table="2"/>
          <office:change-info>
            <dc:creator>ricardo </dc:creator>
            <dc:date>2012-12-22T10:46:56</dc:date>
          </office:change-info>
          <table:previous>
            <table:change-track-table-cell/>
          </table:previous>
        </table:cell-content-change>
        <table:cell-content-change table:id="ct199">
          <table:cell-address table:column="1" table:row="165" table:table="2"/>
          <office:change-info>
            <dc:creator>ricardo </dc:creator>
            <dc:date>2012-12-22T10:46:56</dc:date>
          </office:change-info>
          <table:previous>
            <table:change-track-table-cell/>
          </table:previous>
        </table:cell-content-change>
        <table:cell-content-change table:id="ct200">
          <table:cell-address table:column="2" table:row="164" table:table="2"/>
          <office:change-info>
            <dc:creator>ricardo </dc:creator>
            <dc:date>2012-12-22T10:46:56</dc:date>
          </office:change-info>
          <table:previous>
            <table:change-track-table-cell/>
          </table:previous>
        </table:cell-content-change>
        <table:cell-content-change table:id="ct201">
          <table:cell-address table:column="3" table:row="164" table:table="2"/>
          <office:change-info>
            <dc:creator>ricardo </dc:creator>
            <dc:date>2012-12-22T10:46:56</dc:date>
          </office:change-info>
          <table:previous>
            <table:change-track-table-cell/>
          </table:previous>
        </table:cell-content-change>
        <table:cell-content-change table:id="ct202">
          <table:cell-address table:column="3" table:row="165" table:table="2"/>
          <office:change-info>
            <dc:creator>ricardo </dc:creator>
            <dc:date>2012-12-22T10:46:56</dc:date>
          </office:change-info>
          <table:previous>
            <table:change-track-table-cell/>
          </table:previous>
        </table:cell-content-change>
        <table:cell-content-change table:id="ct203">
          <table:cell-address table:column="4" table:row="164" table:table="2"/>
          <office:change-info>
            <dc:creator>ricardo </dc:creator>
            <dc:date>2012-12-22T10:46:56</dc:date>
          </office:change-info>
          <table:previous>
            <table:change-track-table-cell/>
          </table:previous>
        </table:cell-content-change>
        <table:cell-content-change table:id="ct204">
          <table:cell-address table:column="4" table:row="165" table:table="2"/>
          <office:change-info>
            <dc:creator>ricardo </dc:creator>
            <dc:date>2012-12-22T10:46:56</dc:date>
          </office:change-info>
          <table:previous>
            <table:change-track-table-cell/>
          </table:previous>
        </table:cell-content-change>
        <table:cell-content-change table:id="ct205">
          <table:cell-address table:column="5" table:row="164" table:table="2"/>
          <office:change-info>
            <dc:creator>ricardo </dc:creator>
            <dc:date>2012-12-22T10:46:56</dc:date>
          </office:change-info>
          <table:previous>
            <table:change-track-table-cell/>
          </table:previous>
        </table:cell-content-change>
        <table:cell-content-change table:id="ct206">
          <table:cell-address table:column="5" table:row="165" table:table="2"/>
          <office:change-info>
            <dc:creator>ricardo </dc:creator>
            <dc:date>2012-12-22T10:46:56</dc:date>
          </office:change-info>
          <table:previous>
            <table:change-track-table-cell/>
          </table:previous>
        </table:cell-content-change>
        <table:insertion table:id="ct207" table:type="row" table:position="168" table:table="2">
          <office:change-info>
            <dc:creator>ricardo </dc:creator>
            <dc:date>2012-12-22T10:47:06</dc:date>
          </office:change-info>
          <table:dependencies>
            <table:dependency table:id="ct1320"/>
            <table:dependency table:id="ct221"/>
            <table:dependency table:id="ct217"/>
            <table:dependency table:id="ct215"/>
            <table:dependency table:id="ct213"/>
            <table:dependency table:id="ct210"/>
          </table:dependencies>
        </table:insertion>
        <table:insertion table:id="ct208" table:type="row" table:position="167" table:table="2">
          <office:change-info>
            <dc:creator>ricardo </dc:creator>
            <dc:date>2012-12-22T10:47:09</dc:date>
          </office:change-info>
          <table:dependencies>
            <table:dependency table:id="ct216"/>
            <table:dependency table:id="ct214"/>
            <table:dependency table:id="ct212"/>
            <table:dependency table:id="ct211"/>
            <table:dependency table:id="ct209"/>
          </table:dependencies>
        </table:insertion>
        <table:cell-content-change table:id="ct209">
          <table:cell-address table:column="1" table:row="167" table:table="2"/>
          <office:change-info>
            <dc:creator>ricardo </dc:creator>
            <dc:date>2012-12-22T10:47:18</dc:date>
          </office:change-info>
          <table:previous>
            <table:change-track-table-cell/>
          </table:previous>
        </table:cell-content-change>
        <table:cell-content-change table:id="ct210">
          <table:cell-address table:column="1" table:row="168" table:table="2"/>
          <office:change-info>
            <dc:creator>ricardo </dc:creator>
            <dc:date>2012-12-22T10:47:18</dc:date>
          </office:change-info>
          <table:previous>
            <table:change-track-table-cell/>
          </table:previous>
        </table:cell-content-change>
        <table:cell-content-change table:id="ct211">
          <table:cell-address table:column="2" table:row="167" table:table="2"/>
          <office:change-info>
            <dc:creator>ricardo </dc:creator>
            <dc:date>2012-12-22T10:47:18</dc:date>
          </office:change-info>
          <table:previous>
            <table:change-track-table-cell/>
          </table:previous>
        </table:cell-content-change>
        <table:cell-content-change table:id="ct212">
          <table:cell-address table:column="3" table:row="167" table:table="2"/>
          <office:change-info>
            <dc:creator>ricardo </dc:creator>
            <dc:date>2012-12-22T10:47:18</dc:date>
          </office:change-info>
          <table:previous>
            <table:change-track-table-cell/>
          </table:previous>
        </table:cell-content-change>
        <table:cell-content-change table:id="ct213">
          <table:cell-address table:column="3" table:row="168" table:table="2"/>
          <office:change-info>
            <dc:creator>ricardo </dc:creator>
            <dc:date>2012-12-22T10:47:18</dc:date>
          </office:change-info>
          <table:previous>
            <table:change-track-table-cell/>
          </table:previous>
        </table:cell-content-change>
        <table:cell-content-change table:id="ct214">
          <table:cell-address table:column="4" table:row="167" table:table="2"/>
          <office:change-info>
            <dc:creator>ricardo </dc:creator>
            <dc:date>2012-12-22T10:47:18</dc:date>
          </office:change-info>
          <table:previous>
            <table:change-track-table-cell/>
          </table:previous>
        </table:cell-content-change>
        <table:cell-content-change table:id="ct215">
          <table:cell-address table:column="4" table:row="168" table:table="2"/>
          <office:change-info>
            <dc:creator>ricardo </dc:creator>
            <dc:date>2012-12-22T10:47:18</dc:date>
          </office:change-info>
          <table:previous>
            <table:change-track-table-cell/>
          </table:previous>
        </table:cell-content-change>
        <table:cell-content-change table:id="ct216">
          <table:cell-address table:column="5" table:row="167" table:table="2"/>
          <office:change-info>
            <dc:creator>ricardo </dc:creator>
            <dc:date>2012-12-22T10:47:18</dc:date>
          </office:change-info>
          <table:previous>
            <table:change-track-table-cell/>
          </table:previous>
        </table:cell-content-change>
        <table:cell-content-change table:id="ct217">
          <table:cell-address table:column="5" table:row="168" table:table="2"/>
          <office:change-info>
            <dc:creator>ricardo </dc:creator>
            <dc:date>2012-12-22T10:47:18</dc:date>
          </office:change-info>
          <table:previous>
            <table:change-track-table-cell/>
          </table:previous>
        </table:cell-content-change>
        <table:deletion table:id="ct218" table:type="row" table:position="179" table:table="2">
          <office:change-info>
            <dc:creator>ricardo </dc:creator>
            <dc:date>2012-12-22T10:47:21</dc:date>
          </office:change-info>
          <table:deletions>
            <table:change-deletion table:id="ct1055"/>
          </table:deletions>
        </table:deletion>
        <table:cell-content-change table:id="ct219">
          <table:cell-address table:column="1" table:row="159" table:table="2"/>
          <office:change-info>
            <dc:creator>ricardo </dc:creator>
            <dc:date>2012-12-22T10:47:33</dc:date>
          </office:change-info>
          <table:previous table:id="ct186">
            <table:change-track-table-cell office:value-type="string">
              <text:p>Avg commits per month, last six months</text:p>
            </table:change-track-table-cell>
          </table:previous>
        </table:cell-content-change>
        <table:cell-content-change table:id="ct220">
          <table:cell-address table:column="1" table:row="165" table:table="2"/>
          <office:change-info>
            <dc:creator>ricardo </dc:creator>
            <dc:date>2012-12-22T10:47:39</dc:date>
          </office:change-info>
          <table:previous table:id="ct199">
            <table:change-track-table-cell office:value-type="string">
              <text:p>Avg commits per month, last six months</text:p>
            </table:change-track-table-cell>
          </table:previous>
        </table:cell-content-change>
        <table:cell-content-change table:id="ct221">
          <table:cell-address table:column="1" table:row="168" table:table="2"/>
          <office:change-info>
            <dc:creator>ricardo </dc:creator>
            <dc:date>2012-12-22T10:47:48</dc:date>
          </office:change-info>
          <table:previous table:id="ct210">
            <table:change-track-table-cell office:value-type="string">
              <text:p>Avg commits per month, last six months</text:p>
            </table:change-track-table-cell>
          </table:previous>
        </table:cell-content-change>
        <table:cell-content-change table:id="ct222">
          <table:cell-address table:column="1" table:row="171" table:table="2"/>
          <office:change-info>
            <dc:creator>ricardo </dc:creator>
            <dc:date>2012-12-22T10:47:58</dc:date>
          </office:change-info>
          <table:previous table:id="ct5">
            <table:change-track-table-cell office:value-type="string">
              <text:p>Number of unique code contributor<text:span text:style-name="T2">s</text:span><text:span text:style-name="T4"> in the last 6 month</text:span></text:p>
            </table:change-track-table-cell>
          </table:previous>
        </table:cell-content-change>
        <table:cell-content-change table:id="ct223">
          <table:cell-address table:column="1" table:row="181" table:table="2"/>
          <office:change-info>
            <dc:creator>ricardo </dc:creator>
            <dc:date>2012-12-22T10:48:32</dc:date>
          </office:change-info>
          <table:previous>
            <table:change-track-table-cell office:value-type="string">
              <text:p>Professionalism</text:p>
            </table:change-track-table-cell>
          </table:previous>
        </table:cell-content-change>
        <table:cell-content-change table:id="ct224">
          <table:cell-address table:column="1" table:row="184" table:table="2"/>
          <office:change-info>
            <dc:creator>ricardo </dc:creator>
            <dc:date>2012-12-22T10:48:39</dc:date>
          </office:change-info>
          <table:previous>
            <table:change-track-table-cell office:value-type="string">
              <text:p>Project Driver</text:p>
            </table:change-track-table-cell>
          </table:previous>
        </table:cell-content-change>
        <table:cell-content-change table:id="ct225">
          <table:cell-address table:column="1" table:row="124" table:table="2"/>
          <office:change-info>
            <dc:creator>ricardo </dc:creator>
            <dc:date>2012-12-22T10:48:54</dc:date>
          </office:change-info>
          <table:previous>
            <table:change-track-table-cell office:value-type="string">
              <text:p>Adoption</text:p>
            </table:change-track-table-cell>
          </table:previous>
        </table:cell-content-change>
        <table:cell-content-change table:id="ct226">
          <table:cell-address table:column="1" table:row="127" table:table="2"/>
          <office:change-info>
            <dc:creator>ricardo </dc:creator>
            <dc:date>2012-12-22T10:49:05</dc:date>
          </office:change-info>
          <table:previous>
            <table:change-track-table-cell office:value-type="string">
              <text:p>How many books does amazon.com gives for Power Search query: <text:s/>“subject:computer and title:component name”</text:p>
            </table:change-track-table-cell>
          </table:previous>
        </table:cell-content-change>
        <table:cell-content-change table:id="ct227">
          <table:cell-address table:column="1" table:row="137" table:table="2"/>
          <office:change-info>
            <dc:creator>ricardo </dc:creator>
            <dc:date>2012-12-22T10:49:06</dc:date>
          </office:change-info>
          <table:previous>
            <table:change-track-table-cell office:value-type="string">
              <text:p>Reference deployment</text:p>
            </table:change-track-table-cell>
          </table:previous>
        </table:cell-content-change>
        <table:cell-content-change table:id="ct228">
          <table:cell-address table:column="1" table:row="196" table:table="2"/>
          <office:change-info>
            <dc:creator>ricardo </dc:creator>
            <dc:date>2012-12-22T10:49:56</dc:date>
          </office:change-info>
          <table:previous>
            <table:change-track-table-cell office:value-type="string">
              <text:p>Metric Name</text:p>
            </table:change-track-table-cell>
          </table:previous>
        </table:cell-content-change>
        <table:cell-content-change table:id="ct229">
          <table:cell-address table:column="1" table:row="196" table:table="2"/>
          <office:change-info>
            <dc:creator>ricardo </dc:creator>
            <dc:date>2012-12-22T10:49:56</dc:date>
          </office:change-info>
          <table:previous>
            <table:change-track-table-cell office:value-type="string">
              <text:p>Difficulty to enter the core developer team</text:p>
            </table:change-track-table-cell>
          </table:previous>
        </table:cell-content-change>
        <table:cell-content-change table:id="ct230">
          <table:cell-address table:column="2" table:row="196" table:table="2"/>
          <office:change-info>
            <dc:creator>ricardo </dc:creator>
            <dc:date>2012-12-22T10:49:56</dc:date>
          </office:change-info>
          <table:previous>
            <table:change-track-table-cell office:value-type="string">
              <text:p>Raw Score</text:p>
            </table:change-track-table-cell>
          </table:previous>
        </table:cell-content-change>
        <table:cell-content-change table:id="ct231">
          <table:cell-address table:column="3" table:row="196" table:table="2"/>
          <office:change-info>
            <dc:creator>ricardo </dc:creator>
            <dc:date>2012-12-22T10:49:56</dc:date>
          </office:change-info>
          <table:previous>
            <table:change-track-table-cell office:value-type="string">
              <text:p>Weight</text:p>
            </table:change-track-table-cell>
          </table:previous>
        </table:cell-content-change>
        <table:cell-content-change table:id="ct232">
          <table:cell-address table:column="3" table:row="196" table:table="2"/>
          <office:change-info>
            <dc:creator>ricardo </dc:creator>
            <dc:date>2012-12-22T10:49:56</dc:date>
          </office:change-info>
          <table:previous>
            <table:change-track-table-cell office:value-type="float" office:value="0"/>
          </table:previous>
        </table:cell-content-change>
        <table:cell-content-change table:id="ct233">
          <table:cell-address table:column="4" table:row="196" table:table="2"/>
          <office:change-info>
            <dc:creator>ricardo </dc:creator>
            <dc:date>2012-12-22T10:49:56</dc:date>
          </office:change-info>
          <table:previous>
            <table:change-track-table-cell office:value-type="string">
              <text:p>Unweighted Score</text:p>
            </table:change-track-table-cell>
          </table:previous>
        </table:cell-content-change>
        <table:cell-content-change table:id="ct234">
          <table:cell-address table:column="4" table:row="196" table:table="2"/>
          <office:change-info>
            <dc:creator>ricardo </dc:creator>
            <dc:date>2012-12-22T10:49:56</dc:date>
          </office:change-info>
          <table:previous>
            <table:change-track-table-cell office:value-type="float" office:value="0"/>
          </table:previous>
        </table:cell-content-change>
        <table:cell-content-change table:id="ct235">
          <table:cell-address table:column="5" table:row="196" table:table="2"/>
          <office:change-info>
            <dc:creator>ricardo </dc:creator>
            <dc:date>2012-12-22T10:49:56</dc:date>
          </office:change-info>
          <table:previous>
            <table:change-track-table-cell office:value-type="string">
              <text:p>Weighted Score</text:p>
            </table:change-track-table-cell>
          </table:previous>
        </table:cell-content-change>
        <table:cell-content-change table:id="ct236">
          <table:cell-address table:column="5" table:row="196" table:table="2"/>
          <office:change-info>
            <dc:creator>ricardo </dc:creator>
            <dc:date>2012-12-22T10:49:56</dc:date>
          </office:change-info>
          <table:previous>
            <table:change-track-table-cell table:cell-address="'Category Rating and Metrics'.F197" table:formula="of:=#REF!*#REF!" office:value-type="float" office:value="0"/>
          </table:previous>
        </table:cell-content-change>
        <table:deletion table:id="ct237" table:type="row" table:position="196" table:table="2" table:multi-deletion-spanned="2">
          <office:change-info>
            <dc:creator>ricardo </dc:creator>
            <dc:date>2012-12-22T10:49:58</dc:date>
          </office:change-info>
          <table:deletions>
            <table:cell-content-deletion table:id="ct235">
              <table:change-track-table-cell/>
            </table:cell-content-deletion>
            <table:cell-content-deletion table:id="ct233">
              <table:change-track-table-cell/>
            </table:cell-content-deletion>
            <table:cell-content-deletion table:id="ct231">
              <table:change-track-table-cell/>
            </table:cell-content-deletion>
            <table:cell-content-deletion table:id="ct230">
              <table:change-track-table-cell/>
            </table:cell-content-deletion>
            <table:cell-content-deletion table:id="ct228">
              <table:change-track-table-cell/>
            </table:cell-content-deletion>
          </table:deletions>
        </table:deletion>
        <table:deletion table:id="ct238" table:type="row" table:position="196" table:table="2">
          <office:change-info>
            <dc:creator>ricardo </dc:creator>
            <dc:date>2012-12-22T10:49:58</dc:date>
          </office:change-info>
          <table:deletions>
            <table:change-deletion table:id="ct237"/>
            <table:cell-content-deletion table:id="ct236">
              <table:change-track-table-cell/>
            </table:cell-content-deletion>
            <table:cell-content-deletion table:id="ct234">
              <table:change-track-table-cell/>
            </table:cell-content-deletion>
            <table:cell-content-deletion table:id="ct232">
              <table:change-track-table-cell/>
            </table:cell-content-deletion>
            <table:cell-content-deletion table:id="ct229">
              <table:change-track-table-cell/>
            </table:cell-content-deletion>
          </table:deletions>
        </table:deletion>
        <table:cell-content-change table:id="ct239">
          <table:cell-address table:column="1" table:row="184" table:table="2"/>
          <office:change-info>
            <dc:creator>ricardo </dc:creator>
            <dc:date>2012-12-22T10:50:02</dc:date>
          </office:change-info>
          <table:previous table:id="ct224">
            <table:change-track-table-cell office:value-type="string">
              <text:p>Several levels of documentation (user, development, translator, languages) </text:p>
            </table:change-track-table-cell>
          </table:previous>
        </table:cell-content-change>
        <table:cell-content-change table:id="ct240">
          <table:cell-address table:column="2" table:row="184" table:table="2"/>
          <office:change-info>
            <dc:creator>ricardo </dc:creator>
            <dc:date>2012-12-22T10:50:02</dc:date>
          </office:change-info>
          <table:previous>
            <table:change-track-table-cell/>
          </table:previous>
        </table:cell-content-change>
        <table:cell-content-change table:id="ct241">
          <table:cell-address table:column="1" table:row="184" table:table="2"/>
          <office:change-info>
            <dc:creator>ricardo </dc:creator>
            <dc:date>2012-12-22T10:50:11</dc:date>
          </office:change-info>
          <table:previous table:id="ct239">
            <table:change-track-table-cell office:value-type="string">
              <text:p>Existence of various documents.</text:p>
            </table:change-track-table-cell>
          </table:previous>
        </table:cell-content-change>
        <table:deletion table:id="ct242" table:type="row" table:position="123" table:table="2" table:multi-deletion-spanned="28">
          <office:change-info>
            <dc:creator>ricardo </dc:creator>
            <dc:date>2012-12-22T10:50:33</dc:date>
          </office:change-info>
          <table:deletions>
            <table:cell-content-deletion>
              <table:cell-address table:column="6" table:row="123" table:table="2"/>
              <table:change-track-table-cell office:value-type="string">
                <text:p>Weighted Rating</text:p>
              </table:change-track-table-cell>
            </table:cell-content-deletion>
            <table:cell-content-deletion>
              <table:cell-address table:column="5" table:row="123" table:table="2"/>
              <table:change-track-table-cell office:value-type="string">
                <text:p>Unweighted Rating</text:p>
              </table:change-track-table-cell>
            </table:cell-content-deletion>
            <table:cell-content-deletion>
              <table:cell-address table:column="4" table:row="123" table:table="2"/>
              <table:change-track-table-cell office:value-type="string">
                <text:p>Weight</text:p>
              </table:change-track-table-cell>
            </table:cell-content-deletion>
            <table:cell-content-deletion>
              <table:cell-address table:column="1" table:row="123" table:table="2"/>
              <table:change-track-table-cell office:value-type="string">
                <text:p>Category Title</text:p>
              </table:change-track-table-cell>
            </table:cell-content-deletion>
            <table:cell-content-deletion>
              <table:cell-address table:column="0" table:row="123" table:table="2"/>
              <table:change-track-table-cell office:value-type="string">
                <text:p>Rank</text:p>
              </table:change-track-table-cell>
            </table:cell-content-deletion>
            <table:change-deletion table:id="ct375"/>
          </table:deletions>
        </table:deletion>
        <table:deletion table:id="ct243" table:type="row" table:position="123" table:table="2">
          <office:change-info>
            <dc:creator>ricardo </dc:creator>
            <dc:date>2012-12-22T10:50:33</dc:date>
          </office:change-info>
          <table:deletions>
            <table:cell-content-deletion>
              <table:cell-address table:column="6" table:row="123" table:table="2"/>
              <table:change-track-table-cell table:cell-address="'Category Rating and Metrics'.G124" table:formula="of:=[.F124]*[.E124]" office:value-type="float" office:value="0"/>
            </table:cell-content-deletion>
            <table:cell-content-deletion>
              <table:cell-address table:column="5" table:row="123" table:table="2"/>
              <table:change-track-table-cell table:cell-address="'Category Rating and Metrics'.F124" table:formula="of:=SUM([.F127:.F136])" office:value-type="float" office:value="4.2"/>
            </table:cell-content-deletion>
            <table:cell-content-deletion>
              <table:cell-address table:column="4" table:row="123" table:table="2"/>
              <table:change-track-table-cell table:cell-address="'Category Rating and Metrics'.E124" table:formula="of:=#REF!" office:value-type="float" office:value="0"/>
            </table:cell-content-deletion>
            <table:cell-content-deletion>
              <table:cell-address table:column="1" table:row="123" table:table="2"/>
              <table:change-track-table-cell office:value-type="string">
                <text:p>Documentation</text:p>
              </table:change-track-table-cell>
            </table:cell-content-deletion>
            <table:cell-content-deletion>
              <table:cell-address table:column="0" table:row="123" table:table="2"/>
              <table:change-track-table-cell table:cell-address="'Category Rating and Metrics'.A124" table:formula="of:=#REF!" office:value-type="float" office:value="0"/>
            </table:cell-content-deletion>
            <table:change-deletion table:id="ct242"/>
          </table:deletions>
        </table:deletion>
        <table:deletion table:id="ct244" table:type="row" table:position="123" table:table="2">
          <office:change-info>
            <dc:creator>ricardo </dc:creator>
            <dc:date>2012-12-22T10:50:33</dc:date>
          </office:change-info>
          <table:deletions>
            <table:change-deletion table:id="ct243"/>
          </table:deletions>
        </table:deletion>
        <table:deletion table:id="ct245" table:type="row" table:position="123" table:table="2">
          <office:change-info>
            <dc:creator>ricardo </dc:creator>
            <dc:date>2012-12-22T10:50:33</dc:date>
          </office:change-info>
          <table:deletions>
            <table:cell-content-deletion>
              <table:cell-address table:column="5" table:row="123" table:table="2"/>
              <table:change-track-table-cell office:value-type="string">
                <text:p>Weighted Score</text:p>
              </table:change-track-table-cell>
            </table:cell-content-deletion>
            <table:cell-content-deletion>
              <table:cell-address table:column="4" table:row="123" table:table="2"/>
              <table:change-track-table-cell office:value-type="string">
                <text:p>Unweighted Score</text:p>
              </table:change-track-table-cell>
            </table:cell-content-deletion>
            <table:cell-content-deletion>
              <table:cell-address table:column="3" table:row="123" table:table="2"/>
              <table:change-track-table-cell office:value-type="string">
                <text:p>Weight</text:p>
              </table:change-track-table-cell>
            </table:cell-content-deletion>
            <table:cell-content-deletion>
              <table:cell-address table:column="2" table:row="123" table:table="2"/>
              <table:change-track-table-cell office:value-type="string">
                <text:p>Raw Score</text:p>
              </table:change-track-table-cell>
            </table:cell-content-deletion>
            <table:cell-content-deletion>
              <table:cell-address table:column="1" table:row="123" table:table="2"/>
              <table:change-track-table-cell office:value-type="string">
                <text:p>Metric Name</text:p>
              </table:change-track-table-cell>
            </table:cell-content-deletion>
            <table:change-deletion table:id="ct244"/>
          </table:deletions>
        </table:deletion>
        <table:deletion table:id="ct246" table:type="row" table:position="123" table:table="2">
          <office:change-info>
            <dc:creator>ricardo </dc:creator>
            <dc:date>2012-12-22T10:50:33</dc:date>
          </office:change-info>
          <table:deletions>
            <table:cell-content-deletion>
              <table:cell-address table:column="5" table:row="123" table:table="2"/>
              <table:change-track-table-cell table:cell-address="'Category Rating and Metrics'.F124" table:formula="of:=[.D124]*[.E124]" office:value-type="float" office:value="0"/>
            </table:cell-content-deletion>
            <table:change-deletion table:id="ct245"/>
            <table:cell-content-deletion table:id="ct130">
              <table:change-track-table-cell/>
            </table:cell-content-deletion>
            <table:cell-content-deletion table:id="ct140">
              <table:change-track-table-cell office:value-type="float" office:value="0"/>
            </table:cell-content-deletion>
            <table:cell-content-deletion table:id="ct129">
              <table:change-track-table-cell office:value-type="float" office:value="0"/>
            </table:cell-content-deletion>
            <table:cell-content-deletion table:id="ct84">
              <table:change-track-table-cell office:value-type="string">
                <text:p>Yes</text:p>
              </table:change-track-table-cell>
            </table:cell-content-deletion>
            <table:cell-content-deletion table:id="ct7">
              <table:change-track-table-cell office:value-type="string">
                <text:p>Existence of various documents.</text:p>
              </table:change-track-table-cell>
            </table:cell-content-deletion>
          </table:deletions>
        </table:deletion>
        <table:deletion table:id="ct247" table:type="row" table:position="123" table:table="2">
          <office:change-info>
            <dc:creator>ricardo </dc:creator>
            <dc:date>2012-12-22T10:50:33</dc:date>
          </office:change-info>
          <table:deletions>
            <table:change-deletion table:id="ct246"/>
          </table:deletions>
        </table:deletion>
        <table:deletion table:id="ct248" table:type="row" table:position="123" table:table="2">
          <office:change-info>
            <dc:creator>ricardo </dc:creator>
            <dc:date>2012-12-22T10:50:33</dc:date>
          </office:change-info>
          <table:deletions>
            <table:cell-content-deletion>
              <table:cell-address table:column="1" table:row="123" table:table="2"/>
              <table:change-track-table-cell office:value-type="string">
                <text:p>Test Description</text:p>
              </table:change-track-table-cell>
            </table:cell-content-deletion>
            <table:change-deletion table:id="ct247"/>
          </table:deletions>
        </table:deletion>
        <table:deletion table:id="ct249" table:type="row" table:position="123" table:table="2">
          <office:change-info>
            <dc:creator>ricardo </dc:creator>
            <dc:date>2012-12-22T10:50:33</dc:date>
          </office:change-info>
          <table:deletions>
            <table:cell-content-deletion>
              <table:cell-address table:column="1" table:row="123" table:table="2"/>
              <table:change-track-table-cell office:value-type="string">
                <text:p>A good documentation suite should include docs for several user groups</text:p>
              </table:change-track-table-cell>
            </table:cell-content-deletion>
            <table:change-deletion table:id="ct248"/>
          </table:deletions>
        </table:deletion>
        <table:deletion table:id="ct250" table:type="row" table:position="123" table:table="2">
          <office:change-info>
            <dc:creator>ricardo </dc:creator>
            <dc:date>2012-12-22T10:50:33</dc:date>
          </office:change-info>
          <table:deletions>
            <table:change-deletion table:id="ct249"/>
          </table:deletions>
        </table:deletion>
        <table:deletion table:id="ct251" table:type="row" table:position="123" table:table="2">
          <office:change-info>
            <dc:creator>ricardo </dc:creator>
            <dc:date>2012-12-22T10:50:33</dc:date>
          </office:change-info>
          <table:deletions>
            <table:cell-content-deletion>
              <table:cell-address table:column="4" table:row="123" table:table="2"/>
              <table:change-track-table-cell office:value-type="string">
                <text:p>Score</text:p>
              </table:change-track-table-cell>
            </table:cell-content-deletion>
            <table:cell-content-deletion>
              <table:cell-address table:column="1" table:row="123" table:table="2"/>
              <table:change-track-table-cell office:value-type="string">
                <text:p>Test Score Specification</text:p>
              </table:change-track-table-cell>
            </table:cell-content-deletion>
            <table:change-deletion table:id="ct250"/>
          </table:deletions>
        </table:deletion>
        <table:deletion table:id="ct252" table:type="row" table:position="123" table:table="2">
          <office:change-info>
            <dc:creator>ricardo </dc:creator>
            <dc:date>2012-12-22T10:50:33</dc:date>
          </office:change-info>
          <table:deletions>
            <table:cell-content-deletion>
              <table:cell-address table:column="4" table:row="123" table:table="2"/>
              <table:change-track-table-cell office:value-type="float" office:value="5"/>
            </table:cell-content-deletion>
            <table:cell-content-deletion>
              <table:cell-address table:column="1" table:row="123" table:table="2"/>
              <table:change-track-table-cell office:value-type="string">
                <text:p>Install/deploy, user, admin, optimization (tuning), upgrading, devel documentations available in multiple formats (single html, multifile html, pdf)</text:p>
              </table:change-track-table-cell>
            </table:cell-content-deletion>
            <table:change-deletion table:id="ct251"/>
          </table:deletions>
        </table:deletion>
        <table:deletion table:id="ct253" table:type="row" table:position="123" table:table="2">
          <office:change-info>
            <dc:creator>ricardo </dc:creator>
            <dc:date>2012-12-22T10:50:33</dc:date>
          </office:change-info>
          <table:deletions>
            <table:cell-content-deletion>
              <table:cell-address table:column="4" table:row="123" table:table="2"/>
              <table:change-track-table-cell office:value-type="float" office:value="4"/>
            </table:cell-content-deletion>
            <table:cell-content-deletion>
              <table:cell-address table:column="1" table:row="123" table:table="2"/>
              <table:change-track-table-cell office:value-type="string">
                <text:p>Install/deploy, user, admin, upgrading guides available in several formats</text:p>
              </table:change-track-table-cell>
            </table:cell-content-deletion>
            <table:change-deletion table:id="ct252"/>
          </table:deletions>
        </table:deletion>
        <table:deletion table:id="ct254" table:type="row" table:position="123" table:table="2">
          <office:change-info>
            <dc:creator>ricardo </dc:creator>
            <dc:date>2012-12-22T10:50:33</dc:date>
          </office:change-info>
          <table:deletions>
            <table:cell-content-deletion>
              <table:cell-address table:column="4" table:row="123" table:table="2"/>
              <table:change-track-table-cell office:value-type="float" office:value="3"/>
            </table:cell-content-deletion>
            <table:cell-content-deletion>
              <table:cell-address table:column="1" table:row="123" table:table="2"/>
              <table:change-track-table-cell office:value-type="string">
                <text:p>Install/deploy and user guide available</text:p>
              </table:change-track-table-cell>
            </table:cell-content-deletion>
            <table:change-deletion table:id="ct253"/>
          </table:deletions>
        </table:deletion>
        <table:deletion table:id="ct255" table:type="row" table:position="123" table:table="2">
          <office:change-info>
            <dc:creator>ricardo </dc:creator>
            <dc:date>2012-12-22T10:50:33</dc:date>
          </office:change-info>
          <table:deletions>
            <table:cell-content-deletion>
              <table:cell-address table:column="4" table:row="123" table:table="2"/>
              <table:change-track-table-cell office:value-type="float" office:value="2"/>
            </table:cell-content-deletion>
            <table:cell-content-deletion>
              <table:cell-address table:column="1" table:row="123" table:table="2"/>
              <table:change-track-table-cell office:value-type="string">
                <text:p>Only text based installation doc exist</text:p>
              </table:change-track-table-cell>
            </table:cell-content-deletion>
            <table:change-deletion table:id="ct254"/>
          </table:deletions>
        </table:deletion>
        <table:deletion table:id="ct256" table:type="row" table:position="123" table:table="2">
          <office:change-info>
            <dc:creator>ricardo </dc:creator>
            <dc:date>2012-12-22T10:50:33</dc:date>
          </office:change-info>
          <table:deletions>
            <table:cell-content-deletion>
              <table:cell-address table:column="4" table:row="123" table:table="2"/>
              <table:change-track-table-cell office:value-type="float" office:value="1"/>
            </table:cell-content-deletion>
            <table:cell-content-deletion>
              <table:cell-address table:column="1" table:row="123" table:table="2"/>
              <table:change-track-table-cell office:value-type="string">
                <text:p>No proper doc. A README file doesn't count.</text:p>
              </table:change-track-table-cell>
            </table:cell-content-deletion>
            <table:change-deletion table:id="ct255"/>
          </table:deletions>
        </table:deletion>
        <table:deletion table:id="ct257" table:type="row" table:position="123" table:table="2">
          <office:change-info>
            <dc:creator>ricardo </dc:creator>
            <dc:date>2012-12-22T10:50:33</dc:date>
          </office:change-info>
          <table:deletions>
            <table:change-deletion table:id="ct256"/>
          </table:deletions>
        </table:deletion>
        <table:deletion table:id="ct258" table:type="row" table:position="123" table:table="2">
          <office:change-info>
            <dc:creator>ricardo </dc:creator>
            <dc:date>2012-12-22T10:50:33</dc:date>
          </office:change-info>
          <table:deletions>
            <table:cell-content-deletion>
              <table:cell-address table:column="5" table:row="123" table:table="2"/>
              <table:change-track-table-cell office:value-type="string">
                <text:p>Weighted Score</text:p>
              </table:change-track-table-cell>
            </table:cell-content-deletion>
            <table:cell-content-deletion>
              <table:cell-address table:column="4" table:row="123" table:table="2"/>
              <table:change-track-table-cell office:value-type="string">
                <text:p>Unweighted Score</text:p>
              </table:change-track-table-cell>
            </table:cell-content-deletion>
            <table:cell-content-deletion>
              <table:cell-address table:column="3" table:row="123" table:table="2"/>
              <table:change-track-table-cell office:value-type="string">
                <text:p>Weight</text:p>
              </table:change-track-table-cell>
            </table:cell-content-deletion>
            <table:cell-content-deletion>
              <table:cell-address table:column="2" table:row="123" table:table="2"/>
              <table:change-track-table-cell office:value-type="string">
                <text:p>Raw Score</text:p>
              </table:change-track-table-cell>
            </table:cell-content-deletion>
            <table:cell-content-deletion>
              <table:cell-address table:column="1" table:row="123" table:table="2"/>
              <table:change-track-table-cell office:value-type="string">
                <text:p>Metric Name</text:p>
              </table:change-track-table-cell>
            </table:cell-content-deletion>
            <table:change-deletion table:id="ct257"/>
          </table:deletions>
        </table:deletion>
        <table:deletion table:id="ct259" table:type="row" table:position="123" table:table="2">
          <office:change-info>
            <dc:creator>ricardo </dc:creator>
            <dc:date>2012-12-22T10:50:33</dc:date>
          </office:change-info>
          <table:deletions>
            <table:cell-content-deletion>
              <table:cell-address table:column="5" table:row="123" table:table="2"/>
              <table:change-track-table-cell table:cell-address="'Category Rating and Metrics'.F124" table:formula="of:=[.D124]*[.E124]" office:value-type="float" office:value="0"/>
            </table:cell-content-deletion>
            <table:cell-content-deletion>
              <table:cell-address table:column="4" table:row="123" table:table="2"/>
              <table:change-track-table-cell office:value-type="float" office:value="0"/>
            </table:cell-content-deletion>
            <table:cell-content-deletion>
              <table:cell-address table:column="3" table:row="123" table:table="2"/>
              <table:change-track-table-cell office:value-type="float" office:value="0"/>
            </table:cell-content-deletion>
            <table:cell-content-deletion>
              <table:cell-address table:column="1" table:row="123" table:table="2"/>
              <table:change-track-table-cell office:value-type="string">
                <text:p>User contribution framework</text:p>
              </table:change-track-table-cell>
            </table:cell-content-deletion>
            <table:change-deletion table:id="ct258"/>
          </table:deletions>
        </table:deletion>
        <table:deletion table:id="ct260" table:type="row" table:position="123" table:table="2">
          <office:change-info>
            <dc:creator>ricardo </dc:creator>
            <dc:date>2012-12-22T10:50:33</dc:date>
          </office:change-info>
          <table:deletions>
            <table:change-deletion table:id="ct259"/>
          </table:deletions>
        </table:deletion>
        <table:deletion table:id="ct261" table:type="row" table:position="123" table:table="2">
          <office:change-info>
            <dc:creator>ricardo </dc:creator>
            <dc:date>2012-12-22T10:50:33</dc:date>
          </office:change-info>
          <table:deletions>
            <table:cell-content-deletion>
              <table:cell-address table:column="1" table:row="123" table:table="2"/>
              <table:change-track-table-cell office:value-type="string">
                <text:p>Test Description</text:p>
              </table:change-track-table-cell>
            </table:cell-content-deletion>
            <table:change-deletion table:id="ct260"/>
          </table:deletions>
        </table:deletion>
        <table:deletion table:id="ct262" table:type="row" table:position="123" table:table="2">
          <office:change-info>
            <dc:creator>ricardo </dc:creator>
            <dc:date>2012-12-22T10:50:33</dc:date>
          </office:change-info>
          <table:deletions>
            <table:change-deletion table:id="ct261"/>
            <table:cell-content-deletion table:id="ct6">
              <table:change-track-table-cell office:value-type="string">
                <text:p>Best guides often come from user inputs / samples<text:span text:style-name="T2">, as feedback</text:span><text:span text:style-name="T3"> from people who have used the products.</text:span></text:p>
              </table:change-track-table-cell>
            </table:cell-content-deletion>
          </table:deletions>
        </table:deletion>
        <table:deletion table:id="ct263" table:type="row" table:position="123" table:table="2">
          <office:change-info>
            <dc:creator>ricardo </dc:creator>
            <dc:date>2012-12-22T10:50:33</dc:date>
          </office:change-info>
          <table:deletions>
            <table:change-deletion table:id="ct262"/>
          </table:deletions>
        </table:deletion>
        <table:deletion table:id="ct264" table:type="row" table:position="123" table:table="2">
          <office:change-info>
            <dc:creator>ricardo </dc:creator>
            <dc:date>2012-12-22T10:50:33</dc:date>
          </office:change-info>
          <table:deletions>
            <table:cell-content-deletion>
              <table:cell-address table:column="4" table:row="123" table:table="2"/>
              <table:change-track-table-cell office:value-type="string">
                <text:p>Score</text:p>
              </table:change-track-table-cell>
            </table:cell-content-deletion>
            <table:cell-content-deletion>
              <table:cell-address table:column="1" table:row="123" table:table="2"/>
              <table:change-track-table-cell office:value-type="string">
                <text:p>Test Score Specification</text:p>
              </table:change-track-table-cell>
            </table:cell-content-deletion>
            <table:change-deletion table:id="ct263"/>
          </table:deletions>
        </table:deletion>
        <table:deletion table:id="ct265" table:type="row" table:position="123" table:table="2">
          <office:change-info>
            <dc:creator>ricardo </dc:creator>
            <dc:date>2012-12-22T10:50:33</dc:date>
          </office:change-info>
          <table:deletions>
            <table:cell-content-deletion>
              <table:cell-address table:column="4" table:row="123" table:table="2"/>
              <table:change-track-table-cell office:value-type="float" office:value="5"/>
            </table:cell-content-deletion>
            <table:cell-content-deletion>
              <table:cell-address table:column="1" table:row="123" table:table="2"/>
              <table:change-track-table-cell office:value-type="string">
                <text:p>People are allowed to contribute, and it is edited / filtered by experts</text:p>
              </table:change-track-table-cell>
            </table:cell-content-deletion>
            <table:change-deletion table:id="ct264"/>
          </table:deletions>
        </table:deletion>
        <table:deletion table:id="ct266" table:type="row" table:position="123" table:table="2">
          <office:change-info>
            <dc:creator>ricardo </dc:creator>
            <dc:date>2012-12-22T10:50:33</dc:date>
          </office:change-info>
          <table:deletions>
            <table:cell-content-deletion>
              <table:cell-address table:column="4" table:row="123" table:table="2"/>
              <table:change-track-table-cell office:value-type="float" office:value="3"/>
            </table:cell-content-deletion>
            <table:cell-content-deletion>
              <table:cell-address table:column="1" table:row="123" table:table="2"/>
              <table:change-track-table-cell office:value-type="string">
                <text:p>People are allowed to contribute</text:p>
              </table:change-track-table-cell>
            </table:cell-content-deletion>
            <table:change-deletion table:id="ct265"/>
          </table:deletions>
        </table:deletion>
        <table:deletion table:id="ct267" table:type="row" table:position="123" table:table="2">
          <office:change-info>
            <dc:creator>ricardo </dc:creator>
            <dc:date>2012-12-22T10:50:33</dc:date>
          </office:change-info>
          <table:deletions>
            <table:cell-content-deletion>
              <table:cell-address table:column="4" table:row="123" table:table="2"/>
              <table:change-track-table-cell office:value-type="float" office:value="1"/>
            </table:cell-content-deletion>
            <table:cell-content-deletion>
              <table:cell-address table:column="1" table:row="123" table:table="2"/>
              <table:change-track-table-cell office:value-type="string">
                <text:p>Users cannot contribute</text:p>
              </table:change-track-table-cell>
            </table:cell-content-deletion>
            <table:change-deletion table:id="ct266"/>
          </table:deletions>
        </table:deletion>
        <table:deletion table:id="ct268" table:type="row" table:position="123" table:table="2">
          <office:change-info>
            <dc:creator>ricardo </dc:creator>
            <dc:date>2012-12-22T10:50:33</dc:date>
          </office:change-info>
          <table:deletions>
            <table:change-deletion table:id="ct267"/>
          </table:deletions>
        </table:deletion>
        <table:deletion table:id="ct269" table:type="row" table:position="123" table:table="2">
          <office:change-info>
            <dc:creator>ricardo </dc:creator>
            <dc:date>2012-12-22T10:50:33</dc:date>
          </office:change-info>
          <table:deletions>
            <table:change-deletion table:id="ct268"/>
          </table:deletions>
        </table:deletion>
        <table:cell-content-change table:id="ct270">
          <table:cell-address table:column="2" table:row="11" table:table="1"/>
          <office:change-info>
            <dc:creator>ricardo </dc:creator>
            <dc:date>2012-12-22T10:51:01</dc:date>
          </office:change-info>
          <table:previous>
            <table:change-track-table-cell office:value-type="string">
              <text:p>Functionality</text:p>
            </table:change-track-table-cell>
          </table:previous>
        </table:cell-content-change>
        <table:cell-content-change table:id="ct271">
          <table:cell-address table:column="2" table:row="12" table:table="1"/>
          <office:change-info>
            <dc:creator>ricardo </dc:creator>
            <dc:date>2012-12-22T10:51:06</dc:date>
          </office:change-info>
          <table:previous>
            <table:change-track-table-cell office:value-type="string">
              <text:p>Usability</text:p>
            </table:change-track-table-cell>
          </table:previous>
        </table:cell-content-change>
        <table:cell-content-change table:id="ct272">
          <table:cell-address table:column="2" table:row="13" table:table="1"/>
          <office:change-info>
            <dc:creator>ricardo </dc:creator>
            <dc:date>2012-12-22T10:51:13</dc:date>
          </office:change-info>
          <table:previous>
            <table:change-track-table-cell office:value-type="string">
              <text:p>Quality</text:p>
            </table:change-track-table-cell>
          </table:previous>
        </table:cell-content-change>
        <table:cell-content-change table:id="ct273">
          <table:cell-address table:column="2" table:row="15" table:table="1"/>
          <office:change-info>
            <dc:creator>ricardo </dc:creator>
            <dc:date>2012-12-22T10:51:23</dc:date>
          </office:change-info>
          <table:previous>
            <table:change-track-table-cell office:value-type="string">
              <text:p>Performance</text:p>
            </table:change-track-table-cell>
          </table:previous>
        </table:cell-content-change>
        <table:cell-content-change table:id="ct274">
          <table:cell-address table:column="2" table:row="16" table:table="1"/>
          <office:change-info>
            <dc:creator>ricardo </dc:creator>
            <dc:date>2012-12-22T10:51:27</dc:date>
          </office:change-info>
          <table:previous>
            <table:change-track-table-cell office:value-type="string">
              <text:p>Scalability</text:p>
            </table:change-track-table-cell>
          </table:previous>
        </table:cell-content-change>
        <table:cell-content-change table:id="ct275">
          <table:cell-address table:column="2" table:row="17" table:table="1"/>
          <office:change-info>
            <dc:creator>ricardo </dc:creator>
            <dc:date>2012-12-22T10:51:29</dc:date>
          </office:change-info>
          <table:previous>
            <table:change-track-table-cell office:value-type="string">
              <text:p>Architecture</text:p>
            </table:change-track-table-cell>
          </table:previous>
        </table:cell-content-change>
        <table:deletion table:id="ct276" table:type="row" table:position="18" table:table="1" table:multi-deletion-spanned="5">
          <office:change-info>
            <dc:creator>ricardo </dc:creator>
            <dc:date>2012-12-22T10:51:32</dc:date>
          </office:change-info>
          <table:deletions>
            <table:cell-content-deletion>
              <table:cell-address table:column="2" table:row="18" table:table="1"/>
              <table:change-track-table-cell office:value-type="string">
                <text:p>Support</text:p>
              </table:change-track-table-cell>
            </table:cell-content-deletion>
            <table:cell-content-deletion>
              <table:cell-address table:column="1" table:row="18" table:table="1"/>
              <table:change-track-table-cell office:value-type="float" office:value="8"/>
            </table:cell-content-deletion>
            <table:cell-content-deletion table:id="ct104">
              <table:change-track-table-cell/>
            </table:cell-content-deletion>
            <table:cell-content-deletion table:id="ct116">
              <table:change-track-table-cell office:value-type="float" office:value="0"/>
            </table:cell-content-deletion>
          </table:deletions>
        </table:deletion>
        <table:deletion table:id="ct277" table:type="row" table:position="18" table:table="1">
          <office:change-info>
            <dc:creator>ricardo </dc:creator>
            <dc:date>2012-12-22T10:51:32</dc:date>
          </office:change-info>
          <table:deletions>
            <table:cell-content-deletion>
              <table:cell-address table:column="2" table:row="18" table:table="1"/>
              <table:change-track-table-cell office:value-type="string">
                <text:p>Documentation</text:p>
              </table:change-track-table-cell>
            </table:cell-content-deletion>
            <table:cell-content-deletion>
              <table:cell-address table:column="1" table:row="18" table:table="1"/>
              <table:change-track-table-cell office:value-type="float" office:value="9"/>
            </table:cell-content-deletion>
            <table:change-deletion table:id="ct276"/>
            <table:cell-content-deletion table:id="ct105">
              <table:change-track-table-cell/>
            </table:cell-content-deletion>
            <table:cell-content-deletion table:id="ct117">
              <table:change-track-table-cell office:value-type="float" office:value="0"/>
            </table:cell-content-deletion>
          </table:deletions>
        </table:deletion>
        <table:deletion table:id="ct278" table:type="row" table:position="18" table:table="1">
          <office:change-info>
            <dc:creator>ricardo </dc:creator>
            <dc:date>2012-12-22T10:51:32</dc:date>
          </office:change-info>
          <table:deletions>
            <table:cell-content-deletion>
              <table:cell-address table:column="2" table:row="18" table:table="1"/>
              <table:change-track-table-cell office:value-type="string">
                <text:p>Adoption</text:p>
              </table:change-track-table-cell>
            </table:cell-content-deletion>
            <table:cell-content-deletion>
              <table:cell-address table:column="1" table:row="18" table:table="1"/>
              <table:change-track-table-cell office:value-type="float" office:value="10"/>
            </table:cell-content-deletion>
            <table:change-deletion table:id="ct277"/>
            <table:cell-content-deletion table:id="ct106">
              <table:change-track-table-cell/>
            </table:cell-content-deletion>
            <table:cell-content-deletion table:id="ct118">
              <table:change-track-table-cell office:value-type="float" office:value="0"/>
            </table:cell-content-deletion>
          </table:deletions>
        </table:deletion>
        <table:deletion table:id="ct279" table:type="row" table:position="18" table:table="1">
          <office:change-info>
            <dc:creator>ricardo </dc:creator>
            <dc:date>2012-12-22T10:51:32</dc:date>
          </office:change-info>
          <table:deletions>
            <table:cell-content-deletion>
              <table:cell-address table:column="2" table:row="18" table:table="1"/>
              <table:change-track-table-cell office:value-type="string">
                <text:p>Community</text:p>
              </table:change-track-table-cell>
            </table:cell-content-deletion>
            <table:cell-content-deletion>
              <table:cell-address table:column="1" table:row="18" table:table="1"/>
              <table:change-track-table-cell office:value-type="float" office:value="11"/>
            </table:cell-content-deletion>
            <table:change-deletion table:id="ct278"/>
            <table:cell-content-deletion table:id="ct107">
              <table:change-track-table-cell/>
            </table:cell-content-deletion>
            <table:cell-content-deletion table:id="ct119">
              <table:change-track-table-cell office:value-type="float" office:value="0"/>
            </table:cell-content-deletion>
          </table:deletions>
        </table:deletion>
        <table:deletion table:id="ct280" table:type="row" table:position="18" table:table="1">
          <office:change-info>
            <dc:creator>ricardo </dc:creator>
            <dc:date>2012-12-22T10:51:32</dc:date>
          </office:change-info>
          <table:deletions>
            <table:cell-content-deletion>
              <table:cell-address table:column="2" table:row="18" table:table="1"/>
              <table:change-track-table-cell office:value-type="string">
                <text:p>Professionalism</text:p>
              </table:change-track-table-cell>
            </table:cell-content-deletion>
            <table:cell-content-deletion>
              <table:cell-address table:column="1" table:row="18" table:table="1"/>
              <table:change-track-table-cell office:value-type="float" office:value="12"/>
            </table:cell-content-deletion>
            <table:change-deletion table:id="ct279"/>
            <table:cell-content-deletion table:id="ct108">
              <table:change-track-table-cell/>
            </table:cell-content-deletion>
            <table:cell-content-deletion table:id="ct120">
              <table:change-track-table-cell office:value-type="float" office:value="0"/>
            </table:cell-content-deletion>
          </table:deletions>
        </table:deletion>
        <table:cell-content-change table:id="ct281">
          <table:cell-address table:column="1" table:row="70" table:table="2"/>
          <office:change-info>
            <dc:creator>ricardo </dc:creator>
            <dc:date>2012-12-22T11:02:32</dc:date>
          </office:change-info>
          <table:previous>
            <table:change-track-table-cell office:value-type="string">
              <text:p>Quality</text:p>
            </table:change-track-table-cell>
          </table:previous>
        </table:cell-content-change>
        <table:cell-content-change table:id="ct282">
          <table:cell-address table:column="1" table:row="94" table:table="2"/>
          <office:change-info>
            <dc:creator>ricardo </dc:creator>
            <dc:date>2012-12-22T11:02:38</dc:date>
          </office:change-info>
          <table:previous>
            <table:change-track-table-cell office:value-type="string">
              <text:p>Performance</text:p>
            </table:change-track-table-cell>
          </table:previous>
        </table:cell-content-change>
        <table:deletion table:id="ct283" table:type="row" table:position="123" table:table="2" table:multi-deletion-spanned="93">
          <office:change-info>
            <dc:creator>ricardo </dc:creator>
            <dc:date>2012-12-22T11:02:45</dc:date>
          </office:change-info>
          <table:deletions>
            <table:cell-content-deletion>
              <table:cell-address table:column="6" table:row="123" table:table="2"/>
              <table:change-track-table-cell office:value-type="string">
                <text:p>Weighted Rating</text:p>
              </table:change-track-table-cell>
            </table:cell-content-deletion>
            <table:cell-content-deletion>
              <table:cell-address table:column="5" table:row="123" table:table="2"/>
              <table:change-track-table-cell office:value-type="string">
                <text:p>Unweighted Rating</text:p>
              </table:change-track-table-cell>
            </table:cell-content-deletion>
            <table:cell-content-deletion>
              <table:cell-address table:column="4" table:row="123" table:table="2"/>
              <table:change-track-table-cell office:value-type="string">
                <text:p>Weight</text:p>
              </table:change-track-table-cell>
            </table:cell-content-deletion>
            <table:cell-content-deletion>
              <table:cell-address table:column="1" table:row="123" table:table="2"/>
              <table:change-track-table-cell office:value-type="string">
                <text:p>Category Title</text:p>
              </table:change-track-table-cell>
            </table:cell-content-deletion>
            <table:cell-content-deletion>
              <table:cell-address table:column="0" table:row="123" table:table="2"/>
              <table:change-track-table-cell office:value-type="string">
                <text:p>Rank</text:p>
              </table:change-track-table-cell>
            </table:cell-content-deletion>
          </table:deletions>
        </table:deletion>
        <table:deletion table:id="ct284" table:type="row" table:position="123" table:table="2">
          <office:change-info>
            <dc:creator>ricardo </dc:creator>
            <dc:date>2012-12-22T11:02:45</dc:date>
          </office:change-info>
          <table:deletions>
            <table:cell-content-deletion>
              <table:cell-address table:column="6" table:row="123" table:table="2"/>
              <table:change-track-table-cell table:cell-address="'Category Rating and Metrics'.G124" table:formula="of:=[.F124]*[.E124]" office:value-type="float" office:value="0"/>
            </table:cell-content-deletion>
            <table:cell-content-deletion>
              <table:cell-address table:column="5" table:row="123" table:table="2"/>
              <table:change-track-table-cell table:cell-address="'Category Rating and Metrics'.F124" table:formula="of:=SUM([.F127:.F136])" office:value-type="float" office:value="4.2"/>
            </table:cell-content-deletion>
            <table:cell-content-deletion>
              <table:cell-address table:column="4" table:row="123" table:table="2"/>
              <table:change-track-table-cell table:cell-address="'Category Rating and Metrics'.E124" table:formula="of:=[$'Category Ranking'.D16]" office:value-type="float" office:value="0.15"/>
            </table:cell-content-deletion>
            <table:cell-content-deletion>
              <table:cell-address table:column="1" table:row="123" table:table="2"/>
              <table:change-track-table-cell office:value-type="string">
                <text:p>Scalability</text:p>
              </table:change-track-table-cell>
            </table:cell-content-deletion>
            <table:cell-content-deletion>
              <table:cell-address table:column="0" table:row="123" table:table="2"/>
              <table:change-track-table-cell table:cell-address="'Category Rating and Metrics'.A124" table:formula="of:=[$'Category Ranking'.B16]" office:value-type="float" office:value="5"/>
            </table:cell-content-deletion>
            <table:change-deletion table:id="ct283"/>
          </table:deletions>
        </table:deletion>
        <table:deletion table:id="ct285" table:type="row" table:position="123" table:table="2">
          <office:change-info>
            <dc:creator>ricardo </dc:creator>
            <dc:date>2012-12-22T11:02:45</dc:date>
          </office:change-info>
          <table:deletions>
            <table:change-deletion table:id="ct284"/>
          </table:deletions>
        </table:deletion>
        <table:deletion table:id="ct286" table:type="row" table:position="123" table:table="2">
          <office:change-info>
            <dc:creator>ricardo </dc:creator>
            <dc:date>2012-12-22T11:02:45</dc:date>
          </office:change-info>
          <table:deletions>
            <table:cell-content-deletion>
              <table:cell-address table:column="5" table:row="123" table:table="2"/>
              <table:change-track-table-cell office:value-type="string">
                <text:p>Weighted Score</text:p>
              </table:change-track-table-cell>
            </table:cell-content-deletion>
            <table:cell-content-deletion>
              <table:cell-address table:column="4" table:row="123" table:table="2"/>
              <table:change-track-table-cell office:value-type="string">
                <text:p>Unweighted Score</text:p>
              </table:change-track-table-cell>
            </table:cell-content-deletion>
            <table:cell-content-deletion>
              <table:cell-address table:column="3" table:row="123" table:table="2"/>
              <table:change-track-table-cell office:value-type="string">
                <text:p>Weight</text:p>
              </table:change-track-table-cell>
            </table:cell-content-deletion>
            <table:cell-content-deletion>
              <table:cell-address table:column="2" table:row="123" table:table="2"/>
              <table:change-track-table-cell office:value-type="string">
                <text:p>Raw Score</text:p>
              </table:change-track-table-cell>
            </table:cell-content-deletion>
            <table:cell-content-deletion>
              <table:cell-address table:column="1" table:row="123" table:table="2"/>
              <table:change-track-table-cell office:value-type="string">
                <text:p>Metric Name</text:p>
              </table:change-track-table-cell>
            </table:cell-content-deletion>
            <table:change-deletion table:id="ct285"/>
          </table:deletions>
        </table:deletion>
        <table:deletion table:id="ct287" table:type="row" table:position="123" table:table="2">
          <office:change-info>
            <dc:creator>ricardo </dc:creator>
            <dc:date>2012-12-22T11:02:45</dc:date>
          </office:change-info>
          <table:deletions>
            <table:cell-content-deletion>
              <table:cell-address table:column="5" table:row="123" table:table="2"/>
              <table:change-track-table-cell table:cell-address="'Category Rating and Metrics'.F124" table:formula="of:=[.D124]*[.E124]" office:value-type="float" office:value="0"/>
            </table:cell-content-deletion>
            <table:cell-content-deletion>
              <table:cell-address table:column="1" table:row="123" table:table="2"/>
              <table:change-track-table-cell office:value-type="string">
                <text:p>Reference deployment</text:p>
              </table:change-track-table-cell>
            </table:cell-content-deletion>
            <table:change-deletion table:id="ct286"/>
            <table:cell-content-deletion table:id="ct133">
              <table:change-track-table-cell/>
            </table:cell-content-deletion>
            <table:cell-content-deletion table:id="ct137">
              <table:change-track-table-cell office:value-type="float" office:value="0"/>
            </table:cell-content-deletion>
            <table:cell-content-deletion table:id="ct126">
              <table:change-track-table-cell office:value-type="float" office:value="0"/>
            </table:cell-content-deletion>
            <table:cell-content-deletion table:id="ct75">
              <table:change-track-table-cell office:value-type="string">
                <text:p>Yes</text:p>
              </table:change-track-table-cell>
            </table:cell-content-deletion>
          </table:deletions>
        </table:deletion>
        <table:deletion table:id="ct288" table:type="row" table:position="123" table:table="2">
          <office:change-info>
            <dc:creator>ricardo </dc:creator>
            <dc:date>2012-12-22T11:02:45</dc:date>
          </office:change-info>
          <table:deletions>
            <table:change-deletion table:id="ct287"/>
          </table:deletions>
        </table:deletion>
        <table:deletion table:id="ct289"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est Description</text:p>
              </table:change-track-table-cell>
            </table:cell-content-deletion>
            <table:change-deletion table:id="ct288"/>
          </table:deletions>
        </table:deletion>
        <table:deletion table:id="ct290"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his measures whether the software is scalable and tested in real use through a real-world deployment.</text:p>
              </table:change-track-table-cell>
            </table:cell-content-deletion>
            <table:change-deletion table:id="ct289"/>
          </table:deletions>
        </table:deletion>
        <table:deletion table:id="ct291" table:type="row" table:position="123" table:table="2">
          <office:change-info>
            <dc:creator>ricardo </dc:creator>
            <dc:date>2012-12-22T11:02:45</dc:date>
          </office:change-info>
          <table:deletions>
            <table:change-deletion table:id="ct290"/>
          </table:deletions>
        </table:deletion>
        <table:deletion table:id="ct292" table:type="row" table:position="123" table:table="2">
          <office:change-info>
            <dc:creator>ricardo </dc:creator>
            <dc:date>2012-12-22T11:02:45</dc:date>
          </office:change-info>
          <table:deletions>
            <table:cell-content-deletion>
              <table:cell-address table:column="4" table:row="123" table:table="2"/>
              <table:change-track-table-cell office:value-type="string">
                <text:p>Score</text:p>
              </table:change-track-table-cell>
            </table:cell-content-deletion>
            <table:cell-content-deletion>
              <table:cell-address table:column="1" table:row="123" table:table="2"/>
              <table:change-track-table-cell office:value-type="string">
                <text:p>Test Score Specification</text:p>
              </table:change-track-table-cell>
            </table:cell-content-deletion>
            <table:change-deletion table:id="ct291"/>
          </table:deletions>
        </table:deletion>
        <table:deletion table:id="ct293"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5"/>
            </table:cell-content-deletion>
            <table:cell-content-deletion>
              <table:cell-address table:column="1" table:row="123" table:table="2"/>
              <table:change-track-table-cell office:value-type="string">
                <text:p>Yes, with publication of user’s size</text:p>
              </table:change-track-table-cell>
            </table:cell-content-deletion>
            <table:change-deletion table:id="ct292"/>
          </table:deletions>
        </table:deletion>
        <table:deletion table:id="ct294"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3"/>
            </table:cell-content-deletion>
            <table:cell-content-deletion>
              <table:cell-address table:column="1" table:row="123" table:table="2"/>
              <table:change-track-table-cell office:value-type="string">
                <text:p>Yes</text:p>
              </table:change-track-table-cell>
            </table:cell-content-deletion>
            <table:change-deletion table:id="ct293"/>
          </table:deletions>
        </table:deletion>
        <table:deletion table:id="ct295"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1"/>
            </table:cell-content-deletion>
            <table:cell-content-deletion>
              <table:cell-address table:column="1" table:row="123" table:table="2"/>
              <table:change-track-table-cell office:value-type="string">
                <text:p>No</text:p>
              </table:change-track-table-cell>
            </table:cell-content-deletion>
            <table:change-deletion table:id="ct294"/>
          </table:deletions>
        </table:deletion>
        <table:deletion table:id="ct296" table:type="row" table:position="123" table:table="2">
          <office:change-info>
            <dc:creator>ricardo </dc:creator>
            <dc:date>2012-12-22T11:02:45</dc:date>
          </office:change-info>
          <table:deletions>
            <table:change-deletion table:id="ct295"/>
          </table:deletions>
        </table:deletion>
        <table:deletion table:id="ct297" table:type="row" table:position="123" table:table="2">
          <office:change-info>
            <dc:creator>ricardo </dc:creator>
            <dc:date>2012-12-22T11:02:45</dc:date>
          </office:change-info>
          <table:deletions>
            <table:cell-content-deletion>
              <table:cell-address table:column="5" table:row="123" table:table="2"/>
              <table:change-track-table-cell office:value-type="string">
                <text:p>Weighted Score</text:p>
              </table:change-track-table-cell>
            </table:cell-content-deletion>
            <table:cell-content-deletion>
              <table:cell-address table:column="4" table:row="123" table:table="2"/>
              <table:change-track-table-cell office:value-type="string">
                <text:p>Unweighted Score</text:p>
              </table:change-track-table-cell>
            </table:cell-content-deletion>
            <table:cell-content-deletion>
              <table:cell-address table:column="3" table:row="123" table:table="2"/>
              <table:change-track-table-cell office:value-type="string">
                <text:p>Weight</text:p>
              </table:change-track-table-cell>
            </table:cell-content-deletion>
            <table:cell-content-deletion>
              <table:cell-address table:column="2" table:row="123" table:table="2"/>
              <table:change-track-table-cell office:value-type="string">
                <text:p>Raw Score</text:p>
              </table:change-track-table-cell>
            </table:cell-content-deletion>
            <table:cell-content-deletion>
              <table:cell-address table:column="1" table:row="123" table:table="2"/>
              <table:change-track-table-cell office:value-type="string">
                <text:p>Metric Name</text:p>
              </table:change-track-table-cell>
            </table:cell-content-deletion>
            <table:change-deletion table:id="ct296"/>
          </table:deletions>
        </table:deletion>
        <table:deletion table:id="ct298" table:type="row" table:position="123" table:table="2">
          <office:change-info>
            <dc:creator>ricardo </dc:creator>
            <dc:date>2012-12-22T11:02:45</dc:date>
          </office:change-info>
          <table:deletions>
            <table:cell-content-deletion>
              <table:cell-address table:column="5" table:row="123" table:table="2"/>
              <table:change-track-table-cell table:cell-address="'Category Rating and Metrics'.F124" table:formula="of:=[.D124]*[.E124]" office:value-type="float" office:value="0"/>
            </table:cell-content-deletion>
            <table:cell-content-deletion>
              <table:cell-address table:column="4" table:row="123" table:table="2"/>
              <table:change-track-table-cell office:value-type="float" office:value="0"/>
            </table:cell-content-deletion>
            <table:cell-content-deletion>
              <table:cell-address table:column="3" table:row="123" table:table="2"/>
              <table:change-track-table-cell office:value-type="float" office:value="0"/>
            </table:cell-content-deletion>
            <table:cell-content-deletion>
              <table:cell-address table:column="1" table:row="123" table:table="2"/>
              <table:change-track-table-cell office:value-type="string">
                <text:p>Designed for scalability</text:p>
              </table:change-track-table-cell>
            </table:cell-content-deletion>
            <table:change-deletion table:id="ct297"/>
          </table:deletions>
        </table:deletion>
        <table:deletion table:id="ct299" table:type="row" table:position="123" table:table="2">
          <office:change-info>
            <dc:creator>ricardo </dc:creator>
            <dc:date>2012-12-22T11:02:45</dc:date>
          </office:change-info>
          <table:deletions>
            <table:change-deletion table:id="ct298"/>
          </table:deletions>
        </table:deletion>
        <table:deletion table:id="ct300"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est Description</text:p>
              </table:change-track-table-cell>
            </table:cell-content-deletion>
            <table:change-deletion table:id="ct299"/>
          </table:deletions>
        </table:deletion>
        <table:deletion table:id="ct301"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his measures whether component was designed with scalability in mind. Is it thread-safe? Does it run in a cluster environment? Can H/W solve performance problems?</text:p>
              </table:change-track-table-cell>
            </table:cell-content-deletion>
            <table:change-deletion table:id="ct300"/>
          </table:deletions>
        </table:deletion>
        <table:deletion table:id="ct302" table:type="row" table:position="123" table:table="2">
          <office:change-info>
            <dc:creator>ricardo </dc:creator>
            <dc:date>2012-12-22T11:02:45</dc:date>
          </office:change-info>
          <table:deletions>
            <table:change-deletion table:id="ct301"/>
          </table:deletions>
        </table:deletion>
        <table:deletion table:id="ct303" table:type="row" table:position="123" table:table="2">
          <office:change-info>
            <dc:creator>ricardo </dc:creator>
            <dc:date>2012-12-22T11:02:45</dc:date>
          </office:change-info>
          <table:deletions>
            <table:cell-content-deletion>
              <table:cell-address table:column="4" table:row="123" table:table="2"/>
              <table:change-track-table-cell office:value-type="string">
                <text:p>Score</text:p>
              </table:change-track-table-cell>
            </table:cell-content-deletion>
            <table:cell-content-deletion>
              <table:cell-address table:column="1" table:row="123" table:table="2"/>
              <table:change-track-table-cell office:value-type="string">
                <text:p>Test Score Specification</text:p>
              </table:change-track-table-cell>
            </table:cell-content-deletion>
            <table:change-deletion table:id="ct302"/>
          </table:deletions>
        </table:deletion>
        <table:deletion table:id="ct304"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5"/>
            </table:cell-content-deletion>
            <table:cell-content-deletion>
              <table:cell-address table:column="1" table:row="123" table:table="2"/>
              <table:change-track-table-cell office:value-type="string">
                <text:p>Yes, extensive</text:p>
              </table:change-track-table-cell>
            </table:cell-content-deletion>
            <table:change-deletion table:id="ct303"/>
          </table:deletions>
        </table:deletion>
        <table:deletion table:id="ct305"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3"/>
            </table:cell-content-deletion>
            <table:cell-content-deletion>
              <table:cell-address table:column="1" table:row="123" table:table="2"/>
              <table:change-track-table-cell office:value-type="string">
                <text:p>Yes, some</text:p>
              </table:change-track-table-cell>
            </table:cell-content-deletion>
            <table:change-deletion table:id="ct304"/>
          </table:deletions>
        </table:deletion>
        <table:deletion table:id="ct306"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1"/>
            </table:cell-content-deletion>
            <table:cell-content-deletion>
              <table:cell-address table:column="1" table:row="123" table:table="2"/>
              <table:change-track-table-cell office:value-type="string">
                <text:p>No</text:p>
              </table:change-track-table-cell>
            </table:cell-content-deletion>
            <table:change-deletion table:id="ct305"/>
          </table:deletions>
        </table:deletion>
        <table:deletion table:id="ct307" table:type="row" table:position="123" table:table="2">
          <office:change-info>
            <dc:creator>ricardo </dc:creator>
            <dc:date>2012-12-22T11:02:45</dc:date>
          </office:change-info>
          <table:deletions>
            <table:change-deletion table:id="ct306"/>
          </table:deletions>
        </table:deletion>
        <table:deletion table:id="ct308" table:type="row" table:position="123" table:table="2">
          <office:change-info>
            <dc:creator>ricardo </dc:creator>
            <dc:date>2012-12-22T11:02:45</dc:date>
          </office:change-info>
          <table:deletions>
            <table:change-deletion table:id="ct307"/>
          </table:deletions>
        </table:deletion>
        <table:deletion table:id="ct309" table:type="row" table:position="123" table:table="2">
          <office:change-info>
            <dc:creator>ricardo </dc:creator>
            <dc:date>2012-12-22T11:02:45</dc:date>
          </office:change-info>
          <table:deletions>
            <table:cell-content-deletion>
              <table:cell-address table:column="6" table:row="123" table:table="2"/>
              <table:change-track-table-cell office:value-type="string">
                <text:p>Weighted Rating</text:p>
              </table:change-track-table-cell>
            </table:cell-content-deletion>
            <table:cell-content-deletion>
              <table:cell-address table:column="5" table:row="123" table:table="2"/>
              <table:change-track-table-cell office:value-type="string">
                <text:p>Unweighted Rating</text:p>
              </table:change-track-table-cell>
            </table:cell-content-deletion>
            <table:cell-content-deletion>
              <table:cell-address table:column="4" table:row="123" table:table="2"/>
              <table:change-track-table-cell office:value-type="string">
                <text:p>Weight</text:p>
              </table:change-track-table-cell>
            </table:cell-content-deletion>
            <table:cell-content-deletion>
              <table:cell-address table:column="1" table:row="123" table:table="2"/>
              <table:change-track-table-cell office:value-type="string">
                <text:p>Category Title</text:p>
              </table:change-track-table-cell>
            </table:cell-content-deletion>
            <table:cell-content-deletion>
              <table:cell-address table:column="0" table:row="123" table:table="2"/>
              <table:change-track-table-cell office:value-type="string">
                <text:p>Rank</text:p>
              </table:change-track-table-cell>
            </table:cell-content-deletion>
            <table:change-deletion table:id="ct308"/>
          </table:deletions>
        </table:deletion>
        <table:deletion table:id="ct310" table:type="row" table:position="123" table:table="2">
          <office:change-info>
            <dc:creator>ricardo </dc:creator>
            <dc:date>2012-12-22T11:02:45</dc:date>
          </office:change-info>
          <table:deletions>
            <table:cell-content-deletion>
              <table:cell-address table:column="6" table:row="123" table:table="2"/>
              <table:change-track-table-cell table:cell-address="'Category Rating and Metrics'.G124" table:formula="of:=[.F124]*[.E124]" office:value-type="float" office:value="0"/>
            </table:cell-content-deletion>
            <table:cell-content-deletion>
              <table:cell-address table:column="4" table:row="123" table:table="2"/>
              <table:change-track-table-cell table:cell-address="'Category Rating and Metrics'.E124" table:formula="of:=#REF!" office:value-type="float" office:value="0"/>
            </table:cell-content-deletion>
            <table:cell-content-deletion>
              <table:cell-address table:column="1" table:row="123" table:table="2"/>
              <table:change-track-table-cell office:value-type="string">
                <text:p>Architecture</text:p>
              </table:change-track-table-cell>
            </table:cell-content-deletion>
            <table:cell-content-deletion>
              <table:cell-address table:column="0" table:row="123" table:table="2"/>
              <table:change-track-table-cell table:cell-address="'Category Rating and Metrics'.A124" table:formula="of:=#REF!" office:value-type="float" office:value="0"/>
            </table:cell-content-deletion>
            <table:change-deletion table:id="ct309"/>
            <table:cell-content-deletion table:id="ct3">
              <table:change-track-table-cell table:cell-address="'Category Rating and Metrics'.F124" table:formula="of:=SUM([.F127:.F157])" office:value-type="float" office:value="15.05"/>
            </table:cell-content-deletion>
          </table:deletions>
        </table:deletion>
        <table:deletion table:id="ct311" table:type="row" table:position="123" table:table="2">
          <office:change-info>
            <dc:creator>ricardo </dc:creator>
            <dc:date>2012-12-22T11:02:45</dc:date>
          </office:change-info>
          <table:deletions>
            <table:change-deletion table:id="ct310"/>
          </table:deletions>
        </table:deletion>
        <table:deletion table:id="ct312" table:type="row" table:position="123" table:table="2">
          <office:change-info>
            <dc:creator>ricardo </dc:creator>
            <dc:date>2012-12-22T11:02:45</dc:date>
          </office:change-info>
          <table:deletions>
            <table:cell-content-deletion>
              <table:cell-address table:column="5" table:row="123" table:table="2"/>
              <table:change-track-table-cell office:value-type="string">
                <text:p>Weighted Score</text:p>
              </table:change-track-table-cell>
            </table:cell-content-deletion>
            <table:cell-content-deletion>
              <table:cell-address table:column="4" table:row="123" table:table="2"/>
              <table:change-track-table-cell office:value-type="string">
                <text:p>Unweighted Score</text:p>
              </table:change-track-table-cell>
            </table:cell-content-deletion>
            <table:cell-content-deletion>
              <table:cell-address table:column="3" table:row="123" table:table="2"/>
              <table:change-track-table-cell office:value-type="string">
                <text:p>Weight</text:p>
              </table:change-track-table-cell>
            </table:cell-content-deletion>
            <table:cell-content-deletion>
              <table:cell-address table:column="2" table:row="123" table:table="2"/>
              <table:change-track-table-cell office:value-type="string">
                <text:p>Raw Score</text:p>
              </table:change-track-table-cell>
            </table:cell-content-deletion>
            <table:cell-content-deletion>
              <table:cell-address table:column="1" table:row="123" table:table="2"/>
              <table:change-track-table-cell office:value-type="string">
                <text:p>Metric Name</text:p>
              </table:change-track-table-cell>
            </table:cell-content-deletion>
            <table:change-deletion table:id="ct311"/>
          </table:deletions>
        </table:deletion>
        <table:deletion table:id="ct313" table:type="row" table:position="123" table:table="2">
          <office:change-info>
            <dc:creator>ricardo </dc:creator>
            <dc:date>2012-12-22T11:02:45</dc:date>
          </office:change-info>
          <table:deletions>
            <table:cell-content-deletion>
              <table:cell-address table:column="5" table:row="123" table:table="2"/>
              <table:change-track-table-cell table:cell-address="'Category Rating and Metrics'.F124" table:formula="of:=[.D124]*[.E124]" office:value-type="float" office:value="0"/>
            </table:cell-content-deletion>
            <table:cell-content-deletion>
              <table:cell-address table:column="4" table:row="123" table:table="2"/>
              <table:change-track-table-cell office:value-type="float" office:value="0"/>
            </table:cell-content-deletion>
            <table:cell-content-deletion>
              <table:cell-address table:column="3" table:row="123" table:table="2"/>
              <table:change-track-table-cell office:value-type="float" office:value="0"/>
            </table:cell-content-deletion>
            <table:cell-content-deletion>
              <table:cell-address table:column="1" table:row="123" table:table="2"/>
              <table:change-track-table-cell office:value-type="string">
                <text:p>Are<text:span text:style-name="T4"> there any 3rd party Plug-ins</text:span></text:p>
              </table:change-track-table-cell>
            </table:cell-content-deletion>
            <table:change-deletion table:id="ct312"/>
          </table:deletions>
        </table:deletion>
        <table:deletion table:id="ct314" table:type="row" table:position="123" table:table="2">
          <office:change-info>
            <dc:creator>ricardo </dc:creator>
            <dc:date>2012-12-22T11:02:45</dc:date>
          </office:change-info>
          <table:deletions>
            <table:change-deletion table:id="ct313"/>
          </table:deletions>
        </table:deletion>
        <table:deletion table:id="ct315"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est Description</text:p>
              </table:change-track-table-cell>
            </table:cell-content-deletion>
            <table:change-deletion table:id="ct314"/>
          </table:deletions>
        </table:deletion>
        <table:deletion table:id="ct316"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his measures the design for extensibility through 3rd party plug-ins</text:p>
              </table:change-track-table-cell>
            </table:cell-content-deletion>
            <table:change-deletion table:id="ct315"/>
          </table:deletions>
        </table:deletion>
        <table:deletion table:id="ct317" table:type="row" table:position="123" table:table="2">
          <office:change-info>
            <dc:creator>ricardo </dc:creator>
            <dc:date>2012-12-22T11:02:45</dc:date>
          </office:change-info>
          <table:deletions>
            <table:change-deletion table:id="ct316"/>
          </table:deletions>
        </table:deletion>
        <table:deletion table:id="ct318" table:type="row" table:position="123" table:table="2">
          <office:change-info>
            <dc:creator>ricardo </dc:creator>
            <dc:date>2012-12-22T11:02:45</dc:date>
          </office:change-info>
          <table:deletions>
            <table:cell-content-deletion>
              <table:cell-address table:column="4" table:row="123" table:table="2"/>
              <table:change-track-table-cell office:value-type="string">
                <text:p>Score</text:p>
              </table:change-track-table-cell>
            </table:cell-content-deletion>
            <table:cell-content-deletion>
              <table:cell-address table:column="1" table:row="123" table:table="2"/>
              <table:change-track-table-cell office:value-type="string">
                <text:p>Test Score Specification</text:p>
              </table:change-track-table-cell>
            </table:cell-content-deletion>
            <table:change-deletion table:id="ct317"/>
          </table:deletions>
        </table:deletion>
        <table:deletion table:id="ct319"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5"/>
            </table:cell-content-deletion>
            <table:cell-content-deletion>
              <table:cell-address table:column="1" table:row="123" table:table="2"/>
              <table:change-track-table-cell office:value-type="string">
                <text:p>&gt;10</text:p>
              </table:change-track-table-cell>
            </table:cell-content-deletion>
            <table:change-deletion table:id="ct318"/>
          </table:deletions>
        </table:deletion>
        <table:deletion table:id="ct320"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4"/>
            </table:cell-content-deletion>
            <table:cell-content-deletion>
              <table:cell-address table:column="1" table:row="123" table:table="2"/>
              <table:change-track-table-cell office:value-type="string">
                <text:p>6 to 10</text:p>
              </table:change-track-table-cell>
            </table:cell-content-deletion>
            <table:change-deletion table:id="ct319"/>
          </table:deletions>
        </table:deletion>
        <table:deletion table:id="ct321"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3"/>
            </table:cell-content-deletion>
            <table:cell-content-deletion>
              <table:cell-address table:column="1" table:row="123" table:table="2"/>
              <table:change-track-table-cell office:value-type="string">
                <text:p>2 to 5</text:p>
              </table:change-track-table-cell>
            </table:cell-content-deletion>
            <table:change-deletion table:id="ct320"/>
          </table:deletions>
        </table:deletion>
        <table:deletion table:id="ct322"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2"/>
            </table:cell-content-deletion>
            <table:cell-content-deletion>
              <table:cell-address table:column="1" table:row="123" table:table="2"/>
              <table:change-track-table-cell office:value-type="float" office:value="1"/>
            </table:cell-content-deletion>
            <table:change-deletion table:id="ct321"/>
          </table:deletions>
        </table:deletion>
        <table:deletion table:id="ct323"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1"/>
            </table:cell-content-deletion>
            <table:cell-content-deletion>
              <table:cell-address table:column="1" table:row="123" table:table="2"/>
              <table:change-track-table-cell office:value-type="float" office:value="0"/>
            </table:cell-content-deletion>
            <table:change-deletion table:id="ct322"/>
          </table:deletions>
        </table:deletion>
        <table:deletion table:id="ct324" table:type="row" table:position="123" table:table="2">
          <office:change-info>
            <dc:creator>ricardo </dc:creator>
            <dc:date>2012-12-22T11:02:45</dc:date>
          </office:change-info>
          <table:deletions>
            <table:change-deletion table:id="ct323"/>
          </table:deletions>
        </table:deletion>
        <table:deletion table:id="ct325" table:type="row" table:position="123" table:table="2">
          <office:change-info>
            <dc:creator>ricardo </dc:creator>
            <dc:date>2012-12-22T11:02:45</dc:date>
          </office:change-info>
          <table:deletions>
            <table:cell-content-deletion>
              <table:cell-address table:column="5" table:row="123" table:table="2"/>
              <table:change-track-table-cell office:value-type="string">
                <text:p>Weighted Score</text:p>
              </table:change-track-table-cell>
            </table:cell-content-deletion>
            <table:cell-content-deletion>
              <table:cell-address table:column="4" table:row="123" table:table="2"/>
              <table:change-track-table-cell office:value-type="string">
                <text:p>Unweighted Score</text:p>
              </table:change-track-table-cell>
            </table:cell-content-deletion>
            <table:cell-content-deletion>
              <table:cell-address table:column="3" table:row="123" table:table="2"/>
              <table:change-track-table-cell office:value-type="string">
                <text:p>Weight</text:p>
              </table:change-track-table-cell>
            </table:cell-content-deletion>
            <table:cell-content-deletion>
              <table:cell-address table:column="2" table:row="123" table:table="2"/>
              <table:change-track-table-cell office:value-type="string">
                <text:p>Raw Score</text:p>
              </table:change-track-table-cell>
            </table:cell-content-deletion>
            <table:cell-content-deletion>
              <table:cell-address table:column="1" table:row="123" table:table="2"/>
              <table:change-track-table-cell office:value-type="string">
                <text:p>Metric Name</text:p>
              </table:change-track-table-cell>
            </table:cell-content-deletion>
            <table:change-deletion table:id="ct324"/>
          </table:deletions>
        </table:deletion>
        <table:deletion table:id="ct326" table:type="row" table:position="123" table:table="2">
          <office:change-info>
            <dc:creator>ricardo </dc:creator>
            <dc:date>2012-12-22T11:02:45</dc:date>
          </office:change-info>
          <table:deletions>
            <table:cell-content-deletion>
              <table:cell-address table:column="5" table:row="123" table:table="2"/>
              <table:change-track-table-cell table:cell-address="'Category Rating and Metrics'.F124" table:formula="of:=[.D124]*[.E124]" office:value-type="float" office:value="0"/>
            </table:cell-content-deletion>
            <table:cell-content-deletion>
              <table:cell-address table:column="4" table:row="123" table:table="2"/>
              <table:change-track-table-cell office:value-type="float" office:value="0"/>
            </table:cell-content-deletion>
            <table:cell-content-deletion>
              <table:cell-address table:column="3" table:row="123" table:table="2"/>
              <table:change-track-table-cell office:value-type="float" office:value="0"/>
            </table:cell-content-deletion>
            <table:cell-content-deletion>
              <table:cell-address table:column="1" table:row="123" table:table="2"/>
              <table:change-track-table-cell office:value-type="string">
                <text:p>Public API / External Service </text:p>
              </table:change-track-table-cell>
            </table:cell-content-deletion>
            <table:change-deletion table:id="ct325"/>
          </table:deletions>
        </table:deletion>
        <table:deletion table:id="ct327" table:type="row" table:position="123" table:table="2">
          <office:change-info>
            <dc:creator>ricardo </dc:creator>
            <dc:date>2012-12-22T11:02:45</dc:date>
          </office:change-info>
          <table:deletions>
            <table:change-deletion table:id="ct326"/>
          </table:deletions>
        </table:deletion>
        <table:deletion table:id="ct328"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est Description</text:p>
              </table:change-track-table-cell>
            </table:cell-content-deletion>
            <table:change-deletion table:id="ct327"/>
          </table:deletions>
        </table:deletion>
        <table:deletion table:id="ct329" table:type="row" table:position="123" table:table="2">
          <office:change-info>
            <dc:creator>ricardo </dc:creator>
            <dc:date>2012-12-22T11:02:45</dc:date>
          </office:change-info>
          <table:deletions>
            <table:cell-content-deletion>
              <table:cell-address table:column="1" table:row="123" table:table="2"/>
              <table:change-track-table-cell office:value-type="string">
                <text:p>Allows for extensions via a public API, also shows design for customization</text:p>
              </table:change-track-table-cell>
            </table:cell-content-deletion>
            <table:change-deletion table:id="ct328"/>
          </table:deletions>
        </table:deletion>
        <table:deletion table:id="ct330" table:type="row" table:position="123" table:table="2">
          <office:change-info>
            <dc:creator>ricardo </dc:creator>
            <dc:date>2012-12-22T11:02:45</dc:date>
          </office:change-info>
          <table:deletions>
            <table:change-deletion table:id="ct329"/>
          </table:deletions>
        </table:deletion>
        <table:deletion table:id="ct331" table:type="row" table:position="123" table:table="2">
          <office:change-info>
            <dc:creator>ricardo </dc:creator>
            <dc:date>2012-12-22T11:02:45</dc:date>
          </office:change-info>
          <table:deletions>
            <table:cell-content-deletion>
              <table:cell-address table:column="4" table:row="123" table:table="2"/>
              <table:change-track-table-cell office:value-type="string">
                <text:p>Score</text:p>
              </table:change-track-table-cell>
            </table:cell-content-deletion>
            <table:cell-content-deletion>
              <table:cell-address table:column="1" table:row="123" table:table="2"/>
              <table:change-track-table-cell office:value-type="string">
                <text:p>Test Score Specification</text:p>
              </table:change-track-table-cell>
            </table:cell-content-deletion>
            <table:change-deletion table:id="ct330"/>
          </table:deletions>
        </table:deletion>
        <table:deletion table:id="ct332"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5"/>
            </table:cell-content-deletion>
            <table:cell-content-deletion>
              <table:cell-address table:column="1" table:row="123" table:table="2"/>
              <table:change-track-table-cell office:value-type="string">
                <text:p>Yes, extensive</text:p>
              </table:change-track-table-cell>
            </table:cell-content-deletion>
            <table:change-deletion table:id="ct331"/>
          </table:deletions>
        </table:deletion>
        <table:deletion table:id="ct333"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3"/>
            </table:cell-content-deletion>
            <table:cell-content-deletion>
              <table:cell-address table:column="1" table:row="123" table:table="2"/>
              <table:change-track-table-cell office:value-type="string">
                <text:p>Yes</text:p>
              </table:change-track-table-cell>
            </table:cell-content-deletion>
            <table:change-deletion table:id="ct332"/>
          </table:deletions>
        </table:deletion>
        <table:deletion table:id="ct334"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1"/>
            </table:cell-content-deletion>
            <table:cell-content-deletion>
              <table:cell-address table:column="1" table:row="123" table:table="2"/>
              <table:change-track-table-cell office:value-type="string">
                <text:p>No</text:p>
              </table:change-track-table-cell>
            </table:cell-content-deletion>
            <table:change-deletion table:id="ct333"/>
          </table:deletions>
        </table:deletion>
        <table:deletion table:id="ct335" table:type="row" table:position="123" table:table="2">
          <office:change-info>
            <dc:creator>ricardo </dc:creator>
            <dc:date>2012-12-22T11:02:45</dc:date>
          </office:change-info>
          <table:deletions>
            <table:change-deletion table:id="ct334"/>
          </table:deletions>
        </table:deletion>
        <table:deletion table:id="ct336" table:type="row" table:position="123" table:table="2">
          <office:change-info>
            <dc:creator>ricardo </dc:creator>
            <dc:date>2012-12-22T11:02:45</dc:date>
          </office:change-info>
          <table:deletions>
            <table:cell-content-deletion>
              <table:cell-address table:column="5" table:row="123" table:table="2"/>
              <table:change-track-table-cell office:value-type="string">
                <text:p>Weighted Score</text:p>
              </table:change-track-table-cell>
            </table:cell-content-deletion>
            <table:cell-content-deletion>
              <table:cell-address table:column="4" table:row="123" table:table="2"/>
              <table:change-track-table-cell office:value-type="string">
                <text:p>Unweighted Score</text:p>
              </table:change-track-table-cell>
            </table:cell-content-deletion>
            <table:cell-content-deletion>
              <table:cell-address table:column="3" table:row="123" table:table="2"/>
              <table:change-track-table-cell office:value-type="string">
                <text:p>Weight</text:p>
              </table:change-track-table-cell>
            </table:cell-content-deletion>
            <table:cell-content-deletion>
              <table:cell-address table:column="2" table:row="123" table:table="2"/>
              <table:change-track-table-cell office:value-type="string">
                <text:p>Raw Score</text:p>
              </table:change-track-table-cell>
            </table:cell-content-deletion>
            <table:cell-content-deletion>
              <table:cell-address table:column="1" table:row="123" table:table="2"/>
              <table:change-track-table-cell office:value-type="string">
                <text:p>Metric Name</text:p>
              </table:change-track-table-cell>
            </table:cell-content-deletion>
            <table:change-deletion table:id="ct335"/>
          </table:deletions>
        </table:deletion>
        <table:deletion table:id="ct337" table:type="row" table:position="123" table:table="2">
          <office:change-info>
            <dc:creator>ricardo </dc:creator>
            <dc:date>2012-12-22T11:02:45</dc:date>
          </office:change-info>
          <table:deletions>
            <table:cell-content-deletion>
              <table:cell-address table:column="5" table:row="123" table:table="2"/>
              <table:change-track-table-cell table:cell-address="'Category Rating and Metrics'.F124" table:formula="of:=[.D124]*[.E124]" office:value-type="float" office:value="0"/>
            </table:cell-content-deletion>
            <table:cell-content-deletion>
              <table:cell-address table:column="1" table:row="123" table:table="2"/>
              <table:change-track-table-cell office:value-type="string">
                <text:p>Enable/disable features through configuration</text:p>
              </table:change-track-table-cell>
            </table:cell-content-deletion>
            <table:change-deletion table:id="ct336"/>
            <table:cell-content-deletion table:id="ct132">
              <table:change-track-table-cell/>
            </table:cell-content-deletion>
            <table:cell-content-deletion table:id="ct138">
              <table:change-track-table-cell office:value-type="float" office:value="0"/>
            </table:cell-content-deletion>
            <table:cell-content-deletion table:id="ct127">
              <table:change-track-table-cell office:value-type="float" office:value="0"/>
            </table:cell-content-deletion>
            <table:cell-content-deletion table:id="ct78">
              <table:change-track-table-cell office:value-type="string">
                <text:p>Yes</text:p>
              </table:change-track-table-cell>
            </table:cell-content-deletion>
          </table:deletions>
        </table:deletion>
        <table:deletion table:id="ct338" table:type="row" table:position="123" table:table="2">
          <office:change-info>
            <dc:creator>ricardo </dc:creator>
            <dc:date>2012-12-22T11:02:45</dc:date>
          </office:change-info>
          <table:deletions>
            <table:change-deletion table:id="ct337"/>
          </table:deletions>
        </table:deletion>
        <table:deletion table:id="ct339"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est Description</text:p>
              </table:change-track-table-cell>
            </table:cell-content-deletion>
            <table:change-deletion table:id="ct338"/>
          </table:deletions>
        </table:deletion>
        <table:deletion table:id="ct340" table:type="row" table:position="123" table:table="2">
          <office:change-info>
            <dc:creator>ricardo </dc:creator>
            <dc:date>2012-12-22T11:02:45</dc:date>
          </office:change-info>
          <table:deletions>
            <table:cell-content-deletion>
              <table:cell-address table:column="1" table:row="123" table:table="2"/>
              <table:change-track-table-cell office:value-type="string">
                <text:p>Whether user can enable/disable features through configuration</text:p>
              </table:change-track-table-cell>
            </table:cell-content-deletion>
            <table:change-deletion table:id="ct339"/>
          </table:deletions>
        </table:deletion>
        <table:deletion table:id="ct341" table:type="row" table:position="123" table:table="2">
          <office:change-info>
            <dc:creator>ricardo </dc:creator>
            <dc:date>2012-12-22T11:02:45</dc:date>
          </office:change-info>
          <table:deletions>
            <table:change-deletion table:id="ct340"/>
          </table:deletions>
        </table:deletion>
        <table:deletion table:id="ct342" table:type="row" table:position="123" table:table="2">
          <office:change-info>
            <dc:creator>ricardo </dc:creator>
            <dc:date>2012-12-22T11:02:45</dc:date>
          </office:change-info>
          <table:deletions>
            <table:cell-content-deletion>
              <table:cell-address table:column="4" table:row="123" table:table="2"/>
              <table:change-track-table-cell office:value-type="string">
                <text:p>Score</text:p>
              </table:change-track-table-cell>
            </table:cell-content-deletion>
            <table:cell-content-deletion>
              <table:cell-address table:column="1" table:row="123" table:table="2"/>
              <table:change-track-table-cell office:value-type="string">
                <text:p>Test Score Specification</text:p>
              </table:change-track-table-cell>
            </table:cell-content-deletion>
            <table:change-deletion table:id="ct341"/>
          </table:deletions>
        </table:deletion>
        <table:deletion table:id="ct343"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5"/>
            </table:cell-content-deletion>
            <table:cell-content-deletion>
              <table:cell-address table:column="1" table:row="123" table:table="2"/>
              <table:change-track-table-cell office:value-type="string">
                <text:p>Yes, during runtime</text:p>
              </table:change-track-table-cell>
            </table:cell-content-deletion>
            <table:change-deletion table:id="ct342"/>
          </table:deletions>
        </table:deletion>
        <table:deletion table:id="ct344"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3"/>
            </table:cell-content-deletion>
            <table:cell-content-deletion>
              <table:cell-address table:column="1" table:row="123" table:table="2"/>
              <table:change-track-table-cell office:value-type="string">
                <text:p>Yes, maybe compile time</text:p>
              </table:change-track-table-cell>
            </table:cell-content-deletion>
            <table:change-deletion table:id="ct343"/>
          </table:deletions>
        </table:deletion>
        <table:deletion table:id="ct345"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1"/>
            </table:cell-content-deletion>
            <table:cell-content-deletion>
              <table:cell-address table:column="1" table:row="123" table:table="2"/>
              <table:change-track-table-cell office:value-type="string">
                <text:p>No</text:p>
              </table:change-track-table-cell>
            </table:cell-content-deletion>
            <table:change-deletion table:id="ct344"/>
          </table:deletions>
        </table:deletion>
        <table:deletion table:id="ct346" table:type="row" table:position="123" table:table="2">
          <office:change-info>
            <dc:creator>ricardo </dc:creator>
            <dc:date>2012-12-22T11:02:45</dc:date>
          </office:change-info>
          <table:deletions>
            <table:change-deletion table:id="ct345"/>
          </table:deletions>
        </table:deletion>
        <table:deletion table:id="ct347" table:type="row" table:position="123" table:table="2">
          <office:change-info>
            <dc:creator>ricardo </dc:creator>
            <dc:date>2012-12-22T11:02:45</dc:date>
          </office:change-info>
          <table:deletions>
            <table:change-deletion table:id="ct346"/>
          </table:deletions>
        </table:deletion>
        <table:deletion table:id="ct348" table:type="row" table:position="123" table:table="2">
          <office:change-info>
            <dc:creator>ricardo </dc:creator>
            <dc:date>2012-12-22T11:02:45</dc:date>
          </office:change-info>
          <table:deletions>
            <table:cell-content-deletion>
              <table:cell-address table:column="6" table:row="123" table:table="2"/>
              <table:change-track-table-cell office:value-type="string">
                <text:p>Weighted Rating</text:p>
              </table:change-track-table-cell>
            </table:cell-content-deletion>
            <table:cell-content-deletion>
              <table:cell-address table:column="5" table:row="123" table:table="2"/>
              <table:change-track-table-cell office:value-type="string">
                <text:p>Unweighted Rating</text:p>
              </table:change-track-table-cell>
            </table:cell-content-deletion>
            <table:cell-content-deletion>
              <table:cell-address table:column="4" table:row="123" table:table="2"/>
              <table:change-track-table-cell office:value-type="string">
                <text:p>Weight</text:p>
              </table:change-track-table-cell>
            </table:cell-content-deletion>
            <table:cell-content-deletion>
              <table:cell-address table:column="1" table:row="123" table:table="2"/>
              <table:change-track-table-cell office:value-type="string">
                <text:p>Category Title</text:p>
              </table:change-track-table-cell>
            </table:cell-content-deletion>
            <table:cell-content-deletion>
              <table:cell-address table:column="0" table:row="123" table:table="2"/>
              <table:change-track-table-cell office:value-type="string">
                <text:p>Rank</text:p>
              </table:change-track-table-cell>
            </table:cell-content-deletion>
            <table:change-deletion table:id="ct347"/>
          </table:deletions>
        </table:deletion>
        <table:deletion table:id="ct349" table:type="row" table:position="123" table:table="2">
          <office:change-info>
            <dc:creator>ricardo </dc:creator>
            <dc:date>2012-12-22T11:02:45</dc:date>
          </office:change-info>
          <table:deletions>
            <table:cell-content-deletion>
              <table:cell-address table:column="6" table:row="123" table:table="2"/>
              <table:change-track-table-cell table:cell-address="'Category Rating and Metrics'.G124" table:formula="of:=[.F124]*[.E124]" office:value-type="float" office:value="0"/>
            </table:cell-content-deletion>
            <table:cell-content-deletion>
              <table:cell-address table:column="5" table:row="123" table:table="2"/>
              <table:change-track-table-cell table:cell-address="'Category Rating and Metrics'.F124" table:formula="of:=SUM([.F127:.F136])" office:value-type="float" office:value="4.2"/>
            </table:cell-content-deletion>
            <table:cell-content-deletion>
              <table:cell-address table:column="4" table:row="123" table:table="2"/>
              <table:change-track-table-cell table:cell-address="'Category Rating and Metrics'.E124" table:formula="of:=#REF!" office:value-type="float" office:value="0"/>
            </table:cell-content-deletion>
            <table:cell-content-deletion>
              <table:cell-address table:column="1" table:row="123" table:table="2"/>
              <table:change-track-table-cell office:value-type="string">
                <text:p>Support</text:p>
              </table:change-track-table-cell>
            </table:cell-content-deletion>
            <table:cell-content-deletion>
              <table:cell-address table:column="0" table:row="123" table:table="2"/>
              <table:change-track-table-cell table:cell-address="'Category Rating and Metrics'.A124" table:formula="of:=#REF!" office:value-type="float" office:value="0"/>
            </table:cell-content-deletion>
            <table:change-deletion table:id="ct348"/>
            <table:cell-content-deletion table:id="ct131">
              <table:change-track-table-cell/>
            </table:cell-content-deletion>
          </table:deletions>
        </table:deletion>
        <table:deletion table:id="ct350" table:type="row" table:position="123" table:table="2">
          <office:change-info>
            <dc:creator>ricardo </dc:creator>
            <dc:date>2012-12-22T11:02:45</dc:date>
          </office:change-info>
          <table:deletions>
            <table:change-deletion table:id="ct349"/>
          </table:deletions>
        </table:deletion>
        <table:deletion table:id="ct351" table:type="row" table:position="123" table:table="2">
          <office:change-info>
            <dc:creator>ricardo </dc:creator>
            <dc:date>2012-12-22T11:02:45</dc:date>
          </office:change-info>
          <table:deletions>
            <table:cell-content-deletion>
              <table:cell-address table:column="5" table:row="123" table:table="2"/>
              <table:change-track-table-cell office:value-type="string">
                <text:p>Weighted Score</text:p>
              </table:change-track-table-cell>
            </table:cell-content-deletion>
            <table:cell-content-deletion>
              <table:cell-address table:column="4" table:row="123" table:table="2"/>
              <table:change-track-table-cell office:value-type="string">
                <text:p>Unweighted Score</text:p>
              </table:change-track-table-cell>
            </table:cell-content-deletion>
            <table:cell-content-deletion>
              <table:cell-address table:column="3" table:row="123" table:table="2"/>
              <table:change-track-table-cell office:value-type="string">
                <text:p>Weight</text:p>
              </table:change-track-table-cell>
            </table:cell-content-deletion>
            <table:cell-content-deletion>
              <table:cell-address table:column="2" table:row="123" table:table="2"/>
              <table:change-track-table-cell office:value-type="string">
                <text:p>Raw Score</text:p>
              </table:change-track-table-cell>
            </table:cell-content-deletion>
            <table:cell-content-deletion>
              <table:cell-address table:column="1" table:row="123" table:table="2"/>
              <table:change-track-table-cell office:value-type="string">
                <text:p>Metric Name</text:p>
              </table:change-track-table-cell>
            </table:cell-content-deletion>
            <table:change-deletion table:id="ct350"/>
          </table:deletions>
        </table:deletion>
        <table:deletion table:id="ct352" table:type="row" table:position="123" table:table="2">
          <office:change-info>
            <dc:creator>ricardo </dc:creator>
            <dc:date>2012-12-22T11:02:45</dc:date>
          </office:change-info>
          <table:deletions>
            <table:cell-content-deletion>
              <table:cell-address table:column="5" table:row="123" table:table="2"/>
              <table:change-track-table-cell table:cell-address="'Category Rating and Metrics'.F124" table:formula="of:=[.D124]*[.E124]" office:value-type="float" office:value="0"/>
            </table:cell-content-deletion>
            <table:cell-content-deletion>
              <table:cell-address table:column="4" table:row="123" table:table="2"/>
              <table:change-track-table-cell office:value-type="float" office:value="0"/>
            </table:cell-content-deletion>
            <table:cell-content-deletion>
              <table:cell-address table:column="3" table:row="123" table:table="2"/>
              <table:change-track-table-cell office:value-type="float" office:value="0"/>
            </table:cell-content-deletion>
            <table:cell-content-deletion>
              <table:cell-address table:column="1" table:row="123" table:table="2"/>
              <table:change-track-table-cell office:value-type="string">
                <text:p>Average volume of general mailing list in the last 6 months</text:p>
              </table:change-track-table-cell>
            </table:cell-content-deletion>
            <table:change-deletion table:id="ct351"/>
          </table:deletions>
        </table:deletion>
        <table:deletion table:id="ct353" table:type="row" table:position="123" table:table="2">
          <office:change-info>
            <dc:creator>ricardo </dc:creator>
            <dc:date>2012-12-22T11:02:45</dc:date>
          </office:change-info>
          <table:deletions>
            <table:change-deletion table:id="ct352"/>
          </table:deletions>
        </table:deletion>
        <table:deletion table:id="ct354"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est Description</text:p>
              </table:change-track-table-cell>
            </table:cell-content-deletion>
            <table:change-deletion table:id="ct353"/>
          </table:deletions>
        </table:deletion>
        <table:deletion table:id="ct355"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he general mailing list is the first place where people go for free help.</text:p>
              </table:change-track-table-cell>
            </table:cell-content-deletion>
            <table:change-deletion table:id="ct354"/>
          </table:deletions>
        </table:deletion>
        <table:deletion table:id="ct356" table:type="row" table:position="123" table:table="2">
          <office:change-info>
            <dc:creator>ricardo </dc:creator>
            <dc:date>2012-12-22T11:02:45</dc:date>
          </office:change-info>
          <table:deletions>
            <table:change-deletion table:id="ct355"/>
          </table:deletions>
        </table:deletion>
        <table:deletion table:id="ct357" table:type="row" table:position="123" table:table="2">
          <office:change-info>
            <dc:creator>ricardo </dc:creator>
            <dc:date>2012-12-22T11:02:45</dc:date>
          </office:change-info>
          <table:deletions>
            <table:cell-content-deletion>
              <table:cell-address table:column="4" table:row="123" table:table="2"/>
              <table:change-track-table-cell office:value-type="string">
                <text:p>Score</text:p>
              </table:change-track-table-cell>
            </table:cell-content-deletion>
            <table:cell-content-deletion>
              <table:cell-address table:column="1" table:row="123" table:table="2"/>
              <table:change-track-table-cell office:value-type="string">
                <text:p>Test Score Specification</text:p>
              </table:change-track-table-cell>
            </table:cell-content-deletion>
            <table:change-deletion table:id="ct356"/>
          </table:deletions>
        </table:deletion>
        <table:deletion table:id="ct358"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5"/>
            </table:cell-content-deletion>
            <table:cell-content-deletion>
              <table:cell-address table:column="1" table:row="123" table:table="2"/>
              <table:change-track-table-cell office:value-type="string">
                <text:p>&gt; 720 msg per month</text:p>
              </table:change-track-table-cell>
            </table:cell-content-deletion>
            <table:change-deletion table:id="ct357"/>
          </table:deletions>
        </table:deletion>
        <table:deletion table:id="ct359"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4"/>
            </table:cell-content-deletion>
            <table:cell-content-deletion>
              <table:cell-address table:column="1" table:row="123" table:table="2"/>
              <table:change-track-table-cell office:value-type="string">
                <text:p>[300 – 720) msg per month</text:p>
              </table:change-track-table-cell>
            </table:cell-content-deletion>
            <table:change-deletion table:id="ct358"/>
          </table:deletions>
        </table:deletion>
        <table:deletion table:id="ct360"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3"/>
            </table:cell-content-deletion>
            <table:cell-content-deletion>
              <table:cell-address table:column="1" table:row="123" table:table="2"/>
              <table:change-track-table-cell office:value-type="string">
                <text:p>[150 – 300) msg per month</text:p>
              </table:change-track-table-cell>
            </table:cell-content-deletion>
            <table:change-deletion table:id="ct359"/>
          </table:deletions>
        </table:deletion>
        <table:deletion table:id="ct361"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2"/>
            </table:cell-content-deletion>
            <table:cell-content-deletion>
              <table:cell-address table:column="1" table:row="123" table:table="2"/>
              <table:change-track-table-cell office:value-type="string">
                <text:p>[30 – 150) msg per month</text:p>
              </table:change-track-table-cell>
            </table:cell-content-deletion>
            <table:change-deletion table:id="ct360"/>
          </table:deletions>
        </table:deletion>
        <table:deletion table:id="ct362"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1"/>
            </table:cell-content-deletion>
            <table:cell-content-deletion>
              <table:cell-address table:column="1" table:row="123" table:table="2"/>
              <table:change-track-table-cell office:value-type="string">
                <text:p>&lt; 30 msg per month</text:p>
              </table:change-track-table-cell>
            </table:cell-content-deletion>
            <table:change-deletion table:id="ct361"/>
          </table:deletions>
        </table:deletion>
        <table:deletion table:id="ct363" table:type="row" table:position="123" table:table="2">
          <office:change-info>
            <dc:creator>ricardo </dc:creator>
            <dc:date>2012-12-22T11:02:45</dc:date>
          </office:change-info>
          <table:deletions>
            <table:change-deletion table:id="ct362"/>
          </table:deletions>
        </table:deletion>
        <table:deletion table:id="ct364" table:type="row" table:position="123" table:table="2">
          <office:change-info>
            <dc:creator>ricardo </dc:creator>
            <dc:date>2012-12-22T11:02:45</dc:date>
          </office:change-info>
          <table:deletions>
            <table:cell-content-deletion>
              <table:cell-address table:column="5" table:row="123" table:table="2"/>
              <table:change-track-table-cell office:value-type="string">
                <text:p>Weighted Score</text:p>
              </table:change-track-table-cell>
            </table:cell-content-deletion>
            <table:cell-content-deletion>
              <table:cell-address table:column="4" table:row="123" table:table="2"/>
              <table:change-track-table-cell office:value-type="string">
                <text:p>Unweighted Score</text:p>
              </table:change-track-table-cell>
            </table:cell-content-deletion>
            <table:cell-content-deletion>
              <table:cell-address table:column="3" table:row="123" table:table="2"/>
              <table:change-track-table-cell office:value-type="string">
                <text:p>Weight</text:p>
              </table:change-track-table-cell>
            </table:cell-content-deletion>
            <table:cell-content-deletion>
              <table:cell-address table:column="2" table:row="123" table:table="2"/>
              <table:change-track-table-cell office:value-type="string">
                <text:p>Raw Score</text:p>
              </table:change-track-table-cell>
            </table:cell-content-deletion>
            <table:cell-content-deletion>
              <table:cell-address table:column="1" table:row="123" table:table="2"/>
              <table:change-track-table-cell office:value-type="string">
                <text:p>Metric Name</text:p>
              </table:change-track-table-cell>
            </table:cell-content-deletion>
            <table:change-deletion table:id="ct363"/>
          </table:deletions>
        </table:deletion>
        <table:deletion table:id="ct365" table:type="row" table:position="123" table:table="2">
          <office:change-info>
            <dc:creator>ricardo </dc:creator>
            <dc:date>2012-12-22T11:02:45</dc:date>
          </office:change-info>
          <table:deletions>
            <table:cell-content-deletion>
              <table:cell-address table:column="5" table:row="123" table:table="2"/>
              <table:change-track-table-cell table:cell-address="'Category Rating and Metrics'.F124" table:formula="of:=[.D124]*[.E124]" office:value-type="float" office:value="0"/>
            </table:cell-content-deletion>
            <table:cell-content-deletion>
              <table:cell-address table:column="1" table:row="123" table:table="2"/>
              <table:change-track-table-cell office:value-type="string">
                <text:p>Quality of professional support</text:p>
              </table:change-track-table-cell>
            </table:cell-content-deletion>
            <table:change-deletion table:id="ct364"/>
            <table:cell-content-deletion table:id="ct139">
              <table:change-track-table-cell office:value-type="float" office:value="0"/>
            </table:cell-content-deletion>
            <table:cell-content-deletion table:id="ct128">
              <table:change-track-table-cell office:value-type="float" office:value="0"/>
            </table:cell-content-deletion>
            <table:cell-content-deletion table:id="ct81">
              <table:change-track-table-cell office:value-type="string">
                <text:p>No</text:p>
              </table:change-track-table-cell>
            </table:cell-content-deletion>
          </table:deletions>
        </table:deletion>
        <table:deletion table:id="ct366" table:type="row" table:position="123" table:table="2">
          <office:change-info>
            <dc:creator>ricardo </dc:creator>
            <dc:date>2012-12-22T11:02:45</dc:date>
          </office:change-info>
          <table:deletions>
            <table:change-deletion table:id="ct365"/>
          </table:deletions>
        </table:deletion>
        <table:deletion table:id="ct367" table:type="row" table:position="123" table:table="2">
          <office:change-info>
            <dc:creator>ricardo </dc:creator>
            <dc:date>2012-12-22T11:02:45</dc:date>
          </office:change-info>
          <table:deletions>
            <table:cell-content-deletion>
              <table:cell-address table:column="1" table:row="123" table:table="2"/>
              <table:change-track-table-cell office:value-type="string">
                <text:p>Test Description</text:p>
              </table:change-track-table-cell>
            </table:cell-content-deletion>
            <table:change-deletion table:id="ct366"/>
          </table:deletions>
        </table:deletion>
        <table:deletion table:id="ct368" table:type="row" table:position="123" table:table="2">
          <office:change-info>
            <dc:creator>ricardo </dc:creator>
            <dc:date>2012-12-22T11:02:45</dc:date>
          </office:change-info>
          <table:deletions>
            <table:change-deletion table:id="ct367"/>
            <table:cell-content-deletion table:id="ct8">
              <table:change-track-table-cell office:value-type="string">
                <text:p>Professional support that helps fine tune for the local deployment and troubleshooting</text:p>
              </table:change-track-table-cell>
            </table:cell-content-deletion>
          </table:deletions>
        </table:deletion>
        <table:deletion table:id="ct369" table:type="row" table:position="123" table:table="2">
          <office:change-info>
            <dc:creator>ricardo </dc:creator>
            <dc:date>2012-12-22T11:02:45</dc:date>
          </office:change-info>
          <table:deletions>
            <table:change-deletion table:id="ct368"/>
          </table:deletions>
        </table:deletion>
        <table:deletion table:id="ct370" table:type="row" table:position="123" table:table="2">
          <office:change-info>
            <dc:creator>ricardo </dc:creator>
            <dc:date>2012-12-22T11:02:45</dc:date>
          </office:change-info>
          <table:deletions>
            <table:cell-content-deletion>
              <table:cell-address table:column="4" table:row="123" table:table="2"/>
              <table:change-track-table-cell office:value-type="string">
                <text:p>Score</text:p>
              </table:change-track-table-cell>
            </table:cell-content-deletion>
            <table:cell-content-deletion>
              <table:cell-address table:column="1" table:row="123" table:table="2"/>
              <table:change-track-table-cell office:value-type="string">
                <text:p>Test Score Specification</text:p>
              </table:change-track-table-cell>
            </table:cell-content-deletion>
            <table:change-deletion table:id="ct369"/>
          </table:deletions>
        </table:deletion>
        <table:deletion table:id="ct371"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5"/>
            </table:cell-content-deletion>
            <table:cell-content-deletion>
              <table:cell-address table:column="1" table:row="123" table:table="2"/>
              <table:change-track-table-cell office:value-type="string">
                <text:p>Installation + troubleshooting + integration / customization support</text:p>
              </table:change-track-table-cell>
            </table:cell-content-deletion>
            <table:change-deletion table:id="ct370"/>
          </table:deletions>
        </table:deletion>
        <table:deletion table:id="ct372"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3"/>
            </table:cell-content-deletion>
            <table:cell-content-deletion>
              <table:cell-address table:column="1" table:row="123" table:table="2"/>
              <table:change-track-table-cell office:value-type="string">
                <text:p>Installation support only</text:p>
              </table:change-track-table-cell>
            </table:cell-content-deletion>
            <table:change-deletion table:id="ct371"/>
          </table:deletions>
        </table:deletion>
        <table:deletion table:id="ct373" table:type="row" table:position="123" table:table="2">
          <office:change-info>
            <dc:creator>ricardo </dc:creator>
            <dc:date>2012-12-22T11:02:45</dc:date>
          </office:change-info>
          <table:deletions>
            <table:cell-content-deletion>
              <table:cell-address table:column="4" table:row="123" table:table="2"/>
              <table:change-track-table-cell office:value-type="float" office:value="1"/>
            </table:cell-content-deletion>
            <table:cell-content-deletion>
              <table:cell-address table:column="1" table:row="123" table:table="2"/>
              <table:change-track-table-cell office:value-type="string">
                <text:p>No professional support</text:p>
              </table:change-track-table-cell>
            </table:cell-content-deletion>
            <table:change-deletion table:id="ct372"/>
          </table:deletions>
        </table:deletion>
        <table:deletion table:id="ct374" table:type="row" table:position="123" table:table="2">
          <office:change-info>
            <dc:creator>ricardo </dc:creator>
            <dc:date>2012-12-22T11:02:45</dc:date>
          </office:change-info>
          <table:deletions>
            <table:change-deletion table:id="ct373"/>
          </table:deletions>
        </table:deletion>
        <table:deletion table:id="ct375" table:type="row" table:position="123" table:table="2">
          <office:change-info>
            <dc:creator>ricardo </dc:creator>
            <dc:date>2012-12-22T11:02:45</dc:date>
          </office:change-info>
          <table:deletions>
            <table:change-deletion table:id="ct374"/>
          </table:deletions>
        </table:deletion>
        <table:cell-content-change table:id="ct376">
          <table:cell-address table:column="0" table:row="94" table:table="2"/>
          <office:change-info>
            <dc:creator>ricardo </dc:creator>
            <dc:date>2012-12-22T11:03:21</dc:date>
          </office:change-info>
          <table:previous>
            <table:change-track-table-cell table:cell-address="'Category Rating and Metrics'.A95" table:formula="of:=[$'Category Ranking'.B16]" office:value-type="float" office:value="5"/>
          </table:previous>
        </table:cell-content-change>
        <table:cell-content-change table:id="ct377">
          <table:cell-address table:column="0" table:row="124" table:table="2"/>
          <office:change-info>
            <dc:creator>ricardo </dc:creator>
            <dc:date>2012-12-22T11:03:28</dc:date>
          </office:change-info>
          <table:previous>
            <table:change-track-table-cell table:cell-address="'Category Rating and Metrics'.A125" table:formula="of:=#REF!" office:value-type="float" office:value="0"/>
          </table:previous>
        </table:cell-content-change>
        <table:cell-content-change table:id="ct378">
          <table:cell-address table:column="0" table:row="149" table:table="2"/>
          <office:change-info>
            <dc:creator>ricardo </dc:creator>
            <dc:date>2012-12-22T11:03:33</dc:date>
          </office:change-info>
          <table:previous>
            <table:change-track-table-cell table:cell-address="'Category Rating and Metrics'.A150" table:formula="of:=#REF!" office:value-type="float" office:value="0"/>
          </table:previous>
        </table:cell-content-change>
        <table:cell-content-change table:id="ct379">
          <table:cell-address table:column="0" table:row="181" table:table="2"/>
          <office:change-info>
            <dc:creator>ricardo </dc:creator>
            <dc:date>2012-12-22T11:03:40</dc:date>
          </office:change-info>
          <table:previous>
            <table:change-track-table-cell table:cell-address="'Category Rating and Metrics'.A182" table:formula="of:=#REF!" office:value-type="float" office:value="0"/>
          </table:previous>
        </table:cell-content-change>
        <table:cell-content-change table:id="ct380">
          <table:cell-address table:column="1" table:row="73" table:table="2"/>
          <office:change-info>
            <dc:creator>ricardo </dc:creator>
            <dc:date>2012-12-22T11:04:24</dc:date>
          </office:change-info>
          <table:previous>
            <table:change-track-table-cell office:value-type="string">
              <text:p>Number of minor releases in past 12 months</text:p>
            </table:change-track-table-cell>
          </table:previous>
        </table:cell-content-change>
        <table:cell-content-change table:id="ct381">
          <table:cell-address table:column="1" table:row="84" table:table="2"/>
          <office:change-info>
            <dc:creator>ricardo </dc:creator>
            <dc:date>2012-12-22T11:04:31</dc:date>
          </office:change-info>
          <table:previous>
            <table:change-track-table-cell office:value-type="string">
              <text:p>Number of point/patch releases in past 12 months</text:p>
            </table:change-track-table-cell>
          </table:previous>
        </table:cell-content-change>
        <table:deletion table:id="ct382" table:type="row" table:position="93" table:table="2" table:multi-deletion-spanned="94">
          <office:change-info>
            <dc:creator>ricardo </dc:creator>
            <dc:date>2012-12-22T11:04:41</dc:date>
          </office:change-info>
          <table:deletions>
            <table:cell-content-deletion>
              <table:cell-address table:column="5" table:row="93" table:table="2"/>
              <table:change-track-table-cell office:value-type="string">
                <text:p>Weighted Score</text:p>
              </table:change-track-table-cell>
            </table:cell-content-deletion>
            <table:cell-content-deletion>
              <table:cell-address table:column="4" table:row="93" table:table="2"/>
              <table:change-track-table-cell office:value-type="string">
                <text:p>Unweighted Score</text:p>
              </table:change-track-table-cell>
            </table:cell-content-deletion>
            <table:cell-content-deletion>
              <table:cell-address table:column="3" table:row="93" table:table="2"/>
              <table:change-track-table-cell office:value-type="string">
                <text:p>Weight</text:p>
              </table:change-track-table-cell>
            </table:cell-content-deletion>
            <table:cell-content-deletion>
              <table:cell-address table:column="2" table:row="93" table:table="2"/>
              <table:change-track-table-cell office:value-type="string">
                <text:p>Raw Score</text:p>
              </table:change-track-table-cell>
            </table:cell-content-deletion>
            <table:cell-content-deletion>
              <table:cell-address table:column="1" table:row="93" table:table="2"/>
              <table:change-track-table-cell office:value-type="string">
                <text:p>Metric Name</text:p>
              </table:change-track-table-cell>
            </table:cell-content-deletion>
            <table:change-deletion table:id="ct1245"/>
          </table:deletions>
        </table:deletion>
        <table:deletion table:id="ct383" table:type="row" table:position="93" table:table="2">
          <office:change-info>
            <dc:creator>ricardo </dc:creator>
            <dc:date>2012-12-22T11:04:41</dc:date>
          </office:change-info>
          <table:deletions>
            <table:cell-content-deletion>
              <table:cell-address table:column="5" table:row="93" table:table="2"/>
              <table:change-track-table-cell table:cell-address="'Category Rating and Metrics'.F94" table:formula="of:=[.D94]*[.E94]" office:value-type="float" office:value="0"/>
            </table:cell-content-deletion>
            <table:cell-content-deletion>
              <table:cell-address table:column="4" table:row="93" table:table="2"/>
              <table:change-track-table-cell office:value-type="float" office:value="0"/>
            </table:cell-content-deletion>
            <table:cell-content-deletion>
              <table:cell-address table:column="3" table:row="93" table:table="2"/>
              <table:change-track-table-cell office:value-type="float" office:value="0"/>
            </table:cell-content-deletion>
            <table:cell-content-deletion>
              <table:cell-address table:column="1" table:row="93" table:table="2"/>
              <table:change-track-table-cell office:value-type="string">
                <text:p>Number of open bugs for the last 6 months</text:p>
              </table:change-track-table-cell>
            </table:cell-content-deletion>
            <table:change-deletion table:id="ct382"/>
          </table:deletions>
        </table:deletion>
        <table:deletion table:id="ct384" table:type="row" table:position="93" table:table="2">
          <office:change-info>
            <dc:creator>ricardo </dc:creator>
            <dc:date>2012-12-22T11:04:41</dc:date>
          </office:change-info>
          <table:deletions>
            <table:change-deletion table:id="ct383"/>
          </table:deletions>
        </table:deletion>
        <table:deletion table:id="ct385" table:type="row" table:position="93" table:table="2">
          <office:change-info>
            <dc:creator>ricardo </dc:creator>
            <dc:date>2012-12-22T11:04:41</dc:date>
          </office:change-info>
          <table:deletions>
            <table:cell-content-deletion>
              <table:cell-address table:column="1" table:row="93" table:table="2"/>
              <table:change-track-table-cell office:value-type="string">
                <text:p>Test Description</text:p>
              </table:change-track-table-cell>
            </table:cell-content-deletion>
            <table:change-deletion table:id="ct384"/>
          </table:deletions>
        </table:deletion>
        <table:deletion table:id="ct386" table:type="row" table:position="93" table:table="2">
          <office:change-info>
            <dc:creator>ricardo </dc:creator>
            <dc:date>2012-12-22T11:04:41</dc:date>
          </office:change-info>
          <table:deletions>
            <table:cell-content-deletion>
              <table:cell-address table:column="1" table:row="93" table:table="2"/>
              <table:change-track-table-cell office:value-type="string">
                <text:p>This measures the quality of product usage.</text:p>
              </table:change-track-table-cell>
            </table:cell-content-deletion>
            <table:change-deletion table:id="ct385"/>
          </table:deletions>
        </table:deletion>
        <table:deletion table:id="ct387" table:type="row" table:position="93" table:table="2">
          <office:change-info>
            <dc:creator>ricardo </dc:creator>
            <dc:date>2012-12-22T11:04:41</dc:date>
          </office:change-info>
          <table:deletions>
            <table:change-deletion table:id="ct386"/>
          </table:deletions>
        </table:deletion>
        <table:deletion table:id="ct388" table:type="row" table:position="93" table:table="2">
          <office:change-info>
            <dc:creator>ricardo </dc:creator>
            <dc:date>2012-12-22T11:04:41</dc:date>
          </office:change-info>
          <table:deletions>
            <table:cell-content-deletion>
              <table:cell-address table:column="4" table:row="93" table:table="2"/>
              <table:change-track-table-cell office:value-type="string">
                <text:p>Score</text:p>
              </table:change-track-table-cell>
            </table:cell-content-deletion>
            <table:cell-content-deletion>
              <table:cell-address table:column="1" table:row="93" table:table="2"/>
              <table:change-track-table-cell office:value-type="string">
                <text:p>Test Score Specification</text:p>
              </table:change-track-table-cell>
            </table:cell-content-deletion>
            <table:change-deletion table:id="ct387"/>
          </table:deletions>
        </table:deletion>
        <table:deletion table:id="ct389"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5"/>
            </table:cell-content-deletion>
            <table:cell-content-deletion>
              <table:cell-address table:column="1" table:row="93" table:table="2"/>
              <table:change-track-table-cell office:value-type="string">
                <text:p>&lt; 50</text:p>
              </table:change-track-table-cell>
            </table:cell-content-deletion>
            <table:change-deletion table:id="ct388"/>
          </table:deletions>
        </table:deletion>
        <table:deletion table:id="ct390"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4"/>
            </table:cell-content-deletion>
            <table:cell-content-deletion>
              <table:cell-address table:column="1" table:row="93" table:table="2"/>
              <table:change-track-table-cell office:value-type="string">
                <text:p>50 - 100 </text:p>
              </table:change-track-table-cell>
            </table:cell-content-deletion>
            <table:change-deletion table:id="ct389"/>
          </table:deletions>
        </table:deletion>
        <table:deletion table:id="ct391"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3"/>
            </table:cell-content-deletion>
            <table:cell-content-deletion>
              <table:cell-address table:column="1" table:row="93" table:table="2"/>
              <table:change-track-table-cell office:value-type="string">
                <text:p>100 - 500</text:p>
              </table:change-track-table-cell>
            </table:cell-content-deletion>
            <table:change-deletion table:id="ct390"/>
          </table:deletions>
        </table:deletion>
        <table:deletion table:id="ct392"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2"/>
            </table:cell-content-deletion>
            <table:cell-content-deletion>
              <table:cell-address table:column="1" table:row="93" table:table="2"/>
              <table:change-track-table-cell office:value-type="string">
                <text:p>500 - 1000</text:p>
              </table:change-track-table-cell>
            </table:cell-content-deletion>
            <table:change-deletion table:id="ct391"/>
          </table:deletions>
        </table:deletion>
        <table:deletion table:id="ct393"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1"/>
            </table:cell-content-deletion>
            <table:cell-content-deletion>
              <table:cell-address table:column="1" table:row="93" table:table="2"/>
              <table:change-track-table-cell office:value-type="string">
                <text:p>&gt; 1000</text:p>
              </table:change-track-table-cell>
            </table:cell-content-deletion>
            <table:change-deletion table:id="ct392"/>
          </table:deletions>
        </table:deletion>
        <table:deletion table:id="ct394" table:type="row" table:position="93" table:table="2">
          <office:change-info>
            <dc:creator>ricardo </dc:creator>
            <dc:date>2012-12-22T11:04:41</dc:date>
          </office:change-info>
          <table:deletions>
            <table:change-deletion table:id="ct393"/>
          </table:deletions>
        </table:deletion>
        <table:deletion table:id="ct395" table:type="row" table:position="93" table:table="2">
          <office:change-info>
            <dc:creator>ricardo </dc:creator>
            <dc:date>2012-12-22T11:04:41</dc:date>
          </office:change-info>
          <table:deletions>
            <table:cell-content-deletion>
              <table:cell-address table:column="5" table:row="93" table:table="2"/>
              <table:change-track-table-cell office:value-type="string">
                <text:p>Weighted Score</text:p>
              </table:change-track-table-cell>
            </table:cell-content-deletion>
            <table:cell-content-deletion>
              <table:cell-address table:column="4" table:row="93" table:table="2"/>
              <table:change-track-table-cell office:value-type="string">
                <text:p>Unweighted Score</text:p>
              </table:change-track-table-cell>
            </table:cell-content-deletion>
            <table:cell-content-deletion>
              <table:cell-address table:column="3" table:row="93" table:table="2"/>
              <table:change-track-table-cell office:value-type="string">
                <text:p>Weight</text:p>
              </table:change-track-table-cell>
            </table:cell-content-deletion>
            <table:cell-content-deletion>
              <table:cell-address table:column="2" table:row="93" table:table="2"/>
              <table:change-track-table-cell office:value-type="string">
                <text:p>Raw Score</text:p>
              </table:change-track-table-cell>
            </table:cell-content-deletion>
            <table:cell-content-deletion>
              <table:cell-address table:column="1" table:row="93" table:table="2"/>
              <table:change-track-table-cell office:value-type="string">
                <text:p>Metric Name</text:p>
              </table:change-track-table-cell>
            </table:cell-content-deletion>
            <table:change-deletion table:id="ct394"/>
          </table:deletions>
        </table:deletion>
        <table:deletion table:id="ct396" table:type="row" table:position="93" table:table="2">
          <office:change-info>
            <dc:creator>ricardo </dc:creator>
            <dc:date>2012-12-22T11:04:41</dc:date>
          </office:change-info>
          <table:deletions>
            <table:cell-content-deletion>
              <table:cell-address table:column="5" table:row="93" table:table="2"/>
              <table:change-track-table-cell table:cell-address="'Category Rating and Metrics'.F94" table:formula="of:=[.D94]*[.E94]" office:value-type="float" office:value="0"/>
            </table:cell-content-deletion>
            <table:cell-content-deletion>
              <table:cell-address table:column="4" table:row="93" table:table="2"/>
              <table:change-track-table-cell office:value-type="float" office:value="0"/>
            </table:cell-content-deletion>
            <table:cell-content-deletion>
              <table:cell-address table:column="3" table:row="93" table:table="2"/>
              <table:change-track-table-cell office:value-type="float" office:value="0"/>
            </table:cell-content-deletion>
            <table:cell-content-deletion>
              <table:cell-address table:column="1" table:row="93" table:table="2"/>
              <table:change-track-table-cell office:value-type="string">
                <text:p>Number of bugs fixed in last 6 months (compared to # of bugs opened)</text:p>
              </table:change-track-table-cell>
            </table:cell-content-deletion>
            <table:change-deletion table:id="ct395"/>
          </table:deletions>
        </table:deletion>
        <table:deletion table:id="ct397" table:type="row" table:position="93" table:table="2">
          <office:change-info>
            <dc:creator>ricardo </dc:creator>
            <dc:date>2012-12-22T11:04:41</dc:date>
          </office:change-info>
          <table:deletions>
            <table:change-deletion table:id="ct396"/>
          </table:deletions>
        </table:deletion>
        <table:deletion table:id="ct398" table:type="row" table:position="93" table:table="2">
          <office:change-info>
            <dc:creator>ricardo </dc:creator>
            <dc:date>2012-12-22T11:04:41</dc:date>
          </office:change-info>
          <table:deletions>
            <table:cell-content-deletion>
              <table:cell-address table:column="1" table:row="93" table:table="2"/>
              <table:change-track-table-cell office:value-type="string">
                <text:p>Test Description</text:p>
              </table:change-track-table-cell>
            </table:cell-content-deletion>
            <table:change-deletion table:id="ct397"/>
          </table:deletions>
        </table:deletion>
        <table:deletion table:id="ct399" table:type="row" table:position="93" table:table="2">
          <office:change-info>
            <dc:creator>ricardo </dc:creator>
            <dc:date>2012-12-22T11:04:41</dc:date>
          </office:change-info>
          <table:deletions>
            <table:cell-content-deletion>
              <table:cell-address table:column="1" table:row="93" table:table="2"/>
              <table:change-track-table-cell office:value-type="string">
                <text:p>This measures how quickly bugs are fixed.</text:p>
              </table:change-track-table-cell>
            </table:cell-content-deletion>
            <table:change-deletion table:id="ct398"/>
          </table:deletions>
        </table:deletion>
        <table:deletion table:id="ct400" table:type="row" table:position="93" table:table="2">
          <office:change-info>
            <dc:creator>ricardo </dc:creator>
            <dc:date>2012-12-22T11:04:41</dc:date>
          </office:change-info>
          <table:deletions>
            <table:change-deletion table:id="ct399"/>
          </table:deletions>
        </table:deletion>
        <table:deletion table:id="ct401" table:type="row" table:position="93" table:table="2">
          <office:change-info>
            <dc:creator>ricardo </dc:creator>
            <dc:date>2012-12-22T11:04:41</dc:date>
          </office:change-info>
          <table:deletions>
            <table:cell-content-deletion>
              <table:cell-address table:column="4" table:row="93" table:table="2"/>
              <table:change-track-table-cell office:value-type="string">
                <text:p>Score</text:p>
              </table:change-track-table-cell>
            </table:cell-content-deletion>
            <table:cell-content-deletion>
              <table:cell-address table:column="1" table:row="93" table:table="2"/>
              <table:change-track-table-cell office:value-type="string">
                <text:p>Test Score Specification</text:p>
              </table:change-track-table-cell>
            </table:cell-content-deletion>
            <table:change-deletion table:id="ct400"/>
          </table:deletions>
        </table:deletion>
        <table:deletion table:id="ct402"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5"/>
            </table:cell-content-deletion>
            <table:cell-content-deletion>
              <table:cell-address table:column="1" table:row="93" table:table="2"/>
              <table:change-track-table-cell office:value-type="string">
                <text:p>&gt; 75%</text:p>
              </table:change-track-table-cell>
            </table:cell-content-deletion>
            <table:change-deletion table:id="ct401"/>
          </table:deletions>
        </table:deletion>
        <table:deletion table:id="ct403"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4"/>
            </table:cell-content-deletion>
            <table:cell-content-deletion>
              <table:cell-address table:column="1" table:row="93" table:table="2"/>
              <table:change-track-table-cell office:value-type="string">
                <text:p>60% <text:s/>- 75%</text:p>
              </table:change-track-table-cell>
            </table:cell-content-deletion>
            <table:change-deletion table:id="ct402"/>
          </table:deletions>
        </table:deletion>
        <table:deletion table:id="ct404"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3"/>
            </table:cell-content-deletion>
            <table:cell-content-deletion>
              <table:cell-address table:column="1" table:row="93" table:table="2"/>
              <table:change-track-table-cell office:value-type="string">
                <text:p>45% - 60%</text:p>
              </table:change-track-table-cell>
            </table:cell-content-deletion>
            <table:change-deletion table:id="ct403"/>
          </table:deletions>
        </table:deletion>
        <table:deletion table:id="ct405"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2"/>
            </table:cell-content-deletion>
            <table:cell-content-deletion>
              <table:cell-address table:column="1" table:row="93" table:table="2"/>
              <table:change-track-table-cell office:value-type="string">
                <text:p>25% - 45%</text:p>
              </table:change-track-table-cell>
            </table:cell-content-deletion>
            <table:change-deletion table:id="ct404"/>
          </table:deletions>
        </table:deletion>
        <table:deletion table:id="ct406"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1"/>
            </table:cell-content-deletion>
            <table:cell-content-deletion>
              <table:cell-address table:column="1" table:row="93" table:table="2"/>
              <table:change-track-table-cell office:value-type="string">
                <text:p>&lt; 25%</text:p>
              </table:change-track-table-cell>
            </table:cell-content-deletion>
            <table:change-deletion table:id="ct405"/>
          </table:deletions>
        </table:deletion>
        <table:deletion table:id="ct407" table:type="row" table:position="93" table:table="2">
          <office:change-info>
            <dc:creator>ricardo </dc:creator>
            <dc:date>2012-12-22T11:04:41</dc:date>
          </office:change-info>
          <table:deletions>
            <table:change-deletion table:id="ct406"/>
          </table:deletions>
        </table:deletion>
        <table:deletion table:id="ct408" table:type="row" table:position="93" table:table="2">
          <office:change-info>
            <dc:creator>ricardo </dc:creator>
            <dc:date>2012-12-22T11:04:41</dc:date>
          </office:change-info>
          <table:deletions>
            <table:cell-content-deletion>
              <table:cell-address table:column="5" table:row="93" table:table="2"/>
              <table:change-track-table-cell office:value-type="string">
                <text:p>Weighted Score</text:p>
              </table:change-track-table-cell>
            </table:cell-content-deletion>
            <table:cell-content-deletion>
              <table:cell-address table:column="4" table:row="93" table:table="2"/>
              <table:change-track-table-cell office:value-type="string">
                <text:p>Unweighted Score</text:p>
              </table:change-track-table-cell>
            </table:cell-content-deletion>
            <table:cell-content-deletion>
              <table:cell-address table:column="3" table:row="93" table:table="2"/>
              <table:change-track-table-cell office:value-type="string">
                <text:p>Weight</text:p>
              </table:change-track-table-cell>
            </table:cell-content-deletion>
            <table:cell-content-deletion>
              <table:cell-address table:column="2" table:row="93" table:table="2"/>
              <table:change-track-table-cell office:value-type="string">
                <text:p>Raw Score</text:p>
              </table:change-track-table-cell>
            </table:cell-content-deletion>
            <table:cell-content-deletion>
              <table:cell-address table:column="1" table:row="93" table:table="2"/>
              <table:change-track-table-cell office:value-type="string">
                <text:p>Metric Name</text:p>
              </table:change-track-table-cell>
            </table:cell-content-deletion>
            <table:change-deletion table:id="ct407"/>
          </table:deletions>
        </table:deletion>
        <table:deletion table:id="ct409" table:type="row" table:position="93" table:table="2">
          <office:change-info>
            <dc:creator>ricardo </dc:creator>
            <dc:date>2012-12-22T11:04:41</dc:date>
          </office:change-info>
          <table:deletions>
            <table:cell-content-deletion>
              <table:cell-address table:column="5" table:row="93" table:table="2"/>
              <table:change-track-table-cell table:cell-address="'Category Rating and Metrics'.F94" table:formula="of:=[.D94]*[.E94]" office:value-type="float" office:value="0"/>
            </table:cell-content-deletion>
            <table:cell-content-deletion>
              <table:cell-address table:column="4" table:row="93" table:table="2"/>
              <table:change-track-table-cell office:value-type="float" office:value="0"/>
            </table:cell-content-deletion>
            <table:cell-content-deletion>
              <table:cell-address table:column="3" table:row="93" table:table="2"/>
              <table:change-track-table-cell office:value-type="float" office:value="0"/>
            </table:cell-content-deletion>
            <table:cell-content-deletion>
              <table:cell-address table:column="1" table:row="93" table:table="2"/>
              <table:change-track-table-cell office:value-type="string">
                <text:p>Number of P1/critical bugs opened</text:p>
              </table:change-track-table-cell>
            </table:cell-content-deletion>
            <table:change-deletion table:id="ct408"/>
          </table:deletions>
        </table:deletion>
        <table:deletion table:id="ct410" table:type="row" table:position="93" table:table="2">
          <office:change-info>
            <dc:creator>ricardo </dc:creator>
            <dc:date>2012-12-22T11:04:41</dc:date>
          </office:change-info>
          <table:deletions>
            <table:change-deletion table:id="ct409"/>
          </table:deletions>
        </table:deletion>
        <table:deletion table:id="ct411" table:type="row" table:position="93" table:table="2">
          <office:change-info>
            <dc:creator>ricardo </dc:creator>
            <dc:date>2012-12-22T11:04:41</dc:date>
          </office:change-info>
          <table:deletions>
            <table:cell-content-deletion>
              <table:cell-address table:column="1" table:row="93" table:table="2"/>
              <table:change-track-table-cell office:value-type="string">
                <text:p>Test Description</text:p>
              </table:change-track-table-cell>
            </table:cell-content-deletion>
            <table:change-deletion table:id="ct410"/>
          </table:deletions>
        </table:deletion>
        <table:deletion table:id="ct412" table:type="row" table:position="93" table:table="2">
          <office:change-info>
            <dc:creator>ricardo </dc:creator>
            <dc:date>2012-12-22T11:04:41</dc:date>
          </office:change-info>
          <table:deletions>
            <table:cell-content-deletion>
              <table:cell-address table:column="1" table:row="93" table:table="2"/>
              <table:change-track-table-cell office:value-type="string">
                <text:p>This measures the seriousness of quality issues found.</text:p>
              </table:change-track-table-cell>
            </table:cell-content-deletion>
            <table:change-deletion table:id="ct411"/>
          </table:deletions>
        </table:deletion>
        <table:deletion table:id="ct413" table:type="row" table:position="93" table:table="2">
          <office:change-info>
            <dc:creator>ricardo </dc:creator>
            <dc:date>2012-12-22T11:04:41</dc:date>
          </office:change-info>
          <table:deletions>
            <table:change-deletion table:id="ct412"/>
          </table:deletions>
        </table:deletion>
        <table:deletion table:id="ct414" table:type="row" table:position="93" table:table="2">
          <office:change-info>
            <dc:creator>ricardo </dc:creator>
            <dc:date>2012-12-22T11:04:41</dc:date>
          </office:change-info>
          <table:deletions>
            <table:cell-content-deletion>
              <table:cell-address table:column="4" table:row="93" table:table="2"/>
              <table:change-track-table-cell office:value-type="string">
                <text:p>Score</text:p>
              </table:change-track-table-cell>
            </table:cell-content-deletion>
            <table:cell-content-deletion>
              <table:cell-address table:column="1" table:row="93" table:table="2"/>
              <table:change-track-table-cell office:value-type="string">
                <text:p>Test Score Specification</text:p>
              </table:change-track-table-cell>
            </table:cell-content-deletion>
            <table:change-deletion table:id="ct413"/>
          </table:deletions>
        </table:deletion>
        <table:deletion table:id="ct415"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5"/>
            </table:cell-content-deletion>
            <table:cell-content-deletion>
              <table:cell-address table:column="1" table:row="93" table:table="2"/>
              <table:change-track-table-cell office:value-type="float" office:value="0"/>
            </table:cell-content-deletion>
            <table:change-deletion table:id="ct414"/>
          </table:deletions>
        </table:deletion>
        <table:deletion table:id="ct416"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4"/>
            </table:cell-content-deletion>
            <table:cell-content-deletion>
              <table:cell-address table:column="1" table:row="93" table:table="2"/>
              <table:change-track-table-cell office:value-type="string">
                <text:p>1 - <text:s/>5</text:p>
              </table:change-track-table-cell>
            </table:cell-content-deletion>
            <table:change-deletion table:id="ct415"/>
          </table:deletions>
        </table:deletion>
        <table:deletion table:id="ct417"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3"/>
            </table:cell-content-deletion>
            <table:cell-content-deletion>
              <table:cell-address table:column="1" table:row="93" table:table="2"/>
              <table:change-track-table-cell office:value-type="string">
                <text:p>5 - 10</text:p>
              </table:change-track-table-cell>
            </table:cell-content-deletion>
            <table:change-deletion table:id="ct416"/>
          </table:deletions>
        </table:deletion>
        <table:deletion table:id="ct418"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2"/>
            </table:cell-content-deletion>
            <table:cell-content-deletion>
              <table:cell-address table:column="1" table:row="93" table:table="2"/>
              <table:change-track-table-cell office:value-type="string">
                <text:p>10 - 20</text:p>
              </table:change-track-table-cell>
            </table:cell-content-deletion>
            <table:change-deletion table:id="ct417"/>
          </table:deletions>
        </table:deletion>
        <table:deletion table:id="ct419"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1"/>
            </table:cell-content-deletion>
            <table:cell-content-deletion>
              <table:cell-address table:column="1" table:row="93" table:table="2"/>
              <table:change-track-table-cell office:value-type="string">
                <text:p>&gt; 20</text:p>
              </table:change-track-table-cell>
            </table:cell-content-deletion>
            <table:change-deletion table:id="ct418"/>
          </table:deletions>
        </table:deletion>
        <table:deletion table:id="ct420" table:type="row" table:position="93" table:table="2">
          <office:change-info>
            <dc:creator>ricardo </dc:creator>
            <dc:date>2012-12-22T11:04:41</dc:date>
          </office:change-info>
          <table:deletions>
            <table:change-deletion table:id="ct419"/>
          </table:deletions>
        </table:deletion>
        <table:deletion table:id="ct421" table:type="row" table:position="93" table:table="2">
          <office:change-info>
            <dc:creator>ricardo </dc:creator>
            <dc:date>2012-12-22T11:04:41</dc:date>
          </office:change-info>
          <table:deletions>
            <table:cell-content-deletion>
              <table:cell-address table:column="5" table:row="93" table:table="2"/>
              <table:change-track-table-cell office:value-type="string">
                <text:p>Weighted Score</text:p>
              </table:change-track-table-cell>
            </table:cell-content-deletion>
            <table:cell-content-deletion>
              <table:cell-address table:column="4" table:row="93" table:table="2"/>
              <table:change-track-table-cell office:value-type="string">
                <text:p>Unweighted Score</text:p>
              </table:change-track-table-cell>
            </table:cell-content-deletion>
            <table:cell-content-deletion>
              <table:cell-address table:column="3" table:row="93" table:table="2"/>
              <table:change-track-table-cell office:value-type="string">
                <text:p>Weight</text:p>
              </table:change-track-table-cell>
            </table:cell-content-deletion>
            <table:cell-content-deletion>
              <table:cell-address table:column="2" table:row="93" table:table="2"/>
              <table:change-track-table-cell office:value-type="string">
                <text:p>Raw Score</text:p>
              </table:change-track-table-cell>
            </table:cell-content-deletion>
            <table:cell-content-deletion>
              <table:cell-address table:column="1" table:row="93" table:table="2"/>
              <table:change-track-table-cell office:value-type="string">
                <text:p>Metric Name</text:p>
              </table:change-track-table-cell>
            </table:cell-content-deletion>
            <table:change-deletion table:id="ct420"/>
          </table:deletions>
        </table:deletion>
        <table:deletion table:id="ct422" table:type="row" table:position="93" table:table="2">
          <office:change-info>
            <dc:creator>ricardo </dc:creator>
            <dc:date>2012-12-22T11:04:41</dc:date>
          </office:change-info>
          <table:deletions>
            <table:cell-content-deletion>
              <table:cell-address table:column="5" table:row="93" table:table="2"/>
              <table:change-track-table-cell table:cell-address="'Category Rating and Metrics'.F94" table:formula="of:=[.D94]*[.E94]" office:value-type="float" office:value="0"/>
            </table:cell-content-deletion>
            <table:cell-content-deletion>
              <table:cell-address table:column="4" table:row="93" table:table="2"/>
              <table:change-track-table-cell office:value-type="float" office:value="0"/>
            </table:cell-content-deletion>
            <table:cell-content-deletion>
              <table:cell-address table:column="3" table:row="93" table:table="2"/>
              <table:change-track-table-cell office:value-type="float" office:value="0"/>
            </table:cell-content-deletion>
            <table:cell-content-deletion>
              <table:cell-address table:column="1" table:row="93" table:table="2"/>
              <table:change-track-table-cell office:value-type="string">
                <text:p>Average bug age for P1 in last 6 months</text:p>
              </table:change-track-table-cell>
            </table:cell-content-deletion>
            <table:change-deletion table:id="ct421"/>
          </table:deletions>
        </table:deletion>
        <table:deletion table:id="ct423" table:type="row" table:position="93" table:table="2">
          <office:change-info>
            <dc:creator>ricardo </dc:creator>
            <dc:date>2012-12-22T11:04:41</dc:date>
          </office:change-info>
          <table:deletions>
            <table:change-deletion table:id="ct422"/>
          </table:deletions>
        </table:deletion>
        <table:deletion table:id="ct424" table:type="row" table:position="93" table:table="2">
          <office:change-info>
            <dc:creator>ricardo </dc:creator>
            <dc:date>2012-12-22T11:04:41</dc:date>
          </office:change-info>
          <table:deletions>
            <table:cell-content-deletion>
              <table:cell-address table:column="1" table:row="93" table:table="2"/>
              <table:change-track-table-cell office:value-type="string">
                <text:p>Test Description</text:p>
              </table:change-track-table-cell>
            </table:cell-content-deletion>
            <table:change-deletion table:id="ct423"/>
          </table:deletions>
        </table:deletion>
        <table:deletion table:id="ct425" table:type="row" table:position="93" table:table="2">
          <office:change-info>
            <dc:creator>ricardo </dc:creator>
            <dc:date>2012-12-22T11:04:41</dc:date>
          </office:change-info>
          <table:deletions>
            <table:cell-content-deletion>
              <table:cell-address table:column="1" table:row="93" table:table="2"/>
              <table:change-track-table-cell office:value-type="string">
                <text:p>This measures the responsiveness to fixing critical issues.</text:p>
              </table:change-track-table-cell>
            </table:cell-content-deletion>
            <table:change-deletion table:id="ct424"/>
          </table:deletions>
        </table:deletion>
        <table:deletion table:id="ct426" table:type="row" table:position="93" table:table="2">
          <office:change-info>
            <dc:creator>ricardo </dc:creator>
            <dc:date>2012-12-22T11:04:41</dc:date>
          </office:change-info>
          <table:deletions>
            <table:change-deletion table:id="ct425"/>
          </table:deletions>
        </table:deletion>
        <table:deletion table:id="ct427" table:type="row" table:position="93" table:table="2">
          <office:change-info>
            <dc:creator>ricardo </dc:creator>
            <dc:date>2012-12-22T11:04:41</dc:date>
          </office:change-info>
          <table:deletions>
            <table:cell-content-deletion>
              <table:cell-address table:column="4" table:row="93" table:table="2"/>
              <table:change-track-table-cell office:value-type="string">
                <text:p>Score</text:p>
              </table:change-track-table-cell>
            </table:cell-content-deletion>
            <table:cell-content-deletion>
              <table:cell-address table:column="1" table:row="93" table:table="2"/>
              <table:change-track-table-cell office:value-type="string">
                <text:p>Test Score Specification</text:p>
              </table:change-track-table-cell>
            </table:cell-content-deletion>
            <table:change-deletion table:id="ct426"/>
          </table:deletions>
        </table:deletion>
        <table:deletion table:id="ct428"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5"/>
            </table:cell-content-deletion>
            <table:cell-content-deletion>
              <table:cell-address table:column="1" table:row="93" table:table="2"/>
              <table:change-track-table-cell office:value-type="string">
                <text:p>&lt; 1 week</text:p>
              </table:change-track-table-cell>
            </table:cell-content-deletion>
            <table:change-deletion table:id="ct427"/>
          </table:deletions>
        </table:deletion>
        <table:deletion table:id="ct429"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4"/>
            </table:cell-content-deletion>
            <table:cell-content-deletion>
              <table:cell-address table:column="1" table:row="93" table:table="2"/>
              <table:change-track-table-cell office:value-type="string">
                <text:p>1 - 2 weeks</text:p>
              </table:change-track-table-cell>
            </table:cell-content-deletion>
            <table:change-deletion table:id="ct428"/>
          </table:deletions>
        </table:deletion>
        <table:deletion table:id="ct430"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3"/>
            </table:cell-content-deletion>
            <table:cell-content-deletion>
              <table:cell-address table:column="1" table:row="93" table:table="2"/>
              <table:change-track-table-cell office:value-type="string">
                <text:p>2 - 3 weeks</text:p>
              </table:change-track-table-cell>
            </table:cell-content-deletion>
            <table:change-deletion table:id="ct429"/>
          </table:deletions>
        </table:deletion>
        <table:deletion table:id="ct431"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2"/>
            </table:cell-content-deletion>
            <table:cell-content-deletion>
              <table:cell-address table:column="1" table:row="93" table:table="2"/>
              <table:change-track-table-cell office:value-type="string">
                <text:p>3 - 4 weeks</text:p>
              </table:change-track-table-cell>
            </table:cell-content-deletion>
            <table:change-deletion table:id="ct430"/>
          </table:deletions>
        </table:deletion>
        <table:deletion table:id="ct432"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1"/>
            </table:cell-content-deletion>
            <table:cell-content-deletion>
              <table:cell-address table:column="1" table:row="93" table:table="2"/>
              <table:change-track-table-cell office:value-type="string">
                <text:p>&gt; 4 weeks</text:p>
              </table:change-track-table-cell>
            </table:cell-content-deletion>
            <table:change-deletion table:id="ct431"/>
          </table:deletions>
        </table:deletion>
        <table:deletion table:id="ct433" table:type="row" table:position="93" table:table="2">
          <office:change-info>
            <dc:creator>ricardo </dc:creator>
            <dc:date>2012-12-22T11:04:41</dc:date>
          </office:change-info>
          <table:deletions>
            <table:change-deletion table:id="ct432"/>
          </table:deletions>
        </table:deletion>
        <table:deletion table:id="ct434" table:type="row" table:position="93" table:table="2">
          <office:change-info>
            <dc:creator>ricardo </dc:creator>
            <dc:date>2012-12-22T11:04:41</dc:date>
          </office:change-info>
          <table:deletions>
            <table:change-deletion table:id="ct433"/>
          </table:deletions>
        </table:deletion>
        <table:deletion table:id="ct435" table:type="row" table:position="93" table:table="2">
          <office:change-info>
            <dc:creator>ricardo </dc:creator>
            <dc:date>2012-12-22T11:04:41</dc:date>
          </office:change-info>
          <table:deletions>
            <table:cell-content-deletion>
              <table:cell-address table:column="6" table:row="93" table:table="2"/>
              <table:change-track-table-cell office:value-type="string">
                <text:p>Weighted Rating</text:p>
              </table:change-track-table-cell>
            </table:cell-content-deletion>
            <table:cell-content-deletion>
              <table:cell-address table:column="5" table:row="93" table:table="2"/>
              <table:change-track-table-cell office:value-type="string">
                <text:p>Unweighted Rating</text:p>
              </table:change-track-table-cell>
            </table:cell-content-deletion>
            <table:cell-content-deletion>
              <table:cell-address table:column="4" table:row="93" table:table="2"/>
              <table:change-track-table-cell office:value-type="string">
                <text:p>Weight</text:p>
              </table:change-track-table-cell>
            </table:cell-content-deletion>
            <table:cell-content-deletion>
              <table:cell-address table:column="1" table:row="93" table:table="2"/>
              <table:change-track-table-cell office:value-type="string">
                <text:p>Category Title</text:p>
              </table:change-track-table-cell>
            </table:cell-content-deletion>
            <table:cell-content-deletion>
              <table:cell-address table:column="0" table:row="93" table:table="2"/>
              <table:change-track-table-cell office:value-type="string">
                <text:p>Rank</text:p>
              </table:change-track-table-cell>
            </table:cell-content-deletion>
            <table:change-deletion table:id="ct434"/>
          </table:deletions>
        </table:deletion>
        <table:deletion table:id="ct436" table:type="row" table:position="93" table:table="2">
          <office:change-info>
            <dc:creator>ricardo </dc:creator>
            <dc:date>2012-12-22T11:04:41</dc:date>
          </office:change-info>
          <table:deletions>
            <table:cell-content-deletion>
              <table:cell-address table:column="6" table:row="93" table:table="2"/>
              <table:change-track-table-cell table:cell-address="'Category Rating and Metrics'.G94" table:formula="of:=[.F94]*[.E94]" office:value-type="float" office:value="0"/>
            </table:cell-content-deletion>
            <table:cell-content-deletion>
              <table:cell-address table:column="4" table:row="93" table:table="2"/>
              <table:change-track-table-cell table:cell-address="'Category Rating and Metrics'.E94" table:formula="of:=#REF!" office:value-type="float" office:value="0"/>
            </table:cell-content-deletion>
            <table:cell-content-deletion>
              <table:cell-address table:column="1" table:row="93" table:table="2"/>
              <table:change-track-table-cell office:value-type="string">
                <text:p>Security</text:p>
              </table:change-track-table-cell>
            </table:cell-content-deletion>
            <table:cell-content-deletion>
              <table:cell-address table:column="0" table:row="93" table:table="2"/>
              <table:change-track-table-cell table:cell-address="'Category Rating and Metrics'.A94" table:formula="of:=#REF!" office:value-type="float" office:value="0"/>
            </table:cell-content-deletion>
            <table:change-deletion table:id="ct435"/>
            <table:cell-content-deletion table:id="ct2">
              <table:change-track-table-cell table:cell-address="'Category Rating and Metrics'.F94" table:formula="of:=SUM([.F96:.F136])" office:value-type="float" office:value="15.9"/>
            </table:cell-content-deletion>
          </table:deletions>
        </table:deletion>
        <table:deletion table:id="ct437" table:type="row" table:position="93" table:table="2">
          <office:change-info>
            <dc:creator>ricardo </dc:creator>
            <dc:date>2012-12-22T11:04:41</dc:date>
          </office:change-info>
          <table:deletions>
            <table:change-deletion table:id="ct436"/>
          </table:deletions>
        </table:deletion>
        <table:deletion table:id="ct438" table:type="row" table:position="93" table:table="2">
          <office:change-info>
            <dc:creator>ricardo </dc:creator>
            <dc:date>2012-12-22T11:04:41</dc:date>
          </office:change-info>
          <table:deletions>
            <table:cell-content-deletion>
              <table:cell-address table:column="5" table:row="93" table:table="2"/>
              <table:change-track-table-cell office:value-type="string">
                <text:p>Weighted Score</text:p>
              </table:change-track-table-cell>
            </table:cell-content-deletion>
            <table:cell-content-deletion>
              <table:cell-address table:column="4" table:row="93" table:table="2"/>
              <table:change-track-table-cell office:value-type="string">
                <text:p>Unweighted Score</text:p>
              </table:change-track-table-cell>
            </table:cell-content-deletion>
            <table:cell-content-deletion>
              <table:cell-address table:column="3" table:row="93" table:table="2"/>
              <table:change-track-table-cell office:value-type="string">
                <text:p>Weight</text:p>
              </table:change-track-table-cell>
            </table:cell-content-deletion>
            <table:cell-content-deletion>
              <table:cell-address table:column="2" table:row="93" table:table="2"/>
              <table:change-track-table-cell office:value-type="string">
                <text:p>Raw Score</text:p>
              </table:change-track-table-cell>
            </table:cell-content-deletion>
            <table:cell-content-deletion>
              <table:cell-address table:column="1" table:row="93" table:table="2"/>
              <table:change-track-table-cell office:value-type="string">
                <text:p>Metric Name</text:p>
              </table:change-track-table-cell>
            </table:cell-content-deletion>
            <table:change-deletion table:id="ct437"/>
          </table:deletions>
        </table:deletion>
        <table:deletion table:id="ct439" table:type="row" table:position="93" table:table="2">
          <office:change-info>
            <dc:creator>ricardo </dc:creator>
            <dc:date>2012-12-22T11:04:41</dc:date>
          </office:change-info>
          <table:deletions>
            <table:cell-content-deletion>
              <table:cell-address table:column="5" table:row="93" table:table="2"/>
              <table:change-track-table-cell table:cell-address="'Category Rating and Metrics'.F94" table:formula="of:=[.D94]*[.E94]" office:value-type="float" office:value="0"/>
            </table:cell-content-deletion>
            <table:cell-content-deletion>
              <table:cell-address table:column="3" table:row="93" table:table="2"/>
              <table:change-track-table-cell office:value-type="float" office:value="0"/>
            </table:cell-content-deletion>
            <table:cell-content-deletion>
              <table:cell-address table:column="1" table:row="93" table:table="2"/>
              <table:change-track-table-cell office:value-type="string">
                <text:p>Number of security vulnerabilities in the last 6 months that are moderately to extremely critical</text:p>
              </table:change-track-table-cell>
            </table:cell-content-deletion>
            <table:change-deletion table:id="ct438"/>
            <table:cell-content-deletion table:id="ct143">
              <table:change-track-table-cell office:value-type="float" office:value="5"/>
            </table:cell-content-deletion>
          </table:deletions>
        </table:deletion>
        <table:deletion table:id="ct440" table:type="row" table:position="93" table:table="2">
          <office:change-info>
            <dc:creator>ricardo </dc:creator>
            <dc:date>2012-12-22T11:04:41</dc:date>
          </office:change-info>
          <table:deletions>
            <table:change-deletion table:id="ct439"/>
          </table:deletions>
        </table:deletion>
        <table:deletion table:id="ct441" table:type="row" table:position="93" table:table="2">
          <office:change-info>
            <dc:creator>ricardo </dc:creator>
            <dc:date>2012-12-22T11:04:41</dc:date>
          </office:change-info>
          <table:deletions>
            <table:cell-content-deletion>
              <table:cell-address table:column="1" table:row="93" table:table="2"/>
              <table:change-track-table-cell office:value-type="string">
                <text:p>Test Description</text:p>
              </table:change-track-table-cell>
            </table:cell-content-deletion>
            <table:change-deletion table:id="ct440"/>
          </table:deletions>
        </table:deletion>
        <table:deletion table:id="ct442" table:type="row" table:position="93" table:table="2">
          <office:change-info>
            <dc:creator>ricardo </dc:creator>
            <dc:date>2012-12-22T11:04:41</dc:date>
          </office:change-info>
          <table:deletions>
            <table:cell-content-deletion>
              <table:cell-address table:column="1" table:row="93" table:table="2"/>
              <table:change-track-table-cell office:value-type="string">
                <text:p>This measures the quality related to security vulnerabilities. <text:s/>How susceptible the is software to security vulnerabilities.</text:p>
              </table:change-track-table-cell>
            </table:cell-content-deletion>
            <table:change-deletion table:id="ct441"/>
          </table:deletions>
        </table:deletion>
        <table:deletion table:id="ct443" table:type="row" table:position="93" table:table="2">
          <office:change-info>
            <dc:creator>ricardo </dc:creator>
            <dc:date>2012-12-22T11:04:41</dc:date>
          </office:change-info>
          <table:deletions>
            <table:change-deletion table:id="ct442"/>
          </table:deletions>
        </table:deletion>
        <table:deletion table:id="ct444" table:type="row" table:position="93" table:table="2">
          <office:change-info>
            <dc:creator>ricardo </dc:creator>
            <dc:date>2012-12-22T11:04:41</dc:date>
          </office:change-info>
          <table:deletions>
            <table:cell-content-deletion>
              <table:cell-address table:column="4" table:row="93" table:table="2"/>
              <table:change-track-table-cell office:value-type="string">
                <text:p>Score</text:p>
              </table:change-track-table-cell>
            </table:cell-content-deletion>
            <table:cell-content-deletion>
              <table:cell-address table:column="1" table:row="93" table:table="2"/>
              <table:change-track-table-cell office:value-type="string">
                <text:p>Test Score Specification</text:p>
              </table:change-track-table-cell>
            </table:cell-content-deletion>
            <table:change-deletion table:id="ct443"/>
          </table:deletions>
        </table:deletion>
        <table:deletion table:id="ct445"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5"/>
            </table:cell-content-deletion>
            <table:cell-content-deletion>
              <table:cell-address table:column="1" table:row="93" table:table="2"/>
              <table:change-track-table-cell office:value-type="float" office:value="0"/>
            </table:cell-content-deletion>
            <table:change-deletion table:id="ct444"/>
          </table:deletions>
        </table:deletion>
        <table:deletion table:id="ct446"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4"/>
            </table:cell-content-deletion>
            <table:cell-content-deletion>
              <table:cell-address table:column="1" table:row="93" table:table="2"/>
              <table:change-track-table-cell office:value-type="string">
                <text:p>1 - 2</text:p>
              </table:change-track-table-cell>
            </table:cell-content-deletion>
            <table:change-deletion table:id="ct445"/>
          </table:deletions>
        </table:deletion>
        <table:deletion table:id="ct447"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3"/>
            </table:cell-content-deletion>
            <table:cell-content-deletion>
              <table:cell-address table:column="1" table:row="93" table:table="2"/>
              <table:change-track-table-cell office:value-type="string">
                <text:p>3 - 4</text:p>
              </table:change-track-table-cell>
            </table:cell-content-deletion>
            <table:change-deletion table:id="ct446"/>
          </table:deletions>
        </table:deletion>
        <table:deletion table:id="ct448"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2"/>
            </table:cell-content-deletion>
            <table:cell-content-deletion>
              <table:cell-address table:column="1" table:row="93" table:table="2"/>
              <table:change-track-table-cell office:value-type="string">
                <text:p>5 - 6</text:p>
              </table:change-track-table-cell>
            </table:cell-content-deletion>
            <table:change-deletion table:id="ct447"/>
          </table:deletions>
        </table:deletion>
        <table:deletion table:id="ct449"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1"/>
            </table:cell-content-deletion>
            <table:cell-content-deletion>
              <table:cell-address table:column="1" table:row="93" table:table="2"/>
              <table:change-track-table-cell office:value-type="string">
                <text:p>&gt; 6</text:p>
              </table:change-track-table-cell>
            </table:cell-content-deletion>
            <table:change-deletion table:id="ct448"/>
          </table:deletions>
        </table:deletion>
        <table:deletion table:id="ct450" table:type="row" table:position="93" table:table="2">
          <office:change-info>
            <dc:creator>ricardo </dc:creator>
            <dc:date>2012-12-22T11:04:41</dc:date>
          </office:change-info>
          <table:deletions>
            <table:change-deletion table:id="ct449"/>
          </table:deletions>
        </table:deletion>
        <table:deletion table:id="ct451" table:type="row" table:position="93" table:table="2">
          <office:change-info>
            <dc:creator>ricardo </dc:creator>
            <dc:date>2012-12-22T11:04:41</dc:date>
          </office:change-info>
          <table:deletions>
            <table:cell-content-deletion>
              <table:cell-address table:column="5" table:row="93" table:table="2"/>
              <table:change-track-table-cell office:value-type="string">
                <text:p>Weighted Score</text:p>
              </table:change-track-table-cell>
            </table:cell-content-deletion>
            <table:cell-content-deletion>
              <table:cell-address table:column="4" table:row="93" table:table="2"/>
              <table:change-track-table-cell office:value-type="string">
                <text:p>Unweighted Score</text:p>
              </table:change-track-table-cell>
            </table:cell-content-deletion>
            <table:cell-content-deletion>
              <table:cell-address table:column="3" table:row="93" table:table="2"/>
              <table:change-track-table-cell office:value-type="string">
                <text:p>Weight</text:p>
              </table:change-track-table-cell>
            </table:cell-content-deletion>
            <table:cell-content-deletion>
              <table:cell-address table:column="2" table:row="93" table:table="2"/>
              <table:change-track-table-cell office:value-type="string">
                <text:p>Raw Score</text:p>
              </table:change-track-table-cell>
            </table:cell-content-deletion>
            <table:cell-content-deletion>
              <table:cell-address table:column="1" table:row="93" table:table="2"/>
              <table:change-track-table-cell office:value-type="string">
                <text:p>Metric Name</text:p>
              </table:change-track-table-cell>
            </table:cell-content-deletion>
            <table:change-deletion table:id="ct450"/>
          </table:deletions>
        </table:deletion>
        <table:deletion table:id="ct452" table:type="row" table:position="93" table:table="2">
          <office:change-info>
            <dc:creator>ricardo </dc:creator>
            <dc:date>2012-12-22T11:04:41</dc:date>
          </office:change-info>
          <table:deletions>
            <table:cell-content-deletion>
              <table:cell-address table:column="5" table:row="93" table:table="2"/>
              <table:change-track-table-cell table:cell-address="'Category Rating and Metrics'.F94" table:formula="of:=[.D94]*[.E94]" office:value-type="float" office:value="0"/>
            </table:cell-content-deletion>
            <table:cell-content-deletion>
              <table:cell-address table:column="4" table:row="93" table:table="2"/>
              <table:change-track-table-cell office:value-type="float" office:value="0"/>
            </table:cell-content-deletion>
            <table:cell-content-deletion>
              <table:cell-address table:column="1" table:row="93" table:table="2"/>
              <table:change-track-table-cell office:value-type="string">
                <text:p>Number <text:s/>of security vulnerabilities still open (unpatched)</text:p>
              </table:change-track-table-cell>
            </table:cell-content-deletion>
            <table:change-deletion table:id="ct451"/>
            <table:cell-content-deletion table:id="ct68">
              <table:change-track-table-cell office:value-type="float" office:value="0"/>
            </table:cell-content-deletion>
            <table:cell-content-deletion table:id="ct66">
              <table:change-track-table-cell/>
            </table:cell-content-deletion>
          </table:deletions>
        </table:deletion>
        <table:deletion table:id="ct453" table:type="row" table:position="93" table:table="2">
          <office:change-info>
            <dc:creator>ricardo </dc:creator>
            <dc:date>2012-12-22T11:04:41</dc:date>
          </office:change-info>
          <table:deletions>
            <table:change-deletion table:id="ct452"/>
          </table:deletions>
        </table:deletion>
        <table:deletion table:id="ct454" table:type="row" table:position="93" table:table="2">
          <office:change-info>
            <dc:creator>ricardo </dc:creator>
            <dc:date>2012-12-22T11:04:41</dc:date>
          </office:change-info>
          <table:deletions>
            <table:cell-content-deletion>
              <table:cell-address table:column="1" table:row="93" table:table="2"/>
              <table:change-track-table-cell office:value-type="string">
                <text:p>Test Description</text:p>
              </table:change-track-table-cell>
            </table:cell-content-deletion>
            <table:change-deletion table:id="ct453"/>
          </table:deletions>
        </table:deletion>
        <table:deletion table:id="ct455" table:type="row" table:position="93" table:table="2">
          <office:change-info>
            <dc:creator>ricardo </dc:creator>
            <dc:date>2012-12-22T11:04:41</dc:date>
          </office:change-info>
          <table:deletions>
            <table:cell-content-deletion>
              <table:cell-address table:column="1" table:row="93" table:table="2"/>
              <table:change-track-table-cell office:value-type="string">
                <text:p>This measures whether the project is capable of resolving all security issues.</text:p>
              </table:change-track-table-cell>
            </table:cell-content-deletion>
            <table:change-deletion table:id="ct454"/>
          </table:deletions>
        </table:deletion>
        <table:deletion table:id="ct456" table:type="row" table:position="93" table:table="2">
          <office:change-info>
            <dc:creator>ricardo </dc:creator>
            <dc:date>2012-12-22T11:04:41</dc:date>
          </office:change-info>
          <table:deletions>
            <table:change-deletion table:id="ct455"/>
          </table:deletions>
        </table:deletion>
        <table:deletion table:id="ct457" table:type="row" table:position="93" table:table="2">
          <office:change-info>
            <dc:creator>ricardo </dc:creator>
            <dc:date>2012-12-22T11:04:41</dc:date>
          </office:change-info>
          <table:deletions>
            <table:cell-content-deletion>
              <table:cell-address table:column="4" table:row="93" table:table="2"/>
              <table:change-track-table-cell office:value-type="string">
                <text:p>Score</text:p>
              </table:change-track-table-cell>
            </table:cell-content-deletion>
            <table:cell-content-deletion>
              <table:cell-address table:column="1" table:row="93" table:table="2"/>
              <table:change-track-table-cell office:value-type="string">
                <text:p>Test Score Specification</text:p>
              </table:change-track-table-cell>
            </table:cell-content-deletion>
            <table:change-deletion table:id="ct456"/>
          </table:deletions>
        </table:deletion>
        <table:deletion table:id="ct458"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5"/>
            </table:cell-content-deletion>
            <table:cell-content-deletion>
              <table:cell-address table:column="1" table:row="93" table:table="2"/>
              <table:change-track-table-cell office:value-type="float" office:value="0"/>
            </table:cell-content-deletion>
            <table:change-deletion table:id="ct457"/>
          </table:deletions>
        </table:deletion>
        <table:deletion table:id="ct459"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4"/>
            </table:cell-content-deletion>
            <table:cell-content-deletion>
              <table:cell-address table:column="1" table:row="93" table:table="2"/>
              <table:change-track-table-cell office:value-type="float" office:value="1"/>
            </table:cell-content-deletion>
            <table:change-deletion table:id="ct458"/>
          </table:deletions>
        </table:deletion>
        <table:deletion table:id="ct460"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3"/>
            </table:cell-content-deletion>
            <table:cell-content-deletion>
              <table:cell-address table:column="1" table:row="93" table:table="2"/>
              <table:change-track-table-cell office:value-type="float" office:value="2"/>
            </table:cell-content-deletion>
            <table:change-deletion table:id="ct459"/>
          </table:deletions>
        </table:deletion>
        <table:deletion table:id="ct461"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2"/>
            </table:cell-content-deletion>
            <table:cell-content-deletion>
              <table:cell-address table:column="1" table:row="93" table:table="2"/>
              <table:change-track-table-cell office:value-type="string">
                <text:p>3 - 5</text:p>
              </table:change-track-table-cell>
            </table:cell-content-deletion>
            <table:change-deletion table:id="ct460"/>
          </table:deletions>
        </table:deletion>
        <table:deletion table:id="ct462"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1"/>
            </table:cell-content-deletion>
            <table:cell-content-deletion>
              <table:cell-address table:column="1" table:row="93" table:table="2"/>
              <table:change-track-table-cell office:value-type="string">
                <text:p>&gt; 5</text:p>
              </table:change-track-table-cell>
            </table:cell-content-deletion>
            <table:change-deletion table:id="ct461"/>
          </table:deletions>
        </table:deletion>
        <table:deletion table:id="ct463" table:type="row" table:position="93" table:table="2">
          <office:change-info>
            <dc:creator>ricardo </dc:creator>
            <dc:date>2012-12-22T11:04:41</dc:date>
          </office:change-info>
          <table:deletions>
            <table:change-deletion table:id="ct462"/>
          </table:deletions>
        </table:deletion>
        <table:deletion table:id="ct464" table:type="row" table:position="93" table:table="2">
          <office:change-info>
            <dc:creator>ricardo </dc:creator>
            <dc:date>2012-12-22T11:04:41</dc:date>
          </office:change-info>
          <table:deletions>
            <table:cell-content-deletion>
              <table:cell-address table:column="5" table:row="93" table:table="2"/>
              <table:change-track-table-cell office:value-type="string">
                <text:p>Weighted Score</text:p>
              </table:change-track-table-cell>
            </table:cell-content-deletion>
            <table:cell-content-deletion>
              <table:cell-address table:column="4" table:row="93" table:table="2"/>
              <table:change-track-table-cell office:value-type="string">
                <text:p>Unweighted Score</text:p>
              </table:change-track-table-cell>
            </table:cell-content-deletion>
            <table:cell-content-deletion>
              <table:cell-address table:column="3" table:row="93" table:table="2"/>
              <table:change-track-table-cell office:value-type="string">
                <text:p>Weight</text:p>
              </table:change-track-table-cell>
            </table:cell-content-deletion>
            <table:cell-content-deletion>
              <table:cell-address table:column="2" table:row="93" table:table="2"/>
              <table:change-track-table-cell office:value-type="string">
                <text:p>Raw Score</text:p>
              </table:change-track-table-cell>
            </table:cell-content-deletion>
            <table:cell-content-deletion>
              <table:cell-address table:column="1" table:row="93" table:table="2"/>
              <table:change-track-table-cell office:value-type="string">
                <text:p>Metric Name</text:p>
              </table:change-track-table-cell>
            </table:cell-content-deletion>
            <table:change-deletion table:id="ct463"/>
          </table:deletions>
        </table:deletion>
        <table:deletion table:id="ct465" table:type="row" table:position="93" table:table="2">
          <office:change-info>
            <dc:creator>ricardo </dc:creator>
            <dc:date>2012-12-22T11:04:41</dc:date>
          </office:change-info>
          <table:deletions>
            <table:cell-content-deletion>
              <table:cell-address table:column="5" table:row="93" table:table="2"/>
              <table:change-track-table-cell table:cell-address="'Category Rating and Metrics'.F94" table:formula="of:=[.D94]*[.E94]" office:value-type="float" office:value="0"/>
            </table:cell-content-deletion>
            <table:cell-content-deletion>
              <table:cell-address table:column="1" table:row="93" table:table="2"/>
              <table:change-track-table-cell office:value-type="string">
                <text:p>NumbIs there a dedicated information (web page, wiki, etc) for security?</text:p>
              </table:change-track-table-cell>
            </table:cell-content-deletion>
            <table:change-deletion table:id="ct464"/>
            <table:cell-content-deletion table:id="ct144">
              <table:change-track-table-cell office:value-type="float" office:value="5"/>
            </table:cell-content-deletion>
            <table:cell-content-deletion table:id="ct70">
              <table:change-track-table-cell office:value-type="float" office:value="0.2"/>
            </table:cell-content-deletion>
            <table:cell-content-deletion table:id="ct69">
              <table:change-track-table-cell office:value-type="string">
                <text:p>No</text:p>
              </table:change-track-table-cell>
            </table:cell-content-deletion>
          </table:deletions>
        </table:deletion>
        <table:deletion table:id="ct466" table:type="row" table:position="93" table:table="2">
          <office:change-info>
            <dc:creator>ricardo </dc:creator>
            <dc:date>2012-12-22T11:04:41</dc:date>
          </office:change-info>
          <table:deletions>
            <table:change-deletion table:id="ct465"/>
          </table:deletions>
        </table:deletion>
        <table:deletion table:id="ct467" table:type="row" table:position="93" table:table="2">
          <office:change-info>
            <dc:creator>ricardo </dc:creator>
            <dc:date>2012-12-22T11:04:41</dc:date>
          </office:change-info>
          <table:deletions>
            <table:cell-content-deletion>
              <table:cell-address table:column="1" table:row="93" table:table="2"/>
              <table:change-track-table-cell office:value-type="string">
                <text:p>Test Description</text:p>
              </table:change-track-table-cell>
            </table:cell-content-deletion>
            <table:change-deletion table:id="ct466"/>
          </table:deletions>
        </table:deletion>
        <table:deletion table:id="ct468" table:type="row" table:position="93" table:table="2">
          <office:change-info>
            <dc:creator>ricardo </dc:creator>
            <dc:date>2012-12-22T11:04:41</dc:date>
          </office:change-info>
          <table:deletions>
            <table:cell-content-deletion>
              <table:cell-address table:column="1" table:row="93" table:table="2"/>
              <table:change-track-table-cell office:value-type="string">
                <text:p>This measures how aware of and seriously the project takes security issues.</text:p>
              </table:change-track-table-cell>
            </table:cell-content-deletion>
            <table:change-deletion table:id="ct467"/>
          </table:deletions>
        </table:deletion>
        <table:deletion table:id="ct469" table:type="row" table:position="93" table:table="2">
          <office:change-info>
            <dc:creator>ricardo </dc:creator>
            <dc:date>2012-12-22T11:04:41</dc:date>
          </office:change-info>
          <table:deletions>
            <table:change-deletion table:id="ct468"/>
          </table:deletions>
        </table:deletion>
        <table:deletion table:id="ct470" table:type="row" table:position="93" table:table="2">
          <office:change-info>
            <dc:creator>ricardo </dc:creator>
            <dc:date>2012-12-22T11:04:41</dc:date>
          </office:change-info>
          <table:deletions>
            <table:cell-content-deletion>
              <table:cell-address table:column="4" table:row="93" table:table="2"/>
              <table:change-track-table-cell office:value-type="string">
                <text:p>Score</text:p>
              </table:change-track-table-cell>
            </table:cell-content-deletion>
            <table:cell-content-deletion>
              <table:cell-address table:column="1" table:row="93" table:table="2"/>
              <table:change-track-table-cell office:value-type="string">
                <text:p>Test Score Specification</text:p>
              </table:change-track-table-cell>
            </table:cell-content-deletion>
            <table:change-deletion table:id="ct469"/>
          </table:deletions>
        </table:deletion>
        <table:deletion table:id="ct471"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5"/>
            </table:cell-content-deletion>
            <table:cell-content-deletion>
              <table:cell-address table:column="1" table:row="93" table:table="2"/>
              <table:change-track-table-cell office:value-type="string">
                <text:p>Yes, well maintained</text:p>
              </table:change-track-table-cell>
            </table:cell-content-deletion>
            <table:change-deletion table:id="ct470"/>
          </table:deletions>
        </table:deletion>
        <table:deletion table:id="ct472"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3"/>
            </table:cell-content-deletion>
            <table:cell-content-deletion>
              <table:cell-address table:column="1" table:row="93" table:table="2"/>
              <table:change-track-table-cell office:value-type="string">
                <text:p>Yes</text:p>
              </table:change-track-table-cell>
            </table:cell-content-deletion>
            <table:change-deletion table:id="ct471"/>
          </table:deletions>
        </table:deletion>
        <table:deletion table:id="ct473" table:type="row" table:position="93" table:table="2">
          <office:change-info>
            <dc:creator>ricardo </dc:creator>
            <dc:date>2012-12-22T11:04:41</dc:date>
          </office:change-info>
          <table:deletions>
            <table:cell-content-deletion>
              <table:cell-address table:column="4" table:row="93" table:table="2"/>
              <table:change-track-table-cell office:value-type="float" office:value="1"/>
            </table:cell-content-deletion>
            <table:cell-content-deletion>
              <table:cell-address table:column="1" table:row="93" table:table="2"/>
              <table:change-track-table-cell office:value-type="string">
                <text:p>No</text:p>
              </table:change-track-table-cell>
            </table:cell-content-deletion>
            <table:change-deletion table:id="ct472"/>
          </table:deletions>
        </table:deletion>
        <table:deletion table:id="ct474" table:type="row" table:position="93" table:table="2">
          <office:change-info>
            <dc:creator>ricardo </dc:creator>
            <dc:date>2012-12-22T11:04:41</dc:date>
          </office:change-info>
          <table:deletions>
            <table:change-deletion table:id="ct473"/>
          </table:deletions>
        </table:deletion>
        <table:deletion table:id="ct475" table:type="row" table:position="93" table:table="2">
          <office:change-info>
            <dc:creator>ricardo </dc:creator>
            <dc:date>2012-12-22T11:04:41</dc:date>
          </office:change-info>
          <table:deletions>
            <table:change-deletion table:id="ct474"/>
          </table:deletions>
        </table:deletion>
        <table:insertion table:id="ct476" table:type="row" table:position="17" table:table="2">
          <office:change-info>
            <dc:creator>ricardo </dc:creator>
            <dc:date>2012-12-22T11:36:16</dc:date>
          </office:change-info>
        </table:insertion>
        <table:insertion table:id="ct477" table:type="row" table:position="17" table:table="2">
          <office:change-info>
            <dc:creator>ricardo </dc:creator>
            <dc:date>2012-12-22T11:36:18</dc:date>
          </office:change-info>
        </table:insertion>
        <table:cell-content-change table:id="ct478">
          <table:cell-address table:column="1" table:row="159" table:table="2"/>
          <office:change-info>
            <dc:creator>ricardo </dc:creator>
            <dc:date>2012-12-22T11:44:00</dc:date>
          </office:change-info>
          <table:previous table:id="ct219">
            <table:change-track-table-cell office:value-type="string">
              <text:p>Avg monthly volumen of general mailing lists during the last six months</text:p>
            </table:change-track-table-cell>
          </table:previous>
        </table:cell-content-change>
        <table:cell-content-change table:id="ct479">
          <table:cell-address table:column="1" table:row="59" table:table="2"/>
          <office:change-info>
            <dc:creator>ricardo </dc:creator>
            <dc:date>2012-12-22T11:51:55</dc:date>
          </office:change-info>
          <table:previous>
            <table:change-track-table-cell office:value-type="string">
              <text:p>Test Description</text:p>
            </table:change-track-table-cell>
          </table:previous>
        </table:cell-content-change>
        <table:cell-content-change table:id="ct480">
          <table:cell-address table:column="1" table:row="59" table:table="2"/>
          <office:change-info>
            <dc:creator>ricardo </dc:creator>
            <dc:date>2012-12-22T11:51:55</dc:date>
          </office:change-info>
          <table:previous table:id="ct9">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481">
          <table:cell-address table:column="1" table:row="59" table:table="2"/>
          <office:change-info>
            <dc:creator>ricardo </dc:creator>
            <dc:date>2012-12-22T11:51:55</dc:date>
          </office:change-info>
          <table:previous>
            <table:change-track-table-cell office:value-type="string">
              <text:p>Test Score Specification</text:p>
            </table:change-track-table-cell>
          </table:previous>
        </table:cell-content-change>
        <table:cell-content-change table:id="ct482">
          <table:cell-address table:column="1" table:row="59" table:table="2"/>
          <office:change-info>
            <dc:creator>ricardo </dc:creator>
            <dc:date>2012-12-22T11:51:55</dc:date>
          </office:change-info>
          <table:previous>
            <table:change-track-table-cell office:value-type="string">
              <text:p>&lt; 10 minutes</text:p>
            </table:change-track-table-cell>
          </table:previous>
        </table:cell-content-change>
        <table:cell-content-change table:id="ct483">
          <table:cell-address table:column="1" table:row="59" table:table="2"/>
          <office:change-info>
            <dc:creator>ricardo </dc:creator>
            <dc:date>2012-12-22T11:51:55</dc:date>
          </office:change-info>
          <table:previous>
            <table:change-track-table-cell office:value-type="string">
              <text:p>10 - 30 <text:s/>minutes</text:p>
            </table:change-track-table-cell>
          </table:previous>
        </table:cell-content-change>
        <table:cell-content-change table:id="ct484">
          <table:cell-address table:column="1" table:row="59" table:table="2"/>
          <office:change-info>
            <dc:creator>ricardo </dc:creator>
            <dc:date>2012-12-22T11:51:55</dc:date>
          </office:change-info>
          <table:previous>
            <table:change-track-table-cell office:value-type="string">
              <text:p>30 min - 1 <text:s/>hour</text:p>
            </table:change-track-table-cell>
          </table:previous>
        </table:cell-content-change>
        <table:cell-content-change table:id="ct485">
          <table:cell-address table:column="1" table:row="59" table:table="2"/>
          <office:change-info>
            <dc:creator>ricardo </dc:creator>
            <dc:date>2012-12-22T11:51:55</dc:date>
          </office:change-info>
          <table:previous>
            <table:change-track-table-cell office:value-type="string">
              <text:p>1 - 4 hours</text:p>
            </table:change-track-table-cell>
          </table:previous>
        </table:cell-content-change>
        <table:cell-content-change table:id="ct486">
          <table:cell-address table:column="1" table:row="59" table:table="2"/>
          <office:change-info>
            <dc:creator>ricardo </dc:creator>
            <dc:date>2012-12-22T11:51:55</dc:date>
          </office:change-info>
          <table:previous>
            <table:change-track-table-cell office:value-type="string">
              <text:p>&gt; 4 hours</text:p>
            </table:change-track-table-cell>
          </table:previous>
        </table:cell-content-change>
        <table:cell-content-change table:id="ct487">
          <table:cell-address table:column="4" table:row="59" table:table="2"/>
          <office:change-info>
            <dc:creator>ricardo </dc:creator>
            <dc:date>2012-12-22T11:51:55</dc:date>
          </office:change-info>
          <table:previous>
            <table:change-track-table-cell office:value-type="string">
              <text:p>Score</text:p>
            </table:change-track-table-cell>
          </table:previous>
        </table:cell-content-change>
        <table:cell-content-change table:id="ct488">
          <table:cell-address table:column="4" table:row="59" table:table="2"/>
          <office:change-info>
            <dc:creator>ricardo </dc:creator>
            <dc:date>2012-12-22T11:51:55</dc:date>
          </office:change-info>
          <table:previous>
            <table:change-track-table-cell office:value-type="float" office:value="5"/>
          </table:previous>
        </table:cell-content-change>
        <table:cell-content-change table:id="ct489">
          <table:cell-address table:column="4" table:row="59" table:table="2"/>
          <office:change-info>
            <dc:creator>ricardo </dc:creator>
            <dc:date>2012-12-22T11:51:55</dc:date>
          </office:change-info>
          <table:previous>
            <table:change-track-table-cell office:value-type="float" office:value="4"/>
          </table:previous>
        </table:cell-content-change>
        <table:cell-content-change table:id="ct490">
          <table:cell-address table:column="4" table:row="59" table:table="2"/>
          <office:change-info>
            <dc:creator>ricardo </dc:creator>
            <dc:date>2012-12-22T11:51:55</dc:date>
          </office:change-info>
          <table:previous>
            <table:change-track-table-cell office:value-type="float" office:value="3"/>
          </table:previous>
        </table:cell-content-change>
        <table:cell-content-change table:id="ct491">
          <table:cell-address table:column="4" table:row="59" table:table="2"/>
          <office:change-info>
            <dc:creator>ricardo </dc:creator>
            <dc:date>2012-12-22T11:51:55</dc:date>
          </office:change-info>
          <table:previous>
            <table:change-track-table-cell office:value-type="float" office:value="2"/>
          </table:previous>
        </table:cell-content-change>
        <table:cell-content-change table:id="ct492">
          <table:cell-address table:column="4" table:row="59" table:table="2"/>
          <office:change-info>
            <dc:creator>ricardo </dc:creator>
            <dc:date>2012-12-22T11:51:55</dc:date>
          </office:change-info>
          <table:previous>
            <table:change-track-table-cell office:value-type="float" office:value="1"/>
          </table:previous>
        </table:cell-content-change>
        <table:insertion table:id="ct493" table:type="row" table:position="32" table:table="2">
          <office:change-info>
            <dc:creator>ricardo </dc:creator>
            <dc:date>2012-12-22T11:52:03</dc:date>
          </office:change-info>
        </table:insertion>
        <table:insertion table:id="ct494" table:type="row" table:position="32" table:table="2">
          <office:change-info>
            <dc:creator>ricardo </dc:creator>
            <dc:date>2012-12-22T11:52:06</dc:date>
          </office:change-info>
        </table:insertion>
        <table:insertion table:id="ct495" table:type="row" table:position="32" table:table="2">
          <office:change-info>
            <dc:creator>ricardo </dc:creator>
            <dc:date>2012-12-22T11:52:07</dc:date>
          </office:change-info>
          <table:dependencies>
            <table:dependency table:id="ct562"/>
            <table:dependency table:id="ct561"/>
            <table:dependency table:id="ct560"/>
          </table:dependencies>
        </table:insertion>
        <table:insertion table:id="ct496" table:type="row" table:position="31" table:table="2">
          <office:change-info>
            <dc:creator>ricardo </dc:creator>
            <dc:date>2012-12-22T11:52:07</dc:date>
          </office:change-info>
        </table:insertion>
        <table:insertion table:id="ct497" table:type="row" table:position="31" table:table="2">
          <office:change-info>
            <dc:creator>ricardo </dc:creator>
            <dc:date>2012-12-22T11:52:07</dc:date>
          </office:change-info>
        </table:insertion>
        <table:insertion table:id="ct498" table:type="row" table:position="31" table:table="2">
          <office:change-info>
            <dc:creator>ricardo </dc:creator>
            <dc:date>2012-12-22T11:52:07</dc:date>
          </office:change-info>
        </table:insertion>
        <table:insertion table:id="ct499" table:type="row" table:position="31" table:table="2">
          <office:change-info>
            <dc:creator>ricardo </dc:creator>
            <dc:date>2012-12-22T11:52:07</dc:date>
          </office:change-info>
          <table:dependencies>
            <table:dependency table:id="ct559"/>
            <table:dependency table:id="ct558"/>
            <table:dependency table:id="ct557"/>
          </table:dependencies>
        </table:insertion>
        <table:insertion table:id="ct500" table:type="row" table:position="30" table:table="2">
          <office:change-info>
            <dc:creator>ricardo </dc:creator>
            <dc:date>2012-12-22T11:52:07</dc:date>
          </office:change-info>
          <table:dependencies>
            <table:dependency table:id="ct522"/>
            <table:dependency table:id="ct516"/>
          </table:dependencies>
        </table:insertion>
        <table:insertion table:id="ct501" table:type="row" table:position="29" table:table="2">
          <office:change-info>
            <dc:creator>ricardo </dc:creator>
            <dc:date>2012-12-22T11:52:07</dc:date>
          </office:change-info>
          <table:dependencies>
            <table:dependency table:id="ct521"/>
            <table:dependency table:id="ct515"/>
          </table:dependencies>
        </table:insertion>
        <table:insertion table:id="ct502" table:type="row" table:position="28" table:table="2">
          <office:change-info>
            <dc:creator>ricardo </dc:creator>
            <dc:date>2012-12-22T11:52:08</dc:date>
          </office:change-info>
          <table:dependencies>
            <table:dependency table:id="ct520"/>
            <table:dependency table:id="ct514"/>
          </table:dependencies>
        </table:insertion>
        <table:insertion table:id="ct503" table:type="row" table:position="27" table:table="2">
          <office:change-info>
            <dc:creator>ricardo </dc:creator>
            <dc:date>2012-12-22T11:52:08</dc:date>
          </office:change-info>
          <table:dependencies>
            <table:dependency table:id="ct519"/>
            <table:dependency table:id="ct513"/>
          </table:dependencies>
        </table:insertion>
        <table:insertion table:id="ct504" table:type="row" table:position="26" table:table="2">
          <office:change-info>
            <dc:creator>ricardo </dc:creator>
            <dc:date>2012-12-22T11:52:08</dc:date>
          </office:change-info>
          <table:dependencies>
            <table:dependency table:id="ct518"/>
            <table:dependency table:id="ct512"/>
          </table:dependencies>
        </table:insertion>
        <table:insertion table:id="ct505" table:type="row" table:position="25" table:table="2">
          <office:change-info>
            <dc:creator>ricardo </dc:creator>
            <dc:date>2012-12-22T11:52:08</dc:date>
          </office:change-info>
          <table:dependencies>
            <table:dependency table:id="ct517"/>
            <table:dependency table:id="ct511"/>
          </table:dependencies>
        </table:insertion>
        <table:insertion table:id="ct506" table:type="row" table:position="24" table:table="2">
          <office:change-info>
            <dc:creator>ricardo </dc:creator>
            <dc:date>2012-12-22T11:52:08</dc:date>
          </office:change-info>
        </table:insertion>
        <table:insertion table:id="ct507" table:type="row" table:position="23" table:table="2">
          <office:change-info>
            <dc:creator>ricardo </dc:creator>
            <dc:date>2012-12-22T11:52:08</dc:date>
          </office:change-info>
          <table:dependencies>
            <table:dependency table:id="ct510"/>
          </table:dependencies>
        </table:insertion>
        <table:insertion table:id="ct508" table:type="row" table:position="22" table:table="2">
          <office:change-info>
            <dc:creator>ricardo </dc:creator>
            <dc:date>2012-12-22T11:52:08</dc:date>
          </office:change-info>
          <table:dependencies>
            <table:dependency table:id="ct509"/>
          </table:dependencies>
        </table:insertion>
        <table:cell-content-change table:id="ct509">
          <table:cell-address table:column="1" table:row="22" table:table="2"/>
          <office:change-info>
            <dc:creator>ricardo </dc:creator>
            <dc:date>2012-12-22T11:52:09</dc:date>
          </office:change-info>
          <table:previous>
            <table:change-track-table-cell/>
          </table:previous>
        </table:cell-content-change>
        <table:cell-content-change table:id="ct510">
          <table:cell-address table:column="1" table:row="23" table:table="2"/>
          <office:change-info>
            <dc:creator>ricardo </dc:creator>
            <dc:date>2012-12-22T11:52:09</dc:date>
          </office:change-info>
          <table:previous>
            <table:change-track-table-cell/>
          </table:previous>
        </table:cell-content-change>
        <table:cell-content-change table:id="ct511">
          <table:cell-address table:column="1" table:row="25" table:table="2"/>
          <office:change-info>
            <dc:creator>ricardo </dc:creator>
            <dc:date>2012-12-22T11:52:09</dc:date>
          </office:change-info>
          <table:previous>
            <table:change-track-table-cell/>
          </table:previous>
        </table:cell-content-change>
        <table:cell-content-change table:id="ct512">
          <table:cell-address table:column="1" table:row="26" table:table="2"/>
          <office:change-info>
            <dc:creator>ricardo </dc:creator>
            <dc:date>2012-12-22T11:52:09</dc:date>
          </office:change-info>
          <table:previous>
            <table:change-track-table-cell/>
          </table:previous>
        </table:cell-content-change>
        <table:cell-content-change table:id="ct513">
          <table:cell-address table:column="1" table:row="27" table:table="2"/>
          <office:change-info>
            <dc:creator>ricardo </dc:creator>
            <dc:date>2012-12-22T11:52:09</dc:date>
          </office:change-info>
          <table:previous>
            <table:change-track-table-cell/>
          </table:previous>
        </table:cell-content-change>
        <table:cell-content-change table:id="ct514">
          <table:cell-address table:column="1" table:row="28" table:table="2"/>
          <office:change-info>
            <dc:creator>ricardo </dc:creator>
            <dc:date>2012-12-22T11:52:09</dc:date>
          </office:change-info>
          <table:previous>
            <table:change-track-table-cell/>
          </table:previous>
        </table:cell-content-change>
        <table:cell-content-change table:id="ct515">
          <table:cell-address table:column="1" table:row="29" table:table="2"/>
          <office:change-info>
            <dc:creator>ricardo </dc:creator>
            <dc:date>2012-12-22T11:52:09</dc:date>
          </office:change-info>
          <table:previous>
            <table:change-track-table-cell/>
          </table:previous>
        </table:cell-content-change>
        <table:cell-content-change table:id="ct516">
          <table:cell-address table:column="1" table:row="30" table:table="2"/>
          <office:change-info>
            <dc:creator>ricardo </dc:creator>
            <dc:date>2012-12-22T11:52:09</dc:date>
          </office:change-info>
          <table:previous>
            <table:change-track-table-cell/>
          </table:previous>
        </table:cell-content-change>
        <table:cell-content-change table:id="ct517">
          <table:cell-address table:column="4" table:row="25" table:table="2"/>
          <office:change-info>
            <dc:creator>ricardo </dc:creator>
            <dc:date>2012-12-22T11:52:09</dc:date>
          </office:change-info>
          <table:previous>
            <table:change-track-table-cell/>
          </table:previous>
        </table:cell-content-change>
        <table:cell-content-change table:id="ct518">
          <table:cell-address table:column="4" table:row="26" table:table="2"/>
          <office:change-info>
            <dc:creator>ricardo </dc:creator>
            <dc:date>2012-12-22T11:52:09</dc:date>
          </office:change-info>
          <table:previous>
            <table:change-track-table-cell/>
          </table:previous>
        </table:cell-content-change>
        <table:cell-content-change table:id="ct519">
          <table:cell-address table:column="4" table:row="27" table:table="2"/>
          <office:change-info>
            <dc:creator>ricardo </dc:creator>
            <dc:date>2012-12-22T11:52:09</dc:date>
          </office:change-info>
          <table:previous>
            <table:change-track-table-cell/>
          </table:previous>
        </table:cell-content-change>
        <table:cell-content-change table:id="ct520">
          <table:cell-address table:column="4" table:row="28" table:table="2"/>
          <office:change-info>
            <dc:creator>ricardo </dc:creator>
            <dc:date>2012-12-22T11:52:09</dc:date>
          </office:change-info>
          <table:previous>
            <table:change-track-table-cell/>
          </table:previous>
        </table:cell-content-change>
        <table:cell-content-change table:id="ct521">
          <table:cell-address table:column="4" table:row="29" table:table="2"/>
          <office:change-info>
            <dc:creator>ricardo </dc:creator>
            <dc:date>2012-12-22T11:52:09</dc:date>
          </office:change-info>
          <table:previous>
            <table:change-track-table-cell/>
          </table:previous>
        </table:cell-content-change>
        <table:cell-content-change table:id="ct522">
          <table:cell-address table:column="4" table:row="30" table:table="2"/>
          <office:change-info>
            <dc:creator>ricardo </dc:creator>
            <dc:date>2012-12-22T11:52:09</dc:date>
          </office:change-info>
          <table:previous>
            <table:change-track-table-cell/>
          </table:previous>
        </table:cell-content-change>
        <table:insertion table:id="ct523" table:type="row" table:position="17" table:table="2">
          <office:change-info>
            <dc:creator>ricardo </dc:creator>
            <dc:date>2012-12-22T11:52:16</dc:date>
          </office:change-info>
          <table:dependencies>
            <table:dependency table:id="ct545"/>
            <table:dependency table:id="ct539"/>
          </table:dependencies>
        </table:insertion>
        <table:insertion table:id="ct524" table:type="row" table:position="17" table:table="2">
          <office:change-info>
            <dc:creator>ricardo </dc:creator>
            <dc:date>2012-12-22T11:52:17</dc:date>
          </office:change-info>
          <table:dependencies>
            <table:dependency table:id="ct544"/>
            <table:dependency table:id="ct538"/>
          </table:dependencies>
        </table:insertion>
        <table:insertion table:id="ct525" table:type="row" table:position="17" table:table="2">
          <office:change-info>
            <dc:creator>ricardo </dc:creator>
            <dc:date>2012-12-22T11:52:17</dc:date>
          </office:change-info>
          <table:dependencies>
            <table:dependency table:id="ct543"/>
            <table:dependency table:id="ct537"/>
          </table:dependencies>
        </table:insertion>
        <table:insertion table:id="ct526" table:type="row" table:position="17" table:table="2">
          <office:change-info>
            <dc:creator>ricardo </dc:creator>
            <dc:date>2012-12-22T11:52:17</dc:date>
          </office:change-info>
          <table:dependencies>
            <table:dependency table:id="ct542"/>
            <table:dependency table:id="ct536"/>
          </table:dependencies>
        </table:insertion>
        <table:insertion table:id="ct527" table:type="row" table:position="17" table:table="2">
          <office:change-info>
            <dc:creator>ricardo </dc:creator>
            <dc:date>2012-12-22T11:52:17</dc:date>
          </office:change-info>
          <table:dependencies>
            <table:dependency table:id="ct541"/>
            <table:dependency table:id="ct535"/>
          </table:dependencies>
        </table:insertion>
        <table:insertion table:id="ct528" table:type="row" table:position="17" table:table="2">
          <office:change-info>
            <dc:creator>ricardo </dc:creator>
            <dc:date>2012-12-22T11:52:17</dc:date>
          </office:change-info>
          <table:dependencies>
            <table:dependency table:id="ct555"/>
            <table:dependency table:id="ct554"/>
            <table:dependency table:id="ct553"/>
            <table:dependency table:id="ct552"/>
            <table:dependency table:id="ct551"/>
            <table:dependency table:id="ct550"/>
            <table:dependency table:id="ct549"/>
            <table:dependency table:id="ct548"/>
            <table:dependency table:id="ct540"/>
            <table:dependency table:id="ct534"/>
          </table:dependencies>
        </table:insertion>
        <table:insertion table:id="ct529" table:type="row" table:position="17" table:table="2">
          <office:change-info>
            <dc:creator>ricardo </dc:creator>
            <dc:date>2012-12-22T11:52:17</dc:date>
          </office:change-info>
          <table:dependencies>
            <table:dependency table:id="ct584"/>
            <table:dependency table:id="ct556"/>
          </table:dependencies>
        </table:insertion>
        <table:insertion table:id="ct530" table:type="row" table:position="13" table:table="2">
          <office:change-info>
            <dc:creator>ricardo </dc:creator>
            <dc:date>2012-12-22T11:52:18</dc:date>
          </office:change-info>
          <table:dependencies>
            <table:dependency table:id="ct931"/>
            <table:dependency table:id="ct546"/>
            <table:dependency table:id="ct533"/>
          </table:dependencies>
        </table:insertion>
        <table:insertion table:id="ct531" table:type="row" table:position="12" table:table="2">
          <office:change-info>
            <dc:creator>ricardo </dc:creator>
            <dc:date>2012-12-22T11:52:18</dc:date>
          </office:change-info>
          <table:dependencies>
            <table:dependency table:id="ct532"/>
          </table:dependencies>
        </table:insertion>
        <table:cell-content-change table:id="ct532">
          <table:cell-address table:column="1" table:row="12" table:table="2"/>
          <office:change-info>
            <dc:creator>ricardo </dc:creator>
            <dc:date>2012-12-22T11:52:18</dc:date>
          </office:change-info>
          <table:previous>
            <table:change-track-table-cell/>
          </table:previous>
        </table:cell-content-change>
        <table:cell-content-change table:id="ct533">
          <table:cell-address table:column="1" table:row="13" table:table="2"/>
          <office:change-info>
            <dc:creator>ricardo </dc:creator>
            <dc:date>2012-12-22T11:52:18</dc:date>
          </office:change-info>
          <table:previous>
            <table:change-track-table-cell/>
          </table:previous>
        </table:cell-content-change>
        <table:cell-content-change table:id="ct534">
          <table:cell-address table:column="1" table:row="17" table:table="2"/>
          <office:change-info>
            <dc:creator>ricardo </dc:creator>
            <dc:date>2012-12-22T11:52:18</dc:date>
          </office:change-info>
          <table:previous>
            <table:change-track-table-cell/>
          </table:previous>
        </table:cell-content-change>
        <table:cell-content-change table:id="ct535">
          <table:cell-address table:column="1" table:row="17" table:table="2"/>
          <office:change-info>
            <dc:creator>ricardo </dc:creator>
            <dc:date>2012-12-22T11:52:18</dc:date>
          </office:change-info>
          <table:previous>
            <table:change-track-table-cell/>
          </table:previous>
        </table:cell-content-change>
        <table:cell-content-change table:id="ct536">
          <table:cell-address table:column="1" table:row="17" table:table="2"/>
          <office:change-info>
            <dc:creator>ricardo </dc:creator>
            <dc:date>2012-12-22T11:52:18</dc:date>
          </office:change-info>
          <table:previous>
            <table:change-track-table-cell/>
          </table:previous>
        </table:cell-content-change>
        <table:cell-content-change table:id="ct537">
          <table:cell-address table:column="1" table:row="17" table:table="2"/>
          <office:change-info>
            <dc:creator>ricardo </dc:creator>
            <dc:date>2012-12-22T11:52:18</dc:date>
          </office:change-info>
          <table:previous>
            <table:change-track-table-cell/>
          </table:previous>
        </table:cell-content-change>
        <table:cell-content-change table:id="ct538">
          <table:cell-address table:column="1" table:row="17" table:table="2"/>
          <office:change-info>
            <dc:creator>ricardo </dc:creator>
            <dc:date>2012-12-22T11:52:18</dc:date>
          </office:change-info>
          <table:previous>
            <table:change-track-table-cell/>
          </table:previous>
        </table:cell-content-change>
        <table:cell-content-change table:id="ct539">
          <table:cell-address table:column="1" table:row="17" table:table="2"/>
          <office:change-info>
            <dc:creator>ricardo </dc:creator>
            <dc:date>2012-12-22T11:52:18</dc:date>
          </office:change-info>
          <table:previous>
            <table:change-track-table-cell/>
          </table:previous>
        </table:cell-content-change>
        <table:cell-content-change table:id="ct540">
          <table:cell-address table:column="4" table:row="17" table:table="2"/>
          <office:change-info>
            <dc:creator>ricardo </dc:creator>
            <dc:date>2012-12-22T11:52:18</dc:date>
          </office:change-info>
          <table:previous>
            <table:change-track-table-cell/>
          </table:previous>
        </table:cell-content-change>
        <table:cell-content-change table:id="ct541">
          <table:cell-address table:column="4" table:row="17" table:table="2"/>
          <office:change-info>
            <dc:creator>ricardo </dc:creator>
            <dc:date>2012-12-22T11:52:18</dc:date>
          </office:change-info>
          <table:previous>
            <table:change-track-table-cell/>
          </table:previous>
        </table:cell-content-change>
        <table:cell-content-change table:id="ct542">
          <table:cell-address table:column="4" table:row="17" table:table="2"/>
          <office:change-info>
            <dc:creator>ricardo </dc:creator>
            <dc:date>2012-12-22T11:52:18</dc:date>
          </office:change-info>
          <table:previous>
            <table:change-track-table-cell/>
          </table:previous>
        </table:cell-content-change>
        <table:cell-content-change table:id="ct543">
          <table:cell-address table:column="4" table:row="17" table:table="2"/>
          <office:change-info>
            <dc:creator>ricardo </dc:creator>
            <dc:date>2012-12-22T11:52:18</dc:date>
          </office:change-info>
          <table:previous>
            <table:change-track-table-cell/>
          </table:previous>
        </table:cell-content-change>
        <table:cell-content-change table:id="ct544">
          <table:cell-address table:column="4" table:row="17" table:table="2"/>
          <office:change-info>
            <dc:creator>ricardo </dc:creator>
            <dc:date>2012-12-22T11:52:18</dc:date>
          </office:change-info>
          <table:previous>
            <table:change-track-table-cell/>
          </table:previous>
        </table:cell-content-change>
        <table:cell-content-change table:id="ct545">
          <table:cell-address table:column="4" table:row="17" table:table="2"/>
          <office:change-info>
            <dc:creator>ricardo </dc:creator>
            <dc:date>2012-12-22T11:52:18</dc:date>
          </office:change-info>
          <table:previous>
            <table:change-track-table-cell/>
          </table:previous>
        </table:cell-content-change>
        <table:cell-content-change table:id="ct546">
          <table:cell-address table:column="1" table:row="13" table:table="2"/>
          <office:change-info>
            <dc:creator>ricardo </dc:creator>
            <dc:date>2012-12-22T11:52:41</dc:date>
          </office:change-info>
          <table:previous table:id="ct533">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547">
          <table:cell-address table:column="2" table:row="11" table:table="2"/>
          <office:change-info>
            <dc:creator>ricardo </dc:creator>
            <dc:date>2012-12-22T11:53:02</dc:date>
          </office:change-info>
          <table:previous table:id="ct52">
            <table:change-track-table-cell office:value-type="string">
              <text:p>15 minutes</text:p>
            </table:change-track-table-cell>
          </table:previous>
        </table:cell-content-change>
        <table:deletion table:id="ct548" table:type="row" table:position="17" table:table="2" table:multi-deletion-spanned="8">
          <office:change-info>
            <dc:creator>ricardo </dc:creator>
            <dc:date>2012-12-22T11:53:06</dc:date>
          </office:change-info>
          <table:deletions>
            <table:change-deletion table:id="ct590"/>
            <table:change-deletion table:id="ct556"/>
            <table:cell-content-deletion table:id="ct540">
              <table:change-track-table-cell office:value-type="string">
                <text:p>Score</text:p>
              </table:change-track-table-cell>
            </table:cell-content-deletion>
            <table:cell-content-deletion table:id="ct534">
              <table:change-track-table-cell office:value-type="string">
                <text:p>Test Score Specification</text:p>
              </table:change-track-table-cell>
            </table:cell-content-deletion>
            <table:change-deletion table:id="ct528"/>
          </table:deletions>
        </table:deletion>
        <table:deletion table:id="ct549" table:type="row" table:position="17" table:table="2">
          <office:change-info>
            <dc:creator>ricardo </dc:creator>
            <dc:date>2012-12-22T11:53:06</dc:date>
          </office:change-info>
          <table:deletions>
            <table:change-deletion table:id="ct548"/>
            <table:cell-content-deletion table:id="ct541">
              <table:change-track-table-cell office:value-type="float" office:value="5"/>
            </table:cell-content-deletion>
            <table:cell-content-deletion table:id="ct535">
              <table:change-track-table-cell office:value-type="string">
                <text:p>&lt; 10 minutes</text:p>
              </table:change-track-table-cell>
            </table:cell-content-deletion>
            <table:change-deletion table:id="ct527"/>
          </table:deletions>
        </table:deletion>
        <table:deletion table:id="ct550" table:type="row" table:position="17" table:table="2">
          <office:change-info>
            <dc:creator>ricardo </dc:creator>
            <dc:date>2012-12-22T11:53:06</dc:date>
          </office:change-info>
          <table:deletions>
            <table:change-deletion table:id="ct549"/>
            <table:cell-content-deletion table:id="ct542">
              <table:change-track-table-cell office:value-type="float" office:value="4"/>
            </table:cell-content-deletion>
            <table:cell-content-deletion table:id="ct536">
              <table:change-track-table-cell office:value-type="string">
                <text:p>10 - 30 <text:s/>minutes</text:p>
              </table:change-track-table-cell>
            </table:cell-content-deletion>
            <table:change-deletion table:id="ct526"/>
          </table:deletions>
        </table:deletion>
        <table:deletion table:id="ct551" table:type="row" table:position="17" table:table="2">
          <office:change-info>
            <dc:creator>ricardo </dc:creator>
            <dc:date>2012-12-22T11:53:06</dc:date>
          </office:change-info>
          <table:deletions>
            <table:change-deletion table:id="ct550"/>
            <table:cell-content-deletion table:id="ct543">
              <table:change-track-table-cell office:value-type="float" office:value="3"/>
            </table:cell-content-deletion>
            <table:cell-content-deletion table:id="ct537">
              <table:change-track-table-cell office:value-type="string">
                <text:p>30 min - 1 <text:s/>hour</text:p>
              </table:change-track-table-cell>
            </table:cell-content-deletion>
            <table:change-deletion table:id="ct525"/>
          </table:deletions>
        </table:deletion>
        <table:deletion table:id="ct552" table:type="row" table:position="17" table:table="2">
          <office:change-info>
            <dc:creator>ricardo </dc:creator>
            <dc:date>2012-12-22T11:53:06</dc:date>
          </office:change-info>
          <table:deletions>
            <table:change-deletion table:id="ct551"/>
            <table:cell-content-deletion table:id="ct544">
              <table:change-track-table-cell office:value-type="float" office:value="2"/>
            </table:cell-content-deletion>
            <table:cell-content-deletion table:id="ct538">
              <table:change-track-table-cell office:value-type="string">
                <text:p>1 - 4 hours</text:p>
              </table:change-track-table-cell>
            </table:cell-content-deletion>
            <table:change-deletion table:id="ct524"/>
          </table:deletions>
        </table:deletion>
        <table:deletion table:id="ct553" table:type="row" table:position="17" table:table="2">
          <office:change-info>
            <dc:creator>ricardo </dc:creator>
            <dc:date>2012-12-22T11:53:06</dc:date>
          </office:change-info>
          <table:deletions>
            <table:change-deletion table:id="ct552"/>
            <table:cell-content-deletion table:id="ct545">
              <table:change-track-table-cell office:value-type="float" office:value="1"/>
            </table:cell-content-deletion>
            <table:cell-content-deletion table:id="ct539">
              <table:change-track-table-cell office:value-type="string">
                <text:p>&gt; 4 hours</text:p>
              </table:change-track-table-cell>
            </table:cell-content-deletion>
            <table:change-deletion table:id="ct523"/>
          </table:deletions>
        </table:deletion>
        <table:deletion table:id="ct554" table:type="row" table:position="17" table:table="2">
          <office:change-info>
            <dc:creator>ricardo </dc:creator>
            <dc:date>2012-12-22T11:53:06</dc:date>
          </office:change-info>
          <table:deletions>
            <table:change-deletion table:id="ct553"/>
            <table:change-deletion table:id="ct477"/>
          </table:deletions>
        </table:deletion>
        <table:deletion table:id="ct555" table:type="row" table:position="17" table:table="2">
          <office:change-info>
            <dc:creator>ricardo </dc:creator>
            <dc:date>2012-12-22T11:53:06</dc:date>
          </office:change-info>
          <table:deletions>
            <table:change-deletion table:id="ct554"/>
            <table:change-deletion table:id="ct476"/>
          </table:deletions>
        </table:deletion>
        <table:deletion table:id="ct556" table:type="row" table:position="17" table:table="2">
          <office:change-info>
            <dc:creator>ricardo </dc:creator>
            <dc:date>2012-12-22T11:53:09</dc:date>
          </office:change-info>
          <table:deletions>
            <table:change-deletion table:id="ct529"/>
          </table:deletions>
        </table:deletion>
        <table:deletion table:id="ct557" table:type="row" table:position="31" table:table="2">
          <office:change-info>
            <dc:creator>ricardo </dc:creator>
            <dc:date>2012-12-22T11:53:13</dc:date>
          </office:change-info>
          <table:deletions>
            <table:change-deletion table:id="ct499"/>
          </table:deletions>
        </table:deletion>
        <table:deletion table:id="ct558" table:type="row" table:position="31" table:table="2">
          <office:change-info>
            <dc:creator>ricardo </dc:creator>
            <dc:date>2012-12-22T11:53:15</dc:date>
          </office:change-info>
          <table:deletions>
            <table:change-deletion table:id="ct557"/>
            <table:change-deletion table:id="ct498"/>
          </table:deletions>
        </table:deletion>
        <table:deletion table:id="ct559" table:type="row" table:position="31" table:table="2">
          <office:change-info>
            <dc:creator>ricardo </dc:creator>
            <dc:date>2012-12-22T11:53:16</dc:date>
          </office:change-info>
          <table:deletions>
            <table:change-deletion table:id="ct558"/>
            <table:change-deletion table:id="ct497"/>
          </table:deletions>
        </table:deletion>
        <table:deletion table:id="ct560" table:type="row" table:position="32" table:table="2">
          <office:change-info>
            <dc:creator>ricardo </dc:creator>
            <dc:date>2012-12-22T11:53:19</dc:date>
          </office:change-info>
          <table:deletions>
            <table:change-deletion table:id="ct495"/>
          </table:deletions>
        </table:deletion>
        <table:deletion table:id="ct561" table:type="row" table:position="32" table:table="2">
          <office:change-info>
            <dc:creator>ricardo </dc:creator>
            <dc:date>2012-12-22T11:53:20</dc:date>
          </office:change-info>
          <table:deletions>
            <table:change-deletion table:id="ct560"/>
            <table:change-deletion table:id="ct494"/>
          </table:deletions>
        </table:deletion>
        <table:deletion table:id="ct562" table:type="row" table:position="32" table:table="2">
          <office:change-info>
            <dc:creator>ricardo </dc:creator>
            <dc:date>2012-12-22T11:53:21</dc:date>
          </office:change-info>
          <table:deletions>
            <table:change-deletion table:id="ct561"/>
            <table:change-deletion table:id="ct493"/>
          </table:deletions>
        </table:deletion>
        <table:deletion table:id="ct563" table:type="row" table:position="59" table:table="2">
          <office:change-info>
            <dc:creator>ricardo </dc:creator>
            <dc:date>2012-12-22T11:53:37</dc:date>
          </office:change-info>
        </table:deletion>
        <table:deletion table:id="ct564" table:type="row" table:position="59" table:table="2">
          <office:change-info>
            <dc:creator>ricardo </dc:creator>
            <dc:date>2012-12-22T11:53:39</dc:date>
          </office:change-info>
          <table:deletions>
            <table:cell-content-deletion>
              <table:cell-address table:column="1" table:row="59" table:table="2"/>
              <table:change-track-table-cell office:value-type="string">
                <text:p>Test Description</text:p>
              </table:change-track-table-cell>
            </table:cell-content-deletion>
            <table:cell-content-deletion>
              <table:cell-address table:column="1" table:row="59" table:table="2"/>
              <table:change-track-table-cell office:value-type="string">
                <text:p>Test Description</text:p>
              </table:change-track-table-cell>
            </table:cell-content-deletion>
            <table:cell-content-deletion>
              <table:cell-address table:column="1" table:row="59" table:table="2"/>
              <table:change-track-table-cell office:value-type="string">
                <text:p>Test Description</text:p>
              </table:change-track-table-cell>
            </table:cell-content-deletion>
            <table:change-deletion table:id="ct563"/>
            <table:cell-content-deletion table:id="ct479">
              <table:change-track-table-cell/>
            </table:cell-content-deletion>
          </table:deletions>
        </table:deletion>
        <table:deletion table:id="ct565" table:type="row" table:position="59" table:table="2">
          <office:change-info>
            <dc:creator>ricardo </dc:creator>
            <dc:date>2012-12-22T11:53:41</dc:date>
          </office:change-info>
          <table:deletions>
            <table:change-deletion table:id="ct564"/>
            <table:cell-content-deletion table:id="ct480">
              <table:change-track-table-cell/>
            </table:cell-content-deletion>
          </table:deletions>
        </table:deletion>
        <table:deletion table:id="ct566" table:type="row" table:position="59" table:table="2">
          <office:change-info>
            <dc:creator>ricardo </dc:creator>
            <dc:date>2012-12-22T11:53:41</dc:date>
          </office:change-info>
          <table:deletions>
            <table:change-deletion table:id="ct565"/>
          </table:deletions>
        </table:deletion>
        <table:deletion table:id="ct567" table:type="row" table:position="59" table:table="2">
          <office:change-info>
            <dc:creator>ricardo </dc:creator>
            <dc:date>2012-12-22T11:53:44</dc:date>
          </office:change-info>
          <table:deletions>
            <table:cell-content-deletion>
              <table:cell-address table:column="4" table:row="59" table:table="2"/>
              <table:change-track-table-cell office:value-type="string">
                <text:p>Score</text:p>
              </table:change-track-table-cell>
            </table:cell-content-deletion>
            <table:cell-content-deletion>
              <table:cell-address table:column="1" table:row="59" table:table="2"/>
              <table:change-track-table-cell office:value-type="string">
                <text:p>Test Score Specification</text:p>
              </table:change-track-table-cell>
            </table:cell-content-deletion>
            <table:cell-content-deletion>
              <table:cell-address table:column="4" table:row="59" table:table="2"/>
              <table:change-track-table-cell office:value-type="string">
                <text:p>Score</text:p>
              </table:change-track-table-cell>
            </table:cell-content-deletion>
            <table:cell-content-deletion>
              <table:cell-address table:column="1" table:row="59" table:table="2"/>
              <table:change-track-table-cell office:value-type="string">
                <text:p>Test Score Specification</text:p>
              </table:change-track-table-cell>
            </table:cell-content-deletion>
            <table:cell-content-deletion>
              <table:cell-address table:column="4" table:row="59" table:table="2"/>
              <table:change-track-table-cell office:value-type="string">
                <text:p>Score</text:p>
              </table:change-track-table-cell>
            </table:cell-content-deletion>
            <table:cell-content-deletion>
              <table:cell-address table:column="1" table:row="59" table:table="2"/>
              <table:change-track-table-cell office:value-type="string">
                <text:p>Test Score Specification</text:p>
              </table:change-track-table-cell>
            </table:cell-content-deletion>
            <table:change-deletion table:id="ct566"/>
            <table:cell-content-deletion table:id="ct487">
              <table:change-track-table-cell/>
            </table:cell-content-deletion>
            <table:cell-content-deletion table:id="ct481">
              <table:change-track-table-cell/>
            </table:cell-content-deletion>
          </table:deletions>
        </table:deletion>
        <table:deletion table:id="ct568" table:type="row" table:position="59" table:table="2">
          <office:change-info>
            <dc:creator>ricardo </dc:creator>
            <dc:date>2012-12-22T11:53:44</dc:date>
          </office:change-info>
          <table:deletions>
            <table:cell-content-deletion>
              <table:cell-address table:column="4" table:row="59" table:table="2"/>
              <table:change-track-table-cell office:value-type="float" office:value="5"/>
            </table:cell-content-deletion>
            <table:cell-content-deletion>
              <table:cell-address table:column="1" table:row="59" table:table="2"/>
              <table:change-track-table-cell office:value-type="string">
                <text:p>&lt; 10 minutes</text:p>
              </table:change-track-table-cell>
            </table:cell-content-deletion>
            <table:cell-content-deletion>
              <table:cell-address table:column="4" table:row="59" table:table="2"/>
              <table:change-track-table-cell office:value-type="float" office:value="5"/>
            </table:cell-content-deletion>
            <table:cell-content-deletion>
              <table:cell-address table:column="1" table:row="59" table:table="2"/>
              <table:change-track-table-cell office:value-type="string">
                <text:p>&lt; 10 minutes</text:p>
              </table:change-track-table-cell>
            </table:cell-content-deletion>
            <table:cell-content-deletion>
              <table:cell-address table:column="4" table:row="59" table:table="2"/>
              <table:change-track-table-cell office:value-type="float" office:value="5"/>
            </table:cell-content-deletion>
            <table:cell-content-deletion>
              <table:cell-address table:column="1" table:row="59" table:table="2"/>
              <table:change-track-table-cell office:value-type="string">
                <text:p>&lt; 10 minutes</text:p>
              </table:change-track-table-cell>
            </table:cell-content-deletion>
            <table:change-deletion table:id="ct567"/>
            <table:cell-content-deletion table:id="ct488">
              <table:change-track-table-cell/>
            </table:cell-content-deletion>
            <table:cell-content-deletion table:id="ct482">
              <table:change-track-table-cell/>
            </table:cell-content-deletion>
          </table:deletions>
        </table:deletion>
        <table:deletion table:id="ct569" table:type="row" table:position="59" table:table="2">
          <office:change-info>
            <dc:creator>ricardo </dc:creator>
            <dc:date>2012-12-22T11:53:45</dc:date>
          </office:change-info>
          <table:deletions>
            <table:cell-content-deletion>
              <table:cell-address table:column="4" table:row="59" table:table="2"/>
              <table:change-track-table-cell office:value-type="float" office:value="4"/>
            </table:cell-content-deletion>
            <table:cell-content-deletion>
              <table:cell-address table:column="1" table:row="59" table:table="2"/>
              <table:change-track-table-cell office:value-type="string">
                <text:p>10 - 30 <text:s/>minutes</text:p>
              </table:change-track-table-cell>
            </table:cell-content-deletion>
            <table:cell-content-deletion>
              <table:cell-address table:column="4" table:row="59" table:table="2"/>
              <table:change-track-table-cell office:value-type="float" office:value="4"/>
            </table:cell-content-deletion>
            <table:cell-content-deletion>
              <table:cell-address table:column="1" table:row="59" table:table="2"/>
              <table:change-track-table-cell office:value-type="string">
                <text:p>10 - 30 <text:s/>minutes</text:p>
              </table:change-track-table-cell>
            </table:cell-content-deletion>
            <table:cell-content-deletion>
              <table:cell-address table:column="4" table:row="59" table:table="2"/>
              <table:change-track-table-cell office:value-type="float" office:value="4"/>
            </table:cell-content-deletion>
            <table:cell-content-deletion>
              <table:cell-address table:column="1" table:row="59" table:table="2"/>
              <table:change-track-table-cell office:value-type="string">
                <text:p>10 - 30 <text:s/>minutes</text:p>
              </table:change-track-table-cell>
            </table:cell-content-deletion>
            <table:change-deletion table:id="ct568"/>
            <table:cell-content-deletion table:id="ct489">
              <table:change-track-table-cell/>
            </table:cell-content-deletion>
            <table:cell-content-deletion table:id="ct483">
              <table:change-track-table-cell/>
            </table:cell-content-deletion>
          </table:deletions>
        </table:deletion>
        <table:deletion table:id="ct570" table:type="row" table:position="59" table:table="2">
          <office:change-info>
            <dc:creator>ricardo </dc:creator>
            <dc:date>2012-12-22T11:53:45</dc:date>
          </office:change-info>
          <table:deletions>
            <table:cell-content-deletion>
              <table:cell-address table:column="4" table:row="59" table:table="2"/>
              <table:change-track-table-cell office:value-type="float" office:value="3"/>
            </table:cell-content-deletion>
            <table:cell-content-deletion>
              <table:cell-address table:column="1" table:row="59" table:table="2"/>
              <table:change-track-table-cell office:value-type="string">
                <text:p>30 min - 1 <text:s/>hour</text:p>
              </table:change-track-table-cell>
            </table:cell-content-deletion>
            <table:cell-content-deletion>
              <table:cell-address table:column="4" table:row="59" table:table="2"/>
              <table:change-track-table-cell office:value-type="float" office:value="3"/>
            </table:cell-content-deletion>
            <table:cell-content-deletion>
              <table:cell-address table:column="1" table:row="59" table:table="2"/>
              <table:change-track-table-cell office:value-type="string">
                <text:p>30 min - 1 <text:s/>hour</text:p>
              </table:change-track-table-cell>
            </table:cell-content-deletion>
            <table:cell-content-deletion>
              <table:cell-address table:column="4" table:row="59" table:table="2"/>
              <table:change-track-table-cell office:value-type="float" office:value="3"/>
            </table:cell-content-deletion>
            <table:cell-content-deletion>
              <table:cell-address table:column="1" table:row="59" table:table="2"/>
              <table:change-track-table-cell office:value-type="string">
                <text:p>30 min - 1 <text:s/>hour</text:p>
              </table:change-track-table-cell>
            </table:cell-content-deletion>
            <table:change-deletion table:id="ct569"/>
            <table:cell-content-deletion table:id="ct490">
              <table:change-track-table-cell/>
            </table:cell-content-deletion>
            <table:cell-content-deletion table:id="ct484">
              <table:change-track-table-cell/>
            </table:cell-content-deletion>
          </table:deletions>
        </table:deletion>
        <table:deletion table:id="ct571" table:type="row" table:position="59" table:table="2">
          <office:change-info>
            <dc:creator>ricardo </dc:creator>
            <dc:date>2012-12-22T11:53:46</dc:date>
          </office:change-info>
          <table:deletions>
            <table:cell-content-deletion>
              <table:cell-address table:column="4" table:row="59" table:table="2"/>
              <table:change-track-table-cell office:value-type="float" office:value="2"/>
            </table:cell-content-deletion>
            <table:cell-content-deletion>
              <table:cell-address table:column="1" table:row="59" table:table="2"/>
              <table:change-track-table-cell office:value-type="string">
                <text:p>1 - 4 hours</text:p>
              </table:change-track-table-cell>
            </table:cell-content-deletion>
            <table:cell-content-deletion>
              <table:cell-address table:column="4" table:row="59" table:table="2"/>
              <table:change-track-table-cell office:value-type="float" office:value="2"/>
            </table:cell-content-deletion>
            <table:cell-content-deletion>
              <table:cell-address table:column="1" table:row="59" table:table="2"/>
              <table:change-track-table-cell office:value-type="string">
                <text:p>1 - 4 hours</text:p>
              </table:change-track-table-cell>
            </table:cell-content-deletion>
            <table:cell-content-deletion>
              <table:cell-address table:column="4" table:row="59" table:table="2"/>
              <table:change-track-table-cell office:value-type="float" office:value="2"/>
            </table:cell-content-deletion>
            <table:cell-content-deletion>
              <table:cell-address table:column="1" table:row="59" table:table="2"/>
              <table:change-track-table-cell office:value-type="string">
                <text:p>1 - 4 hours</text:p>
              </table:change-track-table-cell>
            </table:cell-content-deletion>
            <table:change-deletion table:id="ct570"/>
            <table:cell-content-deletion table:id="ct491">
              <table:change-track-table-cell/>
            </table:cell-content-deletion>
            <table:cell-content-deletion table:id="ct485">
              <table:change-track-table-cell/>
            </table:cell-content-deletion>
          </table:deletions>
        </table:deletion>
        <table:deletion table:id="ct572" table:type="row" table:position="59" table:table="2">
          <office:change-info>
            <dc:creator>ricardo </dc:creator>
            <dc:date>2012-12-22T11:53:46</dc:date>
          </office:change-info>
          <table:deletions>
            <table:cell-content-deletion>
              <table:cell-address table:column="4" table:row="59" table:table="2"/>
              <table:change-track-table-cell office:value-type="float" office:value="1"/>
            </table:cell-content-deletion>
            <table:cell-content-deletion>
              <table:cell-address table:column="1" table:row="59" table:table="2"/>
              <table:change-track-table-cell office:value-type="string">
                <text:p>&gt; 4 hours</text:p>
              </table:change-track-table-cell>
            </table:cell-content-deletion>
            <table:cell-content-deletion>
              <table:cell-address table:column="4" table:row="59" table:table="2"/>
              <table:change-track-table-cell office:value-type="float" office:value="1"/>
            </table:cell-content-deletion>
            <table:cell-content-deletion>
              <table:cell-address table:column="1" table:row="59" table:table="2"/>
              <table:change-track-table-cell office:value-type="string">
                <text:p>&gt; 4 hours</text:p>
              </table:change-track-table-cell>
            </table:cell-content-deletion>
            <table:cell-content-deletion>
              <table:cell-address table:column="4" table:row="59" table:table="2"/>
              <table:change-track-table-cell office:value-type="float" office:value="1"/>
            </table:cell-content-deletion>
            <table:cell-content-deletion>
              <table:cell-address table:column="1" table:row="59" table:table="2"/>
              <table:change-track-table-cell office:value-type="string">
                <text:p>&gt; 4 hours</text:p>
              </table:change-track-table-cell>
            </table:cell-content-deletion>
            <table:change-deletion table:id="ct571"/>
            <table:cell-content-deletion table:id="ct492">
              <table:change-track-table-cell/>
            </table:cell-content-deletion>
            <table:cell-content-deletion table:id="ct486">
              <table:change-track-table-cell/>
            </table:cell-content-deletion>
          </table:deletions>
        </table:deletion>
        <table:cell-content-change table:id="ct573">
          <table:cell-address table:column="2" table:row="49" table:table="2"/>
          <office:change-info>
            <dc:creator>ricardo </dc:creator>
            <dc:date>2012-12-22T11:59:23</dc:date>
          </office:change-info>
          <table:previous table:id="ct57">
            <table:change-track-table-cell office:value-type="string">
              <text:p>15 <text:s/>minutes</text:p>
            </table:change-track-table-cell>
          </table:previous>
        </table:cell-content-change>
        <table:cell-content-change table:id="ct574">
          <table:cell-address table:column="2" table:row="61" table:table="2"/>
          <office:change-info>
            <dc:creator>ricardo </dc:creator>
            <dc:date>2012-12-22T11:59:26</dc:date>
          </office:change-info>
          <table:previous table:id="ct172">
            <table:change-track-table-cell office:value-type="string">
              <text:p>15 <text:s/>minutes</text:p>
            </table:change-track-table-cell>
          </table:previous>
        </table:cell-content-change>
        <table:cell-content-change table:id="ct575">
          <table:cell-address table:column="2" table:row="20" table:table="2"/>
          <office:change-info>
            <dc:creator>ricardo </dc:creator>
            <dc:date>2012-12-22T11:59:37</dc:date>
          </office:change-info>
          <table:previous table:id="ct156">
            <table:change-track-table-cell office:value-type="string">
              <text:p>15 minutes</text:p>
            </table:change-track-table-cell>
          </table:previous>
        </table:cell-content-change>
        <table:insertion table:id="ct576" table:type="row" table:position="13" table:table="2">
          <office:change-info>
            <dc:creator>Ilias R.</dc:creator>
            <dc:date>2013-01-03T16:30:28</dc:date>
          </office:change-info>
          <table:dependencies>
            <table:dependency table:id="ct939"/>
            <table:dependency table:id="ct908"/>
            <table:dependency table:id="ct867"/>
            <table:dependency table:id="ct803"/>
            <table:dependency table:id="ct796"/>
            <table:dependency table:id="ct791"/>
            <table:dependency table:id="ct586"/>
            <table:dependency table:id="ct580"/>
          </table:dependencies>
        </table:insertion>
        <table:insertion table:id="ct577" table:type="row" table:position="14" table:table="2">
          <office:change-info>
            <dc:creator>Ilias R.</dc:creator>
            <dc:date>2013-01-03T16:30:31</dc:date>
          </office:change-info>
          <table:dependencies>
            <table:dependency table:id="ct940"/>
            <table:dependency table:id="ct914"/>
            <table:dependency table:id="ct909"/>
            <table:dependency table:id="ct868"/>
            <table:dependency table:id="ct804"/>
            <table:dependency table:id="ct798"/>
            <table:dependency table:id="ct587"/>
            <table:dependency table:id="ct581"/>
          </table:dependencies>
        </table:insertion>
        <table:insertion table:id="ct578" table:type="row" table:position="15" table:table="2">
          <office:change-info>
            <dc:creator>Ilias R.</dc:creator>
            <dc:date>2013-01-03T16:30:34</dc:date>
          </office:change-info>
          <table:dependencies>
            <table:dependency table:id="ct1261"/>
            <table:dependency table:id="ct944"/>
            <table:dependency table:id="ct941"/>
            <table:dependency table:id="ct937"/>
            <table:dependency table:id="ct913"/>
            <table:dependency table:id="ct910"/>
            <table:dependency table:id="ct805"/>
            <table:dependency table:id="ct802"/>
            <table:dependency table:id="ct801"/>
            <table:dependency table:id="ct800"/>
            <table:dependency table:id="ct797"/>
            <table:dependency table:id="ct588"/>
            <table:dependency table:id="ct582"/>
          </table:dependencies>
        </table:insertion>
        <table:insertion table:id="ct579" table:type="row" table:position="16" table:table="2">
          <office:change-info>
            <dc:creator>Ilias R.</dc:creator>
            <dc:date>2013-01-03T16:30:39</dc:date>
          </office:change-info>
          <table:dependencies>
            <table:dependency table:id="ct946"/>
            <table:dependency table:id="ct942"/>
            <table:dependency table:id="ct938"/>
            <table:dependency table:id="ct911"/>
            <table:dependency table:id="ct866"/>
            <table:dependency table:id="ct806"/>
            <table:dependency table:id="ct790"/>
            <table:dependency table:id="ct589"/>
            <table:dependency table:id="ct583"/>
          </table:dependencies>
        </table:insertion>
        <table:cell-content-change table:id="ct580">
          <table:cell-address table:column="1" table:row="13" table:table="2"/>
          <office:change-info>
            <dc:creator>Ilias R.</dc:creator>
            <dc:date>2013-01-03T16:31:27</dc:date>
          </office:change-info>
          <table:previous>
            <table:change-track-table-cell/>
          </table:previous>
        </table:cell-content-change>
        <table:cell-content-change table:id="ct581">
          <table:cell-address table:column="1" table:row="14" table:table="2"/>
          <office:change-info>
            <dc:creator>Ilias R.</dc:creator>
            <dc:date>2013-01-03T16:31:36</dc:date>
          </office:change-info>
          <table:previous>
            <table:change-track-table-cell/>
          </table:previous>
        </table:cell-content-change>
        <table:cell-content-change table:id="ct582">
          <table:cell-address table:column="1" table:row="15" table:table="2"/>
          <office:change-info>
            <dc:creator>Ilias R.</dc:creator>
            <dc:date>2013-01-03T16:31:48</dc:date>
          </office:change-info>
          <table:previous>
            <table:change-track-table-cell/>
          </table:previous>
        </table:cell-content-change>
        <table:cell-content-change table:id="ct583">
          <table:cell-address table:column="1" table:row="16" table:table="2"/>
          <office:change-info>
            <dc:creator>Ilias R.</dc:creator>
            <dc:date>2013-01-03T16:32:07</dc:date>
          </office:change-info>
          <table:previous>
            <table:change-track-table-cell/>
          </table:previous>
        </table:cell-content-change>
        <table:cell-content-change table:id="ct584">
          <table:cell-address table:column="1" table:row="17" table:table="2"/>
          <office:change-info>
            <dc:creator>Ilias R.</dc:creator>
            <dc:date>2013-01-03T16:32:17</dc:date>
          </office:change-info>
          <table:previous>
            <table:change-track-table-cell/>
          </table:previous>
        </table:cell-content-change>
        <table:insertion table:id="ct585" table:type="row" table:position="17" table:table="2">
          <office:change-info>
            <dc:creator>Ilias R.</dc:creator>
            <dc:date>2013-01-03T16:32:19</dc:date>
          </office:change-info>
          <table:dependencies>
            <table:dependency table:id="ct1262"/>
            <table:dependency table:id="ct945"/>
            <table:dependency table:id="ct943"/>
            <table:dependency table:id="ct936"/>
            <table:dependency table:id="ct915"/>
            <table:dependency table:id="ct912"/>
            <table:dependency table:id="ct865"/>
            <table:dependency table:id="ct807"/>
            <table:dependency table:id="ct793"/>
            <table:dependency table:id="ct789"/>
            <table:dependency table:id="ct591"/>
            <table:dependency table:id="ct590"/>
          </table:dependencies>
        </table:insertion>
        <table:cell-content-change table:id="ct586">
          <table:cell-address table:column="3" table:row="13" table:table="2"/>
          <office:change-info>
            <dc:creator>Ilias R.</dc:creator>
            <dc:date>2013-01-03T16:32:42</dc:date>
          </office:change-info>
          <table:previous>
            <table:change-track-table-cell/>
          </table:previous>
        </table:cell-content-change>
        <table:cell-content-change table:id="ct587">
          <table:cell-address table:column="3" table:row="14" table:table="2"/>
          <office:change-info>
            <dc:creator>Ilias R.</dc:creator>
            <dc:date>2013-01-03T16:32:42</dc:date>
          </office:change-info>
          <table:previous>
            <table:change-track-table-cell/>
          </table:previous>
        </table:cell-content-change>
        <table:cell-content-change table:id="ct588">
          <table:cell-address table:column="3" table:row="15" table:table="2"/>
          <office:change-info>
            <dc:creator>Ilias R.</dc:creator>
            <dc:date>2013-01-03T16:32:42</dc:date>
          </office:change-info>
          <table:previous>
            <table:change-track-table-cell/>
          </table:previous>
        </table:cell-content-change>
        <table:cell-content-change table:id="ct589">
          <table:cell-address table:column="3" table:row="16" table:table="2"/>
          <office:change-info>
            <dc:creator>Ilias R.</dc:creator>
            <dc:date>2013-01-03T16:32:42</dc:date>
          </office:change-info>
          <table:previous>
            <table:change-track-table-cell/>
          </table:previous>
        </table:cell-content-change>
        <table:deletion table:id="ct590" table:type="row" table:position="17" table:table="2">
          <office:change-info>
            <dc:creator>Ilias R.</dc:creator>
            <dc:date>2013-01-03T16:33:31</dc:date>
          </office:change-info>
          <table:deletions>
            <table:change-deletion table:id="ct585"/>
          </table:deletions>
        </table:deletion>
        <table:cell-content-change table:id="ct591">
          <table:cell-address table:column="3" table:row="17" table:table="2"/>
          <office:change-info>
            <dc:creator>Ilias R.</dc:creator>
            <dc:date>2013-01-03T16:33:34</dc:date>
          </office:change-info>
          <table:previous>
            <table:change-track-table-cell/>
          </table:previous>
        </table:cell-content-change>
        <table:insertion table:id="ct592" table:type="row" table:position="18" table:table="2">
          <office:change-info>
            <dc:creator>Ilias R.</dc:creator>
            <dc:date>2013-01-03T16:33:40</dc:date>
          </office:change-info>
        </table:insertion>
        <table:insertion table:id="ct593" table:type="row" table:position="38" table:table="2">
          <office:change-info>
            <dc:creator>Ilias R.</dc:creator>
            <dc:date>2013-01-03T19:49:02</dc:date>
          </office:change-info>
          <table:dependencies>
            <table:dependency table:id="ct616"/>
            <table:dependency table:id="ct598"/>
          </table:dependencies>
        </table:insertion>
        <table:insertion table:id="ct594" table:type="row" table:position="39" table:table="2">
          <office:change-info>
            <dc:creator>Ilias R.</dc:creator>
            <dc:date>2013-01-03T19:49:05</dc:date>
          </office:change-info>
          <table:dependencies>
            <table:dependency table:id="ct1268"/>
            <table:dependency table:id="ct972"/>
            <table:dependency table:id="ct967"/>
            <table:dependency table:id="ct916"/>
            <table:dependency table:id="ct878"/>
            <table:dependency table:id="ct808"/>
            <table:dependency table:id="ct615"/>
            <table:dependency table:id="ct611"/>
            <table:dependency table:id="ct606"/>
            <table:dependency table:id="ct599"/>
          </table:dependencies>
        </table:insertion>
        <table:insertion table:id="ct595" table:type="row" table:position="40" table:table="2">
          <office:change-info>
            <dc:creator>Ilias R.</dc:creator>
            <dc:date>2013-01-03T19:49:07</dc:date>
          </office:change-info>
          <table:dependencies>
            <table:dependency table:id="ct1269"/>
            <table:dependency table:id="ct1266"/>
            <table:dependency table:id="ct973"/>
            <table:dependency table:id="ct968"/>
            <table:dependency table:id="ct917"/>
            <table:dependency table:id="ct881"/>
            <table:dependency table:id="ct880"/>
            <table:dependency table:id="ct875"/>
            <table:dependency table:id="ct809"/>
            <table:dependency table:id="ct617"/>
            <table:dependency table:id="ct612"/>
            <table:dependency table:id="ct607"/>
            <table:dependency table:id="ct603"/>
            <table:dependency table:id="ct600"/>
          </table:dependencies>
        </table:insertion>
        <table:insertion table:id="ct596" table:type="row" table:position="41" table:table="2">
          <office:change-info>
            <dc:creator>Ilias R.</dc:creator>
            <dc:date>2013-01-03T19:49:10</dc:date>
          </office:change-info>
          <table:dependencies>
            <table:dependency table:id="ct1265"/>
            <table:dependency table:id="ct1263"/>
            <table:dependency table:id="ct974"/>
            <table:dependency table:id="ct970"/>
            <table:dependency table:id="ct918"/>
            <table:dependency table:id="ct876"/>
            <table:dependency table:id="ct811"/>
            <table:dependency table:id="ct810"/>
            <table:dependency table:id="ct628"/>
            <table:dependency table:id="ct618"/>
            <table:dependency table:id="ct613"/>
            <table:dependency table:id="ct608"/>
            <table:dependency table:id="ct604"/>
            <table:dependency table:id="ct601"/>
          </table:dependencies>
        </table:insertion>
        <table:insertion table:id="ct597" table:type="row" table:position="42" table:table="2">
          <office:change-info>
            <dc:creator>Ilias R.</dc:creator>
            <dc:date>2013-01-03T19:49:12</dc:date>
          </office:change-info>
          <table:dependencies>
            <table:dependency table:id="ct1274"/>
            <table:dependency table:id="ct1267"/>
            <table:dependency table:id="ct975"/>
            <table:dependency table:id="ct969"/>
            <table:dependency table:id="ct919"/>
            <table:dependency table:id="ct877"/>
            <table:dependency table:id="ct812"/>
            <table:dependency table:id="ct627"/>
            <table:dependency table:id="ct619"/>
            <table:dependency table:id="ct614"/>
            <table:dependency table:id="ct609"/>
            <table:dependency table:id="ct605"/>
            <table:dependency table:id="ct602"/>
          </table:dependencies>
        </table:insertion>
        <table:cell-content-change table:id="ct598">
          <table:cell-address table:column="1" table:row="38" table:table="2"/>
          <office:change-info>
            <dc:creator>Ilias R.</dc:creator>
            <dc:date>2013-01-03T19:49:38</dc:date>
          </office:change-info>
          <table:previous>
            <table:change-track-table-cell/>
          </table:previous>
        </table:cell-content-change>
        <table:cell-content-change table:id="ct599">
          <table:cell-address table:column="1" table:row="39" table:table="2"/>
          <office:change-info>
            <dc:creator>Ilias R.</dc:creator>
            <dc:date>2013-01-03T19:49:51</dc:date>
          </office:change-info>
          <table:previous>
            <table:change-track-table-cell/>
          </table:previous>
        </table:cell-content-change>
        <table:cell-content-change table:id="ct600">
          <table:cell-address table:column="1" table:row="40" table:table="2"/>
          <office:change-info>
            <dc:creator>Ilias R.</dc:creator>
            <dc:date>2013-01-03T19:49:51</dc:date>
          </office:change-info>
          <table:previous>
            <table:change-track-table-cell/>
          </table:previous>
        </table:cell-content-change>
        <table:cell-content-change table:id="ct601">
          <table:cell-address table:column="1" table:row="41" table:table="2"/>
          <office:change-info>
            <dc:creator>Ilias R.</dc:creator>
            <dc:date>2013-01-03T19:49:51</dc:date>
          </office:change-info>
          <table:previous>
            <table:change-track-table-cell/>
          </table:previous>
        </table:cell-content-change>
        <table:cell-content-change table:id="ct602">
          <table:cell-address table:column="1" table:row="42" table:table="2"/>
          <office:change-info>
            <dc:creator>Ilias R.</dc:creator>
            <dc:date>2013-01-03T19:49:51</dc:date>
          </office:change-info>
          <table:previous>
            <table:change-track-table-cell/>
          </table:previous>
        </table:cell-content-change>
        <table:cell-content-change table:id="ct603">
          <table:cell-address table:column="1" table:row="40" table:table="2"/>
          <office:change-info>
            <dc:creator>Ilias R.</dc:creator>
            <dc:date>2013-01-03T19:49:58</dc:date>
          </office:change-info>
          <table:previous table:id="ct600">
            <table:change-track-table-cell office:value-type="string">
              <text:p><text:s text:c="8"/>Graphic client</text:p>
            </table:change-track-table-cell>
          </table:previous>
        </table:cell-content-change>
        <table:cell-content-change table:id="ct604">
          <table:cell-address table:column="1" table:row="41" table:table="2"/>
          <office:change-info>
            <dc:creator>Ilias R.</dc:creator>
            <dc:date>2013-01-03T19:50:04</dc:date>
          </office:change-info>
          <table:previous table:id="ct601">
            <table:change-track-table-cell office:value-type="string">
              <text:p><text:s text:c="8"/>Specific plugin for tools</text:p>
            </table:change-track-table-cell>
          </table:previous>
        </table:cell-content-change>
        <table:cell-content-change table:id="ct605">
          <table:cell-address table:column="1" table:row="42" table:table="2"/>
          <office:change-info>
            <dc:creator>Ilias R.</dc:creator>
            <dc:date>2013-01-03T19:50:09</dc:date>
          </office:change-info>
          <table:previous table:id="ct602">
            <table:change-track-table-cell office:value-type="string">
              <text:p><text:s text:c="8"/>Solution from the same company</text:p>
            </table:change-track-table-cell>
          </table:previous>
        </table:cell-content-change>
        <table:cell-content-change table:id="ct606">
          <table:cell-address table:column="3" table:row="39" table:table="2"/>
          <office:change-info>
            <dc:creator>Ilias R.</dc:creator>
            <dc:date>2013-01-03T19:51:08</dc:date>
          </office:change-info>
          <table:previous>
            <table:change-track-table-cell/>
          </table:previous>
        </table:cell-content-change>
        <table:cell-content-change table:id="ct607">
          <table:cell-address table:column="3" table:row="40" table:table="2"/>
          <office:change-info>
            <dc:creator>Ilias R.</dc:creator>
            <dc:date>2013-01-03T19:51:08</dc:date>
          </office:change-info>
          <table:previous>
            <table:change-track-table-cell/>
          </table:previous>
        </table:cell-content-change>
        <table:cell-content-change table:id="ct608">
          <table:cell-address table:column="3" table:row="41" table:table="2"/>
          <office:change-info>
            <dc:creator>Ilias R.</dc:creator>
            <dc:date>2013-01-03T19:51:08</dc:date>
          </office:change-info>
          <table:previous>
            <table:change-track-table-cell/>
          </table:previous>
        </table:cell-content-change>
        <table:cell-content-change table:id="ct609">
          <table:cell-address table:column="3" table:row="42" table:table="2"/>
          <office:change-info>
            <dc:creator>Ilias R.</dc:creator>
            <dc:date>2013-01-03T19:51:08</dc:date>
          </office:change-info>
          <table:previous>
            <table:change-track-table-cell/>
          </table:previous>
        </table:cell-content-change>
        <table:insertion table:id="ct610" table:type="row" table:position="37" table:table="2">
          <office:change-info>
            <dc:creator>Ilias R.</dc:creator>
            <dc:date>2013-01-03T19:51:12</dc:date>
          </office:change-info>
        </table:insertion>
        <table:cell-content-change table:id="ct611">
          <table:cell-address table:column="1" table:row="39" table:table="2"/>
          <office:change-info>
            <dc:creator>Ilias R.</dc:creator>
            <dc:date>2013-01-03T19:51:22</dc:date>
          </office:change-info>
          <table:previous table:id="ct599">
            <table:change-track-table-cell office:value-type="string">
              <text:p>OS file explorer integration</text:p>
            </table:change-track-table-cell>
          </table:previous>
        </table:cell-content-change>
        <table:cell-content-change table:id="ct612">
          <table:cell-address table:column="1" table:row="40" table:table="2"/>
          <office:change-info>
            <dc:creator>Ilias R.</dc:creator>
            <dc:date>2013-01-03T19:51:22</dc:date>
          </office:change-info>
          <table:previous table:id="ct603">
            <table:change-track-table-cell office:value-type="string">
              <text:p>Graphic client</text:p>
            </table:change-track-table-cell>
          </table:previous>
        </table:cell-content-change>
        <table:cell-content-change table:id="ct613">
          <table:cell-address table:column="1" table:row="41" table:table="2"/>
          <office:change-info>
            <dc:creator>Ilias R.</dc:creator>
            <dc:date>2013-01-03T19:51:22</dc:date>
          </office:change-info>
          <table:previous table:id="ct604">
            <table:change-track-table-cell office:value-type="string">
              <text:p>Specific plugin for tools</text:p>
            </table:change-track-table-cell>
          </table:previous>
        </table:cell-content-change>
        <table:cell-content-change table:id="ct614">
          <table:cell-address table:column="1" table:row="42" table:table="2"/>
          <office:change-info>
            <dc:creator>Ilias R.</dc:creator>
            <dc:date>2013-01-03T19:51:22</dc:date>
          </office:change-info>
          <table:previous table:id="ct605">
            <table:change-track-table-cell office:value-type="string">
              <text:p>Solution from the same company</text:p>
            </table:change-track-table-cell>
          </table:previous>
        </table:cell-content-change>
        <table:cell-content-change table:id="ct615">
          <table:cell-address table:column="1" table:row="39" table:table="2"/>
          <office:change-info>
            <dc:creator>Ilias R.</dc:creator>
            <dc:date>2013-01-03T19:51:26</dc:date>
          </office:change-info>
          <table:previous table:id="ct611">
            <table:change-track-table-cell/>
          </table:previous>
        </table:cell-content-change>
        <table:cell-content-change table:id="ct616">
          <table:cell-address table:column="1" table:row="38" table:table="2"/>
          <office:change-info>
            <dc:creator>Ilias R.</dc:creator>
            <dc:date>2013-01-03T19:51:28</dc:date>
          </office:change-info>
          <table:previous table:id="ct598">
            <table:change-track-table-cell office:value-type="string">
              <text:p>Console Client</text:p>
            </table:change-track-table-cell>
          </table:previous>
        </table:cell-content-change>
        <table:cell-content-change table:id="ct617">
          <table:cell-address table:column="1" table:row="40" table:table="2"/>
          <office:change-info>
            <dc:creator>Ilias R.</dc:creator>
            <dc:date>2013-01-03T19:51:37</dc:date>
          </office:change-info>
          <table:previous table:id="ct612">
            <table:change-track-table-cell/>
          </table:previous>
        </table:cell-content-change>
        <table:cell-content-change table:id="ct618">
          <table:cell-address table:column="1" table:row="41" table:table="2"/>
          <office:change-info>
            <dc:creator>Ilias R.</dc:creator>
            <dc:date>2013-01-03T19:51:37</dc:date>
          </office:change-info>
          <table:previous table:id="ct613">
            <table:change-track-table-cell/>
          </table:previous>
        </table:cell-content-change>
        <table:cell-content-change table:id="ct619">
          <table:cell-address table:column="1" table:row="42" table:table="2"/>
          <office:change-info>
            <dc:creator>Ilias R.</dc:creator>
            <dc:date>2013-01-03T19:51:37</dc:date>
          </office:change-info>
          <table:previous table:id="ct614">
            <table:change-track-table-cell/>
          </table:previous>
        </table:cell-content-change>
        <table:cell-content-change table:id="ct620">
          <table:cell-address table:column="1" table:row="45" table:table="2"/>
          <office:change-info>
            <dc:creator>Ilias R.</dc:creator>
            <dc:date>2013-01-03T19:51:37</dc:date>
          </office:change-info>
          <table:previous>
            <table:change-track-table-cell/>
          </table:previous>
        </table:cell-content-change>
        <table:insertion table:id="ct621" table:type="row" table:position="43" table:table="2">
          <office:change-info>
            <dc:creator>Ilias R.</dc:creator>
            <dc:date>2013-01-03T19:51:41</dc:date>
          </office:change-info>
          <table:dependencies>
            <table:dependency table:id="ct1264"/>
            <table:dependency table:id="ct976"/>
            <table:dependency table:id="ct971"/>
            <table:dependency table:id="ct920"/>
            <table:dependency table:id="ct879"/>
            <table:dependency table:id="ct813"/>
            <table:dependency table:id="ct629"/>
            <table:dependency table:id="ct626"/>
          </table:dependencies>
        </table:insertion>
        <table:insertion table:id="ct622" table:type="row" table:position="44" table:table="2">
          <office:change-info>
            <dc:creator>Ilias R.</dc:creator>
            <dc:date>2013-01-03T19:51:44</dc:date>
          </office:change-info>
        </table:insertion>
        <table:insertion table:id="ct623" table:type="row" table:position="45" table:table="2">
          <office:change-info>
            <dc:creator>Ilias R.</dc:creator>
            <dc:date>2013-01-03T19:51:47</dc:date>
          </office:change-info>
          <table:dependencies>
            <table:dependency table:id="ct631"/>
          </table:dependencies>
        </table:insertion>
        <table:insertion table:id="ct624" table:type="row" table:position="45" table:table="2">
          <office:change-info>
            <dc:creator>Ilias R.</dc:creator>
            <dc:date>2013-01-03T19:51:50</dc:date>
          </office:change-info>
          <table:dependencies>
            <table:dependency table:id="ct632"/>
            <table:dependency table:id="ct630"/>
          </table:dependencies>
        </table:insertion>
        <table:cell-content-change table:id="ct625">
          <table:cell-address table:column="1" table:row="45" table:table="2"/>
          <office:change-info>
            <dc:creator>Ilias R.</dc:creator>
            <dc:date>2013-01-03T19:51:53</dc:date>
          </office:change-info>
          <table:previous table:id="ct620">
            <table:change-track-table-cell office:value-type="string">
              <text:p><text:s text:c="8"/>Solution from the same company</text:p>
            </table:change-track-table-cell>
          </table:previous>
        </table:cell-content-change>
        <table:cell-content-change table:id="ct626">
          <table:cell-address table:column="1" table:row="43" table:table="2"/>
          <office:change-info>
            <dc:creator>Ilias R.</dc:creator>
            <dc:date>2013-01-03T19:52:15</dc:date>
          </office:change-info>
          <table:previous>
            <table:change-track-table-cell/>
          </table:previous>
        </table:cell-content-change>
        <table:cell-content-change table:id="ct627">
          <table:cell-address table:column="1" table:row="42" table:table="2"/>
          <office:change-info>
            <dc:creator>Ilias R.</dc:creator>
            <dc:date>2013-01-03T19:52:22</dc:date>
          </office:change-info>
          <table:previous table:id="ct619">
            <table:change-track-table-cell office:value-type="string">
              <text:p><text:s text:c="8"/>Specific plugin for tools</text:p>
            </table:change-track-table-cell>
          </table:previous>
        </table:cell-content-change>
        <table:cell-content-change table:id="ct628">
          <table:cell-address table:column="1" table:row="41" table:table="2"/>
          <office:change-info>
            <dc:creator>Ilias R.</dc:creator>
            <dc:date>2013-01-03T19:52:28</dc:date>
          </office:change-info>
          <table:previous table:id="ct618">
            <table:change-track-table-cell office:value-type="string">
              <text:p><text:s text:c="8"/>Graphic client</text:p>
            </table:change-track-table-cell>
          </table:previous>
        </table:cell-content-change>
        <table:cell-content-change table:id="ct629">
          <table:cell-address table:column="3" table:row="43" table:table="2"/>
          <office:change-info>
            <dc:creator>Ilias R.</dc:creator>
            <dc:date>2013-01-03T19:52:39</dc:date>
          </office:change-info>
          <table:previous>
            <table:change-track-table-cell/>
          </table:previous>
        </table:cell-content-change>
        <table:deletion table:id="ct630" table:type="row" table:position="45" table:table="2">
          <office:change-info>
            <dc:creator>Ilias R.</dc:creator>
            <dc:date>2013-01-03T19:53:53</dc:date>
          </office:change-info>
          <table:deletions>
            <table:change-deletion table:id="ct631"/>
            <table:change-deletion table:id="ct624"/>
          </table:deletions>
        </table:deletion>
        <table:deletion table:id="ct631" table:type="row" table:position="45" table:table="2">
          <office:change-info>
            <dc:creator>Ilias R.</dc:creator>
            <dc:date>2013-01-03T19:53:55</dc:date>
          </office:change-info>
          <table:deletions>
            <table:change-deletion table:id="ct623"/>
          </table:deletions>
        </table:deletion>
        <table:deletion table:id="ct632" table:type="row" table:position="45" table:table="2">
          <office:change-info>
            <dc:creator>Ilias R.</dc:creator>
            <dc:date>2013-01-03T19:53:58</dc:date>
          </office:change-info>
          <table:deletions>
            <table:change-deletion table:id="ct630"/>
            <table:cell-content-deletion table:id="ct625">
              <table:change-track-table-cell/>
            </table:cell-content-deletion>
          </table:deletions>
        </table:deletion>
        <table:insertion table:id="ct633" table:type="row" table:position="50" table:table="2">
          <office:change-info>
            <dc:creator>Ilias R.</dc:creator>
            <dc:date>2013-01-03T19:54:15</dc:date>
          </office:change-info>
          <table:dependencies>
            <table:dependency table:id="ct896"/>
            <table:dependency table:id="ct895"/>
            <table:dependency table:id="ct890"/>
            <table:dependency table:id="ct814"/>
            <table:dependency table:id="ct647"/>
            <table:dependency table:id="ct638"/>
          </table:dependencies>
        </table:insertion>
        <table:insertion table:id="ct634" table:type="row" table:position="52" table:table="2">
          <office:change-info>
            <dc:creator>Ilias R.</dc:creator>
            <dc:date>2013-01-03T19:54:18</dc:date>
          </office:change-info>
          <table:dependencies>
            <table:dependency table:id="ct983"/>
            <table:dependency table:id="ct981"/>
            <table:dependency table:id="ct977"/>
            <table:dependency table:id="ct961"/>
            <table:dependency table:id="ct921"/>
            <table:dependency table:id="ct897"/>
            <table:dependency table:id="ct816"/>
            <table:dependency table:id="ct815"/>
            <table:dependency table:id="ct648"/>
            <table:dependency table:id="ct643"/>
            <table:dependency table:id="ct639"/>
          </table:dependencies>
        </table:insertion>
        <table:insertion table:id="ct635" table:type="row" table:position="53" table:table="2">
          <office:change-info>
            <dc:creator>Ilias R.</dc:creator>
            <dc:date>2013-01-03T19:54:20</dc:date>
          </office:change-info>
          <table:dependencies>
            <table:dependency table:id="ct1277"/>
            <table:dependency table:id="ct1275"/>
            <table:dependency table:id="ct984"/>
            <table:dependency table:id="ct982"/>
            <table:dependency table:id="ct980"/>
            <table:dependency table:id="ct922"/>
            <table:dependency table:id="ct898"/>
            <table:dependency table:id="ct893"/>
            <table:dependency table:id="ct817"/>
            <table:dependency table:id="ct649"/>
            <table:dependency table:id="ct644"/>
            <table:dependency table:id="ct640"/>
          </table:dependencies>
        </table:insertion>
        <table:insertion table:id="ct636" table:type="row" table:position="54" table:table="2">
          <office:change-info>
            <dc:creator>Ilias R.</dc:creator>
            <dc:date>2013-01-03T19:54:23</dc:date>
          </office:change-info>
          <table:dependencies>
            <table:dependency table:id="ct1278"/>
            <table:dependency table:id="ct985"/>
            <table:dependency table:id="ct978"/>
            <table:dependency table:id="ct959"/>
            <table:dependency table:id="ct958"/>
            <table:dependency table:id="ct957"/>
            <table:dependency table:id="ct956"/>
            <table:dependency table:id="ct894"/>
            <table:dependency table:id="ct892"/>
            <table:dependency table:id="ct891"/>
            <table:dependency table:id="ct818"/>
            <table:dependency table:id="ct650"/>
            <table:dependency table:id="ct645"/>
            <table:dependency table:id="ct641"/>
          </table:dependencies>
        </table:insertion>
        <table:insertion table:id="ct637" table:type="row" table:position="55" table:table="2">
          <office:change-info>
            <dc:creator>Ilias R.</dc:creator>
            <dc:date>2013-01-03T19:54:35</dc:date>
          </office:change-info>
          <table:dependencies>
            <table:dependency table:id="ct1279"/>
            <table:dependency table:id="ct1276"/>
            <table:dependency table:id="ct986"/>
            <table:dependency table:id="ct979"/>
            <table:dependency table:id="ct923"/>
            <table:dependency table:id="ct904"/>
            <table:dependency table:id="ct820"/>
            <table:dependency table:id="ct819"/>
            <table:dependency table:id="ct651"/>
            <table:dependency table:id="ct646"/>
            <table:dependency table:id="ct642"/>
          </table:dependencies>
        </table:insertion>
        <table:cell-content-change table:id="ct638">
          <table:cell-address table:column="1" table:row="50" table:table="2"/>
          <office:change-info>
            <dc:creator>Ilias R.</dc:creator>
            <dc:date>2013-01-03T19:54:56</dc:date>
          </office:change-info>
          <table:previous>
            <table:change-track-table-cell/>
          </table:previous>
        </table:cell-content-change>
        <table:cell-content-change table:id="ct639">
          <table:cell-address table:column="1" table:row="52" table:table="2"/>
          <office:change-info>
            <dc:creator>Ilias R.</dc:creator>
            <dc:date>2013-01-03T19:54:56</dc:date>
          </office:change-info>
          <table:previous>
            <table:change-track-table-cell/>
          </table:previous>
        </table:cell-content-change>
        <table:cell-content-change table:id="ct640">
          <table:cell-address table:column="1" table:row="53" table:table="2"/>
          <office:change-info>
            <dc:creator>Ilias R.</dc:creator>
            <dc:date>2013-01-03T19:54:56</dc:date>
          </office:change-info>
          <table:previous>
            <table:change-track-table-cell/>
          </table:previous>
        </table:cell-content-change>
        <table:cell-content-change table:id="ct641">
          <table:cell-address table:column="1" table:row="54" table:table="2"/>
          <office:change-info>
            <dc:creator>Ilias R.</dc:creator>
            <dc:date>2013-01-03T19:54:56</dc:date>
          </office:change-info>
          <table:previous>
            <table:change-track-table-cell/>
          </table:previous>
        </table:cell-content-change>
        <table:cell-content-change table:id="ct642">
          <table:cell-address table:column="1" table:row="55" table:table="2"/>
          <office:change-info>
            <dc:creator>Ilias R.</dc:creator>
            <dc:date>2013-01-03T19:54:56</dc:date>
          </office:change-info>
          <table:previous>
            <table:change-track-table-cell/>
          </table:previous>
        </table:cell-content-change>
        <table:cell-content-change table:id="ct643">
          <table:cell-address table:column="1" table:row="52" table:table="2"/>
          <office:change-info>
            <dc:creator>Ilias R.</dc:creator>
            <dc:date>2013-01-03T19:55:01</dc:date>
          </office:change-info>
          <table:previous table:id="ct639">
            <table:change-track-table-cell office:value-type="string">
              <text:p><text:s text:c="8"/>Workaround solution</text:p>
            </table:change-track-table-cell>
          </table:previous>
        </table:cell-content-change>
        <table:cell-content-change table:id="ct644">
          <table:cell-address table:column="1" table:row="53" table:table="2"/>
          <office:change-info>
            <dc:creator>Ilias R.</dc:creator>
            <dc:date>2013-01-03T19:55:08</dc:date>
          </office:change-info>
          <table:previous table:id="ct640">
            <table:change-track-table-cell office:value-type="string">
              <text:p><text:s text:c="8"/>Extra plugin</text:p>
            </table:change-track-table-cell>
          </table:previous>
        </table:cell-content-change>
        <table:cell-content-change table:id="ct645">
          <table:cell-address table:column="1" table:row="54" table:table="2"/>
          <office:change-info>
            <dc:creator>Ilias R.</dc:creator>
            <dc:date>2013-01-03T19:55:13</dc:date>
          </office:change-info>
          <table:previous table:id="ct641">
            <table:change-track-table-cell office:value-type="string">
              <text:p><text:s text:c="8"/>Included</text:p>
            </table:change-track-table-cell>
          </table:previous>
        </table:cell-content-change>
        <table:cell-content-change table:id="ct646">
          <table:cell-address table:column="1" table:row="55" table:table="2"/>
          <office:change-info>
            <dc:creator>Ilias R.</dc:creator>
            <dc:date>2013-01-03T19:55:19</dc:date>
          </office:change-info>
          <table:previous table:id="ct642">
            <table:change-track-table-cell office:value-type="string">
              <text:p><text:s text:c="8"/>Easily Configurable </text:p>
            </table:change-track-table-cell>
          </table:previous>
        </table:cell-content-change>
        <table:cell-content-change table:id="ct647">
          <table:cell-address table:column="3" table:row="50" table:table="2"/>
          <office:change-info>
            <dc:creator>Ilias R.</dc:creator>
            <dc:date>2013-01-03T19:55:44</dc:date>
          </office:change-info>
          <table:previous>
            <table:change-track-table-cell/>
          </table:previous>
        </table:cell-content-change>
        <table:cell-content-change table:id="ct648">
          <table:cell-address table:column="3" table:row="52" table:table="2"/>
          <office:change-info>
            <dc:creator>Ilias R.</dc:creator>
            <dc:date>2013-01-03T19:55:44</dc:date>
          </office:change-info>
          <table:previous>
            <table:change-track-table-cell/>
          </table:previous>
        </table:cell-content-change>
        <table:cell-content-change table:id="ct649">
          <table:cell-address table:column="3" table:row="53" table:table="2"/>
          <office:change-info>
            <dc:creator>Ilias R.</dc:creator>
            <dc:date>2013-01-03T19:55:44</dc:date>
          </office:change-info>
          <table:previous>
            <table:change-track-table-cell/>
          </table:previous>
        </table:cell-content-change>
        <table:cell-content-change table:id="ct650">
          <table:cell-address table:column="3" table:row="54" table:table="2"/>
          <office:change-info>
            <dc:creator>Ilias R.</dc:creator>
            <dc:date>2013-01-03T19:55:44</dc:date>
          </office:change-info>
          <table:previous>
            <table:change-track-table-cell/>
          </table:previous>
        </table:cell-content-change>
        <table:cell-content-change table:id="ct651">
          <table:cell-address table:column="3" table:row="55" table:table="2"/>
          <office:change-info>
            <dc:creator>Ilias R.</dc:creator>
            <dc:date>2013-01-03T19:55:44</dc:date>
          </office:change-info>
          <table:previous>
            <table:change-track-table-cell/>
          </table:previous>
        </table:cell-content-change>
        <table:insertion table:id="ct652" table:type="row" table:position="63" table:table="2">
          <office:change-info>
            <dc:creator>Ilias R.</dc:creator>
            <dc:date>2013-01-03T19:56:00</dc:date>
          </office:change-info>
          <table:dependencies>
            <table:dependency table:id="ct998"/>
            <table:dependency table:id="ct996"/>
            <table:dependency table:id="ct988"/>
            <table:dependency table:id="ct925"/>
            <table:dependency table:id="ct899"/>
            <table:dependency table:id="ct821"/>
            <table:dependency table:id="ct666"/>
            <table:dependency table:id="ct657"/>
          </table:dependencies>
        </table:insertion>
        <table:insertion table:id="ct653" table:type="row" table:position="64" table:table="2">
          <office:change-info>
            <dc:creator>Ilias R.</dc:creator>
            <dc:date>2013-01-03T19:56:02</dc:date>
          </office:change-info>
          <table:dependencies>
            <table:dependency table:id="ct997"/>
            <table:dependency table:id="ct989"/>
            <table:dependency table:id="ct926"/>
            <table:dependency table:id="ct900"/>
            <table:dependency table:id="ct823"/>
            <table:dependency table:id="ct822"/>
            <table:dependency table:id="ct667"/>
            <table:dependency table:id="ct662"/>
            <table:dependency table:id="ct658"/>
          </table:dependencies>
        </table:insertion>
        <table:insertion table:id="ct654" table:type="row" table:position="65" table:table="2">
          <office:change-info>
            <dc:creator>Ilias R.</dc:creator>
            <dc:date>2013-01-03T19:56:04</dc:date>
          </office:change-info>
          <table:dependencies>
            <table:dependency table:id="ct1280"/>
            <table:dependency table:id="ct1001"/>
            <table:dependency table:id="ct999"/>
            <table:dependency table:id="ct993"/>
            <table:dependency table:id="ct927"/>
            <table:dependency table:id="ct901"/>
            <table:dependency table:id="ct825"/>
            <table:dependency table:id="ct824"/>
            <table:dependency table:id="ct668"/>
            <table:dependency table:id="ct663"/>
            <table:dependency table:id="ct659"/>
          </table:dependencies>
        </table:insertion>
        <table:insertion table:id="ct655" table:type="row" table:position="66" table:table="2">
          <office:change-info>
            <dc:creator>Ilias R.</dc:creator>
            <dc:date>2013-01-03T19:56:08</dc:date>
          </office:change-info>
          <table:dependencies>
            <table:dependency table:id="ct1002"/>
            <table:dependency table:id="ct1000"/>
            <table:dependency table:id="ct994"/>
            <table:dependency table:id="ct992"/>
            <table:dependency table:id="ct990"/>
            <table:dependency table:id="ct928"/>
            <table:dependency table:id="ct902"/>
            <table:dependency table:id="ct826"/>
            <table:dependency table:id="ct669"/>
            <table:dependency table:id="ct664"/>
            <table:dependency table:id="ct660"/>
          </table:dependencies>
        </table:insertion>
        <table:insertion table:id="ct656" table:type="row" table:position="67" table:table="2">
          <office:change-info>
            <dc:creator>Ilias R.</dc:creator>
            <dc:date>2013-01-03T19:56:10</dc:date>
          </office:change-info>
          <table:dependencies>
            <table:dependency table:id="ct1283"/>
            <table:dependency table:id="ct1282"/>
            <table:dependency table:id="ct1281"/>
            <table:dependency table:id="ct1003"/>
            <table:dependency table:id="ct995"/>
            <table:dependency table:id="ct991"/>
            <table:dependency table:id="ct929"/>
            <table:dependency table:id="ct903"/>
            <table:dependency table:id="ct827"/>
            <table:dependency table:id="ct670"/>
            <table:dependency table:id="ct665"/>
            <table:dependency table:id="ct661"/>
          </table:dependencies>
        </table:insertion>
        <table:cell-content-change table:id="ct657">
          <table:cell-address table:column="1" table:row="63" table:table="2"/>
          <office:change-info>
            <dc:creator>Ilias R.</dc:creator>
            <dc:date>2013-01-03T19:56:33</dc:date>
          </office:change-info>
          <table:previous>
            <table:change-track-table-cell/>
          </table:previous>
        </table:cell-content-change>
        <table:cell-content-change table:id="ct658">
          <table:cell-address table:column="1" table:row="64" table:table="2"/>
          <office:change-info>
            <dc:creator>Ilias R.</dc:creator>
            <dc:date>2013-01-03T19:56:33</dc:date>
          </office:change-info>
          <table:previous>
            <table:change-track-table-cell/>
          </table:previous>
        </table:cell-content-change>
        <table:cell-content-change table:id="ct659">
          <table:cell-address table:column="1" table:row="65" table:table="2"/>
          <office:change-info>
            <dc:creator>Ilias R.</dc:creator>
            <dc:date>2013-01-03T19:56:33</dc:date>
          </office:change-info>
          <table:previous>
            <table:change-track-table-cell/>
          </table:previous>
        </table:cell-content-change>
        <table:cell-content-change table:id="ct660">
          <table:cell-address table:column="1" table:row="66" table:table="2"/>
          <office:change-info>
            <dc:creator>Ilias R.</dc:creator>
            <dc:date>2013-01-03T19:56:33</dc:date>
          </office:change-info>
          <table:previous>
            <table:change-track-table-cell/>
          </table:previous>
        </table:cell-content-change>
        <table:cell-content-change table:id="ct661">
          <table:cell-address table:column="1" table:row="67" table:table="2"/>
          <office:change-info>
            <dc:creator>Ilias R.</dc:creator>
            <dc:date>2013-01-03T19:56:33</dc:date>
          </office:change-info>
          <table:previous>
            <table:change-track-table-cell/>
          </table:previous>
        </table:cell-content-change>
        <table:cell-content-change table:id="ct662">
          <table:cell-address table:column="1" table:row="64" table:table="2"/>
          <office:change-info>
            <dc:creator>Ilias R.</dc:creator>
            <dc:date>2013-01-03T19:56:48</dc:date>
          </office:change-info>
          <table:previous table:id="ct658">
            <table:change-track-table-cell office:value-type="string">
              <text:p><text:s text:c="8"/>Integrated profile management</text:p>
            </table:change-track-table-cell>
          </table:previous>
        </table:cell-content-change>
        <table:cell-content-change table:id="ct663">
          <table:cell-address table:column="1" table:row="65" table:table="2"/>
          <office:change-info>
            <dc:creator>Ilias R.</dc:creator>
            <dc:date>2013-01-03T19:56:53</dc:date>
          </office:change-info>
          <table:previous table:id="ct659">
            <table:change-track-table-cell office:value-type="string">
              <text:p><text:s text:c="8"/>Directories</text:p>
            </table:change-track-table-cell>
          </table:previous>
        </table:cell-content-change>
        <table:cell-content-change table:id="ct664">
          <table:cell-address table:column="1" table:row="66" table:table="2"/>
          <office:change-info>
            <dc:creator>Ilias R.</dc:creator>
            <dc:date>2013-01-03T19:56:57</dc:date>
          </office:change-info>
          <table:previous table:id="ct660">
            <table:change-track-table-cell office:value-type="string">
              <text:p><text:s text:c="8"/>Groups/users/directories</text:p>
            </table:change-track-table-cell>
          </table:previous>
        </table:cell-content-change>
        <table:cell-content-change table:id="ct665">
          <table:cell-address table:column="1" table:row="67" table:table="2"/>
          <office:change-info>
            <dc:creator>Ilias R.</dc:creator>
            <dc:date>2013-01-03T19:57:02</dc:date>
          </office:change-info>
          <table:previous table:id="ct661">
            <table:change-track-table-cell office:value-type="string">
              <text:p><text:s text:c="8"/>Graphic Inteface tool</text:p>
            </table:change-track-table-cell>
          </table:previous>
        </table:cell-content-change>
        <table:cell-content-change table:id="ct666">
          <table:cell-address table:column="3" table:row="63" table:table="2"/>
          <office:change-info>
            <dc:creator>Ilias R.</dc:creator>
            <dc:date>2013-01-03T19:57:12</dc:date>
          </office:change-info>
          <table:previous>
            <table:change-track-table-cell/>
          </table:previous>
        </table:cell-content-change>
        <table:cell-content-change table:id="ct667">
          <table:cell-address table:column="3" table:row="64" table:table="2"/>
          <office:change-info>
            <dc:creator>Ilias R.</dc:creator>
            <dc:date>2013-01-03T19:57:12</dc:date>
          </office:change-info>
          <table:previous>
            <table:change-track-table-cell/>
          </table:previous>
        </table:cell-content-change>
        <table:cell-content-change table:id="ct668">
          <table:cell-address table:column="3" table:row="65" table:table="2"/>
          <office:change-info>
            <dc:creator>Ilias R.</dc:creator>
            <dc:date>2013-01-03T19:57:12</dc:date>
          </office:change-info>
          <table:previous>
            <table:change-track-table-cell/>
          </table:previous>
        </table:cell-content-change>
        <table:cell-content-change table:id="ct669">
          <table:cell-address table:column="3" table:row="66" table:table="2"/>
          <office:change-info>
            <dc:creator>Ilias R.</dc:creator>
            <dc:date>2013-01-03T19:57:12</dc:date>
          </office:change-info>
          <table:previous>
            <table:change-track-table-cell/>
          </table:previous>
        </table:cell-content-change>
        <table:cell-content-change table:id="ct670">
          <table:cell-address table:column="3" table:row="67" table:table="2"/>
          <office:change-info>
            <dc:creator>Ilias R.</dc:creator>
            <dc:date>2013-01-03T19:57:12</dc:date>
          </office:change-info>
          <table:previous>
            <table:change-track-table-cell/>
          </table:previous>
        </table:cell-content-change>
        <table:insertion table:id="ct671" table:type="row" table:position="75" table:table="2">
          <office:change-info>
            <dc:creator>Ilias R.</dc:creator>
            <dc:date>2013-01-03T19:58:20</dc:date>
          </office:change-info>
          <table:dependencies>
            <table:dependency table:id="ct1258"/>
            <table:dependency table:id="ct1007"/>
            <table:dependency table:id="ct828"/>
            <table:dependency table:id="ct683"/>
            <table:dependency table:id="ct676"/>
          </table:dependencies>
        </table:insertion>
        <table:insertion table:id="ct672" table:type="row" table:position="76" table:table="2">
          <office:change-info>
            <dc:creator>Ilias R.</dc:creator>
            <dc:date>2013-01-03T19:58:22</dc:date>
          </office:change-info>
          <table:dependencies>
            <table:dependency table:id="ct1257"/>
            <table:dependency table:id="ct1011"/>
            <table:dependency table:id="ct1008"/>
            <table:dependency table:id="ct830"/>
            <table:dependency table:id="ct829"/>
            <table:dependency table:id="ct684"/>
            <table:dependency table:id="ct680"/>
            <table:dependency table:id="ct677"/>
          </table:dependencies>
        </table:insertion>
        <table:insertion table:id="ct673" table:type="row" table:position="77" table:table="2">
          <office:change-info>
            <dc:creator>Ilias R.</dc:creator>
            <dc:date>2013-01-03T19:58:25</dc:date>
          </office:change-info>
          <table:dependencies>
            <table:dependency table:id="ct1256"/>
            <table:dependency table:id="ct1009"/>
            <table:dependency table:id="ct831"/>
            <table:dependency table:id="ct685"/>
            <table:dependency table:id="ct681"/>
            <table:dependency table:id="ct678"/>
          </table:dependencies>
        </table:insertion>
        <table:insertion table:id="ct674" table:type="row" table:position="78" table:table="2">
          <office:change-info>
            <dc:creator>Ilias R.</dc:creator>
            <dc:date>2013-01-03T19:58:28</dc:date>
          </office:change-info>
          <table:dependencies>
            <table:dependency table:id="ct1291"/>
            <table:dependency table:id="ct1290"/>
            <table:dependency table:id="ct1289"/>
            <table:dependency table:id="ct1255"/>
            <table:dependency table:id="ct1010"/>
            <table:dependency table:id="ct832"/>
            <table:dependency table:id="ct686"/>
            <table:dependency table:id="ct682"/>
            <table:dependency table:id="ct679"/>
          </table:dependencies>
        </table:insertion>
        <table:insertion table:id="ct675" table:type="row" table:position="79" table:table="2">
          <office:change-info>
            <dc:creator>Ilias R.</dc:creator>
            <dc:date>2013-01-03T19:58:30</dc:date>
          </office:change-info>
          <table:dependencies>
            <table:dependency table:id="ct1248"/>
            <table:dependency table:id="ct835"/>
            <table:dependency table:id="ct834"/>
            <table:dependency table:id="ct833"/>
            <table:dependency table:id="ct687"/>
          </table:dependencies>
        </table:insertion>
        <table:cell-content-change table:id="ct676">
          <table:cell-address table:column="1" table:row="75" table:table="2"/>
          <office:change-info>
            <dc:creator>Ilias R.</dc:creator>
            <dc:date>2013-01-03T20:00:30</dc:date>
          </office:change-info>
          <table:previous>
            <table:change-track-table-cell/>
          </table:previous>
        </table:cell-content-change>
        <table:cell-content-change table:id="ct677">
          <table:cell-address table:column="1" table:row="76" table:table="2"/>
          <office:change-info>
            <dc:creator>Ilias R.</dc:creator>
            <dc:date>2013-01-03T20:00:30</dc:date>
          </office:change-info>
          <table:previous>
            <table:change-track-table-cell/>
          </table:previous>
        </table:cell-content-change>
        <table:cell-content-change table:id="ct678">
          <table:cell-address table:column="1" table:row="77" table:table="2"/>
          <office:change-info>
            <dc:creator>Ilias R.</dc:creator>
            <dc:date>2013-01-03T20:00:30</dc:date>
          </office:change-info>
          <table:previous>
            <table:change-track-table-cell/>
          </table:previous>
        </table:cell-content-change>
        <table:cell-content-change table:id="ct679">
          <table:cell-address table:column="1" table:row="78" table:table="2"/>
          <office:change-info>
            <dc:creator>Ilias R.</dc:creator>
            <dc:date>2013-01-03T20:00:30</dc:date>
          </office:change-info>
          <table:previous>
            <table:change-track-table-cell/>
          </table:previous>
        </table:cell-content-change>
        <table:cell-content-change table:id="ct680">
          <table:cell-address table:column="1" table:row="76" table:table="2"/>
          <office:change-info>
            <dc:creator>Ilias R.</dc:creator>
            <dc:date>2013-01-03T20:00:35</dc:date>
          </office:change-info>
          <table:previous table:id="ct677">
            <table:change-track-table-cell office:value-type="string">
              <text:p><text:s text:c="8"/>Included</text:p>
            </table:change-track-table-cell>
          </table:previous>
        </table:cell-content-change>
        <table:cell-content-change table:id="ct681">
          <table:cell-address table:column="1" table:row="77" table:table="2"/>
          <office:change-info>
            <dc:creator>Ilias R.</dc:creator>
            <dc:date>2013-01-03T20:00:41</dc:date>
          </office:change-info>
          <table:previous table:id="ct678">
            <table:change-track-table-cell office:value-type="string">
              <text:p><text:s text:c="8"/>Extra plugin (depends on other software)</text:p>
            </table:change-track-table-cell>
          </table:previous>
        </table:cell-content-change>
        <table:cell-content-change table:id="ct682">
          <table:cell-address table:column="1" table:row="78" table:table="2"/>
          <office:change-info>
            <dc:creator>Ilias R.</dc:creator>
            <dc:date>2013-01-03T20:00:47</dc:date>
          </office:change-info>
          <table:previous table:id="ct679">
            <table:change-track-table-cell office:value-type="string">
              <text:p><text:s text:c="8"/>Web client</text:p>
            </table:change-track-table-cell>
          </table:previous>
        </table:cell-content-change>
        <table:cell-content-change table:id="ct683">
          <table:cell-address table:column="3" table:row="75" table:table="2"/>
          <office:change-info>
            <dc:creator>Ilias R.</dc:creator>
            <dc:date>2013-01-03T20:01:01</dc:date>
          </office:change-info>
          <table:previous>
            <table:change-track-table-cell/>
          </table:previous>
        </table:cell-content-change>
        <table:cell-content-change table:id="ct684">
          <table:cell-address table:column="3" table:row="76" table:table="2"/>
          <office:change-info>
            <dc:creator>Ilias R.</dc:creator>
            <dc:date>2013-01-03T20:01:01</dc:date>
          </office:change-info>
          <table:previous>
            <table:change-track-table-cell/>
          </table:previous>
        </table:cell-content-change>
        <table:cell-content-change table:id="ct685">
          <table:cell-address table:column="3" table:row="77" table:table="2"/>
          <office:change-info>
            <dc:creator>Ilias R.</dc:creator>
            <dc:date>2013-01-03T20:01:01</dc:date>
          </office:change-info>
          <table:previous>
            <table:change-track-table-cell/>
          </table:previous>
        </table:cell-content-change>
        <table:cell-content-change table:id="ct686">
          <table:cell-address table:column="3" table:row="78" table:table="2"/>
          <office:change-info>
            <dc:creator>Ilias R.</dc:creator>
            <dc:date>2013-01-03T20:01:01</dc:date>
          </office:change-info>
          <table:previous>
            <table:change-track-table-cell/>
          </table:previous>
        </table:cell-content-change>
        <table:cell-content-change table:id="ct687">
          <table:cell-address table:column="3" table:row="79" table:table="2"/>
          <office:change-info>
            <dc:creator>Ilias R.</dc:creator>
            <dc:date>2013-01-03T20:01:01</dc:date>
          </office:change-info>
          <table:previous>
            <table:change-track-table-cell/>
          </table:previous>
        </table:cell-content-change>
        <table:insertion table:id="ct688" table:type="row" table:position="86" table:table="2">
          <office:change-info>
            <dc:creator>Ilias R.</dc:creator>
            <dc:date>2013-01-03T20:01:44</dc:date>
          </office:change-info>
          <table:dependencies>
            <table:dependency table:id="ct1287"/>
            <table:dependency table:id="ct1286"/>
            <table:dependency table:id="ct1251"/>
            <table:dependency table:id="ct1012"/>
            <table:dependency table:id="ct836"/>
            <table:dependency table:id="ct697"/>
            <table:dependency table:id="ct692"/>
          </table:dependencies>
        </table:insertion>
        <table:insertion table:id="ct689" table:type="row" table:position="87" table:table="2">
          <office:change-info>
            <dc:creator>Ilias R.</dc:creator>
            <dc:date>2013-01-03T20:01:46</dc:date>
          </office:change-info>
          <table:dependencies>
            <table:dependency table:id="ct1285"/>
            <table:dependency table:id="ct1284"/>
            <table:dependency table:id="ct1250"/>
            <table:dependency table:id="ct1015"/>
            <table:dependency table:id="ct837"/>
            <table:dependency table:id="ct698"/>
            <table:dependency table:id="ct695"/>
            <table:dependency table:id="ct693"/>
          </table:dependencies>
        </table:insertion>
        <table:insertion table:id="ct690" table:type="row" table:position="88" table:table="2">
          <office:change-info>
            <dc:creator>Ilias R.</dc:creator>
            <dc:date>2013-01-03T20:01:49</dc:date>
          </office:change-info>
          <table:dependencies>
            <table:dependency table:id="ct1288"/>
            <table:dependency table:id="ct1249"/>
            <table:dependency table:id="ct1014"/>
            <table:dependency table:id="ct838"/>
            <table:dependency table:id="ct699"/>
            <table:dependency table:id="ct696"/>
            <table:dependency table:id="ct694"/>
          </table:dependencies>
        </table:insertion>
        <table:insertion table:id="ct691" table:type="row" table:position="89" table:table="2">
          <office:change-info>
            <dc:creator>Ilias R.</dc:creator>
            <dc:date>2013-01-03T20:01:52</dc:date>
          </office:change-info>
          <table:dependencies>
            <table:dependency table:id="ct1247"/>
            <table:dependency table:id="ct1246"/>
            <table:dependency table:id="ct1013"/>
            <table:dependency table:id="ct839"/>
            <table:dependency table:id="ct700"/>
          </table:dependencies>
        </table:insertion>
        <table:cell-content-change table:id="ct692">
          <table:cell-address table:column="1" table:row="86" table:table="2"/>
          <office:change-info>
            <dc:creator>Ilias R.</dc:creator>
            <dc:date>2013-01-03T20:01:55</dc:date>
          </office:change-info>
          <table:previous>
            <table:change-track-table-cell/>
          </table:previous>
        </table:cell-content-change>
        <table:cell-content-change table:id="ct693">
          <table:cell-address table:column="1" table:row="87" table:table="2"/>
          <office:change-info>
            <dc:creator>Ilias R.</dc:creator>
            <dc:date>2013-01-03T20:01:55</dc:date>
          </office:change-info>
          <table:previous>
            <table:change-track-table-cell/>
          </table:previous>
        </table:cell-content-change>
        <table:cell-content-change table:id="ct694">
          <table:cell-address table:column="1" table:row="88" table:table="2"/>
          <office:change-info>
            <dc:creator>Ilias R.</dc:creator>
            <dc:date>2013-01-03T20:01:55</dc:date>
          </office:change-info>
          <table:previous>
            <table:change-track-table-cell/>
          </table:previous>
        </table:cell-content-change>
        <table:cell-content-change table:id="ct695">
          <table:cell-address table:column="1" table:row="87" table:table="2"/>
          <office:change-info>
            <dc:creator>Ilias R.</dc:creator>
            <dc:date>2013-01-03T20:02:00</dc:date>
          </office:change-info>
          <table:previous table:id="ct693">
            <table:change-track-table-cell office:value-type="string">
              <text:p><text:s text:c="8"/>Early adoption</text:p>
            </table:change-track-table-cell>
          </table:previous>
        </table:cell-content-change>
        <table:cell-content-change table:id="ct696">
          <table:cell-address table:column="1" table:row="88" table:table="2"/>
          <office:change-info>
            <dc:creator>Ilias R.</dc:creator>
            <dc:date>2013-01-03T20:02:05</dc:date>
          </office:change-info>
          <table:previous table:id="ct694">
            <table:change-track-table-cell office:value-type="string">
              <text:p><text:s text:c="8"/>High learning curve</text:p>
            </table:change-track-table-cell>
          </table:previous>
        </table:cell-content-change>
        <table:cell-content-change table:id="ct697">
          <table:cell-address table:column="3" table:row="86" table:table="2"/>
          <office:change-info>
            <dc:creator>Ilias R.</dc:creator>
            <dc:date>2013-01-03T20:02:17</dc:date>
          </office:change-info>
          <table:previous>
            <table:change-track-table-cell/>
          </table:previous>
        </table:cell-content-change>
        <table:cell-content-change table:id="ct698">
          <table:cell-address table:column="3" table:row="87" table:table="2"/>
          <office:change-info>
            <dc:creator>Ilias R.</dc:creator>
            <dc:date>2013-01-03T20:02:17</dc:date>
          </office:change-info>
          <table:previous>
            <table:change-track-table-cell/>
          </table:previous>
        </table:cell-content-change>
        <table:cell-content-change table:id="ct699">
          <table:cell-address table:column="3" table:row="88" table:table="2"/>
          <office:change-info>
            <dc:creator>Ilias R.</dc:creator>
            <dc:date>2013-01-03T20:02:17</dc:date>
          </office:change-info>
          <table:previous>
            <table:change-track-table-cell/>
          </table:previous>
        </table:cell-content-change>
        <table:cell-content-change table:id="ct700">
          <table:cell-address table:column="3" table:row="89" table:table="2"/>
          <office:change-info>
            <dc:creator>Ilias R.</dc:creator>
            <dc:date>2013-01-03T20:02:17</dc:date>
          </office:change-info>
          <table:previous>
            <table:change-track-table-cell/>
          </table:previous>
        </table:cell-content-change>
        <table:cell-content-change table:id="ct701">
          <table:cell-address table:column="1" table:row="97" table:table="2"/>
          <office:change-info>
            <dc:creator>Ilias R.</dc:creator>
            <dc:date>2013-01-03T20:06:12</dc:date>
          </office:change-info>
          <table:previous>
            <table:change-track-table-cell office:value-type="string">
              <text:p>Performance Testing and Benchmark Reports available</text:p>
            </table:change-track-table-cell>
          </table:previous>
        </table:cell-content-change>
        <table:insertion table:id="ct702" table:type="row" table:position="97" table:table="2">
          <office:change-info>
            <dc:creator>Ilias R.</dc:creator>
            <dc:date>2013-01-03T20:06:22</dc:date>
          </office:change-info>
          <table:dependencies>
            <table:dependency table:id="ct1348"/>
            <table:dependency table:id="ct1336"/>
            <table:dependency table:id="ct1334"/>
            <table:dependency table:id="ct1333"/>
            <table:dependency table:id="ct714"/>
            <table:dependency table:id="ct703"/>
          </table:dependencies>
        </table:insertion>
        <table:deletion table:id="ct703" table:type="row" table:position="97" table:table="2">
          <office:change-info>
            <dc:creator>Ilias R.</dc:creator>
            <dc:date>2013-01-03T20:06:25</dc:date>
          </office:change-info>
          <table:deletions>
            <table:change-deletion table:id="ct702"/>
          </table:deletions>
        </table:deletion>
        <table:insertion table:id="ct704" table:type="row" table:position="98" table:table="2">
          <office:change-info>
            <dc:creator>Ilias R.</dc:creator>
            <dc:date>2013-01-03T20:06:27</dc:date>
          </office:change-info>
          <table:dependencies>
            <table:dependency table:id="ct1337"/>
            <table:dependency table:id="ct1335"/>
            <table:dependency table:id="ct843"/>
            <table:dependency table:id="ct840"/>
            <table:dependency table:id="ct706"/>
            <table:dependency table:id="ct705"/>
          </table:dependencies>
        </table:insertion>
        <table:cell-content-change table:id="ct705">
          <table:cell-address table:column="1" table:row="98" table:table="2"/>
          <office:change-info>
            <dc:creator>Ilias R.</dc:creator>
            <dc:date>2013-01-03T20:06:30</dc:date>
          </office:change-info>
          <table:previous>
            <table:change-track-table-cell/>
          </table:previous>
        </table:cell-content-change>
        <table:cell-content-change table:id="ct706">
          <table:cell-address table:column="3" table:row="98" table:table="2"/>
          <office:change-info>
            <dc:creator>Ilias R.</dc:creator>
            <dc:date>2013-01-03T20:06:38</dc:date>
          </office:change-info>
          <table:previous>
            <table:change-track-table-cell/>
          </table:previous>
        </table:cell-content-change>
        <table:cell-content-change table:id="ct707">
          <table:cell-address table:column="1" table:row="109" table:table="2"/>
          <office:change-info>
            <dc:creator>Ilias R.</dc:creator>
            <dc:date>2013-01-03T20:07:41</dc:date>
          </office:change-info>
          <table:previous>
            <table:change-track-table-cell office:value-type="string">
              <text:p>Performance Tuning &amp; Configuration</text:p>
            </table:change-track-table-cell>
          </table:previous>
        </table:cell-content-change>
        <table:insertion table:id="ct708" table:type="row" table:position="111" table:table="2">
          <office:change-info>
            <dc:creator>Ilias R.</dc:creator>
            <dc:date>2013-01-03T20:07:51</dc:date>
          </office:change-info>
          <table:dependencies>
            <table:dependency table:id="ct1343"/>
            <table:dependency table:id="ct1340"/>
            <table:dependency table:id="ct845"/>
            <table:dependency table:id="ct841"/>
            <table:dependency table:id="ct710"/>
          </table:dependencies>
        </table:insertion>
        <table:insertion table:id="ct709" table:type="row" table:position="112" table:table="2">
          <office:change-info>
            <dc:creator>Ilias R.</dc:creator>
            <dc:date>2013-01-03T20:07:54</dc:date>
          </office:change-info>
          <table:dependencies>
            <table:dependency table:id="ct1342"/>
            <table:dependency table:id="ct1339"/>
            <table:dependency table:id="ct844"/>
            <table:dependency table:id="ct842"/>
            <table:dependency table:id="ct712"/>
            <table:dependency table:id="ct711"/>
          </table:dependencies>
        </table:insertion>
        <table:cell-content-change table:id="ct710">
          <table:cell-address table:column="1" table:row="111" table:table="2"/>
          <office:change-info>
            <dc:creator>Ilias R.</dc:creator>
            <dc:date>2013-01-03T20:08:32</dc:date>
          </office:change-info>
          <table:previous>
            <table:change-track-table-cell/>
          </table:previous>
        </table:cell-content-change>
        <table:cell-content-change table:id="ct711">
          <table:cell-address table:column="1" table:row="112" table:table="2"/>
          <office:change-info>
            <dc:creator>Ilias R.</dc:creator>
            <dc:date>2013-01-03T20:08:32</dc:date>
          </office:change-info>
          <table:previous>
            <table:change-track-table-cell/>
          </table:previous>
        </table:cell-content-change>
        <table:cell-content-change table:id="ct712">
          <table:cell-address table:column="1" table:row="112" table:table="2"/>
          <office:change-info>
            <dc:creator>Ilias R.</dc:creator>
            <dc:date>2013-01-03T20:08:36</dc:date>
          </office:change-info>
          <table:previous table:id="ct711">
            <table:change-track-table-cell office:value-type="string">
              <text:p><text:s text:c="8"/>Patches in last year is constant ?</text:p>
            </table:change-track-table-cell>
          </table:previous>
        </table:cell-content-change>
        <table:cell-content-change table:id="ct713">
          <table:cell-address table:column="1" table:row="109" table:table="2"/>
          <office:change-info>
            <dc:creator>Ilias R.</dc:creator>
            <dc:date>2013-01-03T20:11:06</dc:date>
          </office:change-info>
          <table:previous table:id="ct707">
            <table:change-track-table-cell office:value-type="string">
              <text:p>Num. point/patch releases last year II</text:p>
            </table:change-track-table-cell>
          </table:previous>
        </table:cell-content-change>
        <table:cell-content-change table:id="ct714">
          <table:cell-address table:column="1" table:row="97" table:table="2"/>
          <office:change-info>
            <dc:creator>Ilias R.</dc:creator>
            <dc:date>2013-01-03T20:11:12</dc:date>
          </office:change-info>
          <table:previous table:id="ct701">
            <table:change-track-table-cell office:value-type="string">
              <text:p>Mature and stable version II</text:p>
            </table:change-track-table-cell>
          </table:previous>
        </table:cell-content-change>
        <table:cell-content-change table:id="ct715">
          <table:cell-address table:column="1" table:row="129" table:table="2"/>
          <office:change-info>
            <dc:creator>Ilias R.</dc:creator>
            <dc:date>2013-01-03T20:11:34</dc:date>
          </office:change-info>
          <table:previous>
            <table:change-track-table-cell/>
          </table:previous>
        </table:cell-content-change>
        <table:cell-content-change table:id="ct716">
          <table:cell-address table:column="3" table:row="129" table:table="2"/>
          <office:change-info>
            <dc:creator>Ilias R.</dc:creator>
            <dc:date>2013-01-03T20:11:42</dc:date>
          </office:change-info>
          <table:previous>
            <table:change-track-table-cell/>
          </table:previous>
        </table:cell-content-change>
        <table:insertion table:id="ct717" table:type="row" table:position="127" table:table="2">
          <office:change-info>
            <dc:creator>Ilias R.</dc:creator>
            <dc:date>2013-01-03T20:11:46</dc:date>
          </office:change-info>
          <table:dependencies>
            <table:dependency table:id="ct1345"/>
            <table:dependency table:id="ct1344"/>
            <table:dependency table:id="ct1308"/>
            <table:dependency table:id="ct1148"/>
            <table:dependency table:id="ct1147"/>
            <table:dependency table:id="ct718"/>
          </table:dependencies>
        </table:insertion>
        <table:deletion table:id="ct718" table:type="row" table:position="127" table:table="2">
          <office:change-info>
            <dc:creator>Ilias R.</dc:creator>
            <dc:date>2013-01-03T20:11:48</dc:date>
          </office:change-info>
          <table:deletions>
            <table:change-deletion table:id="ct717"/>
          </table:deletions>
        </table:deletion>
        <table:insertion table:id="ct719" table:type="row" table:position="129" table:table="2">
          <office:change-info>
            <dc:creator>Ilias R.</dc:creator>
            <dc:date>2013-01-03T20:11:50</dc:date>
          </office:change-info>
          <table:dependencies>
            <table:dependency table:id="ct721"/>
            <table:dependency table:id="ct720"/>
          </table:dependencies>
        </table:insertion>
        <table:movement table:id="ct720">
          <table:source-range-address table:start-column="1" table:start-row="133" table:start-table="2" table:end-column="1" table:end-row="131" table:end-table="2"/>
          <table:target-range-address table:column="1" table:row="129" table:table="2"/>
          <office:change-info>
            <dc:creator>Ilias R.</dc:creator>
            <dc:date>2013-01-03T20:11:53</dc:date>
          </office:change-info>
          <table:dependencies>
            <table:dependency table:id="ct731"/>
            <table:dependency table:id="ct724"/>
            <table:dependency table:id="ct722"/>
          </table:dependencies>
        </table:movement>
        <table:movement table:id="ct721">
          <table:source-range-address table:start-column="3" table:start-row="133" table:start-table="2" table:end-column="3" table:end-row="131" table:end-table="2"/>
          <table:target-range-address table:column="3" table:row="129" table:table="2"/>
          <office:change-info>
            <dc:creator>Ilias R.</dc:creator>
            <dc:date>2013-01-03T20:12:01</dc:date>
          </office:change-info>
          <table:dependencies>
            <table:dependency table:id="ct731"/>
          </table:dependencies>
        </table:movement>
        <table:cell-content-change table:id="ct722">
          <table:cell-address table:column="1" table:row="133" table:table="2"/>
          <office:change-info>
            <dc:creator>Ilias R.</dc:creator>
            <dc:date>2013-01-03T20:12:53</dc:date>
          </office:change-info>
          <table:previous>
            <table:change-track-table-cell/>
          </table:previous>
        </table:cell-content-change>
        <table:cell-content-change table:id="ct723">
          <table:cell-address table:column="1" table:row="133" table:table="2"/>
          <office:change-info>
            <dc:creator>Ilias R.</dc:creator>
            <dc:date>2013-01-03T20:12:53</dc:date>
          </office:change-info>
          <table:previous>
            <table:change-track-table-cell office:value-type="string">
              <text:p>Test Description</text:p>
            </table:change-track-table-cell>
          </table:previous>
        </table:cell-content-change>
        <table:cell-content-change table:id="ct724">
          <table:cell-address table:column="1" table:row="133" table:table="2"/>
          <office:change-info>
            <dc:creator>Ilias R.</dc:creator>
            <dc:date>2013-01-03T20:12:58</dc:date>
          </office:change-info>
          <table:previous table:id="ct722">
            <table:change-track-table-cell office:value-type="string">
              <text:p>Easy understanding</text:p>
            </table:change-track-table-cell>
          </table:previous>
        </table:cell-content-change>
        <table:cell-content-change table:id="ct725">
          <table:cell-address table:column="1" table:row="133" table:table="2"/>
          <office:change-info>
            <dc:creator>Ilias R.</dc:creator>
            <dc:date>2013-01-03T20:13:00</dc:date>
          </office:change-info>
          <table:previous table:id="ct723">
            <table:change-track-table-cell office:value-type="string">
              <text:p><text:s text:c="8"/>Is it used in other projects not directly related?</text:p>
            </table:change-track-table-cell>
          </table:previous>
        </table:cell-content-change>
        <table:insertion table:id="ct726" table:type="row" table:position="129" table:table="2">
          <office:change-info>
            <dc:creator>Ilias R.</dc:creator>
            <dc:date>2013-01-03T20:13:03</dc:date>
          </office:change-info>
          <table:dependencies>
            <table:dependency table:id="ct1297"/>
            <table:dependency table:id="ct1295"/>
            <table:dependency table:id="ct1293"/>
            <table:dependency table:id="ct1292"/>
            <table:dependency table:id="ct848"/>
            <table:dependency table:id="ct727"/>
          </table:dependencies>
        </table:insertion>
        <table:deletion table:id="ct727" table:type="row" table:position="129" table:table="2">
          <office:change-info>
            <dc:creator>Ilias R.</dc:creator>
            <dc:date>2013-01-03T20:13:06</dc:date>
          </office:change-info>
          <table:deletions>
            <table:change-deletion table:id="ct726"/>
          </table:deletions>
        </table:deletion>
        <table:insertion table:id="ct728" table:type="row" table:position="133" table:table="2">
          <office:change-info>
            <dc:creator>Ilias R.</dc:creator>
            <dc:date>2013-01-03T20:13:08</dc:date>
          </office:change-info>
          <table:dependencies>
            <table:dependency table:id="ct734"/>
          </table:dependencies>
        </table:insertion>
        <table:insertion table:id="ct729" table:type="row" table:position="131" table:table="2">
          <office:change-info>
            <dc:creator>Ilias R.</dc:creator>
            <dc:date>2013-01-03T20:13:14</dc:date>
          </office:change-info>
          <table:dependencies>
            <table:dependency table:id="ct1299"/>
            <table:dependency table:id="ct1296"/>
            <table:dependency table:id="ct850"/>
            <table:dependency table:id="ct847"/>
            <table:dependency table:id="ct733"/>
          </table:dependencies>
        </table:insertion>
        <table:insertion table:id="ct730" table:type="row" table:position="130" table:table="2">
          <office:change-info>
            <dc:creator>Ilias R.</dc:creator>
            <dc:date>2013-01-03T20:13:17</dc:date>
          </office:change-info>
          <table:dependencies>
            <table:dependency table:id="ct1298"/>
            <table:dependency table:id="ct1294"/>
            <table:dependency table:id="ct849"/>
            <table:dependency table:id="ct846"/>
            <table:dependency table:id="ct732"/>
          </table:dependencies>
        </table:insertion>
        <table:deletion table:id="ct731" table:type="row" table:position="133" table:table="2">
          <office:change-info>
            <dc:creator>Ilias R.</dc:creator>
            <dc:date>2013-01-03T20:13:21</dc:date>
          </office:change-info>
          <table:deletions>
            <table:change-deletion table:id="ct734"/>
            <table:cell-content-deletion table:id="ct724">
              <table:change-track-table-cell/>
            </table:cell-content-deletion>
          </table:deletions>
          <table:cut-offs>
            <table:movement-cut-off table:id="ct721" table:start-position="1" table:end-position="0"/>
            <table:movement-cut-off table:id="ct720" table:start-position="1" table:end-position="0"/>
          </table:cut-offs>
        </table:deletion>
        <table:cell-content-change table:id="ct732">
          <table:cell-address table:column="1" table:row="130" table:table="2"/>
          <office:change-info>
            <dc:creator>Ilias R.</dc:creator>
            <dc:date>2013-01-03T20:13:37</dc:date>
          </office:change-info>
          <table:previous>
            <table:change-track-table-cell/>
          </table:previous>
        </table:cell-content-change>
        <table:cell-content-change table:id="ct733">
          <table:cell-address table:column="1" table:row="131" table:table="2"/>
          <office:change-info>
            <dc:creator>Ilias R.</dc:creator>
            <dc:date>2013-01-03T20:13:49</dc:date>
          </office:change-info>
          <table:previous>
            <table:change-track-table-cell/>
          </table:previous>
        </table:cell-content-change>
        <table:deletion table:id="ct734" table:type="row" table:position="133" table:table="2">
          <office:change-info>
            <dc:creator>Ilias R.</dc:creator>
            <dc:date>2013-01-03T20:13:54</dc:date>
          </office:change-info>
          <table:deletions>
            <table:change-deletion table:id="ct728"/>
          </table:deletions>
          <table:cut-offs>
            <table:movement-cut-off table:id="ct721" table:start-position="-1" table:end-position="0"/>
            <table:movement-cut-off table:id="ct720" table:start-position="-1" table:end-position="0"/>
          </table:cut-offs>
        </table:deletion>
        <table:insertion table:id="ct735" table:type="row" table:position="138" table:table="2">
          <office:change-info>
            <dc:creator>Ilias R.</dc:creator>
            <dc:date>2013-01-03T20:14:35</dc:date>
          </office:change-info>
          <table:dependencies>
            <table:dependency table:id="ct1106"/>
            <table:dependency table:id="ct1093"/>
            <table:dependency table:id="ct1079"/>
            <table:dependency table:id="ct851"/>
            <table:dependency table:id="ct745"/>
            <table:dependency table:id="ct740"/>
          </table:dependencies>
        </table:insertion>
        <table:insertion table:id="ct736" table:type="row" table:position="139" table:table="2">
          <office:change-info>
            <dc:creator>Ilias R.</dc:creator>
            <dc:date>2013-01-03T20:14:37</dc:date>
          </office:change-info>
          <table:dependencies>
            <table:dependency table:id="ct1305"/>
            <table:dependency table:id="ct1138"/>
            <table:dependency table:id="ct1131"/>
            <table:dependency table:id="ct1124"/>
            <table:dependency table:id="ct1113"/>
            <table:dependency table:id="ct1107"/>
            <table:dependency table:id="ct1094"/>
            <table:dependency table:id="ct1080"/>
            <table:dependency table:id="ct852"/>
            <table:dependency table:id="ct746"/>
            <table:dependency table:id="ct741"/>
          </table:dependencies>
        </table:insertion>
        <table:insertion table:id="ct737" table:type="row" table:position="140" table:table="2">
          <office:change-info>
            <dc:creator>Ilias R.</dc:creator>
            <dc:date>2013-01-03T20:14:40</dc:date>
          </office:change-info>
          <table:dependencies>
            <table:dependency table:id="ct1301"/>
            <table:dependency table:id="ct1139"/>
            <table:dependency table:id="ct1132"/>
            <table:dependency table:id="ct1125"/>
            <table:dependency table:id="ct1114"/>
            <table:dependency table:id="ct1108"/>
            <table:dependency table:id="ct1095"/>
            <table:dependency table:id="ct1081"/>
            <table:dependency table:id="ct853"/>
            <table:dependency table:id="ct747"/>
            <table:dependency table:id="ct742"/>
          </table:dependencies>
        </table:insertion>
        <table:insertion table:id="ct738" table:type="row" table:position="142" table:table="2">
          <office:change-info>
            <dc:creator>Ilias R.</dc:creator>
            <dc:date>2013-01-03T20:14:42</dc:date>
          </office:change-info>
          <table:dependencies>
            <table:dependency table:id="ct1302"/>
            <table:dependency table:id="ct1300"/>
            <table:dependency table:id="ct1141"/>
            <table:dependency table:id="ct1134"/>
            <table:dependency table:id="ct1127"/>
            <table:dependency table:id="ct1116"/>
            <table:dependency table:id="ct1110"/>
            <table:dependency table:id="ct1097"/>
            <table:dependency table:id="ct1083"/>
            <table:dependency table:id="ct855"/>
            <table:dependency table:id="ct749"/>
            <table:dependency table:id="ct744"/>
          </table:dependencies>
        </table:insertion>
        <table:insertion table:id="ct739" table:type="row" table:position="141" table:table="2">
          <office:change-info>
            <dc:creator>Ilias R.</dc:creator>
            <dc:date>2013-01-03T20:14:50</dc:date>
          </office:change-info>
          <table:dependencies>
            <table:dependency table:id="ct1306"/>
            <table:dependency table:id="ct1140"/>
            <table:dependency table:id="ct1133"/>
            <table:dependency table:id="ct1126"/>
            <table:dependency table:id="ct1115"/>
            <table:dependency table:id="ct1109"/>
            <table:dependency table:id="ct1096"/>
            <table:dependency table:id="ct1082"/>
            <table:dependency table:id="ct854"/>
            <table:dependency table:id="ct748"/>
            <table:dependency table:id="ct743"/>
          </table:dependencies>
        </table:insertion>
        <table:cell-content-change table:id="ct740">
          <table:cell-address table:column="1" table:row="138" table:table="2"/>
          <office:change-info>
            <dc:creator>Ilias R.</dc:creator>
            <dc:date>2013-01-03T20:14:59</dc:date>
          </office:change-info>
          <table:previous>
            <table:change-track-table-cell/>
          </table:previous>
        </table:cell-content-change>
        <table:cell-content-change table:id="ct741">
          <table:cell-address table:column="1" table:row="139" table:table="2"/>
          <office:change-info>
            <dc:creator>Ilias R.</dc:creator>
            <dc:date>2013-01-03T20:15:08</dc:date>
          </office:change-info>
          <table:previous>
            <table:change-track-table-cell/>
          </table:previous>
        </table:cell-content-change>
        <table:cell-content-change table:id="ct742">
          <table:cell-address table:column="1" table:row="140" table:table="2"/>
          <office:change-info>
            <dc:creator>Ilias R.</dc:creator>
            <dc:date>2013-01-03T20:15:18</dc:date>
          </office:change-info>
          <table:previous>
            <table:change-track-table-cell/>
          </table:previous>
        </table:cell-content-change>
        <table:cell-content-change table:id="ct743">
          <table:cell-address table:column="1" table:row="141" table:table="2"/>
          <office:change-info>
            <dc:creator>Ilias R.</dc:creator>
            <dc:date>2013-01-03T20:15:28</dc:date>
          </office:change-info>
          <table:previous>
            <table:change-track-table-cell/>
          </table:previous>
        </table:cell-content-change>
        <table:cell-content-change table:id="ct744">
          <table:cell-address table:column="1" table:row="142" table:table="2"/>
          <office:change-info>
            <dc:creator>Ilias R.</dc:creator>
            <dc:date>2013-01-03T20:15:35</dc:date>
          </office:change-info>
          <table:previous>
            <table:change-track-table-cell/>
          </table:previous>
        </table:cell-content-change>
        <table:cell-content-change table:id="ct745">
          <table:cell-address table:column="3" table:row="138" table:table="2"/>
          <office:change-info>
            <dc:creator>Ilias R.</dc:creator>
            <dc:date>2013-01-03T20:15:49</dc:date>
          </office:change-info>
          <table:previous>
            <table:change-track-table-cell/>
          </table:previous>
        </table:cell-content-change>
        <table:cell-content-change table:id="ct746">
          <table:cell-address table:column="3" table:row="139" table:table="2"/>
          <office:change-info>
            <dc:creator>Ilias R.</dc:creator>
            <dc:date>2013-01-03T20:15:54</dc:date>
          </office:change-info>
          <table:previous>
            <table:change-track-table-cell/>
          </table:previous>
        </table:cell-content-change>
        <table:cell-content-change table:id="ct747">
          <table:cell-address table:column="3" table:row="140" table:table="2"/>
          <office:change-info>
            <dc:creator>Ilias R.</dc:creator>
            <dc:date>2013-01-03T20:15:54</dc:date>
          </office:change-info>
          <table:previous>
            <table:change-track-table-cell/>
          </table:previous>
        </table:cell-content-change>
        <table:cell-content-change table:id="ct748">
          <table:cell-address table:column="3" table:row="141" table:table="2"/>
          <office:change-info>
            <dc:creator>Ilias R.</dc:creator>
            <dc:date>2013-01-03T20:15:54</dc:date>
          </office:change-info>
          <table:previous>
            <table:change-track-table-cell/>
          </table:previous>
        </table:cell-content-change>
        <table:cell-content-change table:id="ct749">
          <table:cell-address table:column="3" table:row="142" table:table="2"/>
          <office:change-info>
            <dc:creator>Ilias R.</dc:creator>
            <dc:date>2013-01-03T20:15:54</dc:date>
          </office:change-info>
          <table:previous>
            <table:change-track-table-cell/>
          </table:previous>
        </table:cell-content-change>
        <table:insertion table:id="ct750" table:type="row" table:position="153" table:table="2">
          <office:change-info>
            <dc:creator>Ilias R.</dc:creator>
            <dc:date>2013-01-03T20:16:35</dc:date>
          </office:change-info>
          <table:dependencies>
            <table:dependency table:id="ct1063"/>
            <table:dependency table:id="ct857"/>
            <table:dependency table:id="ct763"/>
            <table:dependency table:id="ct752"/>
          </table:dependencies>
        </table:insertion>
        <table:insertion table:id="ct751" table:type="row" table:position="153" table:table="2">
          <office:change-info>
            <dc:creator>Ilias R.</dc:creator>
            <dc:date>2013-01-03T20:16:38</dc:date>
          </office:change-info>
          <table:dependencies>
            <table:dependency table:id="ct1064"/>
            <table:dependency table:id="ct856"/>
            <table:dependency table:id="ct764"/>
          </table:dependencies>
        </table:insertion>
        <table:cell-content-change table:id="ct752">
          <table:cell-address table:column="1" table:row="153" table:table="2"/>
          <office:change-info>
            <dc:creator>Ilias R.</dc:creator>
            <dc:date>2013-01-03T20:16:40</dc:date>
          </office:change-info>
          <table:previous>
            <table:change-track-table-cell/>
          </table:previous>
        </table:cell-content-change>
        <table:insertion table:id="ct753" table:type="row" table:position="160" table:table="2">
          <office:change-info>
            <dc:creator>Ilias R.</dc:creator>
            <dc:date>2013-01-03T20:17:12</dc:date>
          </office:change-info>
          <table:dependencies>
            <table:dependency table:id="ct1159"/>
            <table:dependency table:id="ct1073"/>
            <table:dependency table:id="ct1072"/>
            <table:dependency table:id="ct1071"/>
            <table:dependency table:id="ct858"/>
            <table:dependency table:id="ct762"/>
            <table:dependency table:id="ct754"/>
          </table:dependencies>
        </table:insertion>
        <table:cell-content-change table:id="ct754">
          <table:cell-address table:column="1" table:row="160" table:table="2"/>
          <office:change-info>
            <dc:creator>Ilias R.</dc:creator>
            <dc:date>2013-01-03T20:17:34</dc:date>
          </office:change-info>
          <table:previous>
            <table:change-track-table-cell/>
          </table:previous>
        </table:cell-content-change>
        <table:insertion table:id="ct755" table:type="row" table:position="174" table:table="2">
          <office:change-info>
            <dc:creator>Ilias R.</dc:creator>
            <dc:date>2013-01-03T20:18:21</dc:date>
          </office:change-info>
          <table:dependencies>
            <table:dependency table:id="ct1349"/>
            <table:dependency table:id="ct1332"/>
            <table:dependency table:id="ct1331"/>
            <table:dependency table:id="ct859"/>
            <table:dependency table:id="ct761"/>
            <table:dependency table:id="ct756"/>
          </table:dependencies>
        </table:insertion>
        <table:cell-content-change table:id="ct756">
          <table:cell-address table:column="1" table:row="174" table:table="2"/>
          <office:change-info>
            <dc:creator>Ilias R.</dc:creator>
            <dc:date>2013-01-03T20:18:24</dc:date>
          </office:change-info>
          <table:previous>
            <table:change-track-table-cell/>
          </table:previous>
        </table:cell-content-change>
        <table:cell-content-change table:id="ct757">
          <table:cell-address table:column="1" table:row="184" table:table="2"/>
          <office:change-info>
            <dc:creator>Ilias R.</dc:creator>
            <dc:date>2013-01-03T20:30:34</dc:date>
          </office:change-info>
          <table:previous table:id="ct241">
            <table:change-track-table-cell office:value-type="string">
              <text:p><text:s/>levels of documentation (user, development, translator, languages)</text:p>
            </table:change-track-table-cell>
          </table:previous>
        </table:cell-content-change>
        <table:insertion table:id="ct758" table:type="row" table:position="186" table:table="2">
          <office:change-info>
            <dc:creator>Ilias R.</dc:creator>
            <dc:date>2013-01-03T20:30:54</dc:date>
          </office:change-info>
          <table:dependencies>
            <table:dependency table:id="ct1314"/>
            <table:dependency table:id="ct1313"/>
            <table:dependency table:id="ct1028"/>
            <table:dependency table:id="ct1020"/>
            <table:dependency table:id="ct860"/>
            <table:dependency table:id="ct778"/>
            <table:dependency table:id="ct769"/>
          </table:dependencies>
        </table:insertion>
        <table:insertion table:id="ct759" table:type="row" table:position="187" table:table="2">
          <office:change-info>
            <dc:creator>Ilias R.</dc:creator>
            <dc:date>2013-01-03T20:30:58</dc:date>
          </office:change-info>
          <table:dependencies>
            <table:dependency table:id="ct1311"/>
            <table:dependency table:id="ct1035"/>
            <table:dependency table:id="ct1029"/>
            <table:dependency table:id="ct1027"/>
            <table:dependency table:id="ct1021"/>
            <table:dependency table:id="ct861"/>
            <table:dependency table:id="ct779"/>
            <table:dependency table:id="ct774"/>
            <table:dependency table:id="ct770"/>
          </table:dependencies>
        </table:insertion>
        <table:insertion table:id="ct760" table:type="row" table:position="188" table:table="2">
          <office:change-info>
            <dc:creator>Ilias R.</dc:creator>
            <dc:date>2013-01-03T20:31:02</dc:date>
          </office:change-info>
          <table:dependencies>
            <table:dependency table:id="ct1350"/>
            <table:dependency table:id="ct1315"/>
            <table:dependency table:id="ct1030"/>
            <table:dependency table:id="ct1026"/>
            <table:dependency table:id="ct1022"/>
            <table:dependency table:id="ct862"/>
            <table:dependency table:id="ct780"/>
            <table:dependency table:id="ct775"/>
            <table:dependency table:id="ct771"/>
          </table:dependencies>
        </table:insertion>
        <table:cell-content-change table:id="ct761">
          <table:cell-address table:column="3" table:row="174" table:table="2"/>
          <office:change-info>
            <dc:creator>Ilias R.</dc:creator>
            <dc:date>2013-01-03T20:31:18</dc:date>
          </office:change-info>
          <table:previous>
            <table:change-track-table-cell/>
          </table:previous>
        </table:cell-content-change>
        <table:cell-content-change table:id="ct762">
          <table:cell-address table:column="3" table:row="160" table:table="2"/>
          <office:change-info>
            <dc:creator>Ilias R.</dc:creator>
            <dc:date>2013-01-03T20:31:30</dc:date>
          </office:change-info>
          <table:previous>
            <table:change-track-table-cell/>
          </table:previous>
        </table:cell-content-change>
        <table:cell-content-change table:id="ct763">
          <table:cell-address table:column="3" table:row="153" table:table="2"/>
          <office:change-info>
            <dc:creator>Ilias R.</dc:creator>
            <dc:date>2013-01-03T20:31:38</dc:date>
          </office:change-info>
          <table:previous>
            <table:change-track-table-cell/>
          </table:previous>
        </table:cell-content-change>
        <table:cell-content-change table:id="ct764">
          <table:cell-address table:column="3" table:row="153" table:table="2"/>
          <office:change-info>
            <dc:creator>Ilias R.</dc:creator>
            <dc:date>2013-01-03T20:31:40</dc:date>
          </office:change-info>
          <table:previous>
            <table:change-track-table-cell/>
          </table:previous>
        </table:cell-content-change>
        <table:insertion table:id="ct765" table:type="row" table:position="191" table:table="2">
          <office:change-info>
            <dc:creator>Ilias R.</dc:creator>
            <dc:date>2013-01-03T23:09:12</dc:date>
          </office:change-info>
        </table:insertion>
        <table:deletion table:id="ct766" table:type="row" table:position="192" table:table="2">
          <office:change-info>
            <dc:creator>Ilias R.</dc:creator>
            <dc:date>2013-01-03T23:09:15</dc:date>
          </office:change-info>
        </table:deletion>
        <table:insertion table:id="ct767" table:type="row" table:position="189" table:table="2">
          <office:change-info>
            <dc:creator>Ilias R.</dc:creator>
            <dc:date>2013-01-03T23:09:19</dc:date>
          </office:change-info>
          <table:dependencies>
            <table:dependency table:id="ct1317"/>
            <table:dependency table:id="ct1316"/>
            <table:dependency table:id="ct1312"/>
            <table:dependency table:id="ct1031"/>
            <table:dependency table:id="ct1025"/>
            <table:dependency table:id="ct1023"/>
            <table:dependency table:id="ct863"/>
            <table:dependency table:id="ct781"/>
            <table:dependency table:id="ct776"/>
            <table:dependency table:id="ct772"/>
          </table:dependencies>
        </table:insertion>
        <table:insertion table:id="ct768" table:type="row" table:position="190" table:table="2">
          <office:change-info>
            <dc:creator>Ilias R.</dc:creator>
            <dc:date>2013-01-03T23:09:21</dc:date>
          </office:change-info>
          <table:dependencies>
            <table:dependency table:id="ct1310"/>
            <table:dependency table:id="ct1309"/>
            <table:dependency table:id="ct1032"/>
            <table:dependency table:id="ct1024"/>
            <table:dependency table:id="ct864"/>
            <table:dependency table:id="ct782"/>
            <table:dependency table:id="ct777"/>
            <table:dependency table:id="ct773"/>
          </table:dependencies>
        </table:insertion>
        <table:cell-content-change table:id="ct769">
          <table:cell-address table:column="1" table:row="186" table:table="2"/>
          <office:change-info>
            <dc:creator>Ilias R.</dc:creator>
            <dc:date>2013-01-03T23:09:25</dc:date>
          </office:change-info>
          <table:previous>
            <table:change-track-table-cell/>
          </table:previous>
        </table:cell-content-change>
        <table:cell-content-change table:id="ct770">
          <table:cell-address table:column="1" table:row="187" table:table="2"/>
          <office:change-info>
            <dc:creator>Ilias R.</dc:creator>
            <dc:date>2013-01-03T23:09:25</dc:date>
          </office:change-info>
          <table:previous>
            <table:change-track-table-cell/>
          </table:previous>
        </table:cell-content-change>
        <table:cell-content-change table:id="ct771">
          <table:cell-address table:column="1" table:row="188" table:table="2"/>
          <office:change-info>
            <dc:creator>Ilias R.</dc:creator>
            <dc:date>2013-01-03T23:09:25</dc:date>
          </office:change-info>
          <table:previous>
            <table:change-track-table-cell/>
          </table:previous>
        </table:cell-content-change>
        <table:cell-content-change table:id="ct772">
          <table:cell-address table:column="1" table:row="189" table:table="2"/>
          <office:change-info>
            <dc:creator>Ilias R.</dc:creator>
            <dc:date>2013-01-03T23:09:25</dc:date>
          </office:change-info>
          <table:previous>
            <table:change-track-table-cell/>
          </table:previous>
        </table:cell-content-change>
        <table:cell-content-change table:id="ct773">
          <table:cell-address table:column="1" table:row="190" table:table="2"/>
          <office:change-info>
            <dc:creator>Ilias R.</dc:creator>
            <dc:date>2013-01-03T23:09:25</dc:date>
          </office:change-info>
          <table:previous>
            <table:change-track-table-cell/>
          </table:previous>
        </table:cell-content-change>
        <table:cell-content-change table:id="ct774">
          <table:cell-address table:column="1" table:row="187" table:table="2"/>
          <office:change-info>
            <dc:creator>Ilias R.</dc:creator>
            <dc:date>2013-01-03T23:09:29</dc:date>
          </office:change-info>
          <table:previous table:id="ct770">
            <table:change-track-table-cell office:value-type="string">
              <text:p><text:s text:c="8"/>Offline tutorials</text:p>
            </table:change-track-table-cell>
          </table:previous>
        </table:cell-content-change>
        <table:cell-content-change table:id="ct775">
          <table:cell-address table:column="1" table:row="188" table:table="2"/>
          <office:change-info>
            <dc:creator>Ilias R.</dc:creator>
            <dc:date>2013-01-03T23:09:34</dc:date>
          </office:change-info>
          <table:previous table:id="ct771">
            <table:change-track-table-cell office:value-type="string">
              <text:p><text:s text:c="8"/>Hello World</text:p>
            </table:change-track-table-cell>
          </table:previous>
        </table:cell-content-change>
        <table:cell-content-change table:id="ct776">
          <table:cell-address table:column="1" table:row="189" table:table="2"/>
          <office:change-info>
            <dc:creator>Ilias R.</dc:creator>
            <dc:date>2013-01-03T23:09:39</dc:date>
          </office:change-info>
          <table:previous table:id="ct772">
            <table:change-track-table-cell office:value-type="string">
              <text:p><text:s text:c="8"/>Books from the author, authors or company.</text:p>
            </table:change-track-table-cell>
          </table:previous>
        </table:cell-content-change>
        <table:cell-content-change table:id="ct777">
          <table:cell-address table:column="1" table:row="190" table:table="2"/>
          <office:change-info>
            <dc:creator>Ilias R.</dc:creator>
            <dc:date>2013-01-03T23:09:43</dc:date>
          </office:change-info>
          <table:previous table:id="ct773">
            <table:change-track-table-cell office:value-type="string">
              <text:p><text:s text:c="8"/>Languages</text:p>
            </table:change-track-table-cell>
          </table:previous>
        </table:cell-content-change>
        <table:cell-content-change table:id="ct778">
          <table:cell-address table:column="3" table:row="186" table:table="2"/>
          <office:change-info>
            <dc:creator>Ilias R.</dc:creator>
            <dc:date>2013-01-03T23:09:57</dc:date>
          </office:change-info>
          <table:previous>
            <table:change-track-table-cell/>
          </table:previous>
        </table:cell-content-change>
        <table:cell-content-change table:id="ct779">
          <table:cell-address table:column="3" table:row="187" table:table="2"/>
          <office:change-info>
            <dc:creator>Ilias R.</dc:creator>
            <dc:date>2013-01-03T23:09:57</dc:date>
          </office:change-info>
          <table:previous>
            <table:change-track-table-cell/>
          </table:previous>
        </table:cell-content-change>
        <table:cell-content-change table:id="ct780">
          <table:cell-address table:column="3" table:row="188" table:table="2"/>
          <office:change-info>
            <dc:creator>Ilias R.</dc:creator>
            <dc:date>2013-01-03T23:09:57</dc:date>
          </office:change-info>
          <table:previous>
            <table:change-track-table-cell/>
          </table:previous>
        </table:cell-content-change>
        <table:cell-content-change table:id="ct781">
          <table:cell-address table:column="3" table:row="189" table:table="2"/>
          <office:change-info>
            <dc:creator>Ilias R.</dc:creator>
            <dc:date>2013-01-03T23:09:57</dc:date>
          </office:change-info>
          <table:previous>
            <table:change-track-table-cell/>
          </table:previous>
        </table:cell-content-change>
        <table:cell-content-change table:id="ct782">
          <table:cell-address table:column="3" table:row="190" table:table="2"/>
          <office:change-info>
            <dc:creator>Ilias R.</dc:creator>
            <dc:date>2013-01-03T23:09:57</dc:date>
          </office:change-info>
          <table:previous>
            <table:change-track-table-cell/>
          </table:previous>
        </table:cell-content-change>
        <table:cell-content-change table:id="ct783">
          <table:cell-address table:column="2" table:row="20" table:table="2"/>
          <office:change-info>
            <dc:creator>Ilias R.</dc:creator>
            <dc:date>2013-01-03T23:18:38</dc:date>
          </office:change-info>
          <table:previous table:id="ct575">
            <table:change-track-table-cell/>
          </table:previous>
        </table:cell-content-change>
        <table:cell-content-change table:id="ct784">
          <table:cell-address table:column="2" table:row="20" table:table="2"/>
          <office:change-info>
            <dc:creator>Ilias R.</dc:creator>
            <dc:date>2013-01-03T23:18:52</dc:date>
          </office:change-info>
          <table:previous table:id="ct783">
            <table:change-track-table-cell office:value-type="float" office:value="4"/>
          </table:previous>
        </table:cell-content-change>
        <table:cell-content-change table:id="ct785">
          <table:cell-address table:column="3" table:row="11" table:table="2"/>
          <office:change-info>
            <dc:creator>Ilias R.</dc:creator>
            <dc:date>2013-01-03T23:19:13</dc:date>
          </office:change-info>
          <table:previous table:id="ct122">
            <table:change-track-table-cell office:value-type="float" office:value="0"/>
          </table:previous>
        </table:cell-content-change>
        <table:cell-content-change table:id="ct786">
          <table:cell-address table:column="3" table:row="20" table:table="2"/>
          <office:change-info>
            <dc:creator>Ilias R.</dc:creator>
            <dc:date>2013-01-03T23:19:21</dc:date>
          </office:change-info>
          <table:previous table:id="ct158">
            <table:change-track-table-cell office:value-type="float" office:value="0"/>
          </table:previous>
        </table:cell-content-change>
        <table:cell-content-change table:id="ct787">
          <table:cell-address table:column="2" table:row="20" table:table="2"/>
          <office:change-info>
            <dc:creator>Ilias R.</dc:creator>
            <dc:date>2013-01-03T23:19:26</dc:date>
          </office:change-info>
          <table:previous table:id="ct784">
            <table:change-track-table-cell office:value-type="float" office:value="5"/>
          </table:previous>
        </table:cell-content-change>
        <table:cell-content-change table:id="ct788">
          <table:cell-address table:column="3" table:row="20" table:table="2"/>
          <office:change-info>
            <dc:creator>Ilias R.</dc:creator>
            <dc:date>2013-01-03T23:57:46</dc:date>
          </office:change-info>
          <table:previous table:id="ct786">
            <table:change-track-table-cell office:value-type="float" office:value="0.05"/>
          </table:previous>
        </table:cell-content-change>
        <table:cell-content-change table:id="ct789">
          <table:cell-address table:column="3" table:row="17" table:table="2"/>
          <office:change-info>
            <dc:creator>Ilias R.</dc:creator>
            <dc:date>2013-01-03T23:57:58</dc:date>
          </office:change-info>
          <table:previous table:id="ct591">
            <table:change-track-table-cell office:value-type="float" office:value="0"/>
          </table:previous>
        </table:cell-content-change>
        <table:cell-content-change table:id="ct790">
          <table:cell-address table:column="3" table:row="16" table:table="2"/>
          <office:change-info>
            <dc:creator>Ilias R.</dc:creator>
            <dc:date>2013-01-03T23:58:04</dc:date>
          </office:change-info>
          <table:previous table:id="ct589">
            <table:change-track-table-cell office:value-type="float" office:value="0"/>
          </table:previous>
        </table:cell-content-change>
        <table:cell-content-change table:id="ct791">
          <table:cell-address table:column="3" table:row="13" table:table="2"/>
          <office:change-info>
            <dc:creator>Ilias R.</dc:creator>
            <dc:date>2013-01-03T23:58:10</dc:date>
          </office:change-info>
          <table:previous table:id="ct586">
            <table:change-track-table-cell office:value-type="float" office:value="0"/>
          </table:previous>
        </table:cell-content-change>
        <table:cell-content-change table:id="ct792">
          <table:cell-address table:column="3" table:row="20" table:table="2"/>
          <office:change-info>
            <dc:creator>Ilias R.</dc:creator>
            <dc:date>2013-01-03T23:58:19</dc:date>
          </office:change-info>
          <table:previous table:id="ct788">
            <table:change-track-table-cell office:value-type="float" office:value="0.15"/>
          </table:previous>
        </table:cell-content-change>
        <table:cell-content-change table:id="ct793">
          <table:cell-address table:column="3" table:row="17" table:table="2"/>
          <office:change-info>
            <dc:creator>Ilias R.</dc:creator>
            <dc:date>2013-01-03T23:58:29</dc:date>
          </office:change-info>
          <table:previous table:id="ct789">
            <table:change-track-table-cell office:value-type="float" office:value="0.1"/>
          </table:previous>
        </table:cell-content-change>
        <table:cell-content-change table:id="ct794">
          <table:cell-address table:column="3" table:row="11" table:table="2"/>
          <office:change-info>
            <dc:creator>Ilias R.</dc:creator>
            <dc:date>2013-01-04T00:00:39</dc:date>
          </office:change-info>
          <table:previous table:id="ct785">
            <table:change-track-table-cell office:value-type="float" office:value="0.05"/>
          </table:previous>
        </table:cell-content-change>
        <table:cell-content-change table:id="ct795">
          <table:cell-address table:column="3" table:row="11" table:table="2"/>
          <office:change-info>
            <dc:creator>Ilias R.</dc:creator>
            <dc:date>2013-01-04T00:00:52</dc:date>
          </office:change-info>
          <table:previous table:id="ct794">
            <table:change-track-table-cell office:value-type="float" office:value="0.2"/>
          </table:previous>
        </table:cell-content-change>
        <table:cell-content-change table:id="ct796">
          <table:cell-address table:column="3" table:row="13" table:table="2"/>
          <office:change-info>
            <dc:creator>Ilias R.</dc:creator>
            <dc:date>2013-01-04T00:00:57</dc:date>
          </office:change-info>
          <table:previous table:id="ct791">
            <table:change-track-table-cell office:value-type="float" office:value="0.05"/>
          </table:previous>
        </table:cell-content-change>
        <table:cell-content-change table:id="ct797">
          <table:cell-address table:column="3" table:row="15" table:table="2"/>
          <office:change-info>
            <dc:creator>Ilias R.</dc:creator>
            <dc:date>2013-01-04T00:01:23</dc:date>
          </office:change-info>
          <table:previous table:id="ct588">
            <table:change-track-table-cell office:value-type="float" office:value="0"/>
          </table:previous>
        </table:cell-content-change>
        <table:cell-content-change table:id="ct798">
          <table:cell-address table:column="3" table:row="14" table:table="2"/>
          <office:change-info>
            <dc:creator>Ilias R.</dc:creator>
            <dc:date>2013-01-04T00:01:26</dc:date>
          </office:change-info>
          <table:previous table:id="ct587">
            <table:change-track-table-cell office:value-type="float" office:value="0"/>
          </table:previous>
        </table:cell-content-change>
        <table:cell-content-change table:id="ct799">
          <table:cell-address table:column="4" table:row="20" table:table="2"/>
          <office:change-info>
            <dc:creator>Ilias R.</dc:creator>
            <dc:date>2013-01-04T00:08:02</dc:date>
          </office:change-info>
          <table:previous table:id="ct160">
            <table:change-track-table-cell office:value-type="float" office:value="4"/>
          </table:previous>
        </table:cell-content-change>
        <table:cell-content-change table:id="ct800">
          <table:cell-address table:column="4" table:row="15" table:table="2"/>
          <office:change-info>
            <dc:creator>Ilias R.</dc:creator>
            <dc:date>2013-01-04T00:10:57</dc:date>
          </office:change-info>
          <table:previous>
            <table:change-track-table-cell/>
          </table:previous>
        </table:cell-content-change>
        <table:cell-content-change table:id="ct801">
          <table:cell-address table:column="4" table:row="15" table:table="2"/>
          <office:change-info>
            <dc:creator>Ilias R.</dc:creator>
            <dc:date>2013-01-04T00:11:03</dc:date>
          </office:change-info>
          <table:previous table:id="ct800">
            <table:change-track-table-cell office:value-type="float" office:value="5"/>
          </table:previous>
        </table:cell-content-change>
        <table:cell-content-change table:id="ct802">
          <table:cell-address table:column="4" table:row="15" table:table="2"/>
          <office:change-info>
            <dc:creator>Ilias R.</dc:creator>
            <dc:date>2013-01-04T00:11:06</dc:date>
          </office:change-info>
          <table:previous table:id="ct801">
            <table:change-track-table-cell/>
          </table:previous>
        </table:cell-content-change>
        <table:cell-content-change table:id="ct803">
          <table:cell-address table:column="5" table:row="13" table:table="2"/>
          <office:change-info>
            <dc:creator>Ilias R.</dc:creator>
            <dc:date>2013-01-04T00:13:51</dc:date>
          </office:change-info>
          <table:previous>
            <table:change-track-table-cell/>
          </table:previous>
        </table:cell-content-change>
        <table:cell-content-change table:id="ct804">
          <table:cell-address table:column="5" table:row="14" table:table="2"/>
          <office:change-info>
            <dc:creator>Ilias R.</dc:creator>
            <dc:date>2013-01-04T00:14:11</dc:date>
          </office:change-info>
          <table:previous>
            <table:change-track-table-cell/>
          </table:previous>
        </table:cell-content-change>
        <table:cell-content-change table:id="ct805">
          <table:cell-address table:column="5" table:row="15" table:table="2"/>
          <office:change-info>
            <dc:creator>Ilias R.</dc:creator>
            <dc:date>2013-01-04T00:14:20</dc:date>
          </office:change-info>
          <table:previous>
            <table:change-track-table-cell/>
          </table:previous>
        </table:cell-content-change>
        <table:cell-content-change table:id="ct806">
          <table:cell-address table:column="5" table:row="16" table:table="2"/>
          <office:change-info>
            <dc:creator>Ilias R.</dc:creator>
            <dc:date>2013-01-04T00:14:28</dc:date>
          </office:change-info>
          <table:previous>
            <table:change-track-table-cell/>
          </table:previous>
        </table:cell-content-change>
        <table:cell-content-change table:id="ct807">
          <table:cell-address table:column="5" table:row="17" table:table="2"/>
          <office:change-info>
            <dc:creator>Ilias R.</dc:creator>
            <dc:date>2013-01-04T00:14:33</dc:date>
          </office:change-info>
          <table:previous>
            <table:change-track-table-cell/>
          </table:previous>
        </table:cell-content-change>
        <table:cell-content-change table:id="ct808">
          <table:cell-address table:column="5" table:row="39" table:table="2"/>
          <office:change-info>
            <dc:creator>Ilias R.</dc:creator>
            <dc:date>2013-01-04T00:16:05</dc:date>
          </office:change-info>
          <table:previous>
            <table:change-track-table-cell/>
          </table:previous>
        </table:cell-content-change>
        <table:cell-content-change table:id="ct809">
          <table:cell-address table:column="5" table:row="40" table:table="2"/>
          <office:change-info>
            <dc:creator>Ilias R.</dc:creator>
            <dc:date>2013-01-04T00:16:12</dc:date>
          </office:change-info>
          <table:previous>
            <table:change-track-table-cell/>
          </table:previous>
        </table:cell-content-change>
        <table:cell-content-change table:id="ct810">
          <table:cell-address table:column="5" table:row="41" table:table="2"/>
          <office:change-info>
            <dc:creator>Ilias R.</dc:creator>
            <dc:date>2013-01-04T00:16:18</dc:date>
          </office:change-info>
          <table:previous>
            <table:change-track-table-cell/>
          </table:previous>
        </table:cell-content-change>
        <table:cell-content-change table:id="ct811">
          <table:cell-address table:column="5" table:row="41" table:table="2"/>
          <office:change-info>
            <dc:creator>Ilias R.</dc:creator>
            <dc:date>2013-01-04T00:16:23</dc:date>
          </office:change-info>
          <table:previous table:id="ct810">
            <table:change-track-table-cell table:cell-address="'Category Rating and Metrics'.F42" table:formula="of:=[.D14]*[.E42]" office:value-type="float" office:value="0"/>
          </table:previous>
        </table:cell-content-change>
        <table:cell-content-change table:id="ct812">
          <table:cell-address table:column="5" table:row="42" table:table="2"/>
          <office:change-info>
            <dc:creator>Ilias R.</dc:creator>
            <dc:date>2013-01-04T00:16:35</dc:date>
          </office:change-info>
          <table:previous>
            <table:change-track-table-cell/>
          </table:previous>
        </table:cell-content-change>
        <table:cell-content-change table:id="ct813">
          <table:cell-address table:column="5" table:row="43" table:table="2"/>
          <office:change-info>
            <dc:creator>Ilias R.</dc:creator>
            <dc:date>2013-01-04T00:16:40</dc:date>
          </office:change-info>
          <table:previous>
            <table:change-track-table-cell/>
          </table:previous>
        </table:cell-content-change>
        <table:cell-content-change table:id="ct814">
          <table:cell-address table:column="5" table:row="50" table:table="2"/>
          <office:change-info>
            <dc:creator>Ilias R.</dc:creator>
            <dc:date>2013-01-04T00:19:33</dc:date>
          </office:change-info>
          <table:previous>
            <table:change-track-table-cell/>
          </table:previous>
        </table:cell-content-change>
        <table:cell-content-change table:id="ct815">
          <table:cell-address table:column="5" table:row="52" table:table="2"/>
          <office:change-info>
            <dc:creator>Ilias R.</dc:creator>
            <dc:date>2013-01-04T00:19:35</dc:date>
          </office:change-info>
          <table:previous>
            <table:change-track-table-cell/>
          </table:previous>
        </table:cell-content-change>
        <table:cell-content-change table:id="ct816">
          <table:cell-address table:column="5" table:row="52" table:table="2"/>
          <office:change-info>
            <dc:creator>Ilias R.</dc:creator>
            <dc:date>2013-01-04T00:19:42</dc:date>
          </office:change-info>
          <table:previous table:id="ct815">
            <table:change-track-table-cell table:cell-address="'Category Rating and Metrics'.F53" table:formula="of:=[.D42]*[.E42]" office:value-type="float" office:value="0.45"/>
          </table:previous>
        </table:cell-content-change>
        <table:cell-content-change table:id="ct817">
          <table:cell-address table:column="5" table:row="53" table:table="2"/>
          <office:change-info>
            <dc:creator>Ilias R.</dc:creator>
            <dc:date>2013-01-04T00:20:08</dc:date>
          </office:change-info>
          <table:previous>
            <table:change-track-table-cell/>
          </table:previous>
        </table:cell-content-change>
        <table:cell-content-change table:id="ct818">
          <table:cell-address table:column="5" table:row="54" table:table="2"/>
          <office:change-info>
            <dc:creator>Ilias R.</dc:creator>
            <dc:date>2013-01-04T00:20:15</dc:date>
          </office:change-info>
          <table:previous>
            <table:change-track-table-cell/>
          </table:previous>
        </table:cell-content-change>
        <table:cell-content-change table:id="ct819">
          <table:cell-address table:column="5" table:row="55" table:table="2"/>
          <office:change-info>
            <dc:creator>Ilias R.</dc:creator>
            <dc:date>2013-01-04T00:20:18</dc:date>
          </office:change-info>
          <table:previous>
            <table:change-track-table-cell/>
          </table:previous>
        </table:cell-content-change>
        <table:cell-content-change table:id="ct820">
          <table:cell-address table:column="5" table:row="55" table:table="2"/>
          <office:change-info>
            <dc:creator>Ilias R.</dc:creator>
            <dc:date>2013-01-04T00:20:46</dc:date>
          </office:change-info>
          <table:previous table:id="ct819">
            <table:change-track-table-cell table:cell-address="'Category Rating and Metrics'.F56" table:formula="of:=[.D53]*[.E53]" office:value-type="float" office:value="2.5"/>
          </table:previous>
        </table:cell-content-change>
        <table:cell-content-change table:id="ct821">
          <table:cell-address table:column="5" table:row="63" table:table="2"/>
          <office:change-info>
            <dc:creator>Ilias R.</dc:creator>
            <dc:date>2013-01-04T00:21:29</dc:date>
          </office:change-info>
          <table:previous>
            <table:change-track-table-cell/>
          </table:previous>
        </table:cell-content-change>
        <table:cell-content-change table:id="ct822">
          <table:cell-address table:column="5" table:row="64" table:table="2"/>
          <office:change-info>
            <dc:creator>Ilias R.</dc:creator>
            <dc:date>2013-01-04T00:21:31</dc:date>
          </office:change-info>
          <table:previous>
            <table:change-track-table-cell/>
          </table:previous>
        </table:cell-content-change>
        <table:cell-content-change table:id="ct823">
          <table:cell-address table:column="5" table:row="64" table:table="2"/>
          <office:change-info>
            <dc:creator>Ilias R.</dc:creator>
            <dc:date>2013-01-04T00:21:38</dc:date>
          </office:change-info>
          <table:previous table:id="ct822">
            <table:change-track-table-cell table:cell-address="'Category Rating and Metrics'.F65" table:formula="of:=[.D56]*[.E56]" office:value-type="float" office:value="0.9"/>
          </table:previous>
        </table:cell-content-change>
        <table:cell-content-change table:id="ct824">
          <table:cell-address table:column="5" table:row="65" table:table="2"/>
          <office:change-info>
            <dc:creator>Ilias R.</dc:creator>
            <dc:date>2013-01-04T00:21:40</dc:date>
          </office:change-info>
          <table:previous>
            <table:change-track-table-cell/>
          </table:previous>
        </table:cell-content-change>
        <table:cell-content-change table:id="ct825">
          <table:cell-address table:column="5" table:row="65" table:table="2"/>
          <office:change-info>
            <dc:creator>Ilias R.</dc:creator>
            <dc:date>2013-01-04T00:21:45</dc:date>
          </office:change-info>
          <table:previous table:id="ct824">
            <table:change-track-table-cell table:cell-address="'Category Rating and Metrics'.F66" table:formula="of:=[.D65]*[.E65]" office:value-type="float" office:value="0.3"/>
          </table:previous>
        </table:cell-content-change>
        <table:cell-content-change table:id="ct826">
          <table:cell-address table:column="5" table:row="66" table:table="2"/>
          <office:change-info>
            <dc:creator>Ilias R.</dc:creator>
            <dc:date>2013-01-04T00:21:52</dc:date>
          </office:change-info>
          <table:previous>
            <table:change-track-table-cell/>
          </table:previous>
        </table:cell-content-change>
        <table:cell-content-change table:id="ct827">
          <table:cell-address table:column="5" table:row="67" table:table="2"/>
          <office:change-info>
            <dc:creator>Ilias R.</dc:creator>
            <dc:date>2013-01-04T00:22:03</dc:date>
          </office:change-info>
          <table:previous>
            <table:change-track-table-cell/>
          </table:previous>
        </table:cell-content-change>
        <table:cell-content-change table:id="ct828">
          <table:cell-address table:column="5" table:row="75" table:table="2"/>
          <office:change-info>
            <dc:creator>Ilias R.</dc:creator>
            <dc:date>2013-01-04T00:24:04</dc:date>
          </office:change-info>
          <table:previous>
            <table:change-track-table-cell/>
          </table:previous>
        </table:cell-content-change>
        <table:cell-content-change table:id="ct829">
          <table:cell-address table:column="5" table:row="76" table:table="2"/>
          <office:change-info>
            <dc:creator>Ilias R.</dc:creator>
            <dc:date>2013-01-04T00:24:06</dc:date>
          </office:change-info>
          <table:previous>
            <table:change-track-table-cell/>
          </table:previous>
        </table:cell-content-change>
        <table:cell-content-change table:id="ct830">
          <table:cell-address table:column="5" table:row="76" table:table="2"/>
          <office:change-info>
            <dc:creator>Ilias R.</dc:creator>
            <dc:date>2013-01-04T00:24:16</dc:date>
          </office:change-info>
          <table:previous table:id="ct829">
            <table:change-track-table-cell table:cell-address="'Category Rating and Metrics'.F77" table:formula="of:=[.D65]*[.E65]" office:value-type="float" office:value="0.3"/>
          </table:previous>
        </table:cell-content-change>
        <table:cell-content-change table:id="ct831">
          <table:cell-address table:column="5" table:row="77" table:table="2"/>
          <office:change-info>
            <dc:creator>Ilias R.</dc:creator>
            <dc:date>2013-01-04T00:24:25</dc:date>
          </office:change-info>
          <table:previous>
            <table:change-track-table-cell/>
          </table:previous>
        </table:cell-content-change>
        <table:cell-content-change table:id="ct832">
          <table:cell-address table:column="5" table:row="78" table:table="2"/>
          <office:change-info>
            <dc:creator>Ilias R.</dc:creator>
            <dc:date>2013-01-04T00:24:32</dc:date>
          </office:change-info>
          <table:previous>
            <table:change-track-table-cell/>
          </table:previous>
        </table:cell-content-change>
        <table:cell-content-change table:id="ct833">
          <table:cell-address table:column="5" table:row="79" table:table="2"/>
          <office:change-info>
            <dc:creator>Ilias R.</dc:creator>
            <dc:date>2013-01-04T00:24:38</dc:date>
          </office:change-info>
          <table:previous>
            <table:change-track-table-cell/>
          </table:previous>
        </table:cell-content-change>
        <table:cell-content-change table:id="ct834">
          <table:cell-address table:column="3" table:row="79" table:table="2"/>
          <office:change-info>
            <dc:creator>Ilias R.</dc:creator>
            <dc:date>2013-01-04T00:25:09</dc:date>
          </office:change-info>
          <table:previous table:id="ct687">
            <table:change-track-table-cell office:value-type="float" office:value="0"/>
          </table:previous>
        </table:cell-content-change>
        <table:cell-content-change table:id="ct835">
          <table:cell-address table:column="5" table:row="79" table:table="2"/>
          <office:change-info>
            <dc:creator>Ilias R.</dc:creator>
            <dc:date>2013-01-04T00:25:12</dc:date>
          </office:change-info>
          <table:previous table:id="ct833">
            <table:change-track-table-cell table:cell-address="'Category Rating and Metrics'.F80" table:formula="of:=[.D80]*[.E80]" office:value-type="float" office:value="0"/>
          </table:previous>
        </table:cell-content-change>
        <table:cell-content-change table:id="ct836">
          <table:cell-address table:column="5" table:row="86" table:table="2"/>
          <office:change-info>
            <dc:creator>Ilias R.</dc:creator>
            <dc:date>2013-01-04T00:25:55</dc:date>
          </office:change-info>
          <table:previous>
            <table:change-track-table-cell/>
          </table:previous>
        </table:cell-content-change>
        <table:cell-content-change table:id="ct837">
          <table:cell-address table:column="5" table:row="87" table:table="2"/>
          <office:change-info>
            <dc:creator>Ilias R.</dc:creator>
            <dc:date>2013-01-04T00:26:02</dc:date>
          </office:change-info>
          <table:previous>
            <table:change-track-table-cell/>
          </table:previous>
        </table:cell-content-change>
        <table:cell-content-change table:id="ct838">
          <table:cell-address table:column="5" table:row="88" table:table="2"/>
          <office:change-info>
            <dc:creator>Ilias R.</dc:creator>
            <dc:date>2013-01-04T00:26:13</dc:date>
          </office:change-info>
          <table:previous>
            <table:change-track-table-cell/>
          </table:previous>
        </table:cell-content-change>
        <table:cell-content-change table:id="ct839">
          <table:cell-address table:column="5" table:row="89" table:table="2"/>
          <office:change-info>
            <dc:creator>Ilias R.</dc:creator>
            <dc:date>2013-01-04T00:26:19</dc:date>
          </office:change-info>
          <table:previous>
            <table:change-track-table-cell/>
          </table:previous>
        </table:cell-content-change>
        <table:cell-content-change table:id="ct840">
          <table:cell-address table:column="5" table:row="98" table:table="2"/>
          <office:change-info>
            <dc:creator>Ilias R.</dc:creator>
            <dc:date>2013-01-04T00:30:35</dc:date>
          </office:change-info>
          <table:previous>
            <table:change-track-table-cell/>
          </table:previous>
        </table:cell-content-change>
        <table:cell-content-change table:id="ct841">
          <table:cell-address table:column="3" table:row="111" table:table="2"/>
          <office:change-info>
            <dc:creator>Ilias R.</dc:creator>
            <dc:date>2013-01-04T00:30:43</dc:date>
          </office:change-info>
          <table:previous>
            <table:change-track-table-cell/>
          </table:previous>
        </table:cell-content-change>
        <table:cell-content-change table:id="ct842">
          <table:cell-address table:column="3" table:row="112" table:table="2"/>
          <office:change-info>
            <dc:creator>Ilias R.</dc:creator>
            <dc:date>2013-01-04T00:30:47</dc:date>
          </office:change-info>
          <table:previous>
            <table:change-track-table-cell/>
          </table:previous>
        </table:cell-content-change>
        <table:cell-content-change table:id="ct843">
          <table:cell-address table:column="5" table:row="98" table:table="2"/>
          <office:change-info>
            <dc:creator>Ilias R.</dc:creator>
            <dc:date>2013-01-04T00:31:24</dc:date>
          </office:change-info>
          <table:previous table:id="ct840">
            <table:change-track-table-cell table:cell-address="'Category Rating and Metrics'.F99" table:formula="of:=[.D99]*[.E99]" office:value-type="float" office:value="1.2"/>
          </table:previous>
        </table:cell-content-change>
        <table:cell-content-change table:id="ct844">
          <table:cell-address table:column="5" table:row="112" table:table="2"/>
          <office:change-info>
            <dc:creator>Ilias R.</dc:creator>
            <dc:date>2013-01-04T00:31:35</dc:date>
          </office:change-info>
          <table:previous>
            <table:change-track-table-cell/>
          </table:previous>
        </table:cell-content-change>
        <table:cell-content-change table:id="ct845">
          <table:cell-address table:column="5" table:row="111" table:table="2"/>
          <office:change-info>
            <dc:creator>Ilias R.</dc:creator>
            <dc:date>2013-01-04T00:32:02</dc:date>
          </office:change-info>
          <table:previous>
            <table:change-track-table-cell/>
          </table:previous>
        </table:cell-content-change>
        <table:cell-content-change table:id="ct846">
          <table:cell-address table:column="3" table:row="130" table:table="2"/>
          <office:change-info>
            <dc:creator>Ilias R.</dc:creator>
            <dc:date>2013-01-04T00:32:37</dc:date>
          </office:change-info>
          <table:previous>
            <table:change-track-table-cell/>
          </table:previous>
        </table:cell-content-change>
        <table:cell-content-change table:id="ct847">
          <table:cell-address table:column="3" table:row="131" table:table="2"/>
          <office:change-info>
            <dc:creator>Ilias R.</dc:creator>
            <dc:date>2013-01-04T00:32:39</dc:date>
          </office:change-info>
          <table:previous>
            <table:change-track-table-cell/>
          </table:previous>
        </table:cell-content-change>
        <table:cell-content-change table:id="ct848">
          <table:cell-address table:column="5" table:row="129" table:table="2"/>
          <office:change-info>
            <dc:creator>Ilias R.</dc:creator>
            <dc:date>2013-01-04T00:34:06</dc:date>
          </office:change-info>
          <table:previous>
            <table:change-track-table-cell/>
          </table:previous>
        </table:cell-content-change>
        <table:cell-content-change table:id="ct849">
          <table:cell-address table:column="5" table:row="130" table:table="2"/>
          <office:change-info>
            <dc:creator>Ilias R.</dc:creator>
            <dc:date>2013-01-04T00:34:13</dc:date>
          </office:change-info>
          <table:previous>
            <table:change-track-table-cell/>
          </table:previous>
        </table:cell-content-change>
        <table:cell-content-change table:id="ct850">
          <table:cell-address table:column="5" table:row="131" table:table="2"/>
          <office:change-info>
            <dc:creator>Ilias R.</dc:creator>
            <dc:date>2013-01-04T00:34:21</dc:date>
          </office:change-info>
          <table:previous>
            <table:change-track-table-cell/>
          </table:previous>
        </table:cell-content-change>
        <table:cell-content-change table:id="ct851">
          <table:cell-address table:column="5" table:row="138" table:table="2"/>
          <office:change-info>
            <dc:creator>Ilias R.</dc:creator>
            <dc:date>2013-01-04T00:35:32</dc:date>
          </office:change-info>
          <table:previous>
            <table:change-track-table-cell/>
          </table:previous>
        </table:cell-content-change>
        <table:cell-content-change table:id="ct852">
          <table:cell-address table:column="5" table:row="139" table:table="2"/>
          <office:change-info>
            <dc:creator>Ilias R.</dc:creator>
            <dc:date>2013-01-04T00:35:41</dc:date>
          </office:change-info>
          <table:previous>
            <table:change-track-table-cell/>
          </table:previous>
        </table:cell-content-change>
        <table:cell-content-change table:id="ct853">
          <table:cell-address table:column="5" table:row="140" table:table="2"/>
          <office:change-info>
            <dc:creator>Ilias R.</dc:creator>
            <dc:date>2013-01-04T00:35:51</dc:date>
          </office:change-info>
          <table:previous>
            <table:change-track-table-cell/>
          </table:previous>
        </table:cell-content-change>
        <table:cell-content-change table:id="ct854">
          <table:cell-address table:column="5" table:row="141" table:table="2"/>
          <office:change-info>
            <dc:creator>Ilias R.</dc:creator>
            <dc:date>2013-01-04T00:36:00</dc:date>
          </office:change-info>
          <table:previous>
            <table:change-track-table-cell/>
          </table:previous>
        </table:cell-content-change>
        <table:cell-content-change table:id="ct855">
          <table:cell-address table:column="5" table:row="142" table:table="2"/>
          <office:change-info>
            <dc:creator>Ilias R.</dc:creator>
            <dc:date>2013-01-04T00:36:09</dc:date>
          </office:change-info>
          <table:previous>
            <table:change-track-table-cell/>
          </table:previous>
        </table:cell-content-change>
        <table:cell-content-change table:id="ct856">
          <table:cell-address table:column="3" table:row="153" table:table="2"/>
          <office:change-info>
            <dc:creator>Ilias R.</dc:creator>
            <dc:date>2013-01-04T00:38:57</dc:date>
          </office:change-info>
          <table:previous table:id="ct764">
            <table:change-track-table-cell office:value-type="float" office:value="0"/>
          </table:previous>
        </table:cell-content-change>
        <table:cell-content-change table:id="ct857">
          <table:cell-address table:column="5" table:row="153" table:table="2"/>
          <office:change-info>
            <dc:creator>Ilias R.</dc:creator>
            <dc:date>2013-01-04T00:40:40</dc:date>
          </office:change-info>
          <table:previous>
            <table:change-track-table-cell/>
          </table:previous>
        </table:cell-content-change>
        <table:cell-content-change table:id="ct858">
          <table:cell-address table:column="5" table:row="160" table:table="2"/>
          <office:change-info>
            <dc:creator>Ilias R.</dc:creator>
            <dc:date>2013-01-04T00:41:21</dc:date>
          </office:change-info>
          <table:previous>
            <table:change-track-table-cell/>
          </table:previous>
        </table:cell-content-change>
        <table:cell-content-change table:id="ct859">
          <table:cell-address table:column="5" table:row="174" table:table="2"/>
          <office:change-info>
            <dc:creator>Ilias R.</dc:creator>
            <dc:date>2013-01-04T00:41:40</dc:date>
          </office:change-info>
          <table:previous>
            <table:change-track-table-cell/>
          </table:previous>
        </table:cell-content-change>
        <table:cell-content-change table:id="ct860">
          <table:cell-address table:column="5" table:row="186" table:table="2"/>
          <office:change-info>
            <dc:creator>Ilias R.</dc:creator>
            <dc:date>2013-01-04T00:42:05</dc:date>
          </office:change-info>
          <table:previous>
            <table:change-track-table-cell/>
          </table:previous>
        </table:cell-content-change>
        <table:cell-content-change table:id="ct861">
          <table:cell-address table:column="5" table:row="187" table:table="2"/>
          <office:change-info>
            <dc:creator>Ilias R.</dc:creator>
            <dc:date>2013-01-04T00:42:13</dc:date>
          </office:change-info>
          <table:previous>
            <table:change-track-table-cell/>
          </table:previous>
        </table:cell-content-change>
        <table:cell-content-change table:id="ct862">
          <table:cell-address table:column="5" table:row="188" table:table="2"/>
          <office:change-info>
            <dc:creator>Ilias R.</dc:creator>
            <dc:date>2013-01-04T00:42:21</dc:date>
          </office:change-info>
          <table:previous>
            <table:change-track-table-cell/>
          </table:previous>
        </table:cell-content-change>
        <table:cell-content-change table:id="ct863">
          <table:cell-address table:column="5" table:row="189" table:table="2"/>
          <office:change-info>
            <dc:creator>Ilias R.</dc:creator>
            <dc:date>2013-01-04T00:42:28</dc:date>
          </office:change-info>
          <table:previous>
            <table:change-track-table-cell/>
          </table:previous>
        </table:cell-content-change>
        <table:cell-content-change table:id="ct864">
          <table:cell-address table:column="5" table:row="190" table:table="2"/>
          <office:change-info>
            <dc:creator>Ilias R.</dc:creator>
            <dc:date>2013-01-04T00:42:35</dc:date>
          </office:change-info>
          <table:previous>
            <table:change-track-table-cell/>
          </table:previous>
        </table:cell-content-change>
        <table:cell-content-change table:id="ct865">
          <table:cell-address table:column="4" table:row="17" table:table="2"/>
          <office:change-info>
            <dc:creator>Ilias R.</dc:creator>
            <dc:date>2013-01-04T00:51:49</dc:date>
          </office:change-info>
          <table:previous>
            <table:change-track-table-cell/>
          </table:previous>
        </table:cell-content-change>
        <table:cell-content-change table:id="ct866">
          <table:cell-address table:column="4" table:row="16" table:table="2"/>
          <office:change-info>
            <dc:creator>Ilias R.</dc:creator>
            <dc:date>2013-01-04T00:51:51</dc:date>
          </office:change-info>
          <table:previous>
            <table:change-track-table-cell/>
          </table:previous>
        </table:cell-content-change>
        <table:cell-content-change table:id="ct867">
          <table:cell-address table:column="4" table:row="13" table:table="2"/>
          <office:change-info>
            <dc:creator>Ilias R.</dc:creator>
            <dc:date>2013-01-04T00:52:00</dc:date>
          </office:change-info>
          <table:previous>
            <table:change-track-table-cell/>
          </table:previous>
        </table:cell-content-change>
        <table:cell-content-change table:id="ct868">
          <table:cell-address table:column="4" table:row="14" table:table="2"/>
          <office:change-info>
            <dc:creator>Ilias R.</dc:creator>
            <dc:date>2013-01-04T00:52:01</dc:date>
          </office:change-info>
          <table:previous>
            <table:change-track-table-cell/>
          </table:previous>
        </table:cell-content-change>
        <table:cell-content-change table:id="ct869">
          <table:cell-address table:column="5" table:row="8" table:table="2"/>
          <office:change-info>
            <dc:creator>Ilias R.</dc:creator>
            <dc:date>2013-01-04T01:20:33</dc:date>
          </office:change-info>
          <table:previous table:id="ct164">
            <table:change-track-table-cell/>
          </table:previous>
        </table:cell-content-change>
        <table:cell-content-change table:id="ct870">
          <table:cell-address table:column="5" table:row="33" table:table="2"/>
          <office:change-info>
            <dc:creator>Ilias R.</dc:creator>
            <dc:date>2013-01-04T01:21:26</dc:date>
          </office:change-info>
          <table:previous>
            <table:change-track-table-cell table:cell-address="'Category Rating and Metrics'.F34" table:formula="of:=SUM([.F37:.F60])" office:value-type="float" office:value="10.9"/>
          </table:previous>
        </table:cell-content-change>
        <table:cell-content-change table:id="ct871">
          <table:cell-address table:column="5" table:row="8" table:table="2"/>
          <office:change-info>
            <dc:creator>Ilias R.</dc:creator>
            <dc:date>2013-01-04T01:21:41</dc:date>
          </office:change-info>
          <table:previous table:id="ct869">
            <table:change-track-table-cell office:value-type="float" office:value="3.05"/>
          </table:previous>
        </table:cell-content-change>
        <table:cell-content-change table:id="ct872">
          <table:cell-address table:column="5" table:row="8" table:table="2"/>
          <office:change-info>
            <dc:creator>Ilias R.</dc:creator>
            <dc:date>2013-01-04T01:22:54</dc:date>
          </office:change-info>
          <table:previous table:id="ct871">
            <table:change-track-table-cell/>
          </table:previous>
        </table:cell-content-change>
        <table:cell-content-change table:id="ct873">
          <table:cell-address table:column="5" table:row="70" table:table="2"/>
          <office:change-info>
            <dc:creator>Ilias R.</dc:creator>
            <dc:date>2013-01-04T01:24:50</dc:date>
          </office:change-info>
          <table:previous>
            <table:change-track-table-cell table:cell-address="'Category Rating and Metrics'.F71" table:formula="of:=SUM([.F74:.F93])" office:value-type="float" office:value="10.8"/>
          </table:previous>
        </table:cell-content-change>
        <table:cell-content-change table:id="ct874">
          <table:cell-address table:column="5" table:row="94" table:table="2"/>
          <office:change-info>
            <dc:creator>Ilias R.</dc:creator>
            <dc:date>2013-01-04T01:25:15</dc:date>
          </office:change-info>
          <table:previous>
            <table:change-track-table-cell table:cell-address="'Category Rating and Metrics'.F95" table:formula="of:=SUM([.F98:.F122])" office:value-type="float" office:value="8.5"/>
          </table:previous>
        </table:cell-content-change>
        <table:cell-content-change table:id="ct875">
          <table:cell-address table:column="4" table:row="40" table:table="2"/>
          <office:change-info>
            <dc:creator>Ilias R.</dc:creator>
            <dc:date>2013-01-04T12:47:13</dc:date>
          </office:change-info>
          <table:previous>
            <table:change-track-table-cell/>
          </table:previous>
        </table:cell-content-change>
        <table:cell-content-change table:id="ct876">
          <table:cell-address table:column="4" table:row="41" table:table="2"/>
          <office:change-info>
            <dc:creator>Ilias R.</dc:creator>
            <dc:date>2013-01-04T12:53:48</dc:date>
          </office:change-info>
          <table:previous>
            <table:change-track-table-cell/>
          </table:previous>
        </table:cell-content-change>
        <table:cell-content-change table:id="ct877">
          <table:cell-address table:column="4" table:row="42" table:table="2"/>
          <office:change-info>
            <dc:creator>Ilias R.</dc:creator>
            <dc:date>2013-01-04T12:55:51</dc:date>
          </office:change-info>
          <table:previous>
            <table:change-track-table-cell/>
          </table:previous>
        </table:cell-content-change>
        <table:cell-content-change table:id="ct878">
          <table:cell-address table:column="4" table:row="39" table:table="2"/>
          <office:change-info>
            <dc:creator>Ilias R.</dc:creator>
            <dc:date>2013-01-04T12:57:01</dc:date>
          </office:change-info>
          <table:previous>
            <table:change-track-table-cell/>
          </table:previous>
        </table:cell-content-change>
        <table:cell-content-change table:id="ct879">
          <table:cell-address table:column="4" table:row="43" table:table="2"/>
          <office:change-info>
            <dc:creator>Ilias R.</dc:creator>
            <dc:date>2013-01-04T13:00:28</dc:date>
          </office:change-info>
          <table:previous>
            <table:change-track-table-cell/>
          </table:previous>
        </table:cell-content-change>
        <table:cell-content-change table:id="ct880">
          <table:cell-address table:column="4" table:row="40" table:table="2"/>
          <office:change-info>
            <dc:creator>Ilias R.</dc:creator>
            <dc:date>2013-01-04T13:00:34</dc:date>
          </office:change-info>
          <table:previous table:id="ct875">
            <table:change-track-table-cell office:value-type="float" office:value="3"/>
          </table:previous>
        </table:cell-content-change>
        <table:cell-content-change table:id="ct881">
          <table:cell-address table:column="4" table:row="40" table:table="2"/>
          <office:change-info>
            <dc:creator>Ilias R.</dc:creator>
            <dc:date>2013-01-04T13:00:35</dc:date>
          </office:change-info>
          <table:previous table:id="ct880">
            <table:change-track-table-cell/>
          </table:previous>
        </table:cell-content-change>
        <table:cell-content-change table:id="ct882">
          <table:cell-address table:column="4" table:row="36" table:table="2"/>
          <office:change-info>
            <dc:creator>Ilias R.</dc:creator>
            <dc:date>2013-01-04T13:00:50</dc:date>
          </office:change-info>
          <table:previous table:id="ct58">
            <table:change-track-table-cell office:value-type="float" office:value="4"/>
          </table:previous>
        </table:cell-content-change>
        <table:insertion table:id="ct883" table:type="row" table:position="68" table:table="2">
          <office:change-info>
            <dc:creator>Ilias R.</dc:creator>
            <dc:date>2013-01-04T13:04:15</dc:date>
          </office:change-info>
        </table:insertion>
        <table:insertion table:id="ct884" table:type="row" table:position="69" table:table="2">
          <office:change-info>
            <dc:creator>Ilias R.</dc:creator>
            <dc:date>2013-01-04T13:04:17</dc:date>
          </office:change-info>
          <table:dependencies>
            <table:dependency table:id="ct1176"/>
          </table:dependencies>
        </table:insertion>
        <table:insertion table:id="ct885" table:type="row" table:position="69" table:table="2">
          <office:change-info>
            <dc:creator>Ilias R.</dc:creator>
            <dc:date>2013-01-04T13:04:19</dc:date>
          </office:change-info>
          <table:dependencies>
            <table:dependency table:id="ct1177"/>
          </table:dependencies>
        </table:insertion>
        <table:insertion table:id="ct886" table:type="row" table:position="69" table:table="2">
          <office:change-info>
            <dc:creator>Ilias R.</dc:creator>
            <dc:date>2013-01-04T13:04:22</dc:date>
          </office:change-info>
          <table:dependencies>
            <table:dependency table:id="ct1178"/>
          </table:dependencies>
        </table:insertion>
        <table:insertion table:id="ct887" table:type="row" table:position="69" table:table="2">
          <office:change-info>
            <dc:creator>Ilias R.</dc:creator>
            <dc:date>2013-01-04T13:04:25</dc:date>
          </office:change-info>
          <table:dependencies>
            <table:dependency table:id="ct1179"/>
          </table:dependencies>
        </table:insertion>
        <table:insertion table:id="ct888" table:type="row" table:position="69" table:table="2">
          <office:change-info>
            <dc:creator>Ilias R.</dc:creator>
            <dc:date>2013-01-04T13:04:27</dc:date>
          </office:change-info>
          <table:dependencies>
            <table:dependency table:id="ct1180"/>
          </table:dependencies>
        </table:insertion>
        <table:insertion table:id="ct889" table:type="row" table:position="69" table:table="2">
          <office:change-info>
            <dc:creator>Ilias R.</dc:creator>
            <dc:date>2013-01-04T13:04:29</dc:date>
          </office:change-info>
          <table:dependencies>
            <table:dependency table:id="ct1182"/>
            <table:dependency table:id="ct1181"/>
          </table:dependencies>
        </table:insertion>
        <table:cell-content-change table:id="ct890">
          <table:cell-address table:column="3" table:row="50" table:table="2"/>
          <office:change-info>
            <dc:creator>Ilias R.</dc:creator>
            <dc:date>2013-01-04T13:21:17</dc:date>
          </office:change-info>
          <table:previous table:id="ct647">
            <table:change-track-table-cell office:value-type="float" office:value="0"/>
          </table:previous>
        </table:cell-content-change>
        <table:cell-content-change table:id="ct891">
          <table:cell-address table:column="3" table:row="54" table:table="2"/>
          <office:change-info>
            <dc:creator>Ilias R.</dc:creator>
            <dc:date>2013-01-04T13:23:12</dc:date>
          </office:change-info>
          <table:previous table:id="ct650">
            <table:change-track-table-cell office:value-type="float" office:value="0"/>
          </table:previous>
        </table:cell-content-change>
        <table:cell-content-change table:id="ct892">
          <table:cell-address table:column="5" table:row="54" table:table="2"/>
          <office:change-info>
            <dc:creator>Ilias R.</dc:creator>
            <dc:date>2013-01-04T13:23:14</dc:date>
          </office:change-info>
          <table:previous table:id="ct818">
            <table:change-track-table-cell table:cell-address="'Category Rating and Metrics'.F55" table:formula="of:=[.D55]*[.E55]" office:value-type="float" office:value="0.4"/>
          </table:previous>
        </table:cell-content-change>
        <table:cell-content-change table:id="ct893">
          <table:cell-address table:column="1" table:row="53" table:table="2"/>
          <office:change-info>
            <dc:creator>Ilias R.</dc:creator>
            <dc:date>2013-01-04T13:23:19</dc:date>
          </office:change-info>
          <table:previous table:id="ct644">
            <table:change-track-table-cell office:value-type="string">
              <text:p>Extra plugin</text:p>
            </table:change-track-table-cell>
          </table:previous>
        </table:cell-content-change>
        <table:cell-content-change table:id="ct894">
          <table:cell-address table:column="1" table:row="54" table:table="2"/>
          <office:change-info>
            <dc:creator>Ilias R.</dc:creator>
            <dc:date>2013-01-04T13:23:21</dc:date>
          </office:change-info>
          <table:previous table:id="ct645">
            <table:change-track-table-cell office:value-type="string">
              <text:p>Included</text:p>
            </table:change-track-table-cell>
          </table:previous>
        </table:cell-content-change>
        <table:cell-content-change table:id="ct895">
          <table:cell-address table:column="1" table:row="50" table:table="2"/>
          <office:change-info>
            <dc:creator>Ilias R.</dc:creator>
            <dc:date>2013-01-04T13:23:36</dc:date>
          </office:change-info>
          <table:previous table:id="ct638">
            <table:change-track-table-cell office:value-type="string">
              <text:p>Nothing</text:p>
            </table:change-track-table-cell>
          </table:previous>
        </table:cell-content-change>
        <table:cell-content-change table:id="ct896">
          <table:cell-address table:column="5" table:row="50" table:table="2"/>
          <office:change-info>
            <dc:creator>Ilias R.</dc:creator>
            <dc:date>2013-01-04T13:23:38</dc:date>
          </office:change-info>
          <table:previous table:id="ct814">
            <table:change-track-table-cell table:cell-address="'Category Rating and Metrics'.F51" table:formula="of:=[.D51]*[.E51]" office:value-type="float" office:value="0"/>
          </table:previous>
        </table:cell-content-change>
        <table:cell-content-change table:id="ct897">
          <table:cell-address table:column="4" table:row="52" table:table="2"/>
          <office:change-info>
            <dc:creator>Ilias R.</dc:creator>
            <dc:date>2013-01-04T13:24:16</dc:date>
          </office:change-info>
          <table:previous>
            <table:change-track-table-cell/>
          </table:previous>
        </table:cell-content-change>
        <table:cell-content-change table:id="ct898">
          <table:cell-address table:column="4" table:row="53" table:table="2"/>
          <office:change-info>
            <dc:creator>Ilias R.</dc:creator>
            <dc:date>2013-01-04T13:24:24</dc:date>
          </office:change-info>
          <table:previous>
            <table:change-track-table-cell/>
          </table:previous>
        </table:cell-content-change>
        <table:cell-content-change table:id="ct899">
          <table:cell-address table:column="4" table:row="63" table:table="2"/>
          <office:change-info>
            <dc:creator>Ilias R.</dc:creator>
            <dc:date>2013-01-04T13:26:41</dc:date>
          </office:change-info>
          <table:previous>
            <table:change-track-table-cell/>
          </table:previous>
        </table:cell-content-change>
        <table:cell-content-change table:id="ct900">
          <table:cell-address table:column="4" table:row="64" table:table="2"/>
          <office:change-info>
            <dc:creator>Ilias R.</dc:creator>
            <dc:date>2013-01-04T13:26:43</dc:date>
          </office:change-info>
          <table:previous>
            <table:change-track-table-cell/>
          </table:previous>
        </table:cell-content-change>
        <table:cell-content-change table:id="ct901">
          <table:cell-address table:column="4" table:row="65" table:table="2"/>
          <office:change-info>
            <dc:creator>Ilias R.</dc:creator>
            <dc:date>2013-01-04T13:26:46</dc:date>
          </office:change-info>
          <table:previous>
            <table:change-track-table-cell/>
          </table:previous>
        </table:cell-content-change>
        <table:cell-content-change table:id="ct902">
          <table:cell-address table:column="4" table:row="66" table:table="2"/>
          <office:change-info>
            <dc:creator>Ilias R.</dc:creator>
            <dc:date>2013-01-04T13:26:50</dc:date>
          </office:change-info>
          <table:previous>
            <table:change-track-table-cell/>
          </table:previous>
        </table:cell-content-change>
        <table:cell-content-change table:id="ct903">
          <table:cell-address table:column="4" table:row="67" table:table="2"/>
          <office:change-info>
            <dc:creator>Ilias R.</dc:creator>
            <dc:date>2013-01-04T13:26:56</dc:date>
          </office:change-info>
          <table:previous>
            <table:change-track-table-cell/>
          </table:previous>
        </table:cell-content-change>
        <table:cell-content-change table:id="ct904">
          <table:cell-address table:column="4" table:row="55" table:table="2"/>
          <office:change-info>
            <dc:creator>Ilias R.</dc:creator>
            <dc:date>2013-01-04T13:27:04</dc:date>
          </office:change-info>
          <table:previous>
            <table:change-track-table-cell/>
          </table:previous>
        </table:cell-content-change>
        <table:cell-content-change table:id="ct905">
          <table:cell-address table:column="3" table:row="20" table:table="2"/>
          <office:change-info>
            <dc:creator>Ilias R.</dc:creator>
            <dc:date>2013-01-04T13:27:54</dc:date>
          </office:change-info>
          <table:previous table:id="ct792">
            <table:change-track-table-cell office:value-type="float" office:value="0.25"/>
          </table:previous>
        </table:cell-content-change>
        <table:cell-content-change table:id="ct906">
          <table:cell-address table:column="3" table:row="49" table:table="2"/>
          <office:change-info>
            <dc:creator>Ilias R.</dc:creator>
            <dc:date>2013-01-04T13:28:26</dc:date>
          </office:change-info>
          <table:previous table:id="ct123">
            <table:change-track-table-cell office:value-type="float" office:value="0"/>
          </table:previous>
        </table:cell-content-change>
        <table:cell-content-change table:id="ct907">
          <table:cell-address table:column="3" table:row="11" table:table="2"/>
          <office:change-info>
            <dc:creator>Ilias R.</dc:creator>
            <dc:date>2013-01-04T13:37:21</dc:date>
          </office:change-info>
          <table:previous table:id="ct795">
            <table:change-track-table-cell office:value-type="float" office:value="0.15"/>
          </table:previous>
        </table:cell-content-change>
        <table:cell-content-change table:id="ct908">
          <table:cell-address table:column="3" table:row="13" table:table="2"/>
          <office:change-info>
            <dc:creator>Ilias R.</dc:creator>
            <dc:date>2013-01-04T13:37:24</dc:date>
          </office:change-info>
          <table:previous table:id="ct796">
            <table:change-track-table-cell office:value-type="float" office:value="0.2"/>
          </table:previous>
        </table:cell-content-change>
        <table:cell-content-change table:id="ct909">
          <table:cell-address table:column="3" table:row="14" table:table="2"/>
          <office:change-info>
            <dc:creator>Ilias R.</dc:creator>
            <dc:date>2013-01-04T13:37:25</dc:date>
          </office:change-info>
          <table:previous table:id="ct798">
            <table:change-track-table-cell office:value-type="float" office:value="0.05"/>
          </table:previous>
        </table:cell-content-change>
        <table:cell-content-change table:id="ct910">
          <table:cell-address table:column="3" table:row="15" table:table="2"/>
          <office:change-info>
            <dc:creator>Ilias R.</dc:creator>
            <dc:date>2013-01-04T13:37:26</dc:date>
          </office:change-info>
          <table:previous table:id="ct797">
            <table:change-track-table-cell office:value-type="float" office:value="0.1"/>
          </table:previous>
        </table:cell-content-change>
        <table:cell-content-change table:id="ct911">
          <table:cell-address table:column="3" table:row="16" table:table="2"/>
          <office:change-info>
            <dc:creator>Ilias R.</dc:creator>
            <dc:date>2013-01-04T13:37:26</dc:date>
          </office:change-info>
          <table:previous table:id="ct790">
            <table:change-track-table-cell office:value-type="float" office:value="0.1"/>
          </table:previous>
        </table:cell-content-change>
        <table:cell-content-change table:id="ct912">
          <table:cell-address table:column="3" table:row="17" table:table="2"/>
          <office:change-info>
            <dc:creator>Ilias R.</dc:creator>
            <dc:date>2013-01-04T13:37:28</dc:date>
          </office:change-info>
          <table:previous table:id="ct793">
            <table:change-track-table-cell office:value-type="float" office:value="0.15"/>
          </table:previous>
        </table:cell-content-change>
        <table:cell-content-change table:id="ct913">
          <table:cell-address table:column="4" table:row="15" table:table="2"/>
          <office:change-info>
            <dc:creator>Ilias R.</dc:creator>
            <dc:date>2013-01-04T13:37:33</dc:date>
          </office:change-info>
          <table:previous table:id="ct802">
            <table:change-track-table-cell office:value-type="float" office:value="5"/>
          </table:previous>
        </table:cell-content-change>
        <table:cell-content-change table:id="ct914">
          <table:cell-address table:column="4" table:row="14" table:table="2"/>
          <office:change-info>
            <dc:creator>Ilias R.</dc:creator>
            <dc:date>2013-01-04T13:37:35</dc:date>
          </office:change-info>
          <table:previous table:id="ct868">
            <table:change-track-table-cell office:value-type="float" office:value="2"/>
          </table:previous>
        </table:cell-content-change>
        <table:cell-content-change table:id="ct915">
          <table:cell-address table:column="4" table:row="17" table:table="2"/>
          <office:change-info>
            <dc:creator>Ilias R.</dc:creator>
            <dc:date>2013-01-04T13:37:37</dc:date>
          </office:change-info>
          <table:previous table:id="ct865">
            <table:change-track-table-cell office:value-type="float" office:value="4"/>
          </table:previous>
        </table:cell-content-change>
        <table:cell-content-change table:id="ct916">
          <table:cell-address table:column="4" table:row="39" table:table="2"/>
          <office:change-info>
            <dc:creator>Ilias R.</dc:creator>
            <dc:date>2013-01-04T13:37:45</dc:date>
          </office:change-info>
          <table:previous table:id="ct878">
            <table:change-track-table-cell office:value-type="float" office:value="3"/>
          </table:previous>
        </table:cell-content-change>
        <table:cell-content-change table:id="ct917">
          <table:cell-address table:column="4" table:row="40" table:table="2"/>
          <office:change-info>
            <dc:creator>Ilias R.</dc:creator>
            <dc:date>2013-01-04T13:37:46</dc:date>
          </office:change-info>
          <table:previous table:id="ct881">
            <table:change-track-table-cell office:value-type="float" office:value="5"/>
          </table:previous>
        </table:cell-content-change>
        <table:cell-content-change table:id="ct918">
          <table:cell-address table:column="4" table:row="41" table:table="2"/>
          <office:change-info>
            <dc:creator>Ilias R.</dc:creator>
            <dc:date>2013-01-04T13:37:48</dc:date>
          </office:change-info>
          <table:previous table:id="ct876">
            <table:change-track-table-cell office:value-type="float" office:value="3"/>
          </table:previous>
        </table:cell-content-change>
        <table:cell-content-change table:id="ct919">
          <table:cell-address table:column="4" table:row="42" table:table="2"/>
          <office:change-info>
            <dc:creator>Ilias R.</dc:creator>
            <dc:date>2013-01-04T13:37:49</dc:date>
          </office:change-info>
          <table:previous table:id="ct877">
            <table:change-track-table-cell office:value-type="float" office:value="3"/>
          </table:previous>
        </table:cell-content-change>
        <table:cell-content-change table:id="ct920">
          <table:cell-address table:column="4" table:row="43" table:table="2"/>
          <office:change-info>
            <dc:creator>Ilias R.</dc:creator>
            <dc:date>2013-01-04T13:37:49</dc:date>
          </office:change-info>
          <table:previous table:id="ct879">
            <table:change-track-table-cell office:value-type="float" office:value="3"/>
          </table:previous>
        </table:cell-content-change>
        <table:cell-content-change table:id="ct921">
          <table:cell-address table:column="4" table:row="52" table:table="2"/>
          <office:change-info>
            <dc:creator>Ilias R.</dc:creator>
            <dc:date>2013-01-04T13:37:58</dc:date>
          </office:change-info>
          <table:previous table:id="ct897">
            <table:change-track-table-cell office:value-type="float" office:value="3"/>
          </table:previous>
        </table:cell-content-change>
        <table:cell-content-change table:id="ct922">
          <table:cell-address table:column="4" table:row="53" table:table="2"/>
          <office:change-info>
            <dc:creator>Ilias R.</dc:creator>
            <dc:date>2013-01-04T13:37:59</dc:date>
          </office:change-info>
          <table:previous table:id="ct898">
            <table:change-track-table-cell office:value-type="float" office:value="4"/>
          </table:previous>
        </table:cell-content-change>
        <table:cell-content-change table:id="ct923">
          <table:cell-address table:column="4" table:row="55" table:table="2"/>
          <office:change-info>
            <dc:creator>Ilias R.</dc:creator>
            <dc:date>2013-01-04T13:38:01</dc:date>
          </office:change-info>
          <table:previous table:id="ct904">
            <table:change-track-table-cell office:value-type="float" office:value="5"/>
          </table:previous>
        </table:cell-content-change>
        <table:cell-content-change table:id="ct924">
          <table:cell-address table:column="3" table:row="49" table:table="2"/>
          <office:change-info>
            <dc:creator>Ilias R.</dc:creator>
            <dc:date>2013-01-04T13:38:05</dc:date>
          </office:change-info>
          <table:previous table:id="ct906">
            <table:change-track-table-cell office:value-type="float" office:value="0.3"/>
          </table:previous>
        </table:cell-content-change>
        <table:cell-content-change table:id="ct925">
          <table:cell-address table:column="4" table:row="63" table:table="2"/>
          <office:change-info>
            <dc:creator>Ilias R.</dc:creator>
            <dc:date>2013-01-04T13:38:10</dc:date>
          </office:change-info>
          <table:previous table:id="ct899">
            <table:change-track-table-cell office:value-type="float" office:value="3"/>
          </table:previous>
        </table:cell-content-change>
        <table:cell-content-change table:id="ct926">
          <table:cell-address table:column="4" table:row="64" table:table="2"/>
          <office:change-info>
            <dc:creator>Ilias R.</dc:creator>
            <dc:date>2013-01-04T13:38:11</dc:date>
          </office:change-info>
          <table:previous table:id="ct900">
            <table:change-track-table-cell office:value-type="float" office:value="3"/>
          </table:previous>
        </table:cell-content-change>
        <table:cell-content-change table:id="ct927">
          <table:cell-address table:column="4" table:row="65" table:table="2"/>
          <office:change-info>
            <dc:creator>Ilias R.</dc:creator>
            <dc:date>2013-01-04T13:38:11</dc:date>
          </office:change-info>
          <table:previous table:id="ct901">
            <table:change-track-table-cell office:value-type="float" office:value="4"/>
          </table:previous>
        </table:cell-content-change>
        <table:cell-content-change table:id="ct928">
          <table:cell-address table:column="4" table:row="66" table:table="2"/>
          <office:change-info>
            <dc:creator>Ilias R.</dc:creator>
            <dc:date>2013-01-04T13:38:12</dc:date>
          </office:change-info>
          <table:previous table:id="ct902">
            <table:change-track-table-cell office:value-type="float" office:value="2"/>
          </table:previous>
        </table:cell-content-change>
        <table:cell-content-change table:id="ct929">
          <table:cell-address table:column="4" table:row="67" table:table="2"/>
          <office:change-info>
            <dc:creator>Ilias R.</dc:creator>
            <dc:date>2013-01-04T13:38:12</dc:date>
          </office:change-info>
          <table:previous table:id="ct903">
            <table:change-track-table-cell office:value-type="float" office:value="3"/>
          </table:previous>
        </table:cell-content-change>
        <table:cell-content-change table:id="ct930">
          <table:cell-address table:column="5" table:row="8" table:table="2"/>
          <office:change-info>
            <dc:creator>Ilias R.</dc:creator>
            <dc:date>2013-01-04T13:38:32</dc:date>
          </office:change-info>
          <table:previous table:id="ct872">
            <table:change-track-table-cell table:cell-address="'Category Rating and Metrics'.F9" table:formula="of:=SUM([.F12:.F21])" office:value-type="float" office:value="8.2"/>
          </table:previous>
        </table:cell-content-change>
        <table:deletion table:id="ct931" table:type="row" table:position="13" table:table="2">
          <office:change-info>
            <dc:creator>ricardo </dc:creator>
            <dc:date>2013-01-04T16:42:35</dc:date>
          </office:change-info>
          <table:deletions>
            <table:cell-content-deletion table:id="ct546">
              <table:change-track-table-cell office:value-type="string">
                <text:p>Which FLOSS license has the product</text:p>
              </table:change-track-table-cell>
            </table:cell-content-deletion>
            <table:change-deletion table:id="ct530"/>
          </table:deletions>
        </table:deletion>
        <table:cell-content-change table:id="ct932">
          <table:cell-address table:column="5" table:row="8" table:table="2"/>
          <office:change-info>
            <dc:creator>ricardo </dc:creator>
            <dc:date>2013-01-04T16:44:42</dc:date>
          </office:change-info>
          <table:previous table:id="ct930">
            <table:change-track-table-cell office:value-type="float" office:value="0"/>
          </table:previous>
        </table:cell-content-change>
        <table:cell-content-change table:id="ct933">
          <table:cell-address table:column="3" table:row="11" table:table="2"/>
          <office:change-info>
            <dc:creator>ricardo </dc:creator>
            <dc:date>2013-01-04T16:45:13</dc:date>
          </office:change-info>
          <table:previous table:id="ct907">
            <table:change-track-table-cell office:value-type="float" office:value="0"/>
          </table:previous>
        </table:cell-content-change>
        <table:cell-content-change table:id="ct934">
          <table:cell-address table:column="3" table:row="20" table:table="2"/>
          <office:change-info>
            <dc:creator>ricardo </dc:creator>
            <dc:date>2013-01-04T16:45:19</dc:date>
          </office:change-info>
          <table:previous table:id="ct905">
            <table:change-track-table-cell office:value-type="float" office:value="0.6"/>
          </table:previous>
        </table:cell-content-change>
        <table:cell-content-change table:id="ct935">
          <table:cell-address table:column="4" table:row="20" table:table="2"/>
          <office:change-info>
            <dc:creator>ricardo </dc:creator>
            <dc:date>2013-01-04T16:46:33</dc:date>
          </office:change-info>
          <table:previous table:id="ct799">
            <table:change-track-table-cell office:value-type="float" office:value="5"/>
          </table:previous>
        </table:cell-content-change>
        <table:cell-content-change table:id="ct936">
          <table:cell-address table:column="3" table:row="17" table:table="2"/>
          <office:change-info>
            <dc:creator>ricardo </dc:creator>
            <dc:date>2013-01-04T16:47:32</dc:date>
          </office:change-info>
          <table:previous table:id="ct912">
            <table:change-track-table-cell office:value-type="float" office:value="0"/>
          </table:previous>
        </table:cell-content-change>
        <table:cell-content-change table:id="ct937">
          <table:cell-address table:column="3" table:row="15" table:table="2"/>
          <office:change-info>
            <dc:creator>ricardo </dc:creator>
            <dc:date>2013-01-04T16:47:38</dc:date>
          </office:change-info>
          <table:previous table:id="ct910">
            <table:change-track-table-cell office:value-type="float" office:value="0"/>
          </table:previous>
        </table:cell-content-change>
        <table:cell-content-change table:id="ct938">
          <table:cell-address table:column="3" table:row="16" table:table="2"/>
          <office:change-info>
            <dc:creator>ricardo </dc:creator>
            <dc:date>2013-01-04T16:47:43</dc:date>
          </office:change-info>
          <table:previous table:id="ct911">
            <table:change-track-table-cell office:value-type="float" office:value="0"/>
          </table:previous>
        </table:cell-content-change>
        <table:cell-content-change table:id="ct939">
          <table:cell-address table:column="4" table:row="13" table:table="2"/>
          <office:change-info>
            <dc:creator>ricardo </dc:creator>
            <dc:date>2013-01-04T16:49:00</dc:date>
          </office:change-info>
          <table:previous table:id="ct867">
            <table:change-track-table-cell office:value-type="float" office:value="0"/>
          </table:previous>
        </table:cell-content-change>
        <table:cell-content-change table:id="ct940">
          <table:cell-address table:column="4" table:row="14" table:table="2"/>
          <office:change-info>
            <dc:creator>ricardo </dc:creator>
            <dc:date>2013-01-04T16:49:03</dc:date>
          </office:change-info>
          <table:previous table:id="ct914">
            <table:change-track-table-cell office:value-type="float" office:value="0"/>
          </table:previous>
        </table:cell-content-change>
        <table:cell-content-change table:id="ct941">
          <table:cell-address table:column="3" table:row="15" table:table="2"/>
          <office:change-info>
            <dc:creator>ricardo </dc:creator>
            <dc:date>2013-01-04T16:49:16</dc:date>
          </office:change-info>
          <table:previous table:id="ct937">
            <table:change-track-table-cell office:value-type="float" office:value="0.2"/>
          </table:previous>
        </table:cell-content-change>
        <table:cell-content-change table:id="ct942">
          <table:cell-address table:column="3" table:row="16" table:table="2"/>
          <office:change-info>
            <dc:creator>ricardo </dc:creator>
            <dc:date>2013-01-04T16:49:19</dc:date>
          </office:change-info>
          <table:previous table:id="ct938">
            <table:change-track-table-cell office:value-type="float" office:value="0.1"/>
          </table:previous>
        </table:cell-content-change>
        <table:cell-content-change table:id="ct943">
          <table:cell-address table:column="3" table:row="17" table:table="2"/>
          <office:change-info>
            <dc:creator>ricardo </dc:creator>
            <dc:date>2013-01-04T16:49:26</dc:date>
          </office:change-info>
          <table:previous table:id="ct936">
            <table:change-track-table-cell office:value-type="float" office:value="0.6"/>
          </table:previous>
        </table:cell-content-change>
        <table:cell-content-change table:id="ct944">
          <table:cell-address table:column="4" table:row="15" table:table="2"/>
          <office:change-info>
            <dc:creator>ricardo </dc:creator>
            <dc:date>2013-01-04T16:49:32</dc:date>
          </office:change-info>
          <table:previous table:id="ct913">
            <table:change-track-table-cell office:value-type="float" office:value="0"/>
          </table:previous>
        </table:cell-content-change>
        <table:cell-content-change table:id="ct945">
          <table:cell-address table:column="4" table:row="17" table:table="2"/>
          <office:change-info>
            <dc:creator>ricardo </dc:creator>
            <dc:date>2013-01-04T16:49:36</dc:date>
          </office:change-info>
          <table:previous table:id="ct915">
            <table:change-track-table-cell office:value-type="float" office:value="0"/>
          </table:previous>
        </table:cell-content-change>
        <table:cell-content-change table:id="ct946">
          <table:cell-address table:column="4" table:row="16" table:table="2"/>
          <office:change-info>
            <dc:creator>ricardo </dc:creator>
            <dc:date>2013-01-04T16:49:40</dc:date>
          </office:change-info>
          <table:previous table:id="ct866">
            <table:change-track-table-cell office:value-type="float" office:value="0"/>
          </table:previous>
        </table:cell-content-change>
        <table:cell-content-change table:id="ct947">
          <table:cell-address table:column="4" table:row="11" table:table="2"/>
          <office:change-info>
            <dc:creator>ricardo </dc:creator>
            <dc:date>2013-01-04T16:50:10</dc:date>
          </office:change-info>
          <table:previous table:id="ct59">
            <table:change-track-table-cell office:value-type="float" office:value="4"/>
          </table:previous>
        </table:cell-content-change>
        <table:cell-content-change table:id="ct948">
          <table:cell-address table:column="4" table:row="36" table:table="2"/>
          <office:change-info>
            <dc:creator>ricardo </dc:creator>
            <dc:date>2013-01-04T16:50:58</dc:date>
          </office:change-info>
          <table:previous table:id="ct882">
            <table:change-track-table-cell office:value-type="float" office:value="3"/>
          </table:previous>
        </table:cell-content-change>
        <table:cell-content-change table:id="ct949">
          <table:cell-address table:column="5" table:row="33" table:table="2"/>
          <office:change-info>
            <dc:creator>ricardo </dc:creator>
            <dc:date>2013-01-04T16:52:08</dc:date>
          </office:change-info>
          <table:previous table:id="ct870">
            <table:change-track-table-cell table:cell-address="'Category Rating and Metrics'.F34" table:formula="of:=SUM([.F37:.F68])" office:value-type="float" office:value="14.95"/>
          </table:previous>
        </table:cell-content-change>
        <table:insertion table:id="ct950" table:type="row" table:position="62" table:table="2">
          <office:change-info>
            <dc:creator>ricardo </dc:creator>
            <dc:date>2013-01-04T16:52:42</dc:date>
          </office:change-info>
        </table:insertion>
        <table:insertion table:id="ct951" table:type="row" table:position="51" table:table="2">
          <office:change-info>
            <dc:creator>ricardo </dc:creator>
            <dc:date>2013-01-04T16:53:33</dc:date>
          </office:change-info>
          <table:dependencies>
            <table:dependency table:id="ct987"/>
            <table:dependency table:id="ct960"/>
            <table:dependency table:id="ct955"/>
            <table:dependency table:id="ct954"/>
            <table:dependency table:id="ct953"/>
            <table:dependency table:id="ct952"/>
          </table:dependencies>
        </table:insertion>
        <table:cell-content-change table:id="ct952">
          <table:cell-address table:column="1" table:row="51" table:table="2"/>
          <office:change-info>
            <dc:creator>ricardo </dc:creator>
            <dc:date>2013-01-04T16:53:34</dc:date>
          </office:change-info>
          <table:previous>
            <table:change-track-table-cell/>
          </table:previous>
        </table:cell-content-change>
        <table:cell-content-change table:id="ct953">
          <table:cell-address table:column="3" table:row="51" table:table="2"/>
          <office:change-info>
            <dc:creator>ricardo </dc:creator>
            <dc:date>2013-01-04T16:53:34</dc:date>
          </office:change-info>
          <table:previous>
            <table:change-track-table-cell/>
          </table:previous>
        </table:cell-content-change>
        <table:cell-content-change table:id="ct954">
          <table:cell-address table:column="4" table:row="51" table:table="2"/>
          <office:change-info>
            <dc:creator>ricardo </dc:creator>
            <dc:date>2013-01-04T16:53:34</dc:date>
          </office:change-info>
          <table:previous>
            <table:change-track-table-cell/>
          </table:previous>
        </table:cell-content-change>
        <table:cell-content-change table:id="ct955">
          <table:cell-address table:column="5" table:row="51" table:table="2"/>
          <office:change-info>
            <dc:creator>ricardo </dc:creator>
            <dc:date>2013-01-04T16:53:34</dc:date>
          </office:change-info>
          <table:previous>
            <table:change-track-table-cell/>
          </table:previous>
        </table:cell-content-change>
        <table:cell-content-change table:id="ct956">
          <table:cell-address table:column="1" table:row="54" table:table="2"/>
          <office:change-info>
            <dc:creator>ricardo </dc:creator>
            <dc:date>2013-01-04T16:53:46</dc:date>
          </office:change-info>
          <table:previous table:id="ct894">
            <table:change-track-table-cell/>
          </table:previous>
        </table:cell-content-change>
        <table:cell-content-change table:id="ct957">
          <table:cell-address table:column="3" table:row="54" table:table="2"/>
          <office:change-info>
            <dc:creator>ricardo </dc:creator>
            <dc:date>2013-01-04T16:53:46</dc:date>
          </office:change-info>
          <table:previous table:id="ct891">
            <table:change-track-table-cell/>
          </table:previous>
        </table:cell-content-change>
        <table:cell-content-change table:id="ct958">
          <table:cell-address table:column="4" table:row="54" table:table="2"/>
          <office:change-info>
            <dc:creator>ricardo </dc:creator>
            <dc:date>2013-01-04T16:53:46</dc:date>
          </office:change-info>
          <table:previous>
            <table:change-track-table-cell/>
          </table:previous>
        </table:cell-content-change>
        <table:cell-content-change table:id="ct959">
          <table:cell-address table:column="5" table:row="54" table:table="2"/>
          <office:change-info>
            <dc:creator>ricardo </dc:creator>
            <dc:date>2013-01-04T16:53:46</dc:date>
          </office:change-info>
          <table:previous table:id="ct892">
            <table:change-track-table-cell/>
          </table:previous>
        </table:cell-content-change>
        <table:cell-content-change table:id="ct960">
          <table:cell-address table:column="1" table:row="51" table:table="2"/>
          <office:change-info>
            <dc:creator>ricardo </dc:creator>
            <dc:date>2013-01-04T16:54:20</dc:date>
          </office:change-info>
          <table:previous table:id="ct952">
            <table:change-track-table-cell office:value-type="string">
              <text:p>Workaround solution</text:p>
            </table:change-track-table-cell>
          </table:previous>
        </table:cell-content-change>
        <table:cell-content-change table:id="ct961">
          <table:cell-address table:column="1" table:row="52" table:table="2"/>
          <office:change-info>
            <dc:creator>ricardo </dc:creator>
            <dc:date>2013-01-04T16:54:29</dc:date>
          </office:change-info>
          <table:previous table:id="ct643">
            <table:change-track-table-cell office:value-type="string">
              <text:p>Workaround solution</text:p>
            </table:change-track-table-cell>
          </table:previous>
        </table:cell-content-change>
        <table:cell-content-change table:id="ct962">
          <table:cell-address table:column="4" table:row="49" table:table="2"/>
          <office:change-info>
            <dc:creator>ricardo </dc:creator>
            <dc:date>2013-01-04T16:55:08</dc:date>
          </office:change-info>
          <table:previous table:id="ct60">
            <table:change-track-table-cell office:value-type="float" office:value="4"/>
          </table:previous>
        </table:cell-content-change>
        <table:cell-content-change table:id="ct963">
          <table:cell-address table:column="4" table:row="61" table:table="2"/>
          <office:change-info>
            <dc:creator>ricardo </dc:creator>
            <dc:date>2013-01-04T16:55:25</dc:date>
          </office:change-info>
          <table:previous table:id="ct176">
            <table:change-track-table-cell office:value-type="float" office:value="4"/>
          </table:previous>
        </table:cell-content-change>
        <table:cell-content-change table:id="ct964">
          <table:cell-address table:column="3" table:row="61" table:table="2"/>
          <office:change-info>
            <dc:creator>ricardo </dc:creator>
            <dc:date>2013-01-04T16:57:02</dc:date>
          </office:change-info>
          <table:previous table:id="ct174">
            <table:change-track-table-cell office:value-type="float" office:value="0"/>
          </table:previous>
        </table:cell-content-change>
        <table:cell-content-change table:id="ct965">
          <table:cell-address table:column="3" table:row="49" table:table="2"/>
          <office:change-info>
            <dc:creator>ricardo </dc:creator>
            <dc:date>2013-01-04T16:57:08</dc:date>
          </office:change-info>
          <table:previous table:id="ct924">
            <table:change-track-table-cell office:value-type="float" office:value="0"/>
          </table:previous>
        </table:cell-content-change>
        <table:cell-content-change table:id="ct966">
          <table:cell-address table:column="3" table:row="36" table:table="2"/>
          <office:change-info>
            <dc:creator>ricardo </dc:creator>
            <dc:date>2013-01-04T16:57:14</dc:date>
          </office:change-info>
          <table:previous table:id="ct121">
            <table:change-track-table-cell office:value-type="float" office:value="0"/>
          </table:previous>
        </table:cell-content-change>
        <table:cell-content-change table:id="ct967">
          <table:cell-address table:column="3" table:row="39" table:table="2"/>
          <office:change-info>
            <dc:creator>ricardo </dc:creator>
            <dc:date>2013-01-04T16:57:22</dc:date>
          </office:change-info>
          <table:previous table:id="ct606">
            <table:change-track-table-cell office:value-type="float" office:value="0"/>
          </table:previous>
        </table:cell-content-change>
        <table:cell-content-change table:id="ct968">
          <table:cell-address table:column="3" table:row="40" table:table="2"/>
          <office:change-info>
            <dc:creator>ricardo </dc:creator>
            <dc:date>2013-01-04T16:57:30</dc:date>
          </office:change-info>
          <table:previous table:id="ct607">
            <table:change-track-table-cell office:value-type="float" office:value="0"/>
          </table:previous>
        </table:cell-content-change>
        <table:cell-content-change table:id="ct969">
          <table:cell-address table:column="3" table:row="42" table:table="2"/>
          <office:change-info>
            <dc:creator>ricardo </dc:creator>
            <dc:date>2013-01-04T16:57:37</dc:date>
          </office:change-info>
          <table:previous table:id="ct609">
            <table:change-track-table-cell office:value-type="float" office:value="0"/>
          </table:previous>
        </table:cell-content-change>
        <table:cell-content-change table:id="ct970">
          <table:cell-address table:column="3" table:row="41" table:table="2"/>
          <office:change-info>
            <dc:creator>ricardo </dc:creator>
            <dc:date>2013-01-04T16:57:40</dc:date>
          </office:change-info>
          <table:previous table:id="ct608">
            <table:change-track-table-cell office:value-type="float" office:value="0"/>
          </table:previous>
        </table:cell-content-change>
        <table:cell-content-change table:id="ct971">
          <table:cell-address table:column="3" table:row="43" table:table="2"/>
          <office:change-info>
            <dc:creator>ricardo </dc:creator>
            <dc:date>2013-01-04T16:57:45</dc:date>
          </office:change-info>
          <table:previous table:id="ct629">
            <table:change-track-table-cell office:value-type="float" office:value="0"/>
          </table:previous>
        </table:cell-content-change>
        <table:cell-content-change table:id="ct972">
          <table:cell-address table:column="4" table:row="39" table:table="2"/>
          <office:change-info>
            <dc:creator>ricardo </dc:creator>
            <dc:date>2013-01-04T16:58:00</dc:date>
          </office:change-info>
          <table:previous table:id="ct916">
            <table:change-track-table-cell office:value-type="float" office:value="0"/>
          </table:previous>
        </table:cell-content-change>
        <table:cell-content-change table:id="ct973">
          <table:cell-address table:column="4" table:row="40" table:table="2"/>
          <office:change-info>
            <dc:creator>ricardo </dc:creator>
            <dc:date>2013-01-04T16:58:01</dc:date>
          </office:change-info>
          <table:previous table:id="ct917">
            <table:change-track-table-cell office:value-type="float" office:value="0"/>
          </table:previous>
        </table:cell-content-change>
        <table:cell-content-change table:id="ct974">
          <table:cell-address table:column="4" table:row="41" table:table="2"/>
          <office:change-info>
            <dc:creator>ricardo </dc:creator>
            <dc:date>2013-01-04T16:58:02</dc:date>
          </office:change-info>
          <table:previous table:id="ct918">
            <table:change-track-table-cell office:value-type="float" office:value="0"/>
          </table:previous>
        </table:cell-content-change>
        <table:cell-content-change table:id="ct975">
          <table:cell-address table:column="4" table:row="42" table:table="2"/>
          <office:change-info>
            <dc:creator>ricardo </dc:creator>
            <dc:date>2013-01-04T16:58:03</dc:date>
          </office:change-info>
          <table:previous table:id="ct919">
            <table:change-track-table-cell office:value-type="float" office:value="0"/>
          </table:previous>
        </table:cell-content-change>
        <table:cell-content-change table:id="ct976">
          <table:cell-address table:column="4" table:row="43" table:table="2"/>
          <office:change-info>
            <dc:creator>ricardo </dc:creator>
            <dc:date>2013-01-04T16:58:06</dc:date>
          </office:change-info>
          <table:previous table:id="ct920">
            <table:change-track-table-cell office:value-type="float" office:value="0"/>
          </table:previous>
        </table:cell-content-change>
        <table:cell-content-change table:id="ct977">
          <table:cell-address table:column="3" table:row="52" table:table="2"/>
          <office:change-info>
            <dc:creator>ricardo </dc:creator>
            <dc:date>2013-01-04T16:58:30</dc:date>
          </office:change-info>
          <table:previous table:id="ct648">
            <table:change-track-table-cell office:value-type="float" office:value="0"/>
          </table:previous>
        </table:cell-content-change>
        <table:cell-content-change table:id="ct978">
          <table:cell-address table:column="3" table:row="54" table:table="2"/>
          <office:change-info>
            <dc:creator>ricardo </dc:creator>
            <dc:date>2013-01-04T16:58:39</dc:date>
          </office:change-info>
          <table:previous table:id="ct957">
            <table:change-track-table-cell office:value-type="float" office:value="0"/>
          </table:previous>
        </table:cell-content-change>
        <table:cell-content-change table:id="ct979">
          <table:cell-address table:column="3" table:row="55" table:table="2"/>
          <office:change-info>
            <dc:creator>ricardo </dc:creator>
            <dc:date>2013-01-04T16:58:43</dc:date>
          </office:change-info>
          <table:previous table:id="ct651">
            <table:change-track-table-cell office:value-type="float" office:value="0"/>
          </table:previous>
        </table:cell-content-change>
        <table:cell-content-change table:id="ct980">
          <table:cell-address table:column="3" table:row="53" table:table="2"/>
          <office:change-info>
            <dc:creator>ricardo </dc:creator>
            <dc:date>2013-01-04T16:58:47</dc:date>
          </office:change-info>
          <table:previous table:id="ct649">
            <table:change-track-table-cell office:value-type="float" office:value="0"/>
          </table:previous>
        </table:cell-content-change>
        <table:cell-content-change table:id="ct981">
          <table:cell-address table:column="3" table:row="52" table:table="2"/>
          <office:change-info>
            <dc:creator>ricardo </dc:creator>
            <dc:date>2013-01-04T16:58:51</dc:date>
          </office:change-info>
          <table:previous table:id="ct977">
            <table:change-track-table-cell office:value-type="float" office:value="0.4"/>
          </table:previous>
        </table:cell-content-change>
        <table:cell-content-change table:id="ct982">
          <table:cell-address table:column="3" table:row="53" table:table="2"/>
          <office:change-info>
            <dc:creator>ricardo </dc:creator>
            <dc:date>2013-01-04T16:58:58</dc:date>
          </office:change-info>
          <table:previous table:id="ct980">
            <table:change-track-table-cell office:value-type="float" office:value="0.1"/>
          </table:previous>
        </table:cell-content-change>
        <table:cell-content-change table:id="ct983">
          <table:cell-address table:column="4" table:row="52" table:table="2"/>
          <office:change-info>
            <dc:creator>ricardo </dc:creator>
            <dc:date>2013-01-04T16:59:04</dc:date>
          </office:change-info>
          <table:previous table:id="ct921">
            <table:change-track-table-cell office:value-type="float" office:value="0"/>
          </table:previous>
        </table:cell-content-change>
        <table:cell-content-change table:id="ct984">
          <table:cell-address table:column="4" table:row="53" table:table="2"/>
          <office:change-info>
            <dc:creator>ricardo </dc:creator>
            <dc:date>2013-01-04T16:59:14</dc:date>
          </office:change-info>
          <table:previous table:id="ct922">
            <table:change-track-table-cell office:value-type="float" office:value="0"/>
          </table:previous>
        </table:cell-content-change>
        <table:cell-content-change table:id="ct985">
          <table:cell-address table:column="4" table:row="54" table:table="2"/>
          <office:change-info>
            <dc:creator>ricardo </dc:creator>
            <dc:date>2013-01-04T16:59:15</dc:date>
          </office:change-info>
          <table:previous table:id="ct958">
            <table:change-track-table-cell office:value-type="float" office:value="0"/>
          </table:previous>
        </table:cell-content-change>
        <table:cell-content-change table:id="ct986">
          <table:cell-address table:column="4" table:row="55" table:table="2"/>
          <office:change-info>
            <dc:creator>ricardo </dc:creator>
            <dc:date>2013-01-04T16:59:16</dc:date>
          </office:change-info>
          <table:previous table:id="ct923">
            <table:change-track-table-cell office:value-type="float" office:value="0"/>
          </table:previous>
        </table:cell-content-change>
        <table:cell-content-change table:id="ct987">
          <table:cell-address table:column="4" table:row="51" table:table="2"/>
          <office:change-info>
            <dc:creator>ricardo </dc:creator>
            <dc:date>2013-01-04T16:59:36</dc:date>
          </office:change-info>
          <table:previous table:id="ct954">
            <table:change-track-table-cell office:value-type="float" office:value="0"/>
          </table:previous>
        </table:cell-content-change>
        <table:cell-content-change table:id="ct988">
          <table:cell-address table:column="3" table:row="63" table:table="2"/>
          <office:change-info>
            <dc:creator>ricardo </dc:creator>
            <dc:date>2013-01-04T17:00:58</dc:date>
          </office:change-info>
          <table:previous table:id="ct666">
            <table:change-track-table-cell office:value-type="float" office:value="0"/>
          </table:previous>
        </table:cell-content-change>
        <table:cell-content-change table:id="ct989">
          <table:cell-address table:column="3" table:row="64" table:table="2"/>
          <office:change-info>
            <dc:creator>ricardo </dc:creator>
            <dc:date>2013-01-04T17:01:04</dc:date>
          </office:change-info>
          <table:previous table:id="ct667">
            <table:change-track-table-cell office:value-type="float" office:value="0"/>
          </table:previous>
        </table:cell-content-change>
        <table:cell-content-change table:id="ct990">
          <table:cell-address table:column="3" table:row="66" table:table="2"/>
          <office:change-info>
            <dc:creator>ricardo </dc:creator>
            <dc:date>2013-01-04T17:01:09</dc:date>
          </office:change-info>
          <table:previous table:id="ct669">
            <table:change-track-table-cell office:value-type="float" office:value="0"/>
          </table:previous>
        </table:cell-content-change>
        <table:cell-content-change table:id="ct991">
          <table:cell-address table:column="3" table:row="67" table:table="2"/>
          <office:change-info>
            <dc:creator>ricardo </dc:creator>
            <dc:date>2013-01-04T17:01:14</dc:date>
          </office:change-info>
          <table:previous table:id="ct670">
            <table:change-track-table-cell office:value-type="float" office:value="0"/>
          </table:previous>
        </table:cell-content-change>
        <table:cell-content-change table:id="ct992">
          <table:cell-address table:column="3" table:row="66" table:table="2"/>
          <office:change-info>
            <dc:creator>ricardo </dc:creator>
            <dc:date>2013-01-04T17:01:16</dc:date>
          </office:change-info>
          <table:previous table:id="ct990">
            <table:change-track-table-cell office:value-type="float" office:value="0.3"/>
          </table:previous>
        </table:cell-content-change>
        <table:cell-content-change table:id="ct993">
          <table:cell-address table:column="3" table:row="65" table:table="2"/>
          <office:change-info>
            <dc:creator>ricardo </dc:creator>
            <dc:date>2013-01-04T17:01:18</dc:date>
          </office:change-info>
          <table:previous table:id="ct668">
            <table:change-track-table-cell office:value-type="float" office:value="0"/>
          </table:previous>
        </table:cell-content-change>
        <table:cell-content-change table:id="ct994">
          <table:cell-address table:column="3" table:row="66" table:table="2"/>
          <office:change-info>
            <dc:creator>ricardo </dc:creator>
            <dc:date>2013-01-04T17:01:29</dc:date>
          </office:change-info>
          <table:previous table:id="ct992">
            <table:change-track-table-cell office:value-type="float" office:value="0.25"/>
          </table:previous>
        </table:cell-content-change>
        <table:cell-content-change table:id="ct995">
          <table:cell-address table:column="3" table:row="67" table:table="2"/>
          <office:change-info>
            <dc:creator>ricardo </dc:creator>
            <dc:date>2013-01-04T17:01:42</dc:date>
          </office:change-info>
          <table:previous table:id="ct991">
            <table:change-track-table-cell office:value-type="float" office:value="0.3"/>
          </table:previous>
        </table:cell-content-change>
        <table:cell-content-change table:id="ct996">
          <table:cell-address table:column="4" table:row="63" table:table="2"/>
          <office:change-info>
            <dc:creator>ricardo </dc:creator>
            <dc:date>2013-01-04T17:01:56</dc:date>
          </office:change-info>
          <table:previous table:id="ct925">
            <table:change-track-table-cell office:value-type="float" office:value="0"/>
          </table:previous>
        </table:cell-content-change>
        <table:cell-content-change table:id="ct997">
          <table:cell-address table:column="4" table:row="64" table:table="2"/>
          <office:change-info>
            <dc:creator>ricardo </dc:creator>
            <dc:date>2013-01-04T17:02:03</dc:date>
          </office:change-info>
          <table:previous table:id="ct926">
            <table:change-track-table-cell office:value-type="float" office:value="0"/>
          </table:previous>
        </table:cell-content-change>
        <table:cell-content-change table:id="ct998">
          <table:cell-address table:column="4" table:row="63" table:table="2"/>
          <office:change-info>
            <dc:creator>ricardo </dc:creator>
            <dc:date>2013-01-04T17:02:06</dc:date>
          </office:change-info>
          <table:previous table:id="ct996">
            <table:change-track-table-cell office:value-type="float" office:value="3"/>
          </table:previous>
        </table:cell-content-change>
        <table:cell-content-change table:id="ct999">
          <table:cell-address table:column="3" table:row="65" table:table="2"/>
          <office:change-info>
            <dc:creator>ricardo </dc:creator>
            <dc:date>2013-01-04T17:02:20</dc:date>
          </office:change-info>
          <table:previous table:id="ct993">
            <table:change-track-table-cell office:value-type="float" office:value="0.25"/>
          </table:previous>
        </table:cell-content-change>
        <table:cell-content-change table:id="ct1000">
          <table:cell-address table:column="3" table:row="66" table:table="2"/>
          <office:change-info>
            <dc:creator>ricardo </dc:creator>
            <dc:date>2013-01-04T17:02:22</dc:date>
          </office:change-info>
          <table:previous table:id="ct994">
            <table:change-track-table-cell office:value-type="float" office:value="0.2"/>
          </table:previous>
        </table:cell-content-change>
        <table:cell-content-change table:id="ct1001">
          <table:cell-address table:column="4" table:row="65" table:table="2"/>
          <office:change-info>
            <dc:creator>ricardo </dc:creator>
            <dc:date>2013-01-04T17:02:24</dc:date>
          </office:change-info>
          <table:previous table:id="ct927">
            <table:change-track-table-cell office:value-type="float" office:value="0"/>
          </table:previous>
        </table:cell-content-change>
        <table:cell-content-change table:id="ct1002">
          <table:cell-address table:column="4" table:row="66" table:table="2"/>
          <office:change-info>
            <dc:creator>ricardo </dc:creator>
            <dc:date>2013-01-04T17:02:27</dc:date>
          </office:change-info>
          <table:previous table:id="ct928">
            <table:change-track-table-cell office:value-type="float" office:value="0"/>
          </table:previous>
        </table:cell-content-change>
        <table:cell-content-change table:id="ct1003">
          <table:cell-address table:column="4" table:row="67" table:table="2"/>
          <office:change-info>
            <dc:creator>ricardo </dc:creator>
            <dc:date>2013-01-04T17:02:33</dc:date>
          </office:change-info>
          <table:previous table:id="ct929">
            <table:change-track-table-cell office:value-type="float" office:value="0"/>
          </table:previous>
        </table:cell-content-change>
        <table:cell-content-change table:id="ct1004">
          <table:cell-address table:column="5" table:row="70" table:table="2"/>
          <office:change-info>
            <dc:creator>ricardo </dc:creator>
            <dc:date>2013-01-04T17:03:32</dc:date>
          </office:change-info>
          <table:previous table:id="ct873">
            <table:change-track-table-cell table:cell-address="'Category Rating and Metrics'.F71" table:formula="of:=SUM([.F74:.F89])" office:value-type="float" office:value="10.8"/>
          </table:previous>
        </table:cell-content-change>
        <table:insertion table:id="ct1005" table:type="row" table:position="74" table:table="2">
          <office:change-info>
            <dc:creator>ricardo </dc:creator>
            <dc:date>2013-01-04T17:03:35</dc:date>
          </office:change-info>
        </table:insertion>
        <table:insertion table:id="ct1006" table:type="row" table:position="85" table:table="2">
          <office:change-info>
            <dc:creator>ricardo </dc:creator>
            <dc:date>2013-01-04T17:03:52</dc:date>
          </office:change-info>
        </table:insertion>
        <table:cell-content-change table:id="ct1007">
          <table:cell-address table:column="3" table:row="75" table:table="2"/>
          <office:change-info>
            <dc:creator>ricardo </dc:creator>
            <dc:date>2013-01-04T17:04:21</dc:date>
          </office:change-info>
          <table:previous table:id="ct683">
            <table:change-track-table-cell office:value-type="float" office:value="0"/>
          </table:previous>
        </table:cell-content-change>
        <table:cell-content-change table:id="ct1008">
          <table:cell-address table:column="3" table:row="76" table:table="2"/>
          <office:change-info>
            <dc:creator>ricardo </dc:creator>
            <dc:date>2013-01-04T17:04:28</dc:date>
          </office:change-info>
          <table:previous table:id="ct684">
            <table:change-track-table-cell office:value-type="float" office:value="0"/>
          </table:previous>
        </table:cell-content-change>
        <table:cell-content-change table:id="ct1009">
          <table:cell-address table:column="3" table:row="77" table:table="2"/>
          <office:change-info>
            <dc:creator>ricardo </dc:creator>
            <dc:date>2013-01-04T17:04:30</dc:date>
          </office:change-info>
          <table:previous table:id="ct685">
            <table:change-track-table-cell office:value-type="float" office:value="0"/>
          </table:previous>
        </table:cell-content-change>
        <table:cell-content-change table:id="ct1010">
          <table:cell-address table:column="3" table:row="78" table:table="2"/>
          <office:change-info>
            <dc:creator>ricardo </dc:creator>
            <dc:date>2013-01-04T17:04:49</dc:date>
          </office:change-info>
          <table:previous table:id="ct686">
            <table:change-track-table-cell office:value-type="float" office:value="0"/>
          </table:previous>
        </table:cell-content-change>
        <table:cell-content-change table:id="ct1011">
          <table:cell-address table:column="3" table:row="76" table:table="2"/>
          <office:change-info>
            <dc:creator>ricardo </dc:creator>
            <dc:date>2013-01-04T17:04:52</dc:date>
          </office:change-info>
          <table:previous table:id="ct1008">
            <table:change-track-table-cell office:value-type="float" office:value="0.1"/>
          </table:previous>
        </table:cell-content-change>
        <table:cell-content-change table:id="ct1012">
          <table:cell-address table:column="3" table:row="86" table:table="2"/>
          <office:change-info>
            <dc:creator>ricardo </dc:creator>
            <dc:date>2013-01-04T17:04:59</dc:date>
          </office:change-info>
          <table:previous table:id="ct697">
            <table:change-track-table-cell office:value-type="float" office:value="0"/>
          </table:previous>
        </table:cell-content-change>
        <table:cell-content-change table:id="ct1013">
          <table:cell-address table:column="3" table:row="89" table:table="2"/>
          <office:change-info>
            <dc:creator>ricardo </dc:creator>
            <dc:date>2013-01-04T17:05:03</dc:date>
          </office:change-info>
          <table:previous table:id="ct700">
            <table:change-track-table-cell office:value-type="float" office:value="0"/>
          </table:previous>
        </table:cell-content-change>
        <table:cell-content-change table:id="ct1014">
          <table:cell-address table:column="3" table:row="88" table:table="2"/>
          <office:change-info>
            <dc:creator>ricardo </dc:creator>
            <dc:date>2013-01-04T17:05:06</dc:date>
          </office:change-info>
          <table:previous table:id="ct699">
            <table:change-track-table-cell office:value-type="float" office:value="0"/>
          </table:previous>
        </table:cell-content-change>
        <table:cell-content-change table:id="ct1015">
          <table:cell-address table:column="3" table:row="87" table:table="2"/>
          <office:change-info>
            <dc:creator>ricardo </dc:creator>
            <dc:date>2013-01-04T17:05:09</dc:date>
          </office:change-info>
          <table:previous table:id="ct698">
            <table:change-track-table-cell office:value-type="float" office:value="0"/>
          </table:previous>
        </table:cell-content-change>
        <table:cell-content-change table:id="ct1016">
          <table:cell-address table:column="4" table:row="84" table:table="2"/>
          <office:change-info>
            <dc:creator>ricardo </dc:creator>
            <dc:date>2013-01-04T17:05:35</dc:date>
          </office:change-info>
          <table:previous>
            <table:change-track-table-cell office:value-type="float" office:value="0"/>
          </table:previous>
        </table:cell-content-change>
        <table:insertion table:id="ct1017" table:type="row" table:position="185" table:table="2">
          <office:change-info>
            <dc:creator>ricardo </dc:creator>
            <dc:date>2013-01-04T17:07:47</dc:date>
          </office:change-info>
        </table:insertion>
        <table:cell-content-change table:id="ct1018">
          <table:cell-address table:column="4" table:row="184" table:table="2"/>
          <office:change-info>
            <dc:creator>ricardo </dc:creator>
            <dc:date>2013-01-04T17:08:31</dc:date>
          </office:change-info>
          <table:previous>
            <table:change-track-table-cell office:value-type="float" office:value="0"/>
          </table:previous>
        </table:cell-content-change>
        <table:cell-content-change table:id="ct1019">
          <table:cell-address table:column="3" table:row="184" table:table="2"/>
          <office:change-info>
            <dc:creator>ricardo </dc:creator>
            <dc:date>2013-01-04T17:08:40</dc:date>
          </office:change-info>
          <table:previous>
            <table:change-track-table-cell office:value-type="float" office:value="0"/>
          </table:previous>
        </table:cell-content-change>
        <table:cell-content-change table:id="ct1020">
          <table:cell-address table:column="3" table:row="186" table:table="2"/>
          <office:change-info>
            <dc:creator>ricardo </dc:creator>
            <dc:date>2013-01-04T17:08:46</dc:date>
          </office:change-info>
          <table:previous table:id="ct778">
            <table:change-track-table-cell office:value-type="float" office:value="0"/>
          </table:previous>
        </table:cell-content-change>
        <table:cell-content-change table:id="ct1021">
          <table:cell-address table:column="3" table:row="187" table:table="2"/>
          <office:change-info>
            <dc:creator>ricardo </dc:creator>
            <dc:date>2013-01-04T17:08:49</dc:date>
          </office:change-info>
          <table:previous table:id="ct779">
            <table:change-track-table-cell office:value-type="float" office:value="0"/>
          </table:previous>
        </table:cell-content-change>
        <table:cell-content-change table:id="ct1022">
          <table:cell-address table:column="3" table:row="188" table:table="2"/>
          <office:change-info>
            <dc:creator>ricardo </dc:creator>
            <dc:date>2013-01-04T17:08:51</dc:date>
          </office:change-info>
          <table:previous table:id="ct780">
            <table:change-track-table-cell office:value-type="float" office:value="0"/>
          </table:previous>
        </table:cell-content-change>
        <table:cell-content-change table:id="ct1023">
          <table:cell-address table:column="3" table:row="189" table:table="2"/>
          <office:change-info>
            <dc:creator>ricardo </dc:creator>
            <dc:date>2013-01-04T17:08:56</dc:date>
          </office:change-info>
          <table:previous table:id="ct781">
            <table:change-track-table-cell office:value-type="float" office:value="0"/>
          </table:previous>
        </table:cell-content-change>
        <table:cell-content-change table:id="ct1024">
          <table:cell-address table:column="3" table:row="190" table:table="2"/>
          <office:change-info>
            <dc:creator>ricardo </dc:creator>
            <dc:date>2013-01-04T17:08:58</dc:date>
          </office:change-info>
          <table:previous table:id="ct782">
            <table:change-track-table-cell office:value-type="float" office:value="0"/>
          </table:previous>
        </table:cell-content-change>
        <table:cell-content-change table:id="ct1025">
          <table:cell-address table:column="3" table:row="189" table:table="2"/>
          <office:change-info>
            <dc:creator>ricardo </dc:creator>
            <dc:date>2013-01-04T17:09:03</dc:date>
          </office:change-info>
          <table:previous table:id="ct1023">
            <table:change-track-table-cell office:value-type="float" office:value="0.2"/>
          </table:previous>
        </table:cell-content-change>
        <table:cell-content-change table:id="ct1026">
          <table:cell-address table:column="3" table:row="188" table:table="2"/>
          <office:change-info>
            <dc:creator>ricardo </dc:creator>
            <dc:date>2013-01-04T17:09:06</dc:date>
          </office:change-info>
          <table:previous table:id="ct1022">
            <table:change-track-table-cell office:value-type="float" office:value="0.3"/>
          </table:previous>
        </table:cell-content-change>
        <table:cell-content-change table:id="ct1027">
          <table:cell-address table:column="3" table:row="187" table:table="2"/>
          <office:change-info>
            <dc:creator>ricardo </dc:creator>
            <dc:date>2013-01-04T17:09:12</dc:date>
          </office:change-info>
          <table:previous table:id="ct1021">
            <table:change-track-table-cell office:value-type="float" office:value="0.3"/>
          </table:previous>
        </table:cell-content-change>
        <table:cell-content-change table:id="ct1028">
          <table:cell-address table:column="4" table:row="186" table:table="2"/>
          <office:change-info>
            <dc:creator>ricardo </dc:creator>
            <dc:date>2013-01-04T17:09:24</dc:date>
          </office:change-info>
          <table:previous>
            <table:change-track-table-cell/>
          </table:previous>
        </table:cell-content-change>
        <table:cell-content-change table:id="ct1029">
          <table:cell-address table:column="4" table:row="187" table:table="2"/>
          <office:change-info>
            <dc:creator>ricardo </dc:creator>
            <dc:date>2013-01-04T17:09:29</dc:date>
          </office:change-info>
          <table:previous>
            <table:change-track-table-cell/>
          </table:previous>
        </table:cell-content-change>
        <table:cell-content-change table:id="ct1030">
          <table:cell-address table:column="4" table:row="188" table:table="2"/>
          <office:change-info>
            <dc:creator>ricardo </dc:creator>
            <dc:date>2013-01-04T17:09:31</dc:date>
          </office:change-info>
          <table:previous>
            <table:change-track-table-cell/>
          </table:previous>
        </table:cell-content-change>
        <table:cell-content-change table:id="ct1031">
          <table:cell-address table:column="4" table:row="189" table:table="2"/>
          <office:change-info>
            <dc:creator>ricardo </dc:creator>
            <dc:date>2013-01-04T17:09:41</dc:date>
          </office:change-info>
          <table:previous>
            <table:change-track-table-cell/>
          </table:previous>
        </table:cell-content-change>
        <table:cell-content-change table:id="ct1032">
          <table:cell-address table:column="4" table:row="190" table:table="2"/>
          <office:change-info>
            <dc:creator>ricardo </dc:creator>
            <dc:date>2013-01-04T17:09:42</dc:date>
          </office:change-info>
          <table:previous>
            <table:change-track-table-cell/>
          </table:previous>
        </table:cell-content-change>
        <table:cell-content-change table:id="ct1033">
          <table:cell-address table:column="4" table:row="181" table:table="2"/>
          <office:change-info>
            <dc:creator>ricardo </dc:creator>
            <dc:date>2013-01-04T17:09:54</dc:date>
          </office:change-info>
          <table:previous>
            <table:change-track-table-cell table:cell-address="'Category Rating and Metrics'.E182" table:formula="of:=#REF!" office:value-type="float" office:value="0"/>
          </table:previous>
        </table:cell-content-change>
        <table:cell-content-change table:id="ct1034">
          <table:cell-address table:column="5" table:row="181" table:table="2"/>
          <office:change-info>
            <dc:creator>ricardo </dc:creator>
            <dc:date>2013-01-04T17:19:49</dc:date>
          </office:change-info>
          <table:previous>
            <table:change-track-table-cell table:cell-address="'Category Rating and Metrics'.F182" table:formula="of:=SUM([.F185:.F192])" office:value-type="float" office:value="6.4"/>
          </table:previous>
        </table:cell-content-change>
        <table:cell-content-change table:id="ct1035">
          <table:cell-address table:column="4" table:row="187" table:table="2"/>
          <office:change-info>
            <dc:creator>ricardo </dc:creator>
            <dc:date>2013-01-04T17:19:50</dc:date>
          </office:change-info>
          <table:previous table:id="ct1029">
            <table:change-track-table-cell office:value-type="float" office:value="3"/>
          </table:previous>
        </table:cell-content-change>
        <table:deletion table:id="ct1036" table:type="row" table:position="196" table:table="2" table:multi-deletion-spanned="9">
          <office:change-info>
            <dc:creator>ricardo </dc:creator>
            <dc:date>2013-01-04T17:20:06</dc:date>
          </office:change-info>
          <table:deletions>
            <table:change-deletion table:id="ct238"/>
          </table:deletions>
        </table:deletion>
        <table:deletion table:id="ct1037" table:type="row" table:position="196" table:table="2">
          <office:change-info>
            <dc:creator>ricardo </dc:creator>
            <dc:date>2013-01-04T17:20:06</dc:date>
          </office:change-info>
          <table:deletions>
            <table:cell-content-deletion>
              <table:cell-address table:column="1" table:row="196" table:table="2"/>
              <table:change-track-table-cell office:value-type="string">
                <text:p>Test Description</text:p>
              </table:change-track-table-cell>
            </table:cell-content-deletion>
            <table:change-deletion table:id="ct1036"/>
          </table:deletions>
        </table:deletion>
        <table:deletion table:id="ct1038" table:type="row" table:position="196" table:table="2">
          <office:change-info>
            <dc:creator>ricardo </dc:creator>
            <dc:date>2013-01-04T17:20:06</dc:date>
          </office:change-info>
          <table:deletions>
            <table:cell-content-deletion>
              <table:cell-address table:column="1" table:row="196" table:table="2"/>
              <table:change-track-table-cell office:value-type="string">
                <text:p>To ensure software quality, mature projects must be selective in accepting committers. New projects often has no choice </text:p>
              </table:change-track-table-cell>
            </table:cell-content-deletion>
            <table:change-deletion table:id="ct1037"/>
          </table:deletions>
        </table:deletion>
        <table:deletion table:id="ct1039" table:type="row" table:position="196" table:table="2">
          <office:change-info>
            <dc:creator>ricardo </dc:creator>
            <dc:date>2013-01-04T17:20:06</dc:date>
          </office:change-info>
          <table:deletions>
            <table:change-deletion table:id="ct1038"/>
          </table:deletions>
        </table:deletion>
        <table:deletion table:id="ct1040" table:type="row" table:position="196" table:table="2">
          <office:change-info>
            <dc:creator>ricardo </dc:creator>
            <dc:date>2013-01-04T17:20:06</dc:date>
          </office:change-info>
          <table:deletions>
            <table:cell-content-deletion>
              <table:cell-address table:column="1" table:row="196" table:table="2"/>
              <table:change-track-table-cell office:value-type="string">
                <text:p>Test Score Specification</text:p>
              </table:change-track-table-cell>
            </table:cell-content-deletion>
            <table:cell-content-deletion>
              <table:cell-address table:column="4" table:row="196" table:table="2"/>
              <table:change-track-table-cell office:value-type="string">
                <text:p>Score</text:p>
              </table:change-track-table-cell>
            </table:cell-content-deletion>
            <table:change-deletion table:id="ct1039"/>
          </table:deletions>
        </table:deletion>
        <table:deletion table:id="ct1041" table:type="row" table:position="196" table:table="2">
          <office:change-info>
            <dc:creator>ricardo </dc:creator>
            <dc:date>2013-01-04T17:20:06</dc:date>
          </office:change-info>
          <table:deletions>
            <table:cell-content-deletion>
              <table:cell-address table:column="1" table:row="196" table:table="2"/>
              <table:change-track-table-cell office:value-type="string">
                <text:p>Only after being active outside committer for a while</text:p>
              </table:change-track-table-cell>
            </table:cell-content-deletion>
            <table:cell-content-deletion>
              <table:cell-address table:column="4" table:row="196" table:table="2"/>
              <table:change-track-table-cell office:value-type="float" office:value="5"/>
            </table:cell-content-deletion>
            <table:change-deletion table:id="ct1040"/>
          </table:deletions>
        </table:deletion>
        <table:deletion table:id="ct1042" table:type="row" table:position="196" table:table="2">
          <office:change-info>
            <dc:creator>ricardo </dc:creator>
            <dc:date>2013-01-04T17:20:06</dc:date>
          </office:change-info>
          <table:deletions>
            <table:cell-content-deletion>
              <table:cell-address table:column="1" table:row="196" table:table="2"/>
              <table:change-track-table-cell office:value-type="string">
                <text:p>Rather difficult, must contribute accepted patches for some time</text:p>
              </table:change-track-table-cell>
            </table:cell-content-deletion>
            <table:cell-content-deletion>
              <table:cell-address table:column="4" table:row="196" table:table="2"/>
              <table:change-track-table-cell office:value-type="float" office:value="3"/>
            </table:cell-content-deletion>
            <table:change-deletion table:id="ct1041"/>
          </table:deletions>
        </table:deletion>
        <table:deletion table:id="ct1043" table:type="row" table:position="196" table:table="2">
          <office:change-info>
            <dc:creator>ricardo </dc:creator>
            <dc:date>2013-01-04T17:20:06</dc:date>
          </office:change-info>
          <table:deletions>
            <table:cell-content-deletion>
              <table:cell-address table:column="1" table:row="196" table:table="2"/>
              <table:change-track-table-cell office:value-type="string">
                <text:p>Anyone can enter</text:p>
              </table:change-track-table-cell>
            </table:cell-content-deletion>
            <table:cell-content-deletion>
              <table:cell-address table:column="4" table:row="196" table:table="2"/>
              <table:change-track-table-cell office:value-type="float" office:value="1"/>
            </table:cell-content-deletion>
            <table:change-deletion table:id="ct1042"/>
          </table:deletions>
        </table:deletion>
        <table:deletion table:id="ct1044" table:type="row" table:position="196" table:table="2">
          <office:change-info>
            <dc:creator>ricardo </dc:creator>
            <dc:date>2013-01-04T17:20:06</dc:date>
          </office:change-info>
          <table:deletions>
            <table:change-deletion table:id="ct1043"/>
          </table:deletions>
        </table:deletion>
        <table:deletion table:id="ct1045" table:type="row" table:position="195" table:table="2" table:multi-deletion-spanned="5">
          <office:change-info>
            <dc:creator>ricardo </dc:creator>
            <dc:date>2013-01-04T17:20:34</dc:date>
          </office:change-info>
          <table:deletions>
            <table:cell-content-deletion>
              <table:cell-address table:column="1" table:row="195" table:table="2"/>
              <table:change-track-table-cell office:value-type="string">
                <text:p>Test Score Specification</text:p>
              </table:change-track-table-cell>
            </table:cell-content-deletion>
            <table:cell-content-deletion>
              <table:cell-address table:column="4" table:row="195" table:table="2"/>
              <table:change-track-table-cell office:value-type="string">
                <text:p>Score</text:p>
              </table:change-track-table-cell>
            </table:cell-content-deletion>
          </table:deletions>
        </table:deletion>
        <table:deletion table:id="ct1046" table:type="row" table:position="195" table:table="2">
          <office:change-info>
            <dc:creator>ricardo </dc:creator>
            <dc:date>2013-01-04T17:20:34</dc:date>
          </office:change-info>
          <table:deletions>
            <table:cell-content-deletion>
              <table:cell-address table:column="1" table:row="195" table:table="2"/>
              <table:change-track-table-cell office:value-type="string">
                <text:p>Independent foundation supported by corporations (apache / OSDL style)</text:p>
              </table:change-track-table-cell>
            </table:cell-content-deletion>
            <table:cell-content-deletion>
              <table:cell-address table:column="4" table:row="195" table:table="2"/>
              <table:change-track-table-cell office:value-type="float" office:value="5"/>
            </table:cell-content-deletion>
            <table:change-deletion table:id="ct1045"/>
          </table:deletions>
        </table:deletion>
        <table:deletion table:id="ct1047" table:type="row" table:position="195" table:table="2">
          <office:change-info>
            <dc:creator>ricardo </dc:creator>
            <dc:date>2013-01-04T17:20:34</dc:date>
          </office:change-info>
          <table:deletions>
            <table:cell-content-deletion>
              <table:cell-address table:column="1" table:row="195" table:table="2"/>
              <table:change-track-table-cell office:value-type="string">
                <text:p>Corporation (mysql style)</text:p>
              </table:change-track-table-cell>
            </table:cell-content-deletion>
            <table:cell-content-deletion>
              <table:cell-address table:column="4" table:row="195" table:table="2"/>
              <table:change-track-table-cell office:value-type="float" office:value="4"/>
            </table:cell-content-deletion>
            <table:change-deletion table:id="ct1046"/>
          </table:deletions>
        </table:deletion>
        <table:deletion table:id="ct1048" table:type="row" table:position="195" table:table="2">
          <office:change-info>
            <dc:creator>ricardo </dc:creator>
            <dc:date>2013-01-04T17:20:34</dc:date>
          </office:change-info>
          <table:deletions>
            <table:cell-content-deletion>
              <table:cell-address table:column="1" table:row="195" table:table="2"/>
              <table:change-track-table-cell office:value-type="string">
                <text:p>Groups</text:p>
              </table:change-track-table-cell>
            </table:cell-content-deletion>
            <table:cell-content-deletion>
              <table:cell-address table:column="4" table:row="195" table:table="2"/>
              <table:change-track-table-cell office:value-type="float" office:value="2"/>
            </table:cell-content-deletion>
            <table:change-deletion table:id="ct1047"/>
          </table:deletions>
        </table:deletion>
        <table:deletion table:id="ct1049" table:type="row" table:position="195" table:table="2">
          <office:change-info>
            <dc:creator>ricardo </dc:creator>
            <dc:date>2013-01-04T17:20:34</dc:date>
          </office:change-info>
          <table:deletions>
            <table:cell-content-deletion>
              <table:cell-address table:column="1" table:row="195" table:table="2"/>
              <table:change-track-table-cell office:value-type="string">
                <text:p>Individuals</text:p>
              </table:change-track-table-cell>
            </table:cell-content-deletion>
            <table:cell-content-deletion>
              <table:cell-address table:column="4" table:row="195" table:table="2"/>
              <table:change-track-table-cell office:value-type="float" office:value="1"/>
            </table:cell-content-deletion>
            <table:change-deletion table:id="ct1048"/>
          </table:deletions>
        </table:deletion>
        <table:deletion table:id="ct1050" table:type="row" table:position="179" table:table="2" table:multi-deletion-spanned="6">
          <office:change-info>
            <dc:creator>ricardo </dc:creator>
            <dc:date>2013-01-04T17:31:34</dc:date>
          </office:change-info>
          <table:deletions>
            <table:cell-content-deletion>
              <table:cell-address table:column="1" table:row="179" table:table="2"/>
              <table:change-track-table-cell office:value-type="string">
                <text:p>Test Score Specification</text:p>
              </table:change-track-table-cell>
            </table:cell-content-deletion>
            <table:cell-content-deletion>
              <table:cell-address table:column="4" table:row="179" table:table="2"/>
              <table:change-track-table-cell office:value-type="string">
                <text:p>Score</text:p>
              </table:change-track-table-cell>
            </table:cell-content-deletion>
          </table:deletions>
        </table:deletion>
        <table:deletion table:id="ct1051" table:type="row" table:position="179" table:table="2">
          <office:change-info>
            <dc:creator>ricardo </dc:creator>
            <dc:date>2013-01-04T17:31:34</dc:date>
          </office:change-info>
          <table:deletions>
            <table:cell-content-deletion>
              <table:cell-address table:column="1" table:row="179" table:table="2"/>
              <table:change-track-table-cell office:value-type="string">
                <text:p>&gt;= 50</text:p>
              </table:change-track-table-cell>
            </table:cell-content-deletion>
            <table:cell-content-deletion>
              <table:cell-address table:column="4" table:row="179" table:table="2"/>
              <table:change-track-table-cell office:value-type="float" office:value="5"/>
            </table:cell-content-deletion>
            <table:change-deletion table:id="ct1050"/>
          </table:deletions>
        </table:deletion>
        <table:deletion table:id="ct1052" table:type="row" table:position="179" table:table="2">
          <office:change-info>
            <dc:creator>ricardo </dc:creator>
            <dc:date>2013-01-04T17:31:34</dc:date>
          </office:change-info>
          <table:deletions>
            <table:cell-content-deletion>
              <table:cell-address table:column="1" table:row="179" table:table="2"/>
              <table:change-track-table-cell office:value-type="string">
                <text:p>[20 – 50)</text:p>
              </table:change-track-table-cell>
            </table:cell-content-deletion>
            <table:cell-content-deletion>
              <table:cell-address table:column="4" table:row="179" table:table="2"/>
              <table:change-track-table-cell office:value-type="float" office:value="4"/>
            </table:cell-content-deletion>
            <table:change-deletion table:id="ct1051"/>
          </table:deletions>
        </table:deletion>
        <table:deletion table:id="ct1053" table:type="row" table:position="179" table:table="2">
          <office:change-info>
            <dc:creator>ricardo </dc:creator>
            <dc:date>2013-01-04T17:31:34</dc:date>
          </office:change-info>
          <table:deletions>
            <table:cell-content-deletion>
              <table:cell-address table:column="1" table:row="179" table:table="2"/>
              <table:change-track-table-cell office:value-type="string">
                <text:p>[10 – 20)</text:p>
              </table:change-track-table-cell>
            </table:cell-content-deletion>
            <table:cell-content-deletion>
              <table:cell-address table:column="4" table:row="179" table:table="2"/>
              <table:change-track-table-cell office:value-type="float" office:value="3"/>
            </table:cell-content-deletion>
            <table:change-deletion table:id="ct1052"/>
          </table:deletions>
        </table:deletion>
        <table:deletion table:id="ct1054" table:type="row" table:position="179" table:table="2">
          <office:change-info>
            <dc:creator>ricardo </dc:creator>
            <dc:date>2013-01-04T17:31:34</dc:date>
          </office:change-info>
          <table:deletions>
            <table:cell-content-deletion>
              <table:cell-address table:column="1" table:row="179" table:table="2"/>
              <table:change-track-table-cell office:value-type="string">
                <text:p>[5 – 10)</text:p>
              </table:change-track-table-cell>
            </table:cell-content-deletion>
            <table:cell-content-deletion>
              <table:cell-address table:column="4" table:row="179" table:table="2"/>
              <table:change-track-table-cell office:value-type="float" office:value="2"/>
            </table:cell-content-deletion>
            <table:change-deletion table:id="ct1053"/>
          </table:deletions>
        </table:deletion>
        <table:deletion table:id="ct1055" table:type="row" table:position="179" table:table="2">
          <office:change-info>
            <dc:creator>ricardo </dc:creator>
            <dc:date>2013-01-04T17:31:34</dc:date>
          </office:change-info>
          <table:deletions>
            <table:cell-content-deletion>
              <table:cell-address table:column="1" table:row="179" table:table="2"/>
              <table:change-track-table-cell office:value-type="string">
                <text:p>&lt;5</text:p>
              </table:change-track-table-cell>
            </table:cell-content-deletion>
            <table:cell-content-deletion>
              <table:cell-address table:column="4" table:row="179" table:table="2"/>
              <table:change-track-table-cell office:value-type="float" office:value="1"/>
            </table:cell-content-deletion>
            <table:change-deletion table:id="ct1054"/>
          </table:deletions>
        </table:deletion>
        <table:cell-content-change table:id="ct1056">
          <table:cell-address table:column="1" table:row="155" table:table="2"/>
          <office:change-info>
            <dc:creator>ricardo </dc:creator>
            <dc:date>2013-01-04T17:32:39</dc:date>
          </office:change-info>
          <table:previous table:id="ct4">
            <table:change-track-table-cell office:value-type="string">
              <text:p>The general mailing list is the place where the community<text:span text:style-name="T2"> members</text:span><text:span text:style-name="T3"> help themselves. </text:span></text:p>
            </table:change-track-table-cell>
          </table:previous>
        </table:cell-content-change>
        <table:deletion table:id="ct1057" table:type="row" table:position="157" table:table="2" table:multi-deletion-spanned="6">
          <office:change-info>
            <dc:creator>ricardo </dc:creator>
            <dc:date>2013-01-04T17:32:44</dc:date>
          </office:change-info>
          <table:deletions>
            <table:cell-content-deletion>
              <table:cell-address table:column="1" table:row="157" table:table="2"/>
              <table:change-track-table-cell office:value-type="string">
                <text:p>Test Score Specification</text:p>
              </table:change-track-table-cell>
            </table:cell-content-deletion>
            <table:cell-content-deletion>
              <table:cell-address table:column="4" table:row="157" table:table="2"/>
              <table:change-track-table-cell office:value-type="string">
                <text:p>Score</text:p>
              </table:change-track-table-cell>
            </table:cell-content-deletion>
          </table:deletions>
        </table:deletion>
        <table:deletion table:id="ct1058" table:type="row" table:position="157" table:table="2">
          <office:change-info>
            <dc:creator>ricardo </dc:creator>
            <dc:date>2013-01-04T17:32:44</dc:date>
          </office:change-info>
          <table:deletions>
            <table:cell-content-deletion>
              <table:cell-address table:column="1" table:row="157" table:table="2"/>
              <table:change-track-table-cell office:value-type="string">
                <text:p>&gt; 720 msg per month</text:p>
              </table:change-track-table-cell>
            </table:cell-content-deletion>
            <table:cell-content-deletion>
              <table:cell-address table:column="4" table:row="157" table:table="2"/>
              <table:change-track-table-cell office:value-type="float" office:value="5"/>
            </table:cell-content-deletion>
            <table:change-deletion table:id="ct1057"/>
          </table:deletions>
        </table:deletion>
        <table:deletion table:id="ct1059" table:type="row" table:position="157" table:table="2">
          <office:change-info>
            <dc:creator>ricardo </dc:creator>
            <dc:date>2013-01-04T17:32:44</dc:date>
          </office:change-info>
          <table:deletions>
            <table:cell-content-deletion>
              <table:cell-address table:column="1" table:row="157" table:table="2"/>
              <table:change-track-table-cell office:value-type="string">
                <text:p>[300 – 720) msg per month</text:p>
              </table:change-track-table-cell>
            </table:cell-content-deletion>
            <table:cell-content-deletion>
              <table:cell-address table:column="4" table:row="157" table:table="2"/>
              <table:change-track-table-cell office:value-type="float" office:value="4"/>
            </table:cell-content-deletion>
            <table:change-deletion table:id="ct1058"/>
          </table:deletions>
        </table:deletion>
        <table:deletion table:id="ct1060" table:type="row" table:position="157" table:table="2">
          <office:change-info>
            <dc:creator>ricardo </dc:creator>
            <dc:date>2013-01-04T17:32:44</dc:date>
          </office:change-info>
          <table:deletions>
            <table:cell-content-deletion>
              <table:cell-address table:column="1" table:row="157" table:table="2"/>
              <table:change-track-table-cell office:value-type="string">
                <text:p>[150 – 300) msg per month</text:p>
              </table:change-track-table-cell>
            </table:cell-content-deletion>
            <table:cell-content-deletion>
              <table:cell-address table:column="4" table:row="157" table:table="2"/>
              <table:change-track-table-cell office:value-type="float" office:value="3"/>
            </table:cell-content-deletion>
            <table:change-deletion table:id="ct1059"/>
          </table:deletions>
        </table:deletion>
        <table:deletion table:id="ct1061" table:type="row" table:position="157" table:table="2">
          <office:change-info>
            <dc:creator>ricardo </dc:creator>
            <dc:date>2013-01-04T17:32:44</dc:date>
          </office:change-info>
          <table:deletions>
            <table:cell-content-deletion>
              <table:cell-address table:column="1" table:row="157" table:table="2"/>
              <table:change-track-table-cell office:value-type="string">
                <text:p>[30 – 150) msg per month</text:p>
              </table:change-track-table-cell>
            </table:cell-content-deletion>
            <table:cell-content-deletion>
              <table:cell-address table:column="4" table:row="157" table:table="2"/>
              <table:change-track-table-cell office:value-type="float" office:value="2"/>
            </table:cell-content-deletion>
            <table:change-deletion table:id="ct1060"/>
          </table:deletions>
        </table:deletion>
        <table:deletion table:id="ct1062" table:type="row" table:position="157" table:table="2">
          <office:change-info>
            <dc:creator>ricardo </dc:creator>
            <dc:date>2013-01-04T17:32:44</dc:date>
          </office:change-info>
          <table:deletions>
            <table:cell-content-deletion>
              <table:cell-address table:column="1" table:row="157" table:table="2"/>
              <table:change-track-table-cell office:value-type="string">
                <text:p>&lt; 30 msg per month</text:p>
              </table:change-track-table-cell>
            </table:cell-content-deletion>
            <table:cell-content-deletion>
              <table:cell-address table:column="4" table:row="157" table:table="2"/>
              <table:change-track-table-cell office:value-type="float" office:value="1"/>
            </table:cell-content-deletion>
            <table:change-deletion table:id="ct1061"/>
          </table:deletions>
        </table:deletion>
        <table:deletion table:id="ct1063" table:type="row" table:position="153" table:table="2">
          <office:change-info>
            <dc:creator>ricardo </dc:creator>
            <dc:date>2013-01-04T17:33:33</dc:date>
          </office:change-info>
          <table:deletions>
            <table:cell-content-deletion table:id="ct857">
              <table:change-track-table-cell table:cell-address="'Category Rating and Metrics'.F154" table:formula="of:=[.D154]*[.E154]" office:value-type="float" office:value="0"/>
            </table:cell-content-deletion>
            <table:cell-content-deletion table:id="ct763">
              <table:change-track-table-cell office:value-type="float" office:value="0"/>
            </table:cell-content-deletion>
            <table:cell-content-deletion table:id="ct752">
              <table:change-track-table-cell office:value-type="string">
                <text:p>Compare with other projects or itself with other year results.</text:p>
              </table:change-track-table-cell>
            </table:cell-content-deletion>
            <table:change-deletion table:id="ct750"/>
          </table:deletions>
        </table:deletion>
        <table:deletion table:id="ct1064" table:type="row" table:position="153" table:table="2">
          <office:change-info>
            <dc:creator>ricardo </dc:creator>
            <dc:date>2013-01-04T17:33:36</dc:date>
          </office:change-info>
          <table:deletions>
            <table:change-deletion table:id="ct1063"/>
            <table:cell-content-deletion table:id="ct856">
              <table:change-track-table-cell/>
            </table:cell-content-deletion>
            <table:change-deletion table:id="ct751"/>
          </table:deletions>
        </table:deletion>
        <table:insertion table:id="ct1065" table:type="row" table:position="162" table:table="2">
          <office:change-info>
            <dc:creator>ricardo </dc:creator>
            <dc:date>2013-01-04T17:33:47</dc:date>
          </office:change-info>
          <table:dependencies>
            <table:dependency table:id="ct1069"/>
          </table:dependencies>
        </table:insertion>
        <table:insertion table:id="ct1066" table:type="row" table:position="161" table:table="2">
          <office:change-info>
            <dc:creator>ricardo </dc:creator>
            <dc:date>2013-01-04T17:33:49</dc:date>
          </office:change-info>
          <table:dependencies>
            <table:dependency table:id="ct1068"/>
          </table:dependencies>
        </table:insertion>
        <table:insertion table:id="ct1067" table:type="row" table:position="160" table:table="2">
          <office:change-info>
            <dc:creator>ricardo </dc:creator>
            <dc:date>2013-01-04T17:33:50</dc:date>
          </office:change-info>
        </table:insertion>
        <table:cell-content-change table:id="ct1068">
          <table:cell-address table:column="1" table:row="161" table:table="2"/>
          <office:change-info>
            <dc:creator>ricardo </dc:creator>
            <dc:date>2013-01-04T17:33:52</dc:date>
          </office:change-info>
          <table:previous>
            <table:change-track-table-cell/>
          </table:previous>
        </table:cell-content-change>
        <table:cell-content-change table:id="ct1069">
          <table:cell-address table:column="1" table:row="162" table:table="2"/>
          <office:change-info>
            <dc:creator>ricardo </dc:creator>
            <dc:date>2013-01-04T17:33:52</dc:date>
          </office:change-info>
          <table:previous>
            <table:change-track-table-cell/>
          </table:previous>
        </table:cell-content-change>
        <table:cell-content-change table:id="ct1070">
          <table:cell-address table:column="1" table:row="155" table:table="2"/>
          <office:change-info>
            <dc:creator>ricardo </dc:creator>
            <dc:date>2013-01-04T17:34:23</dc:date>
          </office:change-info>
          <table:previous table:id="ct1056">
            <table:change-track-table-cell office:value-type="string">
              <text:p>The general mailing list is the place where the community<text:span text:style-name="T2"> members</text:span><text:span text:style-name="T3"> help themselves. Its a comparison with six months before.</text:span></text:p>
            </table:change-track-table-cell>
          </table:previous>
        </table:cell-content-change>
        <table:cell-content-change table:id="ct1071">
          <table:cell-address table:column="1" table:row="160" table:table="2"/>
          <office:change-info>
            <dc:creator>ricardo </dc:creator>
            <dc:date>2013-01-04T17:34:37</dc:date>
          </office:change-info>
          <table:previous table:id="ct754">
            <table:change-track-table-cell office:value-type="string">
              <text:p>Compare with other projects or itself with other year results.</text:p>
            </table:change-track-table-cell>
          </table:previous>
        </table:cell-content-change>
        <table:cell-content-change table:id="ct1072">
          <table:cell-address table:column="3" table:row="160" table:table="2"/>
          <office:change-info>
            <dc:creator>ricardo </dc:creator>
            <dc:date>2013-01-04T17:34:37</dc:date>
          </office:change-info>
          <table:previous table:id="ct762">
            <table:change-track-table-cell office:value-type="float" office:value="0"/>
          </table:previous>
        </table:cell-content-change>
        <table:cell-content-change table:id="ct1073">
          <table:cell-address table:column="5" table:row="160" table:table="2"/>
          <office:change-info>
            <dc:creator>ricardo </dc:creator>
            <dc:date>2013-01-04T17:34:37</dc:date>
          </office:change-info>
          <table:previous table:id="ct858">
            <table:change-track-table-cell table:cell-address="'Category Rating and Metrics'.F161" table:formula="of:=[.D161]*[.E161]" office:value-type="float" office:value="0"/>
          </table:previous>
        </table:cell-content-change>
        <table:cell-content-change table:id="ct1074">
          <table:cell-address table:column="1" table:row="193" table:table="2"/>
          <office:change-info>
            <dc:creator>ricardo </dc:creator>
            <dc:date>2013-01-04T17:35:28</dc:date>
          </office:change-info>
          <table:previous>
            <table:change-track-table-cell office:value-type="string">
              <text:p>The project driver performs project management, resource (money) gathering, etc</text:p>
            </table:change-track-table-cell>
          </table:previous>
        </table:cell-content-change>
        <table:cell-content-change table:id="ct1075">
          <table:cell-address table:column="1" table:row="184" table:table="2"/>
          <office:change-info>
            <dc:creator>ricardo </dc:creator>
            <dc:date>2013-01-04T17:35:40</dc:date>
          </office:change-info>
          <table:previous table:id="ct757">
            <table:change-track-table-cell office:value-type="string">
              <text:p>Several levels of documentation (user, development, translator, languages)</text:p>
            </table:change-track-table-cell>
          </table:previous>
        </table:cell-content-change>
        <table:cell-content-change table:id="ct1076">
          <table:cell-address table:column="1" table:row="193" table:table="2"/>
          <office:change-info>
            <dc:creator>ricardo </dc:creator>
            <dc:date>2013-01-04T17:35:53</dc:date>
          </office:change-info>
          <table:previous table:id="ct1074">
            <table:change-track-table-cell/>
          </table:previous>
        </table:cell-content-change>
        <table:cell-content-change table:id="ct1077">
          <table:cell-address table:column="1" table:row="136" table:table="2"/>
          <office:change-info>
            <dc:creator>ricardo </dc:creator>
            <dc:date>2013-01-04T17:36:38</dc:date>
          </office:change-info>
          <table:previous>
            <table:change-track-table-cell office:value-type="string">
              <text:p>Metric Name</text:p>
            </table:change-track-table-cell>
          </table:previous>
        </table:cell-content-change>
        <table:cell-content-change table:id="ct1078">
          <table:cell-address table:column="1" table:row="137" table:table="2"/>
          <office:change-info>
            <dc:creator>ricardo </dc:creator>
            <dc:date>2013-01-04T17:36:38</dc:date>
          </office:change-info>
          <table:previous table:id="ct227">
            <table:change-track-table-cell office:value-type="string">
              <text:p>Documentation</text:p>
            </table:change-track-table-cell>
          </table:previous>
        </table:cell-content-change>
        <table:cell-content-change table:id="ct1079">
          <table:cell-address table:column="1" table:row="138" table:table="2"/>
          <office:change-info>
            <dc:creator>ricardo </dc:creator>
            <dc:date>2013-01-04T17:36:38</dc:date>
          </office:change-info>
          <table:previous table:id="ct740">
            <table:change-track-table-cell office:value-type="string">
              <text:p>Online tutorials</text:p>
            </table:change-track-table-cell>
          </table:previous>
        </table:cell-content-change>
        <table:cell-content-change table:id="ct1080">
          <table:cell-address table:column="1" table:row="139" table:table="2"/>
          <office:change-info>
            <dc:creator>ricardo </dc:creator>
            <dc:date>2013-01-04T17:36:38</dc:date>
          </office:change-info>
          <table:previous table:id="ct741">
            <table:change-track-table-cell office:value-type="string">
              <text:p>Offline tutorials</text:p>
            </table:change-track-table-cell>
          </table:previous>
        </table:cell-content-change>
        <table:cell-content-change table:id="ct1081">
          <table:cell-address table:column="1" table:row="140" table:table="2"/>
          <office:change-info>
            <dc:creator>ricardo </dc:creator>
            <dc:date>2013-01-04T17:36:38</dc:date>
          </office:change-info>
          <table:previous table:id="ct742">
            <table:change-track-table-cell office:value-type="string">
              <text:p>Hello World</text:p>
            </table:change-track-table-cell>
          </table:previous>
        </table:cell-content-change>
        <table:cell-content-change table:id="ct1082">
          <table:cell-address table:column="1" table:row="141" table:table="2"/>
          <office:change-info>
            <dc:creator>ricardo </dc:creator>
            <dc:date>2013-01-04T17:36:38</dc:date>
          </office:change-info>
          <table:previous table:id="ct743">
            <table:change-track-table-cell office:value-type="string">
              <text:p>Books from the author, authors or company.</text:p>
            </table:change-track-table-cell>
          </table:previous>
        </table:cell-content-change>
        <table:cell-content-change table:id="ct1083">
          <table:cell-address table:column="1" table:row="142" table:table="2"/>
          <office:change-info>
            <dc:creator>ricardo </dc:creator>
            <dc:date>2013-01-04T17:36:38</dc:date>
          </office:change-info>
          <table:previous table:id="ct744">
            <table:change-track-table-cell office:value-type="string">
              <text:p><text:s/>Languages</text:p>
            </table:change-track-table-cell>
          </table:previous>
        </table:cell-content-change>
        <table:cell-content-change table:id="ct1084">
          <table:cell-address table:column="1" table:row="144" table:table="2"/>
          <office:change-info>
            <dc:creator>ricardo </dc:creator>
            <dc:date>2013-01-04T17:36:38</dc:date>
          </office:change-info>
          <table:previous>
            <table:change-track-table-cell office:value-type="string">
              <text:p>Test Description</text:p>
            </table:change-track-table-cell>
          </table:previous>
        </table:cell-content-change>
        <table:cell-content-change table:id="ct1085">
          <table:cell-address table:column="1" table:row="145" table:table="2"/>
          <office:change-info>
            <dc:creator>ricardo </dc:creator>
            <dc:date>2013-01-04T17:36:38</dc:date>
          </office:change-info>
          <table:previous>
            <table:change-track-table-cell office:value-type="string">
              <text:p>This measures that through a real-world deployment, that the software is scalable and tested in real use.</text:p>
            </table:change-track-table-cell>
          </table:previous>
        </table:cell-content-change>
        <table:cell-content-change table:id="ct1086">
          <table:cell-address table:column="1" table:row="147" table:table="2"/>
          <office:change-info>
            <dc:creator>ricardo </dc:creator>
            <dc:date>2013-01-04T17:36:38</dc:date>
          </office:change-info>
          <table:previous>
            <table:change-track-table-cell office:value-type="string">
              <text:p>Test Score Specification</text:p>
            </table:change-track-table-cell>
          </table:previous>
        </table:cell-content-change>
        <table:cell-content-change table:id="ct1087">
          <table:cell-address table:column="1" table:row="147" table:table="2"/>
          <office:change-info>
            <dc:creator>ricardo </dc:creator>
            <dc:date>2013-01-04T17:36:38</dc:date>
          </office:change-info>
          <table:previous>
            <table:change-track-table-cell office:value-type="string">
              <text:p>Yes, with publish users size</text:p>
            </table:change-track-table-cell>
          </table:previous>
        </table:cell-content-change>
        <table:cell-content-change table:id="ct1088">
          <table:cell-address table:column="1" table:row="147" table:table="2"/>
          <office:change-info>
            <dc:creator>ricardo </dc:creator>
            <dc:date>2013-01-04T17:36:38</dc:date>
          </office:change-info>
          <table:previous>
            <table:change-track-table-cell office:value-type="string">
              <text:p>Yes</text:p>
            </table:change-track-table-cell>
          </table:previous>
        </table:cell-content-change>
        <table:cell-content-change table:id="ct1089">
          <table:cell-address table:column="1" table:row="147" table:table="2"/>
          <office:change-info>
            <dc:creator>ricardo </dc:creator>
            <dc:date>2013-01-04T17:36:38</dc:date>
          </office:change-info>
          <table:previous>
            <table:change-track-table-cell office:value-type="string">
              <text:p>No</text:p>
            </table:change-track-table-cell>
          </table:previous>
        </table:cell-content-change>
        <table:cell-content-change table:id="ct1090">
          <table:cell-address table:column="2" table:row="136" table:table="2"/>
          <office:change-info>
            <dc:creator>ricardo </dc:creator>
            <dc:date>2013-01-04T17:36:38</dc:date>
          </office:change-info>
          <table:previous>
            <table:change-track-table-cell office:value-type="string">
              <text:p>Raw Score</text:p>
            </table:change-track-table-cell>
          </table:previous>
        </table:cell-content-change>
        <table:cell-content-change table:id="ct1091">
          <table:cell-address table:column="3" table:row="136" table:table="2"/>
          <office:change-info>
            <dc:creator>ricardo </dc:creator>
            <dc:date>2013-01-04T17:36:38</dc:date>
          </office:change-info>
          <table:previous>
            <table:change-track-table-cell office:value-type="string">
              <text:p>Weight</text:p>
            </table:change-track-table-cell>
          </table:previous>
        </table:cell-content-change>
        <table:cell-content-change table:id="ct1092">
          <table:cell-address table:column="3" table:row="137" table:table="2"/>
          <office:change-info>
            <dc:creator>ricardo </dc:creator>
            <dc:date>2013-01-04T17:36:38</dc:date>
          </office:change-info>
          <table:previous>
            <table:change-track-table-cell office:value-type="float" office:value="0"/>
          </table:previous>
        </table:cell-content-change>
        <table:cell-content-change table:id="ct1093">
          <table:cell-address table:column="3" table:row="138" table:table="2"/>
          <office:change-info>
            <dc:creator>ricardo </dc:creator>
            <dc:date>2013-01-04T17:36:38</dc:date>
          </office:change-info>
          <table:previous table:id="ct745">
            <table:change-track-table-cell office:value-type="float" office:value="0"/>
          </table:previous>
        </table:cell-content-change>
        <table:cell-content-change table:id="ct1094">
          <table:cell-address table:column="3" table:row="139" table:table="2"/>
          <office:change-info>
            <dc:creator>ricardo </dc:creator>
            <dc:date>2013-01-04T17:36:38</dc:date>
          </office:change-info>
          <table:previous table:id="ct746">
            <table:change-track-table-cell office:value-type="float" office:value="0"/>
          </table:previous>
        </table:cell-content-change>
        <table:cell-content-change table:id="ct1095">
          <table:cell-address table:column="3" table:row="140" table:table="2"/>
          <office:change-info>
            <dc:creator>ricardo </dc:creator>
            <dc:date>2013-01-04T17:36:38</dc:date>
          </office:change-info>
          <table:previous table:id="ct747">
            <table:change-track-table-cell office:value-type="float" office:value="0"/>
          </table:previous>
        </table:cell-content-change>
        <table:cell-content-change table:id="ct1096">
          <table:cell-address table:column="3" table:row="141" table:table="2"/>
          <office:change-info>
            <dc:creator>ricardo </dc:creator>
            <dc:date>2013-01-04T17:36:38</dc:date>
          </office:change-info>
          <table:previous table:id="ct748">
            <table:change-track-table-cell office:value-type="float" office:value="0"/>
          </table:previous>
        </table:cell-content-change>
        <table:cell-content-change table:id="ct1097">
          <table:cell-address table:column="3" table:row="142" table:table="2"/>
          <office:change-info>
            <dc:creator>ricardo </dc:creator>
            <dc:date>2013-01-04T17:36:38</dc:date>
          </office:change-info>
          <table:previous table:id="ct749">
            <table:change-track-table-cell office:value-type="float" office:value="0"/>
          </table:previous>
        </table:cell-content-change>
        <table:cell-content-change table:id="ct1098">
          <table:cell-address table:column="4" table:row="136" table:table="2"/>
          <office:change-info>
            <dc:creator>ricardo </dc:creator>
            <dc:date>2013-01-04T17:36:38</dc:date>
          </office:change-info>
          <table:previous>
            <table:change-track-table-cell office:value-type="string">
              <text:p>Unweighted Score</text:p>
            </table:change-track-table-cell>
          </table:previous>
        </table:cell-content-change>
        <table:cell-content-change table:id="ct1099">
          <table:cell-address table:column="4" table:row="137" table:table="2"/>
          <office:change-info>
            <dc:creator>ricardo </dc:creator>
            <dc:date>2013-01-04T17:36:38</dc:date>
          </office:change-info>
          <table:previous>
            <table:change-track-table-cell office:value-type="float" office:value="0"/>
          </table:previous>
        </table:cell-content-change>
        <table:cell-content-change table:id="ct1100">
          <table:cell-address table:column="4" table:row="147" table:table="2"/>
          <office:change-info>
            <dc:creator>ricardo </dc:creator>
            <dc:date>2013-01-04T17:36:38</dc:date>
          </office:change-info>
          <table:previous>
            <table:change-track-table-cell office:value-type="string">
              <text:p>Score</text:p>
            </table:change-track-table-cell>
          </table:previous>
        </table:cell-content-change>
        <table:cell-content-change table:id="ct1101">
          <table:cell-address table:column="4" table:row="147" table:table="2"/>
          <office:change-info>
            <dc:creator>ricardo </dc:creator>
            <dc:date>2013-01-04T17:36:38</dc:date>
          </office:change-info>
          <table:previous>
            <table:change-track-table-cell office:value-type="float" office:value="5"/>
          </table:previous>
        </table:cell-content-change>
        <table:cell-content-change table:id="ct1102">
          <table:cell-address table:column="4" table:row="147" table:table="2"/>
          <office:change-info>
            <dc:creator>ricardo </dc:creator>
            <dc:date>2013-01-04T17:36:38</dc:date>
          </office:change-info>
          <table:previous>
            <table:change-track-table-cell office:value-type="float" office:value="3"/>
          </table:previous>
        </table:cell-content-change>
        <table:cell-content-change table:id="ct1103">
          <table:cell-address table:column="4" table:row="147" table:table="2"/>
          <office:change-info>
            <dc:creator>ricardo </dc:creator>
            <dc:date>2013-01-04T17:36:38</dc:date>
          </office:change-info>
          <table:previous>
            <table:change-track-table-cell office:value-type="float" office:value="1"/>
          </table:previous>
        </table:cell-content-change>
        <table:cell-content-change table:id="ct1104">
          <table:cell-address table:column="5" table:row="136" table:table="2"/>
          <office:change-info>
            <dc:creator>ricardo </dc:creator>
            <dc:date>2013-01-04T17:36:38</dc:date>
          </office:change-info>
          <table:previous>
            <table:change-track-table-cell office:value-type="string">
              <text:p>Weighted Score</text:p>
            </table:change-track-table-cell>
          </table:previous>
        </table:cell-content-change>
        <table:cell-content-change table:id="ct1105">
          <table:cell-address table:column="5" table:row="137" table:table="2"/>
          <office:change-info>
            <dc:creator>ricardo </dc:creator>
            <dc:date>2013-01-04T17:36:38</dc:date>
          </office:change-info>
          <table:previous>
            <table:change-track-table-cell table:cell-address="'Category Rating and Metrics'.F138" table:formula="of:=[.D138]*[.E138]" office:value-type="float" office:value="2.4"/>
          </table:previous>
        </table:cell-content-change>
        <table:cell-content-change table:id="ct1106">
          <table:cell-address table:column="5" table:row="138" table:table="2"/>
          <office:change-info>
            <dc:creator>ricardo </dc:creator>
            <dc:date>2013-01-04T17:36:38</dc:date>
          </office:change-info>
          <table:previous table:id="ct851">
            <table:change-track-table-cell table:cell-address="'Category Rating and Metrics'.F139" table:formula="of:=[.D139]*[.E139]" office:value-type="float" office:value="0"/>
          </table:previous>
        </table:cell-content-change>
        <table:cell-content-change table:id="ct1107">
          <table:cell-address table:column="5" table:row="139" table:table="2"/>
          <office:change-info>
            <dc:creator>ricardo </dc:creator>
            <dc:date>2013-01-04T17:36:38</dc:date>
          </office:change-info>
          <table:previous table:id="ct852">
            <table:change-track-table-cell table:cell-address="'Category Rating and Metrics'.F140" table:formula="of:=[.D140]*[.E140]" office:value-type="float" office:value="2"/>
          </table:previous>
        </table:cell-content-change>
        <table:cell-content-change table:id="ct1108">
          <table:cell-address table:column="5" table:row="140" table:table="2"/>
          <office:change-info>
            <dc:creator>ricardo </dc:creator>
            <dc:date>2013-01-04T17:36:38</dc:date>
          </office:change-info>
          <table:previous table:id="ct853">
            <table:change-track-table-cell table:cell-address="'Category Rating and Metrics'.F141" table:formula="of:=[.D141]*[.E141]" office:value-type="float" office:value="0.2"/>
          </table:previous>
        </table:cell-content-change>
        <table:cell-content-change table:id="ct1109">
          <table:cell-address table:column="5" table:row="141" table:table="2"/>
          <office:change-info>
            <dc:creator>ricardo </dc:creator>
            <dc:date>2013-01-04T17:36:38</dc:date>
          </office:change-info>
          <table:previous table:id="ct854">
            <table:change-track-table-cell table:cell-address="'Category Rating and Metrics'.F142" table:formula="of:=[.D142]*[.E142]" office:value-type="float" office:value="1"/>
          </table:previous>
        </table:cell-content-change>
        <table:cell-content-change table:id="ct1110">
          <table:cell-address table:column="5" table:row="142" table:table="2"/>
          <office:change-info>
            <dc:creator>ricardo </dc:creator>
            <dc:date>2013-01-04T17:36:38</dc:date>
          </office:change-info>
          <table:previous table:id="ct855">
            <table:change-track-table-cell table:cell-address="'Category Rating and Metrics'.F143" table:formula="of:=[.D143]*[.E143]" office:value-type="float" office:value="1.25"/>
          </table:previous>
        </table:cell-content-change>
        <table:cell-content-change table:id="ct1111">
          <table:cell-address table:column="1" table:row="136" table:table="2"/>
          <office:change-info>
            <dc:creator>ricardo </dc:creator>
            <dc:date>2013-01-04T17:36:51</dc:date>
          </office:change-info>
          <table:previous table:id="ct1077">
            <table:change-track-table-cell/>
          </table:previous>
        </table:cell-content-change>
        <table:cell-content-change table:id="ct1112">
          <table:cell-address table:column="1" table:row="137" table:table="2"/>
          <office:change-info>
            <dc:creator>ricardo </dc:creator>
            <dc:date>2013-01-04T17:36:51</dc:date>
          </office:change-info>
          <table:previous table:id="ct1078">
            <table:change-track-table-cell/>
          </table:previous>
        </table:cell-content-change>
        <table:cell-content-change table:id="ct1113">
          <table:cell-address table:column="1" table:row="139" table:table="2"/>
          <office:change-info>
            <dc:creator>ricardo </dc:creator>
            <dc:date>2013-01-04T17:36:51</dc:date>
          </office:change-info>
          <table:previous table:id="ct1080">
            <table:change-track-table-cell/>
          </table:previous>
        </table:cell-content-change>
        <table:cell-content-change table:id="ct1114">
          <table:cell-address table:column="1" table:row="140" table:table="2"/>
          <office:change-info>
            <dc:creator>ricardo </dc:creator>
            <dc:date>2013-01-04T17:36:51</dc:date>
          </office:change-info>
          <table:previous table:id="ct1081">
            <table:change-track-table-cell/>
          </table:previous>
        </table:cell-content-change>
        <table:cell-content-change table:id="ct1115">
          <table:cell-address table:column="1" table:row="141" table:table="2"/>
          <office:change-info>
            <dc:creator>ricardo </dc:creator>
            <dc:date>2013-01-04T17:36:51</dc:date>
          </office:change-info>
          <table:previous table:id="ct1082">
            <table:change-track-table-cell/>
          </table:previous>
        </table:cell-content-change>
        <table:cell-content-change table:id="ct1116">
          <table:cell-address table:column="1" table:row="142" table:table="2"/>
          <office:change-info>
            <dc:creator>ricardo </dc:creator>
            <dc:date>2013-01-04T17:36:51</dc:date>
          </office:change-info>
          <table:previous table:id="ct1083">
            <table:change-track-table-cell/>
          </table:previous>
        </table:cell-content-change>
        <table:cell-content-change table:id="ct1117">
          <table:cell-address table:column="1" table:row="143" table:table="2"/>
          <office:change-info>
            <dc:creator>ricardo </dc:creator>
            <dc:date>2013-01-04T17:36:51</dc:date>
          </office:change-info>
          <table:previous>
            <table:change-track-table-cell/>
          </table:previous>
        </table:cell-content-change>
        <table:cell-content-change table:id="ct1118">
          <table:cell-address table:column="1" table:row="145" table:table="2"/>
          <office:change-info>
            <dc:creator>ricardo </dc:creator>
            <dc:date>2013-01-04T17:36:51</dc:date>
          </office:change-info>
          <table:previous table:id="ct1085">
            <table:change-track-table-cell/>
          </table:previous>
        </table:cell-content-change>
        <table:cell-content-change table:id="ct1119">
          <table:cell-address table:column="1" table:row="146" table:table="2"/>
          <office:change-info>
            <dc:creator>ricardo </dc:creator>
            <dc:date>2013-01-04T17:36:51</dc:date>
          </office:change-info>
          <table:previous>
            <table:change-track-table-cell/>
          </table:previous>
        </table:cell-content-change>
        <table:cell-content-change table:id="ct1120">
          <table:cell-address table:column="2" table:row="136" table:table="2"/>
          <office:change-info>
            <dc:creator>ricardo </dc:creator>
            <dc:date>2013-01-04T17:36:51</dc:date>
          </office:change-info>
          <table:previous table:id="ct1090">
            <table:change-track-table-cell/>
          </table:previous>
        </table:cell-content-change>
        <table:cell-content-change table:id="ct1121">
          <table:cell-address table:column="2" table:row="137" table:table="2"/>
          <office:change-info>
            <dc:creator>ricardo </dc:creator>
            <dc:date>2013-01-04T17:36:51</dc:date>
          </office:change-info>
          <table:previous>
            <table:change-track-table-cell/>
          </table:previous>
        </table:cell-content-change>
        <table:cell-content-change table:id="ct1122">
          <table:cell-address table:column="3" table:row="136" table:table="2"/>
          <office:change-info>
            <dc:creator>ricardo </dc:creator>
            <dc:date>2013-01-04T17:36:51</dc:date>
          </office:change-info>
          <table:previous table:id="ct1091">
            <table:change-track-table-cell/>
          </table:previous>
        </table:cell-content-change>
        <table:cell-content-change table:id="ct1123">
          <table:cell-address table:column="3" table:row="137" table:table="2"/>
          <office:change-info>
            <dc:creator>ricardo </dc:creator>
            <dc:date>2013-01-04T17:36:51</dc:date>
          </office:change-info>
          <table:previous table:id="ct1092">
            <table:change-track-table-cell/>
          </table:previous>
        </table:cell-content-change>
        <table:cell-content-change table:id="ct1124">
          <table:cell-address table:column="3" table:row="139" table:table="2"/>
          <office:change-info>
            <dc:creator>ricardo </dc:creator>
            <dc:date>2013-01-04T17:36:51</dc:date>
          </office:change-info>
          <table:previous table:id="ct1094">
            <table:change-track-table-cell/>
          </table:previous>
        </table:cell-content-change>
        <table:cell-content-change table:id="ct1125">
          <table:cell-address table:column="3" table:row="140" table:table="2"/>
          <office:change-info>
            <dc:creator>ricardo </dc:creator>
            <dc:date>2013-01-04T17:36:51</dc:date>
          </office:change-info>
          <table:previous table:id="ct1095">
            <table:change-track-table-cell/>
          </table:previous>
        </table:cell-content-change>
        <table:cell-content-change table:id="ct1126">
          <table:cell-address table:column="3" table:row="141" table:table="2"/>
          <office:change-info>
            <dc:creator>ricardo </dc:creator>
            <dc:date>2013-01-04T17:36:51</dc:date>
          </office:change-info>
          <table:previous table:id="ct1096">
            <table:change-track-table-cell/>
          </table:previous>
        </table:cell-content-change>
        <table:cell-content-change table:id="ct1127">
          <table:cell-address table:column="3" table:row="142" table:table="2"/>
          <office:change-info>
            <dc:creator>ricardo </dc:creator>
            <dc:date>2013-01-04T17:36:51</dc:date>
          </office:change-info>
          <table:previous table:id="ct1097">
            <table:change-track-table-cell/>
          </table:previous>
        </table:cell-content-change>
        <table:cell-content-change table:id="ct1128">
          <table:cell-address table:column="3" table:row="143" table:table="2"/>
          <office:change-info>
            <dc:creator>ricardo </dc:creator>
            <dc:date>2013-01-04T17:36:51</dc:date>
          </office:change-info>
          <table:previous>
            <table:change-track-table-cell/>
          </table:previous>
        </table:cell-content-change>
        <table:cell-content-change table:id="ct1129">
          <table:cell-address table:column="4" table:row="136" table:table="2"/>
          <office:change-info>
            <dc:creator>ricardo </dc:creator>
            <dc:date>2013-01-04T17:36:51</dc:date>
          </office:change-info>
          <table:previous table:id="ct1098">
            <table:change-track-table-cell/>
          </table:previous>
        </table:cell-content-change>
        <table:cell-content-change table:id="ct1130">
          <table:cell-address table:column="4" table:row="137" table:table="2"/>
          <office:change-info>
            <dc:creator>ricardo </dc:creator>
            <dc:date>2013-01-04T17:36:51</dc:date>
          </office:change-info>
          <table:previous table:id="ct1099">
            <table:change-track-table-cell/>
          </table:previous>
        </table:cell-content-change>
        <table:cell-content-change table:id="ct1131">
          <table:cell-address table:column="4" table:row="139" table:table="2"/>
          <office:change-info>
            <dc:creator>ricardo </dc:creator>
            <dc:date>2013-01-04T17:36:51</dc:date>
          </office:change-info>
          <table:previous>
            <table:change-track-table-cell/>
          </table:previous>
        </table:cell-content-change>
        <table:cell-content-change table:id="ct1132">
          <table:cell-address table:column="4" table:row="140" table:table="2"/>
          <office:change-info>
            <dc:creator>ricardo </dc:creator>
            <dc:date>2013-01-04T17:36:51</dc:date>
          </office:change-info>
          <table:previous>
            <table:change-track-table-cell/>
          </table:previous>
        </table:cell-content-change>
        <table:cell-content-change table:id="ct1133">
          <table:cell-address table:column="4" table:row="141" table:table="2"/>
          <office:change-info>
            <dc:creator>ricardo </dc:creator>
            <dc:date>2013-01-04T17:36:51</dc:date>
          </office:change-info>
          <table:previous>
            <table:change-track-table-cell/>
          </table:previous>
        </table:cell-content-change>
        <table:cell-content-change table:id="ct1134">
          <table:cell-address table:column="4" table:row="142" table:table="2"/>
          <office:change-info>
            <dc:creator>ricardo </dc:creator>
            <dc:date>2013-01-04T17:36:51</dc:date>
          </office:change-info>
          <table:previous>
            <table:change-track-table-cell/>
          </table:previous>
        </table:cell-content-change>
        <table:cell-content-change table:id="ct1135">
          <table:cell-address table:column="4" table:row="143" table:table="2"/>
          <office:change-info>
            <dc:creator>ricardo </dc:creator>
            <dc:date>2013-01-04T17:36:51</dc:date>
          </office:change-info>
          <table:previous>
            <table:change-track-table-cell/>
          </table:previous>
        </table:cell-content-change>
        <table:cell-content-change table:id="ct1136">
          <table:cell-address table:column="5" table:row="136" table:table="2"/>
          <office:change-info>
            <dc:creator>ricardo </dc:creator>
            <dc:date>2013-01-04T17:36:51</dc:date>
          </office:change-info>
          <table:previous table:id="ct1104">
            <table:change-track-table-cell/>
          </table:previous>
        </table:cell-content-change>
        <table:cell-content-change table:id="ct1137">
          <table:cell-address table:column="5" table:row="137" table:table="2"/>
          <office:change-info>
            <dc:creator>ricardo </dc:creator>
            <dc:date>2013-01-04T17:36:51</dc:date>
          </office:change-info>
          <table:previous table:id="ct1105">
            <table:change-track-table-cell/>
          </table:previous>
        </table:cell-content-change>
        <table:cell-content-change table:id="ct1138">
          <table:cell-address table:column="5" table:row="139" table:table="2"/>
          <office:change-info>
            <dc:creator>ricardo </dc:creator>
            <dc:date>2013-01-04T17:36:51</dc:date>
          </office:change-info>
          <table:previous table:id="ct1107">
            <table:change-track-table-cell/>
          </table:previous>
        </table:cell-content-change>
        <table:cell-content-change table:id="ct1139">
          <table:cell-address table:column="5" table:row="140" table:table="2"/>
          <office:change-info>
            <dc:creator>ricardo </dc:creator>
            <dc:date>2013-01-04T17:36:51</dc:date>
          </office:change-info>
          <table:previous table:id="ct1108">
            <table:change-track-table-cell/>
          </table:previous>
        </table:cell-content-change>
        <table:cell-content-change table:id="ct1140">
          <table:cell-address table:column="5" table:row="141" table:table="2"/>
          <office:change-info>
            <dc:creator>ricardo </dc:creator>
            <dc:date>2013-01-04T17:36:51</dc:date>
          </office:change-info>
          <table:previous table:id="ct1109">
            <table:change-track-table-cell/>
          </table:previous>
        </table:cell-content-change>
        <table:cell-content-change table:id="ct1141">
          <table:cell-address table:column="5" table:row="142" table:table="2"/>
          <office:change-info>
            <dc:creator>ricardo </dc:creator>
            <dc:date>2013-01-04T17:36:51</dc:date>
          </office:change-info>
          <table:previous table:id="ct1110">
            <table:change-track-table-cell/>
          </table:previous>
        </table:cell-content-change>
        <table:cell-content-change table:id="ct1142">
          <table:cell-address table:column="5" table:row="143" table:table="2"/>
          <office:change-info>
            <dc:creator>ricardo </dc:creator>
            <dc:date>2013-01-04T17:36:51</dc:date>
          </office:change-info>
          <table:previous>
            <table:change-track-table-cell/>
          </table:previous>
        </table:cell-content-change>
        <table:cell-content-change table:id="ct1143">
          <table:cell-address table:column="5" table:row="124" table:table="2"/>
          <office:change-info>
            <dc:creator>ricardo </dc:creator>
            <dc:date>2013-01-04T17:37:19</dc:date>
          </office:change-info>
          <table:previous>
            <table:change-track-table-cell table:cell-address="'Category Rating and Metrics'.F125" table:formula="of:=SUM([.F128:.F147])" office:value-type="float" office:value="11.2"/>
          </table:previous>
        </table:cell-content-change>
        <table:cell-content-change table:id="ct1144">
          <table:cell-address table:column="4" table:row="124" table:table="2"/>
          <office:change-info>
            <dc:creator>ricardo </dc:creator>
            <dc:date>2013-01-04T17:37:28</dc:date>
          </office:change-info>
          <table:previous>
            <table:change-track-table-cell table:cell-address="'Category Rating and Metrics'.E125" table:formula="of:=#REF!" office:value-type="float" office:value="0"/>
          </table:previous>
        </table:cell-content-change>
        <table:cell-content-change table:id="ct1145">
          <table:cell-address table:column="3" table:row="137" table:table="2"/>
          <office:change-info>
            <dc:creator>ricardo </dc:creator>
            <dc:date>2013-01-04T17:37:44</dc:date>
          </office:change-info>
          <table:previous table:id="ct1123">
            <table:change-track-table-cell office:value-type="float" office:value="1"/>
          </table:previous>
        </table:cell-content-change>
        <table:cell-content-change table:id="ct1146">
          <table:cell-address table:column="3" table:row="137" table:table="2"/>
          <office:change-info>
            <dc:creator>ricardo </dc:creator>
            <dc:date>2013-01-04T17:37:49</dc:date>
          </office:change-info>
          <table:previous table:id="ct1145">
            <table:change-track-table-cell office:value-type="float" office:value="65"/>
          </table:previous>
        </table:cell-content-change>
        <table:cell-content-change table:id="ct1147">
          <table:cell-address table:column="3" table:row="127" table:table="2"/>
          <office:change-info>
            <dc:creator>ricardo </dc:creator>
            <dc:date>2013-01-04T17:37:58</dc:date>
          </office:change-info>
          <table:previous>
            <table:change-track-table-cell office:value-type="float" office:value="0"/>
          </table:previous>
        </table:cell-content-change>
        <table:cell-content-change table:id="ct1148">
          <table:cell-address table:column="3" table:row="127" table:table="2"/>
          <office:change-info>
            <dc:creator>ricardo </dc:creator>
            <dc:date>2013-01-04T17:38:11</dc:date>
          </office:change-info>
          <table:previous table:id="ct1147">
            <table:change-track-table-cell office:value-type="float" office:value="0.35"/>
          </table:previous>
        </table:cell-content-change>
        <table:cell-content-change table:id="ct1149">
          <table:cell-address table:column="3" table:row="137" table:table="2"/>
          <office:change-info>
            <dc:creator>ricardo </dc:creator>
            <dc:date>2013-01-04T17:38:15</dc:date>
          </office:change-info>
          <table:previous table:id="ct1146">
            <table:change-track-table-cell office:value-type="float" office:value="0.65"/>
          </table:previous>
        </table:cell-content-change>
        <table:insertion table:id="ct1150" table:type="row" table:position="128" table:table="2">
          <office:change-info>
            <dc:creator>ricardo </dc:creator>
            <dc:date>2013-01-04T17:38:20</dc:date>
          </office:change-info>
        </table:insertion>
        <table:cell-content-change table:id="ct1151">
          <table:cell-address table:column="1" table:row="177" table:table="2"/>
          <office:change-info>
            <dc:creator>ricardo </dc:creator>
            <dc:date>2013-01-04T17:40:14</dc:date>
          </office:change-info>
          <table:previous>
            <table:change-track-table-cell office:value-type="string">
              <text:p>Usually code contributors promote community building surrounding the project. The more code contributors, the better the community support.</text:p>
            </table:change-track-table-cell>
          </table:previous>
        </table:cell-content-change>
        <table:insertion table:id="ct1152" table:type="row" table:position="173" table:table="2">
          <office:change-info>
            <dc:creator>ricardo </dc:creator>
            <dc:date>2013-01-04T17:45:34</dc:date>
          </office:change-info>
          <table:dependencies>
            <table:dependency table:id="ct1330"/>
            <table:dependency table:id="ct1328"/>
            <table:dependency table:id="ct1156"/>
            <table:dependency table:id="ct1155"/>
            <table:dependency table:id="ct1154"/>
            <table:dependency table:id="ct1153"/>
          </table:dependencies>
        </table:insertion>
        <table:cell-content-change table:id="ct1153">
          <table:cell-address table:column="1" table:row="173" table:table="2"/>
          <office:change-info>
            <dc:creator>ricardo </dc:creator>
            <dc:date>2013-01-04T17:45:37</dc:date>
          </office:change-info>
          <table:previous>
            <table:change-track-table-cell/>
          </table:previous>
        </table:cell-content-change>
        <table:cell-content-change table:id="ct1154">
          <table:cell-address table:column="3" table:row="173" table:table="2"/>
          <office:change-info>
            <dc:creator>ricardo </dc:creator>
            <dc:date>2013-01-04T17:45:37</dc:date>
          </office:change-info>
          <table:previous>
            <table:change-track-table-cell/>
          </table:previous>
        </table:cell-content-change>
        <table:cell-content-change table:id="ct1155">
          <table:cell-address table:column="4" table:row="173" table:table="2"/>
          <office:change-info>
            <dc:creator>ricardo </dc:creator>
            <dc:date>2013-01-04T17:45:37</dc:date>
          </office:change-info>
          <table:previous>
            <table:change-track-table-cell/>
          </table:previous>
        </table:cell-content-change>
        <table:cell-content-change table:id="ct1156">
          <table:cell-address table:column="5" table:row="173" table:table="2"/>
          <office:change-info>
            <dc:creator>ricardo </dc:creator>
            <dc:date>2013-01-04T17:45:37</dc:date>
          </office:change-info>
          <table:previous>
            <table:change-track-table-cell/>
          </table:previous>
        </table:cell-content-change>
        <table:cell-content-change table:id="ct1157">
          <table:cell-address table:column="1" table:row="171" table:table="2"/>
          <office:change-info>
            <dc:creator>ricardo </dc:creator>
            <dc:date>2013-01-04T17:45:48</dc:date>
          </office:change-info>
          <table:previous table:id="ct222">
            <table:change-track-table-cell office:value-type="string">
              <text:p>Is still the original developer/team active nowadays? </text:p>
            </table:change-track-table-cell>
          </table:previous>
        </table:cell-content-change>
        <table:insertion table:id="ct1158" table:type="row" table:position="172" table:table="2">
          <office:change-info>
            <dc:creator>ricardo </dc:creator>
            <dc:date>2013-01-04T17:45:51</dc:date>
          </office:change-info>
        </table:insertion>
        <table:deletion table:id="ct1159" table:type="row" table:position="160" table:table="2">
          <office:change-info>
            <dc:creator>ricardo </dc:creator>
            <dc:date>2013-01-04T17:46:49</dc:date>
          </office:change-info>
          <table:deletions>
            <table:cell-content-deletion table:id="ct1073">
              <table:change-track-table-cell/>
            </table:cell-content-deletion>
            <table:cell-content-deletion table:id="ct1072">
              <table:change-track-table-cell/>
            </table:cell-content-deletion>
            <table:cell-content-deletion table:id="ct1071">
              <table:change-track-table-cell/>
            </table:cell-content-deletion>
            <table:change-deletion table:id="ct753"/>
          </table:deletions>
        </table:deletion>
        <table:deletion table:id="ct1160" table:type="row" table:position="47" table:table="2" table:multi-deletion-spanned="4">
          <office:change-info>
            <dc:creator>ricardo </dc:creator>
            <dc:date>2013-01-04T17:49:06</dc:date>
          </office:change-info>
          <table:deletions>
            <table:cell-content-deletion>
              <table:cell-address table:column="1" table:row="47" table:table="2"/>
              <table:change-track-table-cell office:value-type="string">
                <text:p>Test Score Specification</text:p>
              </table:change-track-table-cell>
            </table:cell-content-deletion>
            <table:cell-content-deletion>
              <table:cell-address table:column="4" table:row="47" table:table="2"/>
              <table:change-track-table-cell office:value-type="string">
                <text:p>Score</text:p>
              </table:change-track-table-cell>
            </table:cell-content-deletion>
          </table:deletions>
        </table:deletion>
        <table:deletion table:id="ct1161" table:type="row" table:position="47" table:table="2">
          <office:change-info>
            <dc:creator>ricardo </dc:creator>
            <dc:date>2013-01-04T17:49:06</dc:date>
          </office:change-info>
          <table:deletions>
            <table:cell-content-deletion>
              <table:cell-address table:column="1" table:row="47" table:table="2"/>
              <table:change-track-table-cell office:value-type="string">
                <text:p>Simple &amp; Intuitive, information is well organized, no manual required</text:p>
              </table:change-track-table-cell>
            </table:cell-content-deletion>
            <table:cell-content-deletion>
              <table:cell-address table:column="4" table:row="47" table:table="2"/>
              <table:change-track-table-cell office:value-type="float" office:value="5"/>
            </table:cell-content-deletion>
            <table:change-deletion table:id="ct1160"/>
          </table:deletions>
        </table:deletion>
        <table:deletion table:id="ct1162" table:type="row" table:position="47" table:table="2">
          <office:change-info>
            <dc:creator>ricardo </dc:creator>
            <dc:date>2013-01-04T17:49:06</dc:date>
          </office:change-info>
          <table:deletions>
            <table:cell-content-deletion>
              <table:cell-address table:column="1" table:row="47" table:table="2"/>
              <table:change-track-table-cell office:value-type="string">
                <text:p>Takes little time to learn, information somewhat organized, some use of the manual</text:p>
              </table:change-track-table-cell>
            </table:cell-content-deletion>
            <table:cell-content-deletion>
              <table:cell-address table:column="4" table:row="47" table:table="2"/>
              <table:change-track-table-cell office:value-type="float" office:value="3"/>
            </table:cell-content-deletion>
            <table:change-deletion table:id="ct1161"/>
          </table:deletions>
        </table:deletion>
        <table:deletion table:id="ct1163" table:type="row" table:position="47" table:table="2">
          <office:change-info>
            <dc:creator>ricardo </dc:creator>
            <dc:date>2013-01-04T17:49:06</dc:date>
          </office:change-info>
          <table:deletions>
            <table:cell-content-deletion>
              <table:cell-address table:column="1" table:row="47" table:table="2"/>
              <table:change-track-table-cell office:value-type="string">
                <text:p>Complex, too much information, no obvious organization, cannot use without a manual</text:p>
              </table:change-track-table-cell>
            </table:cell-content-deletion>
            <table:cell-content-deletion>
              <table:cell-address table:column="4" table:row="47" table:table="2"/>
              <table:change-track-table-cell office:value-type="float" office:value="1"/>
            </table:cell-content-deletion>
            <table:change-deletion table:id="ct1162"/>
          </table:deletions>
        </table:deletion>
        <table:deletion table:id="ct1164" table:type="row" table:position="47" table:table="2" table:multi-deletion-spanned="11">
          <office:change-info>
            <dc:creator>ricardo </dc:creator>
            <dc:date>2013-01-04T17:49:12</dc:date>
          </office:change-info>
          <table:deletions>
            <table:change-deletion table:id="ct165"/>
          </table:deletions>
          <table:cut-offs>
            <table:movement-cut-off table:id="ct149" table:start-position="1" table:end-position="0"/>
          </table:cut-offs>
        </table:deletion>
        <table:deletion table:id="ct1165" table:type="row" table:position="47" table:table="2">
          <office:change-info>
            <dc:creator>ricardo </dc:creator>
            <dc:date>2013-01-04T17:49:12</dc:date>
          </office:change-info>
          <table:deletions>
            <table:change-deletion table:id="ct1164"/>
          </table:deletions>
          <table:cut-offs>
            <table:movement-cut-off table:id="ct149" table:start-position="1" table:end-position="0"/>
          </table:cut-offs>
        </table:deletion>
        <table:deletion table:id="ct1166" table:type="row" table:position="47" table:table="2">
          <office:change-info>
            <dc:creator>ricardo </dc:creator>
            <dc:date>2013-01-04T17:49:12</dc:date>
          </office:change-info>
          <table:deletions>
            <table:cell-content-deletion>
              <table:cell-address table:column="1" table:row="47" table:table="2"/>
              <table:change-track-table-cell office:value-type="string">
                <text:p>Test Description</text:p>
              </table:change-track-table-cell>
            </table:cell-content-deletion>
            <table:change-deletion table:id="ct1165"/>
          </table:deletions>
          <table:cut-offs>
            <table:movement-cut-off table:id="ct149" table:start-position="1" table:end-position="0"/>
          </table:cut-offs>
        </table:deletion>
        <table:deletion table:id="ct1167" table:type="row" table:position="47" table:table="2">
          <office:change-info>
            <dc:creator>ricardo </dc:creator>
            <dc:date>2013-01-04T17:49:12</dc:date>
          </office:change-info>
          <table:deletions>
            <table:cell-content-deletion>
              <table:cell-address table:column="1" table:row="47" table:table="2"/>
              <table:change-track-table-cell office:value-type="string">
                <text:p>The time/effort needed to set up a system, with all pre-requisites satisfied. <text:s/>This does not include OS.</text:p>
              </table:change-track-table-cell>
            </table:cell-content-deletion>
            <table:change-deletion table:id="ct1166"/>
          </table:deletions>
          <table:cut-offs>
            <table:movement-cut-off table:id="ct149" table:start-position="1" table:end-position="0"/>
          </table:cut-offs>
        </table:deletion>
        <table:deletion table:id="ct1168" table:type="row" table:position="47" table:table="2">
          <office:change-info>
            <dc:creator>ricardo </dc:creator>
            <dc:date>2013-01-04T17:49:12</dc:date>
          </office:change-info>
          <table:deletions>
            <table:change-deletion table:id="ct1167"/>
          </table:deletions>
          <table:cut-offs>
            <table:movement-cut-off table:id="ct149" table:start-position="1" table:end-position="0"/>
          </table:cut-offs>
        </table:deletion>
        <table:deletion table:id="ct1169" table:type="row" table:position="47" table:table="2">
          <office:change-info>
            <dc:creator>ricardo </dc:creator>
            <dc:date>2013-01-04T17:49:12</dc:date>
          </office:change-info>
          <table:deletions>
            <table:cell-content-deletion>
              <table:cell-address table:column="1" table:row="47" table:table="2"/>
              <table:change-track-table-cell office:value-type="string">
                <text:p>Test Score Specification</text:p>
              </table:change-track-table-cell>
            </table:cell-content-deletion>
            <table:cell-content-deletion>
              <table:cell-address table:column="4" table:row="47" table:table="2"/>
              <table:change-track-table-cell office:value-type="string">
                <text:p>Score</text:p>
              </table:change-track-table-cell>
            </table:cell-content-deletion>
            <table:change-deletion table:id="ct1168"/>
          </table:deletions>
          <table:cut-offs>
            <table:movement-cut-off table:id="ct149" table:start-position="1" table:end-position="0"/>
          </table:cut-offs>
        </table:deletion>
        <table:deletion table:id="ct1170" table:type="row" table:position="47" table:table="2">
          <office:change-info>
            <dc:creator>ricardo </dc:creator>
            <dc:date>2013-01-04T17:49:12</dc:date>
          </office:change-info>
          <table:deletions>
            <table:cell-content-deletion>
              <table:cell-address table:column="1" table:row="47" table:table="2"/>
              <table:change-track-table-cell office:value-type="string">
                <text:p>&lt; 10 minutes</text:p>
              </table:change-track-table-cell>
            </table:cell-content-deletion>
            <table:cell-content-deletion>
              <table:cell-address table:column="4" table:row="47" table:table="2"/>
              <table:change-track-table-cell office:value-type="float" office:value="5"/>
            </table:cell-content-deletion>
            <table:change-deletion table:id="ct1169"/>
          </table:deletions>
          <table:cut-offs>
            <table:movement-cut-off table:id="ct149" table:start-position="1" table:end-position="0"/>
          </table:cut-offs>
        </table:deletion>
        <table:deletion table:id="ct1171" table:type="row" table:position="47" table:table="2">
          <office:change-info>
            <dc:creator>ricardo </dc:creator>
            <dc:date>2013-01-04T17:49:12</dc:date>
          </office:change-info>
          <table:deletions>
            <table:cell-content-deletion>
              <table:cell-address table:column="1" table:row="47" table:table="2"/>
              <table:change-track-table-cell office:value-type="string">
                <text:p>10 - 30 <text:s/>minutes</text:p>
              </table:change-track-table-cell>
            </table:cell-content-deletion>
            <table:cell-content-deletion>
              <table:cell-address table:column="4" table:row="47" table:table="2"/>
              <table:change-track-table-cell office:value-type="float" office:value="4"/>
            </table:cell-content-deletion>
            <table:change-deletion table:id="ct1170"/>
          </table:deletions>
          <table:cut-offs>
            <table:movement-cut-off table:id="ct149" table:start-position="1" table:end-position="0"/>
          </table:cut-offs>
        </table:deletion>
        <table:deletion table:id="ct1172" table:type="row" table:position="47" table:table="2">
          <office:change-info>
            <dc:creator>ricardo </dc:creator>
            <dc:date>2013-01-04T17:49:12</dc:date>
          </office:change-info>
          <table:deletions>
            <table:cell-content-deletion>
              <table:cell-address table:column="1" table:row="47" table:table="2"/>
              <table:change-track-table-cell office:value-type="string">
                <text:p>30 min - 1 <text:s/>hour</text:p>
              </table:change-track-table-cell>
            </table:cell-content-deletion>
            <table:cell-content-deletion>
              <table:cell-address table:column="4" table:row="47" table:table="2"/>
              <table:change-track-table-cell office:value-type="float" office:value="3"/>
            </table:cell-content-deletion>
            <table:change-deletion table:id="ct1171"/>
          </table:deletions>
          <table:cut-offs>
            <table:movement-cut-off table:id="ct149" table:start-position="1" table:end-position="0"/>
          </table:cut-offs>
        </table:deletion>
        <table:deletion table:id="ct1173" table:type="row" table:position="47" table:table="2">
          <office:change-info>
            <dc:creator>ricardo </dc:creator>
            <dc:date>2013-01-04T17:49:12</dc:date>
          </office:change-info>
          <table:deletions>
            <table:cell-content-deletion>
              <table:cell-address table:column="1" table:row="47" table:table="2"/>
              <table:change-track-table-cell office:value-type="string">
                <text:p>1 - 4 hours</text:p>
              </table:change-track-table-cell>
            </table:cell-content-deletion>
            <table:cell-content-deletion>
              <table:cell-address table:column="4" table:row="47" table:table="2"/>
              <table:change-track-table-cell office:value-type="float" office:value="2"/>
            </table:cell-content-deletion>
            <table:change-deletion table:id="ct1172"/>
          </table:deletions>
          <table:cut-offs>
            <table:movement-cut-off table:id="ct149" table:start-position="1" table:end-position="0"/>
          </table:cut-offs>
        </table:deletion>
        <table:deletion table:id="ct1174" table:type="row" table:position="47" table:table="2">
          <office:change-info>
            <dc:creator>ricardo </dc:creator>
            <dc:date>2013-01-04T17:49:12</dc:date>
          </office:change-info>
          <table:deletions>
            <table:cell-content-deletion>
              <table:cell-address table:column="1" table:row="47" table:table="2"/>
              <table:change-track-table-cell office:value-type="string">
                <text:p>&gt; 4 hours</text:p>
              </table:change-track-table-cell>
            </table:cell-content-deletion>
            <table:cell-content-deletion>
              <table:cell-address table:column="4" table:row="47" table:table="2"/>
              <table:change-track-table-cell office:value-type="float" office:value="1"/>
            </table:cell-content-deletion>
            <table:change-deletion table:id="ct1173"/>
          </table:deletions>
          <table:cut-offs>
            <table:movement-cut-off table:id="ct149" table:start-position="1" table:end-position="0"/>
          </table:cut-offs>
        </table:deletion>
        <table:deletion table:id="ct1175" table:type="row" table:position="47" table:table="2">
          <office:change-info>
            <dc:creator>ricardo </dc:creator>
            <dc:date>2013-01-04T17:49:18</dc:date>
          </office:change-info>
          <table:cut-offs>
            <table:movement-cut-off table:id="ct149" table:start-position="-1" table:end-position="0"/>
          </table:cut-offs>
        </table:deletion>
        <table:deletion table:id="ct1176" table:type="row" table:position="69" table:table="2" table:multi-deletion-spanned="6">
          <office:change-info>
            <dc:creator>ricardo </dc:creator>
            <dc:date>2013-01-04T17:49:54</dc:date>
          </office:change-info>
          <table:deletions>
            <table:change-deletion table:id="ct884"/>
          </table:deletions>
        </table:deletion>
        <table:deletion table:id="ct1177" table:type="row" table:position="69" table:table="2">
          <office:change-info>
            <dc:creator>ricardo </dc:creator>
            <dc:date>2013-01-04T17:49:54</dc:date>
          </office:change-info>
          <table:deletions>
            <table:change-deletion table:id="ct1176"/>
            <table:change-deletion table:id="ct885"/>
          </table:deletions>
        </table:deletion>
        <table:deletion table:id="ct1178" table:type="row" table:position="69" table:table="2">
          <office:change-info>
            <dc:creator>ricardo </dc:creator>
            <dc:date>2013-01-04T17:49:54</dc:date>
          </office:change-info>
          <table:deletions>
            <table:change-deletion table:id="ct1177"/>
            <table:change-deletion table:id="ct886"/>
          </table:deletions>
        </table:deletion>
        <table:deletion table:id="ct1179" table:type="row" table:position="69" table:table="2">
          <office:change-info>
            <dc:creator>ricardo </dc:creator>
            <dc:date>2013-01-04T17:49:54</dc:date>
          </office:change-info>
          <table:deletions>
            <table:change-deletion table:id="ct1178"/>
            <table:change-deletion table:id="ct887"/>
          </table:deletions>
        </table:deletion>
        <table:deletion table:id="ct1180" table:type="row" table:position="69" table:table="2">
          <office:change-info>
            <dc:creator>ricardo </dc:creator>
            <dc:date>2013-01-04T17:49:54</dc:date>
          </office:change-info>
          <table:deletions>
            <table:change-deletion table:id="ct1179"/>
            <table:change-deletion table:id="ct888"/>
          </table:deletions>
        </table:deletion>
        <table:deletion table:id="ct1181" table:type="row" table:position="69" table:table="2">
          <office:change-info>
            <dc:creator>ricardo </dc:creator>
            <dc:date>2013-01-04T17:49:54</dc:date>
          </office:change-info>
          <table:deletions>
            <table:change-deletion table:id="ct1180"/>
            <table:change-deletion table:id="ct889"/>
          </table:deletions>
        </table:deletion>
        <table:deletion table:id="ct1182" table:type="row" table:position="69" table:table="2">
          <office:change-info>
            <dc:creator>ricardo </dc:creator>
            <dc:date>2013-01-04T17:49:58</dc:date>
          </office:change-info>
          <table:deletions>
            <table:change-deletion table:id="ct1181"/>
          </table:deletions>
        </table:deletion>
        <table:insertion table:id="ct1183" table:type="row" table:position="58" table:table="2">
          <office:change-info>
            <dc:creator>ricardo </dc:creator>
            <dc:date>2013-01-04T17:50:32</dc:date>
          </office:change-info>
          <table:dependencies>
            <table:dependency table:id="ct1188"/>
            <table:dependency table:id="ct1187"/>
          </table:dependencies>
        </table:insertion>
        <table:insertion table:id="ct1184" table:type="row" table:position="57" table:table="2">
          <office:change-info>
            <dc:creator>ricardo </dc:creator>
            <dc:date>2013-01-04T17:50:34</dc:date>
          </office:change-info>
          <table:dependencies>
            <table:dependency table:id="ct1186"/>
          </table:dependencies>
        </table:insertion>
        <table:insertion table:id="ct1185" table:type="row" table:position="56" table:table="2">
          <office:change-info>
            <dc:creator>ricardo </dc:creator>
            <dc:date>2013-01-04T17:50:36</dc:date>
          </office:change-info>
        </table:insertion>
        <table:cell-content-change table:id="ct1186">
          <table:cell-address table:column="1" table:row="57" table:table="2"/>
          <office:change-info>
            <dc:creator>ricardo </dc:creator>
            <dc:date>2013-01-04T17:50:39</dc:date>
          </office:change-info>
          <table:previous>
            <table:change-track-table-cell/>
          </table:previous>
        </table:cell-content-change>
        <table:cell-content-change table:id="ct1187">
          <table:cell-address table:column="1" table:row="58" table:table="2"/>
          <office:change-info>
            <dc:creator>ricardo </dc:creator>
            <dc:date>2013-01-04T17:50:39</dc:date>
          </office:change-info>
          <table:previous>
            <table:change-track-table-cell/>
          </table:previous>
        </table:cell-content-change>
        <table:cell-content-change table:id="ct1188">
          <table:cell-address table:column="1" table:row="58" table:table="2"/>
          <office:change-info>
            <dc:creator>ricardo </dc:creator>
            <dc:date>2013-01-04T17:55:01</dc:date>
          </office:change-info>
          <table:previous table:id="ct1187">
            <table:change-track-table-cell office:value-type="string">
              <text:p>This measures how well the UI is perceived by an end-user. <text:s/>(Intuitive interface/ navigation/control scheme) </text:p>
            </table:change-track-table-cell>
          </table:previous>
        </table:cell-content-change>
        <table:cell-content-change table:id="ct1189">
          <table:cell-address table:column="3" table:row="17" table:table="1"/>
          <office:change-info>
            <dc:creator>ricardo </dc:creator>
            <dc:date>2013-01-04T17:55:01</dc:date>
          </office:change-info>
          <table:previous table:id="ct115">
            <table:change-track-table-cell office:value-type="float" office:value="0"/>
          </table:previous>
        </table:cell-content-change>
        <table:cell-content-change table:id="ct1190">
          <table:cell-address table:column="3" table:row="11" table:table="1"/>
          <office:change-info>
            <dc:creator>ricardo </dc:creator>
            <dc:date>2013-01-04T17:55:11</dc:date>
          </office:change-info>
          <table:previous table:id="ct109">
            <table:change-track-table-cell office:value-type="float" office:value="0"/>
          </table:previous>
        </table:cell-content-change>
        <table:cell-content-change table:id="ct1191">
          <table:cell-address table:column="3" table:row="13" table:table="1"/>
          <office:change-info>
            <dc:creator>ricardo </dc:creator>
            <dc:date>2013-01-04T17:55:16</dc:date>
          </office:change-info>
          <table:previous table:id="ct111">
            <table:change-track-table-cell office:value-type="float" office:value="0"/>
          </table:previous>
        </table:cell-content-change>
        <table:cell-content-change table:id="ct1192">
          <table:cell-address table:column="2" table:row="13" table:table="1"/>
          <office:change-info>
            <dc:creator>ricardo </dc:creator>
            <dc:date>2013-01-04T17:55:35</dc:date>
          </office:change-info>
          <table:previous table:id="ct272">
            <table:change-track-table-cell office:value-type="string">
              <text:p>Robustness</text:p>
            </table:change-track-table-cell>
          </table:previous>
        </table:cell-content-change>
        <table:cell-content-change table:id="ct1193">
          <table:cell-address table:column="2" table:row="14" table:table="1"/>
          <office:change-info>
            <dc:creator>ricardo </dc:creator>
            <dc:date>2013-01-04T17:55:58</dc:date>
          </office:change-info>
          <table:previous>
            <table:change-track-table-cell office:value-type="string">
              <text:p>Security</text:p>
            </table:change-track-table-cell>
          </table:previous>
        </table:cell-content-change>
        <table:cell-content-change table:id="ct1194">
          <table:cell-address table:column="3" table:row="15" table:table="1"/>
          <office:change-info>
            <dc:creator>ricardo </dc:creator>
            <dc:date>2013-01-04T17:56:16</dc:date>
          </office:change-info>
          <table:previous table:id="ct113">
            <table:change-track-table-cell office:value-type="float" office:value="0"/>
          </table:previous>
        </table:cell-content-change>
        <table:cell-content-change table:id="ct1195">
          <table:cell-address table:column="3" table:row="16" table:table="1"/>
          <office:change-info>
            <dc:creator>ricardo </dc:creator>
            <dc:date>2013-01-04T17:56:24</dc:date>
          </office:change-info>
          <table:previous table:id="ct114">
            <table:change-track-table-cell office:value-type="float" office:value="0"/>
          </table:previous>
        </table:cell-content-change>
        <table:cell-content-change table:id="ct1196">
          <table:cell-address table:column="3" table:row="17" table:table="1"/>
          <office:change-info>
            <dc:creator>ricardo </dc:creator>
            <dc:date>2013-01-04T17:56:37</dc:date>
          </office:change-info>
          <table:previous table:id="ct1189">
            <table:change-track-table-cell office:value-type="float" office:value="0.17"/>
          </table:previous>
        </table:cell-content-change>
        <table:cell-content-change table:id="ct1197">
          <table:cell-address table:column="3" table:row="17" table:table="1"/>
          <office:change-info>
            <dc:creator>ricardo </dc:creator>
            <dc:date>2013-01-04T17:56:55</dc:date>
          </office:change-info>
          <table:previous table:id="ct1196">
            <table:change-track-table-cell office:value-type="float" office:value="13"/>
          </table:previous>
        </table:cell-content-change>
        <table:cell-content-change table:id="ct1198">
          <table:cell-address table:column="3" table:row="15" table:table="1"/>
          <office:change-info>
            <dc:creator>ricardo </dc:creator>
            <dc:date>2013-01-04T17:57:07</dc:date>
          </office:change-info>
          <table:previous table:id="ct1194">
            <table:change-track-table-cell office:value-type="float" office:value="0.1"/>
          </table:previous>
        </table:cell-content-change>
        <table:cell-content-change table:id="ct1199">
          <table:cell-address table:column="3" table:row="14" table:table="1"/>
          <office:change-info>
            <dc:creator>ricardo </dc:creator>
            <dc:date>2013-01-04T17:57:11</dc:date>
          </office:change-info>
          <table:previous table:id="ct112">
            <table:change-track-table-cell office:value-type="float" office:value="0"/>
          </table:previous>
        </table:cell-content-change>
        <table:cell-content-change table:id="ct1200">
          <table:cell-address table:column="3" table:row="12" table:table="1"/>
          <office:change-info>
            <dc:creator>ricardo </dc:creator>
            <dc:date>2013-01-04T17:57:16</dc:date>
          </office:change-info>
          <table:previous table:id="ct110">
            <table:change-track-table-cell office:value-type="float" office:value="0"/>
          </table:previous>
        </table:cell-content-change>
        <table:cell-content-change table:id="ct1201">
          <table:cell-address table:column="3" table:row="16" table:table="1"/>
          <office:change-info>
            <dc:creator>ricardo </dc:creator>
            <dc:date>2013-01-04T17:57:33</dc:date>
          </office:change-info>
          <table:previous table:id="ct1195">
            <table:change-track-table-cell office:value-type="float" office:value="0.3"/>
          </table:previous>
        </table:cell-content-change>
        <table:cell-content-change table:id="ct1202">
          <table:cell-address table:column="3" table:row="15" table:table="1"/>
          <office:change-info>
            <dc:creator>ricardo </dc:creator>
            <dc:date>2013-01-04T17:57:42</dc:date>
          </office:change-info>
          <table:previous table:id="ct1198">
            <table:change-track-table-cell office:value-type="float" office:value="0.2"/>
          </table:previous>
        </table:cell-content-change>
        <table:cell-content-change table:id="ct1203">
          <table:cell-address table:column="3" table:row="13" table:table="1"/>
          <office:change-info>
            <dc:creator>ricardo </dc:creator>
            <dc:date>2013-01-04T17:57:48</dc:date>
          </office:change-info>
          <table:previous table:id="ct1191">
            <table:change-track-table-cell office:value-type="float" office:value="0.2"/>
          </table:previous>
        </table:cell-content-change>
        <table:cell-content-change table:id="ct1204">
          <table:cell-address table:column="3" table:row="17" table:table="1"/>
          <office:change-info>
            <dc:creator>ricardo </dc:creator>
            <dc:date>2013-01-04T17:57:53</dc:date>
          </office:change-info>
          <table:previous table:id="ct1197">
            <table:change-track-table-cell office:value-type="float" office:value="0.13"/>
          </table:previous>
        </table:cell-content-change>
        <table:cell-content-change table:id="ct1205">
          <table:cell-address table:column="3" table:row="16" table:table="1"/>
          <office:change-info>
            <dc:creator>ricardo </dc:creator>
            <dc:date>2013-01-04T17:58:01</dc:date>
          </office:change-info>
          <table:previous table:id="ct1201">
            <table:change-track-table-cell office:value-type="float" office:value="0.25"/>
          </table:previous>
        </table:cell-content-change>
        <table:cell-content-change table:id="ct1206">
          <table:cell-address table:column="3" table:row="17" table:table="1"/>
          <office:change-info>
            <dc:creator>ricardo </dc:creator>
            <dc:date>2013-01-04T17:58:05</dc:date>
          </office:change-info>
          <table:previous table:id="ct1204">
            <table:change-track-table-cell office:value-type="float" office:value="0.08"/>
          </table:previous>
        </table:cell-content-change>
        <table:cell-content-change table:id="ct1207">
          <table:cell-address table:column="3" table:row="12" table:table="1"/>
          <office:change-info>
            <dc:creator>ricardo </dc:creator>
            <dc:date>2013-01-04T17:58:26</dc:date>
          </office:change-info>
          <table:previous table:id="ct1200">
            <table:change-track-table-cell office:value-type="float" office:value="0.15"/>
          </table:previous>
        </table:cell-content-change>
        <table:cell-content-change table:id="ct1208">
          <table:cell-address table:column="3" table:row="11" table:table="1"/>
          <office:change-info>
            <dc:creator>ricardo </dc:creator>
            <dc:date>2013-01-04T17:58:29</dc:date>
          </office:change-info>
          <table:previous table:id="ct1190">
            <table:change-track-table-cell office:value-type="float" office:value="0.15"/>
          </table:previous>
        </table:cell-content-change>
        <table:cell-content-change table:id="ct1209">
          <table:cell-address table:column="3" table:row="16" table:table="1"/>
          <office:change-info>
            <dc:creator>ricardo </dc:creator>
            <dc:date>2013-01-04T17:58:39</dc:date>
          </office:change-info>
          <table:previous table:id="ct1205">
            <table:change-track-table-cell office:value-type="float" office:value="0.21"/>
          </table:previous>
        </table:cell-content-change>
        <table:cell-content-change table:id="ct1210">
          <table:cell-address table:column="3" table:row="14" table:table="1"/>
          <office:change-info>
            <dc:creator>ricardo </dc:creator>
            <dc:date>2013-01-04T17:58:48</dc:date>
          </office:change-info>
          <table:previous table:id="ct1199">
            <table:change-track-table-cell office:value-type="float" office:value="0.15"/>
          </table:previous>
        </table:cell-content-change>
        <table:cell-content-change table:id="ct1211">
          <table:cell-address table:column="3" table:row="13" table:table="1"/>
          <office:change-info>
            <dc:creator>ricardo </dc:creator>
            <dc:date>2013-01-04T17:58:55</dc:date>
          </office:change-info>
          <table:previous table:id="ct1203">
            <table:change-track-table-cell office:value-type="float" office:value="0.1"/>
          </table:previous>
        </table:cell-content-change>
        <table:cell-content-change table:id="ct1212">
          <table:cell-address table:column="4" table:row="94" table:table="2"/>
          <office:change-info>
            <dc:creator>ricardo </dc:creator>
            <dc:date>2013-01-04T17:59:51</dc:date>
          </office:change-info>
          <table:previous>
            <table:change-track-table-cell table:cell-address="'Category Rating and Metrics'.E95" table:formula="of:=[$'Category Ranking'.D16]" office:value-type="float" office:value="0.15"/>
          </table:previous>
        </table:cell-content-change>
        <table:cell-content-change table:id="ct1213">
          <table:cell-address table:column="4" table:row="124" table:table="2"/>
          <office:change-info>
            <dc:creator>ricardo </dc:creator>
            <dc:date>2013-01-04T18:00:00</dc:date>
          </office:change-info>
          <table:previous table:id="ct1144">
            <table:change-track-table-cell office:value-type="float" office:value="0"/>
          </table:previous>
        </table:cell-content-change>
        <table:cell-content-change table:id="ct1214">
          <table:cell-address table:column="4" table:row="124" table:table="2"/>
          <office:change-info>
            <dc:creator>ricardo </dc:creator>
            <dc:date>2013-01-04T18:00:05</dc:date>
          </office:change-info>
          <table:previous table:id="ct1213">
            <table:change-track-table-cell table:cell-address="'Category Rating and Metrics'.E125" table:formula="of:=[$'Category Ranking'.D12]" office:value-type="float" office:value="0.13"/>
          </table:previous>
        </table:cell-content-change>
        <table:cell-content-change table:id="ct1215">
          <table:cell-address table:column="4" table:row="149" table:table="2"/>
          <office:change-info>
            <dc:creator>ricardo </dc:creator>
            <dc:date>2013-01-04T18:00:12</dc:date>
          </office:change-info>
          <table:previous>
            <table:change-track-table-cell table:cell-address="'Category Rating and Metrics'.E150" table:formula="of:=#REF!" office:value-type="float" office:value="0"/>
          </table:previous>
        </table:cell-content-change>
        <table:cell-content-change table:id="ct1216">
          <table:cell-address table:column="4" table:row="181" table:table="2"/>
          <office:change-info>
            <dc:creator>ricardo </dc:creator>
            <dc:date>2013-01-04T18:00:25</dc:date>
          </office:change-info>
          <table:previous table:id="ct1033">
            <table:change-track-table-cell office:value-type="float" office:value="1"/>
          </table:previous>
        </table:cell-content-change>
        <table:cell-content-change table:id="ct1217">
          <table:cell-address table:column="1" table:row="81" table:table="2"/>
          <office:change-info>
            <dc:creator>ricardo </dc:creator>
            <dc:date>2013-01-04T18:00:59</dc:date>
          </office:change-info>
          <table:previous>
            <table:change-track-table-cell office:value-type="string">
              <text:p>This measures planned updates and bug fixes. <text:s/>Typically, service packs in commercial products.</text:p>
            </table:change-track-table-cell>
          </table:previous>
        </table:cell-content-change>
        <table:deletion table:id="ct1218" table:type="row" table:position="83" table:table="2" table:multi-deletion-spanned="4">
          <office:change-info>
            <dc:creator>ricardo </dc:creator>
            <dc:date>2013-01-04T18:01:03</dc:date>
          </office:change-info>
          <table:deletions>
            <table:cell-content-deletion>
              <table:cell-address table:column="1" table:row="83" table:table="2"/>
              <table:change-track-table-cell office:value-type="string">
                <text:p>Test Score Specification</text:p>
              </table:change-track-table-cell>
            </table:cell-content-deletion>
            <table:cell-content-deletion>
              <table:cell-address table:column="4" table:row="83" table:table="2"/>
              <table:change-track-table-cell office:value-type="string">
                <text:p>Score</text:p>
              </table:change-track-table-cell>
            </table:cell-content-deletion>
          </table:deletions>
        </table:deletion>
        <table:deletion table:id="ct1219" table:type="row" table:position="83" table:table="2">
          <office:change-info>
            <dc:creator>ricardo </dc:creator>
            <dc:date>2013-01-04T18:01:03</dc:date>
          </office:change-info>
          <table:deletions>
            <table:cell-content-deletion>
              <table:cell-address table:column="1" table:row="83" table:table="2"/>
              <table:change-track-table-cell office:value-type="float" office:value="2"/>
            </table:cell-content-deletion>
            <table:cell-content-deletion>
              <table:cell-address table:column="4" table:row="83" table:table="2"/>
              <table:change-track-table-cell office:value-type="float" office:value="5"/>
            </table:cell-content-deletion>
            <table:change-deletion table:id="ct1218"/>
          </table:deletions>
        </table:deletion>
        <table:deletion table:id="ct1220" table:type="row" table:position="83" table:table="2">
          <office:change-info>
            <dc:creator>ricardo </dc:creator>
            <dc:date>2013-01-04T18:01:03</dc:date>
          </office:change-info>
          <table:deletions>
            <table:cell-content-deletion>
              <table:cell-address table:column="1" table:row="83" table:table="2"/>
              <table:change-track-table-cell office:value-type="string">
                <text:p>1 or 3</text:p>
              </table:change-track-table-cell>
            </table:cell-content-deletion>
            <table:cell-content-deletion>
              <table:cell-address table:column="4" table:row="83" table:table="2"/>
              <table:change-track-table-cell office:value-type="float" office:value="3"/>
            </table:cell-content-deletion>
            <table:change-deletion table:id="ct1219"/>
          </table:deletions>
        </table:deletion>
        <table:deletion table:id="ct1221" table:type="row" table:position="83" table:table="2">
          <office:change-info>
            <dc:creator>ricardo </dc:creator>
            <dc:date>2013-01-04T18:01:03</dc:date>
          </office:change-info>
          <table:deletions>
            <table:cell-content-deletion>
              <table:cell-address table:column="1" table:row="83" table:table="2"/>
              <table:change-track-table-cell office:value-type="string">
                <text:p>0 or &gt;3</text:p>
              </table:change-track-table-cell>
            </table:cell-content-deletion>
            <table:cell-content-deletion>
              <table:cell-address table:column="4" table:row="83" table:table="2"/>
              <table:change-track-table-cell office:value-type="float" office:value="1"/>
            </table:cell-content-deletion>
            <table:change-deletion table:id="ct1220"/>
          </table:deletions>
        </table:deletion>
        <table:deletion table:id="ct1222" table:type="row" table:position="83" table:table="2">
          <office:change-info>
            <dc:creator>ricardo </dc:creator>
            <dc:date>2013-01-04T18:01:06</dc:date>
          </office:change-info>
          <table:deletions>
            <table:change-deletion table:id="ct1221"/>
          </table:deletions>
        </table:deletion>
        <table:deletion table:id="ct1223" table:type="row" table:position="147" table:table="2" table:multi-deletion-spanned="5">
          <office:change-info>
            <dc:creator>ricardo </dc:creator>
            <dc:date>2013-01-04T18:01:51</dc:date>
          </office:change-info>
          <table:deletions>
            <table:cell-content-deletion table:id="ct1100">
              <table:change-track-table-cell/>
            </table:cell-content-deletion>
            <table:cell-content-deletion table:id="ct1086">
              <table:change-track-table-cell/>
            </table:cell-content-deletion>
          </table:deletions>
        </table:deletion>
        <table:deletion table:id="ct1224" table:type="row" table:position="147" table:table="2">
          <office:change-info>
            <dc:creator>ricardo </dc:creator>
            <dc:date>2013-01-04T18:01:51</dc:date>
          </office:change-info>
          <table:deletions>
            <table:change-deletion table:id="ct1223"/>
            <table:cell-content-deletion table:id="ct1101">
              <table:change-track-table-cell/>
            </table:cell-content-deletion>
            <table:cell-content-deletion table:id="ct1087">
              <table:change-track-table-cell/>
            </table:cell-content-deletion>
          </table:deletions>
        </table:deletion>
        <table:deletion table:id="ct1225" table:type="row" table:position="147" table:table="2">
          <office:change-info>
            <dc:creator>ricardo </dc:creator>
            <dc:date>2013-01-04T18:01:51</dc:date>
          </office:change-info>
          <table:deletions>
            <table:change-deletion table:id="ct1224"/>
            <table:cell-content-deletion table:id="ct1102">
              <table:change-track-table-cell/>
            </table:cell-content-deletion>
            <table:cell-content-deletion table:id="ct1088">
              <table:change-track-table-cell/>
            </table:cell-content-deletion>
          </table:deletions>
        </table:deletion>
        <table:deletion table:id="ct1226" table:type="row" table:position="147" table:table="2">
          <office:change-info>
            <dc:creator>ricardo </dc:creator>
            <dc:date>2013-01-04T18:01:51</dc:date>
          </office:change-info>
          <table:deletions>
            <table:change-deletion table:id="ct1225"/>
            <table:cell-content-deletion table:id="ct1103">
              <table:change-track-table-cell/>
            </table:cell-content-deletion>
            <table:cell-content-deletion table:id="ct1089">
              <table:change-track-table-cell/>
            </table:cell-content-deletion>
          </table:deletions>
        </table:deletion>
        <table:deletion table:id="ct1227" table:type="row" table:position="147" table:table="2">
          <office:change-info>
            <dc:creator>ricardo </dc:creator>
            <dc:date>2013-01-04T18:01:51</dc:date>
          </office:change-info>
          <table:deletions>
            <table:change-deletion table:id="ct1226"/>
          </table:deletions>
        </table:deletion>
        <table:deletion table:id="ct1228" table:type="row" table:position="136" table:table="2" table:multi-deletion-spanned="7">
          <office:change-info>
            <dc:creator>ricardo </dc:creator>
            <dc:date>2013-01-04T18:01:59</dc:date>
          </office:change-info>
          <table:deletions>
            <table:cell-content-deletion>
              <table:cell-address table:column="1" table:row="136" table:table="2"/>
              <table:change-track-table-cell office:value-type="string">
                <text:p>Test Score Specification</text:p>
              </table:change-track-table-cell>
            </table:cell-content-deletion>
            <table:cell-content-deletion>
              <table:cell-address table:column="4" table:row="136" table:table="2"/>
              <table:change-track-table-cell office:value-type="string">
                <text:p>Score</text:p>
              </table:change-track-table-cell>
            </table:cell-content-deletion>
          </table:deletions>
        </table:deletion>
        <table:deletion table:id="ct1229" table:type="row" table:position="136" table:table="2">
          <office:change-info>
            <dc:creator>ricardo </dc:creator>
            <dc:date>2013-01-04T18:01:59</dc:date>
          </office:change-info>
          <table:deletions>
            <table:cell-content-deletion>
              <table:cell-address table:column="1" table:row="136" table:table="2"/>
              <table:change-track-table-cell office:value-type="string">
                <text:p>&gt;=15</text:p>
              </table:change-track-table-cell>
            </table:cell-content-deletion>
            <table:cell-content-deletion>
              <table:cell-address table:column="4" table:row="136" table:table="2"/>
              <table:change-track-table-cell office:value-type="float" office:value="5"/>
            </table:cell-content-deletion>
            <table:change-deletion table:id="ct1228"/>
          </table:deletions>
        </table:deletion>
        <table:deletion table:id="ct1230" table:type="row" table:position="136" table:table="2">
          <office:change-info>
            <dc:creator>ricardo </dc:creator>
            <dc:date>2013-01-04T18:01:59</dc:date>
          </office:change-info>
          <table:deletions>
            <table:cell-content-deletion>
              <table:cell-address table:column="1" table:row="136" table:table="2"/>
              <table:change-track-table-cell office:value-type="string">
                <text:p>[6 – 15)</text:p>
              </table:change-track-table-cell>
            </table:cell-content-deletion>
            <table:cell-content-deletion>
              <table:cell-address table:column="4" table:row="136" table:table="2"/>
              <table:change-track-table-cell office:value-type="float" office:value="4"/>
            </table:cell-content-deletion>
            <table:change-deletion table:id="ct1229"/>
          </table:deletions>
        </table:deletion>
        <table:deletion table:id="ct1231" table:type="row" table:position="136" table:table="2">
          <office:change-info>
            <dc:creator>ricardo </dc:creator>
            <dc:date>2013-01-04T18:01:59</dc:date>
          </office:change-info>
          <table:deletions>
            <table:cell-content-deletion>
              <table:cell-address table:column="1" table:row="136" table:table="2"/>
              <table:change-track-table-cell office:value-type="string">
                <text:p>[3 – 6)</text:p>
              </table:change-track-table-cell>
            </table:cell-content-deletion>
            <table:cell-content-deletion>
              <table:cell-address table:column="4" table:row="136" table:table="2"/>
              <table:change-track-table-cell office:value-type="float" office:value="3"/>
            </table:cell-content-deletion>
            <table:change-deletion table:id="ct1230"/>
          </table:deletions>
        </table:deletion>
        <table:deletion table:id="ct1232" table:type="row" table:position="136" table:table="2">
          <office:change-info>
            <dc:creator>ricardo </dc:creator>
            <dc:date>2013-01-04T18:01:59</dc:date>
          </office:change-info>
          <table:deletions>
            <table:cell-content-deletion>
              <table:cell-address table:column="1" table:row="136" table:table="2"/>
              <table:change-track-table-cell office:value-type="string">
                <text:p>[1 – 3)</text:p>
              </table:change-track-table-cell>
            </table:cell-content-deletion>
            <table:cell-content-deletion>
              <table:cell-address table:column="4" table:row="136" table:table="2"/>
              <table:change-track-table-cell office:value-type="float" office:value="2"/>
            </table:cell-content-deletion>
            <table:change-deletion table:id="ct1231"/>
          </table:deletions>
        </table:deletion>
        <table:deletion table:id="ct1233" table:type="row" table:position="136" table:table="2">
          <office:change-info>
            <dc:creator>ricardo </dc:creator>
            <dc:date>2013-01-04T18:01:59</dc:date>
          </office:change-info>
          <table:deletions>
            <table:cell-content-deletion>
              <table:cell-address table:column="1" table:row="136" table:table="2"/>
              <table:change-track-table-cell office:value-type="float" office:value="0"/>
            </table:cell-content-deletion>
            <table:cell-content-deletion>
              <table:cell-address table:column="4" table:row="136" table:table="2"/>
              <table:change-track-table-cell office:value-type="float" office:value="1"/>
            </table:cell-content-deletion>
            <table:change-deletion table:id="ct1232"/>
          </table:deletions>
        </table:deletion>
        <table:deletion table:id="ct1234" table:type="row" table:position="136" table:table="2">
          <office:change-info>
            <dc:creator>ricardo </dc:creator>
            <dc:date>2013-01-04T18:01:59</dc:date>
          </office:change-info>
          <table:deletions>
            <table:change-deletion table:id="ct1233"/>
          </table:deletions>
        </table:deletion>
        <table:insertion table:id="ct1235" table:type="row" table:position="132" table:table="2">
          <office:change-info>
            <dc:creator>ricardo </dc:creator>
            <dc:date>2013-01-04T18:02:14</dc:date>
          </office:change-info>
        </table:insertion>
        <table:cell-content-change table:id="ct1236">
          <table:cell-address table:column="1" table:row="134" table:table="2"/>
          <office:change-info>
            <dc:creator>ricardo </dc:creator>
            <dc:date>2013-01-04T18:02:43</dc:date>
          </office:change-info>
          <table:previous>
            <table:change-track-table-cell office:value-type="string">
              <text:p>The availability of books reflects how well the project has been adopted. A standard way of counting available books is important.</text:p>
            </table:change-track-table-cell>
          </table:previous>
        </table:cell-content-change>
        <table:cell-content-change table:id="ct1237">
          <table:cell-address table:column="1" table:row="146" table:table="2"/>
          <office:change-info>
            <dc:creator>ricardo </dc:creator>
            <dc:date>2013-01-04T18:03:02</dc:date>
          </office:change-info>
          <table:previous table:id="ct1119">
            <table:change-track-table-cell office:value-type="string">
              <text:p>Search for user, development, translator, languages</text:p>
            </table:change-track-table-cell>
          </table:previous>
        </table:cell-content-change>
        <table:cell-content-change table:id="ct1238">
          <table:cell-address table:column="1" table:row="193" table:table="2"/>
          <office:change-info>
            <dc:creator>ricardo </dc:creator>
            <dc:date>2013-01-04T18:03:30</dc:date>
          </office:change-info>
          <table:previous table:id="ct1076">
            <table:change-track-table-cell office:value-type="string">
              <text:p>Search for user, development, translator, languages</text:p>
            </table:change-track-table-cell>
          </table:previous>
        </table:cell-content-change>
        <table:insertion table:id="ct1239" table:type="row" table:position="110" table:table="2">
          <office:change-info>
            <dc:creator>ricardo </dc:creator>
            <dc:date>2013-01-04T18:04:05</dc:date>
          </office:change-info>
        </table:insertion>
        <table:cell-content-change table:id="ct1240">
          <table:cell-address table:column="4" table:row="109" table:table="2"/>
          <office:change-info>
            <dc:creator>ricardo </dc:creator>
            <dc:date>2013-01-04T18:04:41</dc:date>
          </office:change-info>
          <table:previous>
            <table:change-track-table-cell office:value-type="float" office:value="0"/>
          </table:previous>
        </table:cell-content-change>
        <table:deletion table:id="ct1241" table:type="row" table:position="93" table:table="2" table:multi-deletion-spanned="4">
          <office:change-info>
            <dc:creator>ricardo </dc:creator>
            <dc:date>2013-01-04T18:04:58</dc:date>
          </office:change-info>
          <table:deletions>
            <table:cell-content-deletion>
              <table:cell-address table:column="1" table:row="93" table:table="2"/>
              <table:change-track-table-cell office:value-type="string">
                <text:p>Test Score Specification</text:p>
              </table:change-track-table-cell>
            </table:cell-content-deletion>
            <table:cell-content-deletion>
              <table:cell-address table:column="4" table:row="93" table:table="2"/>
              <table:change-track-table-cell office:value-type="string">
                <text:p>Score</text:p>
              </table:change-track-table-cell>
            </table:cell-content-deletion>
          </table:deletions>
        </table:deletion>
        <table:deletion table:id="ct1242" table:type="row" table:position="93" table:table="2">
          <office:change-info>
            <dc:creator>ricardo </dc:creator>
            <dc:date>2013-01-04T18:04:58</dc:date>
          </office:change-info>
          <table:deletions>
            <table:cell-content-deletion>
              <table:cell-address table:column="1" table:row="93" table:table="2"/>
              <table:change-track-table-cell office:value-type="string">
                <text:p>3 - 4</text:p>
              </table:change-track-table-cell>
            </table:cell-content-deletion>
            <table:cell-content-deletion>
              <table:cell-address table:column="4" table:row="93" table:table="2"/>
              <table:change-track-table-cell office:value-type="float" office:value="5"/>
            </table:cell-content-deletion>
            <table:change-deletion table:id="ct1241"/>
          </table:deletions>
        </table:deletion>
        <table:deletion table:id="ct1243" table:type="row" table:position="93" table:table="2">
          <office:change-info>
            <dc:creator>ricardo </dc:creator>
            <dc:date>2013-01-04T18:04:58</dc:date>
          </office:change-info>
          <table:deletions>
            <table:cell-content-deletion>
              <table:cell-address table:column="1" table:row="93" table:table="2"/>
              <table:change-track-table-cell office:value-type="string">
                <text:p>1 - 2, or 5 - 6</text:p>
              </table:change-track-table-cell>
            </table:cell-content-deletion>
            <table:cell-content-deletion>
              <table:cell-address table:column="4" table:row="93" table:table="2"/>
              <table:change-track-table-cell office:value-type="float" office:value="3"/>
            </table:cell-content-deletion>
            <table:change-deletion table:id="ct1242"/>
          </table:deletions>
        </table:deletion>
        <table:deletion table:id="ct1244" table:type="row" table:position="93" table:table="2">
          <office:change-info>
            <dc:creator>ricardo </dc:creator>
            <dc:date>2013-01-04T18:04:58</dc:date>
          </office:change-info>
          <table:deletions>
            <table:cell-content-deletion>
              <table:cell-address table:column="1" table:row="93" table:table="2"/>
              <table:change-track-table-cell office:value-type="string">
                <text:p>0 or &gt; 6</text:p>
              </table:change-track-table-cell>
            </table:cell-content-deletion>
            <table:cell-content-deletion>
              <table:cell-address table:column="4" table:row="93" table:table="2"/>
              <table:change-track-table-cell office:value-type="float" office:value="1"/>
            </table:cell-content-deletion>
            <table:change-deletion table:id="ct1243"/>
          </table:deletions>
        </table:deletion>
        <table:deletion table:id="ct1245" table:type="row" table:position="93" table:table="2">
          <office:change-info>
            <dc:creator>ricardo </dc:creator>
            <dc:date>2013-01-04T18:05:01</dc:date>
          </office:change-info>
          <table:deletions>
            <table:change-deletion table:id="ct1244"/>
          </table:deletions>
        </table:deletion>
        <table:cell-content-change table:id="ct1246">
          <table:cell-address table:column="5" table:row="89" table:table="2"/>
          <office:change-info>
            <dc:creator>ricardo </dc:creator>
            <dc:date>2013-01-04T18:05:06</dc:date>
          </office:change-info>
          <table:previous table:id="ct839">
            <table:change-track-table-cell table:cell-address="'Category Rating and Metrics'.F90" table:formula="of:=[.D90]*[.E90]" office:value-type="float" office:value="0"/>
          </table:previous>
        </table:cell-content-change>
        <table:deletion table:id="ct1247" table:type="row" table:position="89" table:table="2">
          <office:change-info>
            <dc:creator>ricardo </dc:creator>
            <dc:date>2013-01-04T18:05:09</dc:date>
          </office:change-info>
          <table:deletions>
            <table:cell-content-deletion table:id="ct1246">
              <table:change-track-table-cell/>
            </table:cell-content-deletion>
            <table:cell-content-deletion table:id="ct1013">
              <table:change-track-table-cell/>
            </table:cell-content-deletion>
            <table:change-deletion table:id="ct691"/>
          </table:deletions>
        </table:deletion>
        <table:deletion table:id="ct1248" table:type="row" table:position="79" table:table="2">
          <office:change-info>
            <dc:creator>ricardo </dc:creator>
            <dc:date>2013-01-04T18:05:15</dc:date>
          </office:change-info>
          <table:deletions>
            <table:cell-content-deletion table:id="ct835">
              <table:change-track-table-cell/>
            </table:cell-content-deletion>
            <table:cell-content-deletion table:id="ct834">
              <table:change-track-table-cell/>
            </table:cell-content-deletion>
            <table:change-deletion table:id="ct675"/>
          </table:deletions>
        </table:deletion>
        <table:cell-content-change table:id="ct1249">
          <table:cell-address table:column="4" table:row="88" table:table="2"/>
          <office:change-info>
            <dc:creator>ricardo </dc:creator>
            <dc:date>2013-01-04T18:05:28</dc:date>
          </office:change-info>
          <table:previous>
            <table:change-track-table-cell/>
          </table:previous>
        </table:cell-content-change>
        <table:cell-content-change table:id="ct1250">
          <table:cell-address table:column="4" table:row="87" table:table="2"/>
          <office:change-info>
            <dc:creator>ricardo </dc:creator>
            <dc:date>2013-01-04T18:05:31</dc:date>
          </office:change-info>
          <table:previous>
            <table:change-track-table-cell/>
          </table:previous>
        </table:cell-content-change>
        <table:cell-content-change table:id="ct1251">
          <table:cell-address table:column="4" table:row="86" table:table="2"/>
          <office:change-info>
            <dc:creator>ricardo </dc:creator>
            <dc:date>2013-01-04T18:05:37</dc:date>
          </office:change-info>
          <table:previous>
            <table:change-track-table-cell/>
          </table:previous>
        </table:cell-content-change>
        <table:cell-content-change table:id="ct1252">
          <table:cell-address table:column="3" table:row="84" table:table="2"/>
          <office:change-info>
            <dc:creator>ricardo </dc:creator>
            <dc:date>2013-01-04T18:05:52</dc:date>
          </office:change-info>
          <table:previous>
            <table:change-track-table-cell office:value-type="float" office:value="0"/>
          </table:previous>
        </table:cell-content-change>
        <table:cell-content-change table:id="ct1253">
          <table:cell-address table:column="3" table:row="73" table:table="2"/>
          <office:change-info>
            <dc:creator>ricardo </dc:creator>
            <dc:date>2013-01-04T18:05:55</dc:date>
          </office:change-info>
          <table:previous table:id="ct124">
            <table:change-track-table-cell office:value-type="float" office:value="0"/>
          </table:previous>
        </table:cell-content-change>
        <table:cell-content-change table:id="ct1254">
          <table:cell-address table:column="5" table:row="70" table:table="2"/>
          <office:change-info>
            <dc:creator>ricardo </dc:creator>
            <dc:date>2013-01-04T18:06:08</dc:date>
          </office:change-info>
          <table:previous table:id="ct1004">
            <table:change-track-table-cell table:cell-address="'Category Rating and Metrics'.F71" table:formula="of:=SUM(f94f113)" office:value-type="float" office:value="0"/>
          </table:previous>
        </table:cell-content-change>
        <table:cell-content-change table:id="ct1255">
          <table:cell-address table:column="4" table:row="78" table:table="2"/>
          <office:change-info>
            <dc:creator>ricardo </dc:creator>
            <dc:date>2013-01-04T18:06:39</dc:date>
          </office:change-info>
          <table:previous>
            <table:change-track-table-cell/>
          </table:previous>
        </table:cell-content-change>
        <table:cell-content-change table:id="ct1256">
          <table:cell-address table:column="4" table:row="77" table:table="2"/>
          <office:change-info>
            <dc:creator>ricardo </dc:creator>
            <dc:date>2013-01-04T18:06:45</dc:date>
          </office:change-info>
          <table:previous>
            <table:change-track-table-cell/>
          </table:previous>
        </table:cell-content-change>
        <table:cell-content-change table:id="ct1257">
          <table:cell-address table:column="4" table:row="76" table:table="2"/>
          <office:change-info>
            <dc:creator>ricardo </dc:creator>
            <dc:date>2013-01-04T18:06:47</dc:date>
          </office:change-info>
          <table:previous>
            <table:change-track-table-cell/>
          </table:previous>
        </table:cell-content-change>
        <table:cell-content-change table:id="ct1258">
          <table:cell-address table:column="4" table:row="75" table:table="2"/>
          <office:change-info>
            <dc:creator>ricardo </dc:creator>
            <dc:date>2013-01-04T18:06:51</dc:date>
          </office:change-info>
          <table:previous>
            <table:change-track-table-cell/>
          </table:previous>
        </table:cell-content-change>
        <table:cell-content-change table:id="ct1259">
          <table:cell-address table:column="4" table:row="73" table:table="2"/>
          <office:change-info>
            <dc:creator>ricardo </dc:creator>
            <dc:date>2013-01-04T18:07:03</dc:date>
          </office:change-info>
          <table:previous table:id="ct135">
            <table:change-track-table-cell office:value-type="float" office:value="0"/>
          </table:previous>
        </table:cell-content-change>
        <table:cell-content-change table:id="ct1260">
          <table:cell-address table:column="1" table:row="101" table:table="2"/>
          <office:change-info>
            <dc:creator>ricardo </dc:creator>
            <dc:date>2013-01-04T18:08:50</dc:date>
          </office:change-info>
          <table:previous>
            <table:change-track-table-cell office:value-type="string">
              <text:p>This measures if there was any performance testing done and benchmarks published — typically in comparison to other equivalent solutions.</text:p>
            </table:change-track-table-cell>
          </table:previous>
        </table:cell-content-change>
        <table:cell-content-change table:id="ct1261">
          <table:cell-address table:column="3" table:row="15" table:table="2"/>
          <office:change-info>
            <dc:creator>Ilias R.</dc:creator>
            <dc:date>2013-01-04T22:28:11</dc:date>
          </office:change-info>
          <table:previous table:id="ct941">
            <table:change-track-table-cell office:value-type="float" office:value="0.6"/>
          </table:previous>
        </table:cell-content-change>
        <table:cell-content-change table:id="ct1262">
          <table:cell-address table:column="3" table:row="17" table:table="2"/>
          <office:change-info>
            <dc:creator>Ilias R.</dc:creator>
            <dc:date>2013-01-04T22:28:19</dc:date>
          </office:change-info>
          <table:previous table:id="ct943">
            <table:change-track-table-cell office:value-type="float" office:value="0.2"/>
          </table:previous>
        </table:cell-content-change>
        <table:cell-content-change table:id="ct1263">
          <table:cell-address table:column="4" table:row="41" table:table="2"/>
          <office:change-info>
            <dc:creator>Ilias R.</dc:creator>
            <dc:date>2013-01-04T22:30:56</dc:date>
          </office:change-info>
          <table:previous table:id="ct974">
            <table:change-track-table-cell office:value-type="float" office:value="5"/>
          </table:previous>
        </table:cell-content-change>
        <table:cell-content-change table:id="ct1264">
          <table:cell-address table:column="4" table:row="43" table:table="2"/>
          <office:change-info>
            <dc:creator>Ilias R.</dc:creator>
            <dc:date>2013-01-04T22:31:01</dc:date>
          </office:change-info>
          <table:previous table:id="ct976">
            <table:change-track-table-cell office:value-type="float" office:value="5"/>
          </table:previous>
        </table:cell-content-change>
        <table:cell-content-change table:id="ct1265">
          <table:cell-address table:column="4" table:row="41" table:table="2"/>
          <office:change-info>
            <dc:creator>Ilias R.</dc:creator>
            <dc:date>2013-01-04T22:31:11</dc:date>
          </office:change-info>
          <table:previous table:id="ct1263">
            <table:change-track-table-cell office:value-type="float" office:value="4"/>
          </table:previous>
        </table:cell-content-change>
        <table:cell-content-change table:id="ct1266">
          <table:cell-address table:column="3" table:row="40" table:table="2"/>
          <office:change-info>
            <dc:creator>Ilias R.</dc:creator>
            <dc:date>2013-01-04T22:32:41</dc:date>
          </office:change-info>
          <table:previous table:id="ct968">
            <table:change-track-table-cell office:value-type="float" office:value="0.3"/>
          </table:previous>
        </table:cell-content-change>
        <table:cell-content-change table:id="ct1267">
          <table:cell-address table:column="3" table:row="42" table:table="2"/>
          <office:change-info>
            <dc:creator>Ilias R.</dc:creator>
            <dc:date>2013-01-04T22:32:51</dc:date>
          </office:change-info>
          <table:previous table:id="ct969">
            <table:change-track-table-cell office:value-type="float" office:value="0.15"/>
          </table:previous>
        </table:cell-content-change>
        <table:cell-content-change table:id="ct1268">
          <table:cell-address table:column="3" table:row="39" table:table="2"/>
          <office:change-info>
            <dc:creator>Ilias R.</dc:creator>
            <dc:date>2013-01-04T22:33:01</dc:date>
          </office:change-info>
          <table:previous table:id="ct967">
            <table:change-track-table-cell office:value-type="float" office:value="0.2"/>
          </table:previous>
        </table:cell-content-change>
        <table:cell-content-change table:id="ct1269">
          <table:cell-address table:column="3" table:row="40" table:table="2"/>
          <office:change-info>
            <dc:creator>Ilias R.</dc:creator>
            <dc:date>2013-01-04T22:33:06</dc:date>
          </office:change-info>
          <table:previous table:id="ct1266">
            <table:change-track-table-cell office:value-type="float" office:value="0.25"/>
          </table:previous>
        </table:cell-content-change>
        <table:cell-content-change table:id="ct1270">
          <table:cell-address table:column="3" table:row="61" table:table="2"/>
          <office:change-info>
            <dc:creator>Ilias R.</dc:creator>
            <dc:date>2013-01-04T22:33:31</dc:date>
          </office:change-info>
          <table:previous table:id="ct964">
            <table:change-track-table-cell office:value-type="float" office:value="0.3"/>
          </table:previous>
        </table:cell-content-change>
        <table:cell-content-change table:id="ct1271">
          <table:cell-address table:column="3" table:row="36" table:table="2"/>
          <office:change-info>
            <dc:creator>Ilias R.</dc:creator>
            <dc:date>2013-01-04T22:33:40</dc:date>
          </office:change-info>
          <table:previous table:id="ct966">
            <table:change-track-table-cell office:value-type="float" office:value="0.4"/>
          </table:previous>
        </table:cell-content-change>
        <table:cell-content-change table:id="ct1272">
          <table:cell-address table:column="3" table:row="49" table:table="2"/>
          <office:change-info>
            <dc:creator>Ilias R.</dc:creator>
            <dc:date>2013-01-04T22:33:46</dc:date>
          </office:change-info>
          <table:previous table:id="ct965">
            <table:change-track-table-cell office:value-type="float" office:value="0.3"/>
          </table:previous>
        </table:cell-content-change>
        <table:cell-content-change table:id="ct1273">
          <table:cell-address table:column="3" table:row="49" table:table="2"/>
          <office:change-info>
            <dc:creator>Ilias R.</dc:creator>
            <dc:date>2013-01-04T22:36:53</dc:date>
          </office:change-info>
          <table:previous table:id="ct1272">
            <table:change-track-table-cell office:value-type="float" office:value="0.25"/>
          </table:previous>
        </table:cell-content-change>
        <table:cell-content-change table:id="ct1274">
          <table:cell-address table:column="4" table:row="42" table:table="2"/>
          <office:change-info>
            <dc:creator>Ilias R.</dc:creator>
            <dc:date>2013-01-04T22:37:14</dc:date>
          </office:change-info>
          <table:previous table:id="ct975">
            <table:change-track-table-cell office:value-type="float" office:value="5"/>
          </table:previous>
        </table:cell-content-change>
        <table:cell-content-change table:id="ct1275">
          <table:cell-address table:column="3" table:row="53" table:table="2"/>
          <office:change-info>
            <dc:creator>Ilias R.</dc:creator>
            <dc:date>2013-01-04T22:40:44</dc:date>
          </office:change-info>
          <table:previous table:id="ct982">
            <table:change-track-table-cell office:value-type="float" office:value="0.2"/>
          </table:previous>
        </table:cell-content-change>
        <table:cell-content-change table:id="ct1276">
          <table:cell-address table:column="3" table:row="55" table:table="2"/>
          <office:change-info>
            <dc:creator>Ilias R.</dc:creator>
            <dc:date>2013-01-04T22:40:51</dc:date>
          </office:change-info>
          <table:previous table:id="ct979">
            <table:change-track-table-cell office:value-type="float" office:value="0.2"/>
          </table:previous>
        </table:cell-content-change>
        <table:cell-content-change table:id="ct1277">
          <table:cell-address table:column="4" table:row="53" table:table="2"/>
          <office:change-info>
            <dc:creator>Ilias R.</dc:creator>
            <dc:date>2013-01-04T22:40:57</dc:date>
          </office:change-info>
          <table:previous table:id="ct984">
            <table:change-track-table-cell office:value-type="float" office:value="5"/>
          </table:previous>
        </table:cell-content-change>
        <table:cell-content-change table:id="ct1278">
          <table:cell-address table:column="4" table:row="54" table:table="2"/>
          <office:change-info>
            <dc:creator>Ilias R.</dc:creator>
            <dc:date>2013-01-04T22:41:01</dc:date>
          </office:change-info>
          <table:previous table:id="ct985">
            <table:change-track-table-cell office:value-type="float" office:value="5"/>
          </table:previous>
        </table:cell-content-change>
        <table:cell-content-change table:id="ct1279">
          <table:cell-address table:column="4" table:row="55" table:table="2"/>
          <office:change-info>
            <dc:creator>Ilias R.</dc:creator>
            <dc:date>2013-01-04T22:41:27</dc:date>
          </office:change-info>
          <table:previous table:id="ct986">
            <table:change-track-table-cell office:value-type="float" office:value="5"/>
          </table:previous>
        </table:cell-content-change>
        <table:cell-content-change table:id="ct1280">
          <table:cell-address table:column="4" table:row="65" table:table="2"/>
          <office:change-info>
            <dc:creator>Ilias R.</dc:creator>
            <dc:date>2013-01-04T22:43:53</dc:date>
          </office:change-info>
          <table:previous table:id="ct1001">
            <table:change-track-table-cell office:value-type="float" office:value="1"/>
          </table:previous>
        </table:cell-content-change>
        <table:cell-content-change table:id="ct1281">
          <table:cell-address table:column="4" table:row="67" table:table="2"/>
          <office:change-info>
            <dc:creator>Ilias R.</dc:creator>
            <dc:date>2013-01-04T22:44:03</dc:date>
          </office:change-info>
          <table:previous table:id="ct1003">
            <table:change-track-table-cell office:value-type="float" office:value="5"/>
          </table:previous>
        </table:cell-content-change>
        <table:cell-content-change table:id="ct1282">
          <table:cell-address table:column="1" table:row="67" table:table="2"/>
          <office:change-info>
            <dc:creator>Ilias R.</dc:creator>
            <dc:date>2013-01-04T22:48:58</dc:date>
          </office:change-info>
          <table:previous table:id="ct665">
            <table:change-track-table-cell office:value-type="string">
              <text:p>Graphic Inteface tool</text:p>
            </table:change-track-table-cell>
          </table:previous>
        </table:cell-content-change>
        <table:cell-content-change table:id="ct1283">
          <table:cell-address table:column="4" table:row="67" table:table="2"/>
          <office:change-info>
            <dc:creator>Ilias R.</dc:creator>
            <dc:date>2013-01-04T23:52:17</dc:date>
          </office:change-info>
          <table:previous table:id="ct1281">
            <table:change-track-table-cell office:value-type="float" office:value="4"/>
          </table:previous>
        </table:cell-content-change>
        <table:cell-content-change table:id="ct1284">
          <table:cell-address table:column="4" table:row="87" table:table="2"/>
          <office:change-info>
            <dc:creator>Ilias R.</dc:creator>
            <dc:date>2013-01-04T23:54:33</dc:date>
          </office:change-info>
          <table:previous table:id="ct1250">
            <table:change-track-table-cell office:value-type="float" office:value="5"/>
          </table:previous>
        </table:cell-content-change>
        <table:cell-content-change table:id="ct1285">
          <table:cell-address table:column="3" table:row="87" table:table="2"/>
          <office:change-info>
            <dc:creator>Ilias R.</dc:creator>
            <dc:date>2013-01-04T23:54:41</dc:date>
          </office:change-info>
          <table:previous table:id="ct1015">
            <table:change-track-table-cell office:value-type="float" office:value="0.4"/>
          </table:previous>
        </table:cell-content-change>
        <table:cell-content-change table:id="ct1286">
          <table:cell-address table:column="3" table:row="86" table:table="2"/>
          <office:change-info>
            <dc:creator>Ilias R.</dc:creator>
            <dc:date>2013-01-04T23:54:44</dc:date>
          </office:change-info>
          <table:previous table:id="ct1012">
            <table:change-track-table-cell office:value-type="float" office:value="0.1"/>
          </table:previous>
        </table:cell-content-change>
        <table:cell-content-change table:id="ct1287">
          <table:cell-address table:column="4" table:row="86" table:table="2"/>
          <office:change-info>
            <dc:creator>Ilias R.</dc:creator>
            <dc:date>2013-01-04T23:54:47</dc:date>
          </office:change-info>
          <table:previous table:id="ct1251">
            <table:change-track-table-cell office:value-type="float" office:value="2"/>
          </table:previous>
        </table:cell-content-change>
        <table:cell-content-change table:id="ct1288">
          <table:cell-address table:column="4" table:row="88" table:table="2"/>
          <office:change-info>
            <dc:creator>Ilias R.</dc:creator>
            <dc:date>2013-01-04T23:54:50</dc:date>
          </office:change-info>
          <table:previous table:id="ct1249">
            <table:change-track-table-cell office:value-type="float" office:value="5"/>
          </table:previous>
        </table:cell-content-change>
        <table:cell-content-change table:id="ct1289">
          <table:cell-address table:column="4" table:row="78" table:table="2"/>
          <office:change-info>
            <dc:creator>Ilias R.</dc:creator>
            <dc:date>2013-01-04T23:54:59</dc:date>
          </office:change-info>
          <table:previous table:id="ct1255">
            <table:change-track-table-cell office:value-type="float" office:value="5"/>
          </table:previous>
        </table:cell-content-change>
        <table:cell-content-change table:id="ct1290">
          <table:cell-address table:column="4" table:row="78" table:table="2"/>
          <office:change-info>
            <dc:creator>Ilias R.</dc:creator>
            <dc:date>2013-01-04T23:55:52</dc:date>
          </office:change-info>
          <table:previous table:id="ct1289">
            <table:change-track-table-cell office:value-type="float" office:value="4"/>
          </table:previous>
        </table:cell-content-change>
        <table:cell-content-change table:id="ct1291">
          <table:cell-address table:column="4" table:row="78" table:table="2"/>
          <office:change-info>
            <dc:creator>Ilias R.</dc:creator>
            <dc:date>2013-01-04T23:55:53</dc:date>
          </office:change-info>
          <table:previous table:id="ct1290">
            <table:change-track-table-cell/>
          </table:previous>
        </table:cell-content-change>
        <table:cell-content-change table:id="ct1292">
          <table:cell-address table:column="4" table:row="129" table:table="2"/>
          <office:change-info>
            <dc:creator>Ilias R.</dc:creator>
            <dc:date>2013-01-05T00:03:24</dc:date>
          </office:change-info>
          <table:previous>
            <table:change-track-table-cell/>
          </table:previous>
        </table:cell-content-change>
        <table:cell-content-change table:id="ct1293">
          <table:cell-address table:column="4" table:row="129" table:table="2"/>
          <office:change-info>
            <dc:creator>Ilias R.</dc:creator>
            <dc:date>2013-01-05T00:03:29</dc:date>
          </office:change-info>
          <table:previous table:id="ct1292">
            <table:change-track-table-cell office:value-type="float" office:value="1"/>
          </table:previous>
        </table:cell-content-change>
        <table:cell-content-change table:id="ct1294">
          <table:cell-address table:column="3" table:row="130" table:table="2"/>
          <office:change-info>
            <dc:creator>Ilias R.</dc:creator>
            <dc:date>2013-01-05T00:03:34</dc:date>
          </office:change-info>
          <table:previous table:id="ct846">
            <table:change-track-table-cell office:value-type="float" office:value="0"/>
          </table:previous>
        </table:cell-content-change>
        <table:cell-content-change table:id="ct1295">
          <table:cell-address table:column="3" table:row="129" table:table="2"/>
          <office:change-info>
            <dc:creator>Ilias R.</dc:creator>
            <dc:date>2013-01-05T00:03:38</dc:date>
          </office:change-info>
          <table:previous table:id="ct716">
            <table:change-track-table-cell office:value-type="float" office:value="0"/>
          </table:previous>
        </table:cell-content-change>
        <table:cell-content-change table:id="ct1296">
          <table:cell-address table:column="3" table:row="131" table:table="2"/>
          <office:change-info>
            <dc:creator>Ilias R.</dc:creator>
            <dc:date>2013-01-05T00:03:48</dc:date>
          </office:change-info>
          <table:previous table:id="ct847">
            <table:change-track-table-cell office:value-type="float" office:value="0"/>
          </table:previous>
        </table:cell-content-change>
        <table:cell-content-change table:id="ct1297">
          <table:cell-address table:column="4" table:row="129" table:table="2"/>
          <office:change-info>
            <dc:creator>Ilias R.</dc:creator>
            <dc:date>2013-01-05T00:03:56</dc:date>
          </office:change-info>
          <table:previous table:id="ct1293">
            <table:change-track-table-cell office:value-type="float" office:value="3"/>
          </table:previous>
        </table:cell-content-change>
        <table:cell-content-change table:id="ct1298">
          <table:cell-address table:column="4" table:row="130" table:table="2"/>
          <office:change-info>
            <dc:creator>Ilias R.</dc:creator>
            <dc:date>2013-01-05T00:03:57</dc:date>
          </office:change-info>
          <table:previous>
            <table:change-track-table-cell/>
          </table:previous>
        </table:cell-content-change>
        <table:cell-content-change table:id="ct1299">
          <table:cell-address table:column="4" table:row="131" table:table="2"/>
          <office:change-info>
            <dc:creator>Ilias R.</dc:creator>
            <dc:date>2013-01-05T00:04:00</dc:date>
          </office:change-info>
          <table:previous>
            <table:change-track-table-cell/>
          </table:previous>
        </table:cell-content-change>
        <table:cell-content-change table:id="ct1300">
          <table:cell-address table:column="3" table:row="142" table:table="2"/>
          <office:change-info>
            <dc:creator>Ilias R.</dc:creator>
            <dc:date>2013-01-05T00:05:00</dc:date>
          </office:change-info>
          <table:previous table:id="ct1127">
            <table:change-track-table-cell office:value-type="float" office:value="0.15"/>
          </table:previous>
        </table:cell-content-change>
        <table:cell-content-change table:id="ct1301">
          <table:cell-address table:column="3" table:row="140" table:table="2"/>
          <office:change-info>
            <dc:creator>Ilias R.</dc:creator>
            <dc:date>2013-01-05T00:05:07</dc:date>
          </office:change-info>
          <table:previous table:id="ct1125">
            <table:change-track-table-cell office:value-type="float" office:value="0.15"/>
          </table:previous>
        </table:cell-content-change>
        <table:cell-content-change table:id="ct1302">
          <table:cell-address table:column="4" table:row="142" table:table="2"/>
          <office:change-info>
            <dc:creator>Ilias R.</dc:creator>
            <dc:date>2013-01-05T00:05:14</dc:date>
          </office:change-info>
          <table:previous table:id="ct1134">
            <table:change-track-table-cell office:value-type="float" office:value="4"/>
          </table:previous>
        </table:cell-content-change>
        <table:cell-content-change table:id="ct1303">
          <table:cell-address table:column="3" table:row="143" table:table="2"/>
          <office:change-info>
            <dc:creator>Ilias R.</dc:creator>
            <dc:date>2013-01-05T00:05:20</dc:date>
          </office:change-info>
          <table:previous table:id="ct1128">
            <table:change-track-table-cell office:value-type="float" office:value="0.1"/>
          </table:previous>
        </table:cell-content-change>
        <table:cell-content-change table:id="ct1304">
          <table:cell-address table:column="4" table:row="143" table:table="2"/>
          <office:change-info>
            <dc:creator>Ilias R.</dc:creator>
            <dc:date>2013-01-05T00:05:24</dc:date>
          </office:change-info>
          <table:previous table:id="ct1135">
            <table:change-track-table-cell office:value-type="float" office:value="5"/>
          </table:previous>
        </table:cell-content-change>
        <table:cell-content-change table:id="ct1305">
          <table:cell-address table:column="3" table:row="139" table:table="2"/>
          <office:change-info>
            <dc:creator>Ilias R.</dc:creator>
            <dc:date>2013-01-05T00:05:53</dc:date>
          </office:change-info>
          <table:previous table:id="ct1124">
            <table:change-track-table-cell office:value-type="float" office:value="0.3"/>
          </table:previous>
        </table:cell-content-change>
        <table:cell-content-change table:id="ct1306">
          <table:cell-address table:column="3" table:row="141" table:table="2"/>
          <office:change-info>
            <dc:creator>Ilias R.</dc:creator>
            <dc:date>2013-01-05T00:05:58</dc:date>
          </office:change-info>
          <table:previous table:id="ct1126">
            <table:change-track-table-cell office:value-type="float" office:value="0.25"/>
          </table:previous>
        </table:cell-content-change>
        <table:cell-content-change table:id="ct1307">
          <table:cell-address table:column="3" table:row="137" table:table="2"/>
          <office:change-info>
            <dc:creator>Ilias R.</dc:creator>
            <dc:date>2013-01-05T00:06:36</dc:date>
          </office:change-info>
          <table:previous table:id="ct1149">
            <table:change-track-table-cell office:value-type="float" office:value="0.45"/>
          </table:previous>
        </table:cell-content-change>
        <table:cell-content-change table:id="ct1308">
          <table:cell-address table:column="3" table:row="127" table:table="2"/>
          <office:change-info>
            <dc:creator>Ilias R.</dc:creator>
            <dc:date>2013-01-05T00:06:41</dc:date>
          </office:change-info>
          <table:previous table:id="ct1148">
            <table:change-track-table-cell office:value-type="float" office:value="0.55"/>
          </table:previous>
        </table:cell-content-change>
        <table:cell-content-change table:id="ct1309">
          <table:cell-address table:column="3" table:row="190" table:table="2"/>
          <office:change-info>
            <dc:creator>Ilias R.</dc:creator>
            <dc:date>2013-01-05T00:09:01</dc:date>
          </office:change-info>
          <table:previous table:id="ct1024">
            <table:change-track-table-cell office:value-type="float" office:value="0.1"/>
          </table:previous>
        </table:cell-content-change>
        <table:cell-content-change table:id="ct1310">
          <table:cell-address table:column="4" table:row="190" table:table="2"/>
          <office:change-info>
            <dc:creator>Ilias R.</dc:creator>
            <dc:date>2013-01-05T00:09:05</dc:date>
          </office:change-info>
          <table:previous table:id="ct1032">
            <table:change-track-table-cell office:value-type="float" office:value="5"/>
          </table:previous>
        </table:cell-content-change>
        <table:cell-content-change table:id="ct1311">
          <table:cell-address table:column="3" table:row="187" table:table="2"/>
          <office:change-info>
            <dc:creator>Ilias R.</dc:creator>
            <dc:date>2013-01-05T00:09:13</dc:date>
          </office:change-info>
          <table:previous table:id="ct1027">
            <table:change-track-table-cell office:value-type="float" office:value="0.15"/>
          </table:previous>
        </table:cell-content-change>
        <table:cell-content-change table:id="ct1312">
          <table:cell-address table:column="3" table:row="189" table:table="2"/>
          <office:change-info>
            <dc:creator>Ilias R.</dc:creator>
            <dc:date>2013-01-05T00:09:18</dc:date>
          </office:change-info>
          <table:previous table:id="ct1025">
            <table:change-track-table-cell office:value-type="float" office:value="0.15"/>
          </table:previous>
        </table:cell-content-change>
        <table:cell-content-change table:id="ct1313">
          <table:cell-address table:column="4" table:row="186" table:table="2"/>
          <office:change-info>
            <dc:creator>Ilias R.</dc:creator>
            <dc:date>2013-01-05T00:11:52</dc:date>
          </office:change-info>
          <table:previous table:id="ct1028">
            <table:change-track-table-cell office:value-type="float" office:value="5"/>
          </table:previous>
        </table:cell-content-change>
        <table:cell-content-change table:id="ct1314">
          <table:cell-address table:column="4" table:row="186" table:table="2"/>
          <office:change-info>
            <dc:creator>Ilias R.</dc:creator>
            <dc:date>2013-01-05T00:11:53</dc:date>
          </office:change-info>
          <table:previous table:id="ct1313">
            <table:change-track-table-cell/>
          </table:previous>
        </table:cell-content-change>
        <table:cell-content-change table:id="ct1315">
          <table:cell-address table:column="4" table:row="188" table:table="2"/>
          <office:change-info>
            <dc:creator>Ilias R.</dc:creator>
            <dc:date>2013-01-05T00:11:58</dc:date>
          </office:change-info>
          <table:previous table:id="ct1030">
            <table:change-track-table-cell office:value-type="float" office:value="5"/>
          </table:previous>
        </table:cell-content-change>
        <table:cell-content-change table:id="ct1316">
          <table:cell-address table:column="4" table:row="189" table:table="2"/>
          <office:change-info>
            <dc:creator>Ilias R.</dc:creator>
            <dc:date>2013-01-05T00:12:00</dc:date>
          </office:change-info>
          <table:previous table:id="ct1031">
            <table:change-track-table-cell office:value-type="float" office:value="4"/>
          </table:previous>
        </table:cell-content-change>
        <table:cell-content-change table:id="ct1317">
          <table:cell-address table:column="4" table:row="189" table:table="2"/>
          <office:change-info>
            <dc:creator>Ilias R.</dc:creator>
            <dc:date>2013-01-05T00:12:07</dc:date>
          </office:change-info>
          <table:previous table:id="ct1316">
            <table:change-track-table-cell office:value-type="float" office:value="5"/>
          </table:previous>
        </table:cell-content-change>
        <table:cell-content-change table:id="ct1318">
          <table:cell-address table:column="3" table:row="152" table:table="2"/>
          <office:change-info>
            <dc:creator>Ilias R.</dc:creator>
            <dc:date>2013-01-05T01:23:46</dc:date>
          </office:change-info>
          <table:previous>
            <table:change-track-table-cell office:value-type="float" office:value="0"/>
          </table:previous>
        </table:cell-content-change>
        <table:cell-content-change table:id="ct1319">
          <table:cell-address table:column="3" table:row="171" table:table="2"/>
          <office:change-info>
            <dc:creator>Ilias R.</dc:creator>
            <dc:date>2013-01-05T01:23:52</dc:date>
          </office:change-info>
          <table:previous>
            <table:change-track-table-cell office:value-type="float" office:value="0"/>
          </table:previous>
        </table:cell-content-change>
        <table:cell-content-change table:id="ct1320">
          <table:cell-address table:column="3" table:row="168" table:table="2"/>
          <office:change-info>
            <dc:creator>Ilias R.</dc:creator>
            <dc:date>2013-01-05T01:23:55</dc:date>
          </office:change-info>
          <table:previous table:id="ct213">
            <table:change-track-table-cell office:value-type="float" office:value="0"/>
          </table:previous>
        </table:cell-content-change>
        <table:cell-content-change table:id="ct1321">
          <table:cell-address table:column="3" table:row="165" table:table="2"/>
          <office:change-info>
            <dc:creator>Ilias R.</dc:creator>
            <dc:date>2013-01-05T01:23:58</dc:date>
          </office:change-info>
          <table:previous table:id="ct202">
            <table:change-track-table-cell office:value-type="float" office:value="0"/>
          </table:previous>
        </table:cell-content-change>
        <table:cell-content-change table:id="ct1322">
          <table:cell-address table:column="3" table:row="152" table:table="2"/>
          <office:change-info>
            <dc:creator>Ilias R.</dc:creator>
            <dc:date>2013-01-05T01:24:13</dc:date>
          </office:change-info>
          <table:previous table:id="ct1318">
            <table:change-track-table-cell office:value-type="float" office:value="0.2"/>
          </table:previous>
        </table:cell-content-change>
        <table:cell-content-change table:id="ct1323">
          <table:cell-address table:column="3" table:row="159" table:table="2"/>
          <office:change-info>
            <dc:creator>Ilias R.</dc:creator>
            <dc:date>2013-01-05T01:24:18</dc:date>
          </office:change-info>
          <table:previous table:id="ct189">
            <table:change-track-table-cell office:value-type="float" office:value="0"/>
          </table:previous>
        </table:cell-content-change>
        <table:cell-content-change table:id="ct1324">
          <table:cell-address table:column="4" table:row="159" table:table="2"/>
          <office:change-info>
            <dc:creator>Ilias R.</dc:creator>
            <dc:date>2013-01-05T02:31:32</dc:date>
          </office:change-info>
          <table:previous table:id="ct191">
            <table:change-track-table-cell office:value-type="float" office:value="0"/>
          </table:previous>
        </table:cell-content-change>
        <table:cell-content-change table:id="ct1325">
          <table:cell-address table:column="4" table:row="159" table:table="2"/>
          <office:change-info>
            <dc:creator>Ilias R.</dc:creator>
            <dc:date>2013-01-05T02:34:02</dc:date>
          </office:change-info>
          <table:previous table:id="ct1324">
            <table:change-track-table-cell office:value-type="float" office:value="3"/>
          </table:previous>
        </table:cell-content-change>
        <table:cell-content-change table:id="ct1326">
          <table:cell-address table:column="4" table:row="152" table:table="2"/>
          <office:change-info>
            <dc:creator>Ilias R.</dc:creator>
            <dc:date>2013-01-05T15:53:11</dc:date>
          </office:change-info>
          <table:previous>
            <table:change-track-table-cell office:value-type="float" office:value="0"/>
          </table:previous>
        </table:cell-content-change>
        <table:cell-content-change table:id="ct1327">
          <table:cell-address table:column="4" table:row="165" table:table="2"/>
          <office:change-info>
            <dc:creator>Ilias R.</dc:creator>
            <dc:date>2013-01-05T16:59:52</dc:date>
          </office:change-info>
          <table:previous table:id="ct204">
            <table:change-track-table-cell office:value-type="float" office:value="0"/>
          </table:previous>
        </table:cell-content-change>
        <table:cell-content-change table:id="ct1328">
          <table:cell-address table:column="4" table:row="173" table:table="2"/>
          <office:change-info>
            <dc:creator>Ilias R.</dc:creator>
            <dc:date>2013-01-05T17:00:05</dc:date>
          </office:change-info>
          <table:previous table:id="ct1155">
            <table:change-track-table-cell office:value-type="float" office:value="0"/>
          </table:previous>
        </table:cell-content-change>
        <table:cell-content-change table:id="ct1329">
          <table:cell-address table:column="4" table:row="171" table:table="2"/>
          <office:change-info>
            <dc:creator>Ilias R.</dc:creator>
            <dc:date>2013-01-05T17:00:51</dc:date>
          </office:change-info>
          <table:previous>
            <table:change-track-table-cell office:value-type="float" office:value="0"/>
          </table:previous>
        </table:cell-content-change>
        <table:cell-content-change table:id="ct1330">
          <table:cell-address table:column="3" table:row="173" table:table="2"/>
          <office:change-info>
            <dc:creator>Ilias R.</dc:creator>
            <dc:date>2013-01-05T17:01:41</dc:date>
          </office:change-info>
          <table:previous table:id="ct1154">
            <table:change-track-table-cell office:value-type="float" office:value="0"/>
          </table:previous>
        </table:cell-content-change>
        <table:cell-content-change table:id="ct1331">
          <table:cell-address table:column="3" table:row="174" table:table="2"/>
          <office:change-info>
            <dc:creator>Ilias R.</dc:creator>
            <dc:date>2013-01-05T17:01:42</dc:date>
          </office:change-info>
          <table:previous table:id="ct761">
            <table:change-track-table-cell office:value-type="float" office:value="0"/>
          </table:previous>
        </table:cell-content-change>
        <table:cell-content-change table:id="ct1332">
          <table:cell-address table:column="4" table:row="174" table:table="2"/>
          <office:change-info>
            <dc:creator>Ilias R.</dc:creator>
            <dc:date>2013-01-05T19:24:12</dc:date>
          </office:change-info>
          <table:previous>
            <table:change-track-table-cell/>
          </table:previous>
        </table:cell-content-change>
        <table:cell-content-change table:id="ct1333">
          <table:cell-address table:column="4" table:row="97" table:table="2"/>
          <office:change-info>
            <dc:creator>Ilias R.</dc:creator>
            <dc:date>2013-01-05T19:28:11</dc:date>
          </office:change-info>
          <table:previous table:id="ct136">
            <table:change-track-table-cell office:value-type="float" office:value="0"/>
          </table:previous>
        </table:cell-content-change>
        <table:cell-content-change table:id="ct1334">
          <table:cell-address table:column="3" table:row="97" table:table="2"/>
          <office:change-info>
            <dc:creator>Ilias R.</dc:creator>
            <dc:date>2013-01-05T19:28:19</dc:date>
          </office:change-info>
          <table:previous table:id="ct125">
            <table:change-track-table-cell office:value-type="float" office:value="0"/>
          </table:previous>
        </table:cell-content-change>
        <table:cell-content-change table:id="ct1335">
          <table:cell-address table:column="3" table:row="98" table:table="2"/>
          <office:change-info>
            <dc:creator>Ilias R.</dc:creator>
            <dc:date>2013-01-05T19:28:21</dc:date>
          </office:change-info>
          <table:previous table:id="ct706">
            <table:change-track-table-cell office:value-type="float" office:value="0"/>
          </table:previous>
        </table:cell-content-change>
        <table:cell-content-change table:id="ct1336">
          <table:cell-address table:column="4" table:row="97" table:table="2"/>
          <office:change-info>
            <dc:creator>Ilias R.</dc:creator>
            <dc:date>2013-01-05T19:34:55</dc:date>
          </office:change-info>
          <table:previous table:id="ct1333">
            <table:change-track-table-cell office:value-type="float" office:value="3"/>
          </table:previous>
        </table:cell-content-change>
        <table:cell-content-change table:id="ct1337">
          <table:cell-address table:column="4" table:row="98" table:table="2"/>
          <office:change-info>
            <dc:creator>Ilias R.</dc:creator>
            <dc:date>2013-01-05T19:34:56</dc:date>
          </office:change-info>
          <table:previous>
            <table:change-track-table-cell/>
          </table:previous>
        </table:cell-content-change>
        <table:cell-content-change table:id="ct1338">
          <table:cell-address table:column="3" table:row="109" table:table="2"/>
          <office:change-info>
            <dc:creator>Ilias R.</dc:creator>
            <dc:date>2013-01-05T19:36:21</dc:date>
          </office:change-info>
          <table:previous>
            <table:change-track-table-cell office:value-type="float" office:value="0"/>
          </table:previous>
        </table:cell-content-change>
        <table:cell-content-change table:id="ct1339">
          <table:cell-address table:column="3" table:row="112" table:table="2"/>
          <office:change-info>
            <dc:creator>Ilias R.</dc:creator>
            <dc:date>2013-01-05T19:36:33</dc:date>
          </office:change-info>
          <table:previous table:id="ct842">
            <table:change-track-table-cell office:value-type="float" office:value="0"/>
          </table:previous>
        </table:cell-content-change>
        <table:cell-content-change table:id="ct1340">
          <table:cell-address table:column="3" table:row="111" table:table="2"/>
          <office:change-info>
            <dc:creator>Ilias R.</dc:creator>
            <dc:date>2013-01-05T19:36:35</dc:date>
          </office:change-info>
          <table:previous table:id="ct841">
            <table:change-track-table-cell office:value-type="float" office:value="0"/>
          </table:previous>
        </table:cell-content-change>
        <table:cell-content-change table:id="ct1341">
          <table:cell-address table:column="4" table:row="109" table:table="2"/>
          <office:change-info>
            <dc:creator>Ilias R.</dc:creator>
            <dc:date>2013-01-05T19:36:42</dc:date>
          </office:change-info>
          <table:previous table:id="ct1240">
            <table:change-track-table-cell table:cell-address="'Category Rating and Metrics'.E110" table:formula="of:=SUM([.F112:.F113])" office:value-type="float" office:value="3.5"/>
          </table:previous>
        </table:cell-content-change>
        <table:cell-content-change table:id="ct1342">
          <table:cell-address table:column="4" table:row="112" table:table="2"/>
          <office:change-info>
            <dc:creator>Ilias R.</dc:creator>
            <dc:date>2013-01-05T19:36:47</dc:date>
          </office:change-info>
          <table:previous>
            <table:change-track-table-cell/>
          </table:previous>
        </table:cell-content-change>
        <table:cell-content-change table:id="ct1343">
          <table:cell-address table:column="4" table:row="111" table:table="2"/>
          <office:change-info>
            <dc:creator>Ilias R.</dc:creator>
            <dc:date>2013-01-05T19:36:48</dc:date>
          </office:change-info>
          <table:previous>
            <table:change-track-table-cell/>
          </table:previous>
        </table:cell-content-change>
        <table:cell-content-change table:id="ct1344">
          <table:cell-address table:column="4" table:row="127" table:table="2"/>
          <office:change-info>
            <dc:creator>Ilias R.</dc:creator>
            <dc:date>2013-01-05T19:37:05</dc:date>
          </office:change-info>
          <table:previous>
            <table:change-track-table-cell office:value-type="float" office:value="0"/>
          </table:previous>
        </table:cell-content-change>
        <table:cell-content-change table:id="ct1345">
          <table:cell-address table:column="4" table:row="127" table:table="2"/>
          <office:change-info>
            <dc:creator>Ilias R.</dc:creator>
            <dc:date>2013-01-05T19:42:06</dc:date>
          </office:change-info>
          <table:previous table:id="ct1344">
            <table:change-track-table-cell office:value-type="float" office:value="3"/>
          </table:previous>
        </table:cell-content-change>
        <table:cell-content-change table:id="ct1346">
          <table:cell-address table:column="4" table:row="84" table:table="2"/>
          <office:change-info>
            <dc:creator>Ilias R.</dc:creator>
            <dc:date>2013-01-05T19:42:32</dc:date>
          </office:change-info>
          <table:previous table:id="ct1016">
            <table:change-track-table-cell table:cell-address="'Category Rating and Metrics'.E85" table:formula="of:=SUM([.F87:.F89])" office:value-type="float" office:value="3.8"/>
          </table:previous>
        </table:cell-content-change>
        <table:cell-content-change table:id="ct1347">
          <table:cell-address table:column="4" table:row="73" table:table="2"/>
          <office:change-info>
            <dc:creator>Ilias R.</dc:creator>
            <dc:date>2013-01-05T19:42:40</dc:date>
          </office:change-info>
          <table:previous table:id="ct1259">
            <table:change-track-table-cell table:cell-address="'Category Rating and Metrics'.E74" table:formula="of:=SUM([.F76:.F79])" office:value-type="float" office:value="4"/>
          </table:previous>
        </table:cell-content-change>
        <table:cell-content-change table:id="ct1348">
          <table:cell-address table:column="4" table:row="97" table:table="2"/>
          <office:change-info>
            <dc:creator>Ilias R.</dc:creator>
            <dc:date>2013-01-05T19:42:49</dc:date>
          </office:change-info>
          <table:previous table:id="ct1336">
            <table:change-track-table-cell office:value-type="float" office:value="4"/>
          </table:previous>
        </table:cell-content-change>
        <table:cell-content-change table:id="ct1349">
          <table:cell-address table:column="4" table:row="174" table:table="2"/>
          <office:change-info>
            <dc:creator>Ilias R.</dc:creator>
            <dc:date>2013-01-05T19:43:05</dc:date>
          </office:change-info>
          <table:previous table:id="ct1332">
            <table:change-track-table-cell office:value-type="float" office:value="4"/>
          </table:previous>
        </table:cell-content-change>
        <table:cell-content-change table:id="ct1350">
          <table:cell-address table:column="4" table:row="188" table:table="2"/>
          <office:change-info>
            <dc:creator>Ilias R.</dc:creator>
            <dc:date>2013-01-05T19:43:12</dc:date>
          </office:change-info>
          <table:previous table:id="ct1315">
            <table:change-track-table-cell office:value-type="float" office:value="4"/>
          </table:previous>
        </table:cell-content-change>
        <table:cell-content-change table:id="ct1351">
          <table:cell-address table:column="4" table:row="11" table:table="2"/>
          <office:change-info>
            <dc:creator>Ilias R.</dc:creator>
            <dc:date>2013-01-05T19:43:31</dc:date>
          </office:change-info>
          <table:previous table:id="ct947">
            <table:change-track-table-cell table:cell-address="'Category Rating and Metrics'.E12" table:formula="of:=SUM([.F14:.F18])" office:value-type="float" office:value="4.2"/>
          </table:previous>
        </table:cell-content-change>
        <table:cell-content-change table:id="ct1352">
          <table:cell-address table:column="4" table:row="36" table:table="2"/>
          <office:change-info>
            <dc:creator>Ilias R.</dc:creator>
            <dc:date>2013-01-05T19:43:41</dc:date>
          </office:change-info>
          <table:previous table:id="ct948">
            <table:change-track-table-cell table:cell-address="'Category Rating and Metrics'.E37" table:formula="of:=SUM([.F40:.F44])" office:value-type="float" office:value="4.3"/>
          </table:previous>
        </table:cell-content-change>
        <table:cell-content-change table:id="ct1353">
          <table:cell-address table:column="4" table:row="137" table:table="2"/>
          <office:change-info>
            <dc:creator>Ilias R.</dc:creator>
            <dc:date>2013-01-05T19:43:52</dc:date>
          </office:change-info>
          <table:previous table:id="ct1130">
            <table:change-track-table-cell table:cell-address="'Category Rating and Metrics'.E138" table:formula="of:=SUM([.F140:.F144])" office:value-type="float" office:value="4.6"/>
          </table:previous>
        </table:cell-content-change>
        <table:cell-content-change table:id="ct1354">
          <table:cell-address table:column="4" table:row="184" table:table="2"/>
          <office:change-info>
            <dc:creator>Ilias R.</dc:creator>
            <dc:date>2013-01-05T19:44:01</dc:date>
          </office:change-info>
          <table:previous table:id="ct1018">
            <table:change-track-table-cell table:cell-address="'Category Rating and Metrics'.E185" table:formula="of:=SUM([.F187:.F191])" office:value-type="float" office:value="3.4"/>
          </table:previous>
        </table:cell-content-change>
        <table:cell-content-change table:id="ct1355">
          <table:cell-address table:column="5" table:row="94" table:table="2"/>
          <office:change-info>
            <dc:creator>ricardo </dc:creator>
            <dc:date>2013-01-12T12:47:55</dc:date>
          </office:change-info>
          <table:previous table:id="ct874">
            <table:change-track-table-cell table:cell-address="'Category Rating and Metrics'.F95" table:formula="of:=SUM([.F98:.F113])" office:value-type="float" office:value="8.5"/>
          </table:previous>
        </table:cell-content-change>
        <table:cell-content-change table:id="ct1356">
          <table:cell-address table:column="5" table:row="94" table:table="2"/>
          <office:change-info>
            <dc:creator>ricardo </dc:creator>
            <dc:date>2013-01-12T12:48:24</dc:date>
          </office:change-info>
          <table:previous table:id="ct1355">
            <table:change-track-table-cell table:cell-address="'Category Rating and Metrics'.F95" table:formula="of:=SUM([.F98];[.F113])" office:value-type="float" office:value="3.3"/>
          </table:previous>
        </table:cell-content-change>
        <table:cell-content-change table:id="ct1357">
          <table:cell-address table:column="5" table:row="149" table:table="2"/>
          <office:change-info>
            <dc:creator>ricardo </dc:creator>
            <dc:date>2013-01-12T12:49:01</dc:date>
          </office:change-info>
          <table:previous>
            <table:change-track-table-cell table:cell-address="'Category Rating and Metrics'.F150" table:formula="of:=SUM([.F153:.F179])" office:value-type="float" office:value="3.35"/>
          </table:previous>
        </table:cell-content-change>
      </table:tracked-changes>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5">
          <table:table-cell/>
          <table:table-cell table:style-name="ce4" office:value-type="string">
            <text:p><text:span text:style-name="T1"><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6">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row table:style-name="ro1" table:number-rows-repeated="1048564">
          <table:table-cell table:number-columns-repeated="256"/>
        </table:table-row>
        <table:table-row table:style-name="ro1">
          <table:table-cell table:number-columns-repeated="256"/>
        </table:table-row>
      </table:table>
      <table:table table:name="Category Ranking" table:style-name="ta3">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number-columns-repeated="252" table:default-cell-style-name="Default"/>
        <table:table-row table:style-name="ro1" table:number-rows-repeated="4">
          <table:table-cell table:number-columns-repeated="256"/>
        </table:table-row>
        <table:table-row table:style-name="ro1">
          <table:table-cell/>
          <table:table-cell table:style-name="ce46" office:value-type="string" table:number-columns-spanned="3" table:number-rows-spanned="1">
            <text:p>Evaluated Technology</text:p>
          </table:table-cell>
          <table:covered-table-cell table:number-columns-repeated="2" table:style-name="ce46"/>
          <table:table-cell table:number-columns-repeated="252"/>
        </table:table-row>
        <table:table-row table:style-name="ro12">
          <table:table-cell/>
          <table:table-cell table:style-name="ce47" office:value-type="string" table:number-columns-spanned="3" table:number-rows-spanned="1">
            <text:p>Component Name: &lt;Enter a component&gt;</text:p>
          </table:table-cell>
          <table:covered-table-cell table:number-columns-repeated="2" table:style-name="ce54"/>
          <table:table-cell table:number-columns-repeated="252"/>
        </table:table-row>
        <table:table-row table:style-name="ro4">
          <table:table-cell table:style-name="ce44"/>
          <table:table-cell table:style-name="ce48" office:value-type="string" table:number-columns-spanned="3" table:number-rows-spanned="1">
            <text:p>Component type: &lt;Enter a component type&gt;</text:p>
          </table:table-cell>
          <table:covered-table-cell table:number-columns-repeated="2" table:style-name="ce48"/>
          <table:table-cell table:number-columns-repeated="252"/>
        </table:table-row>
        <table:table-row table:style-name="ro4">
          <table:table-cell table:style-name="ce44"/>
          <table:table-cell table:style-name="ce48" office:value-type="string" table:number-columns-spanned="3" table:number-rows-spanned="1">
            <text:p>Usage Setting: &lt;Enter a usage setting&gt;</text:p>
          </table:table-cell>
          <table:covered-table-cell table:number-columns-repeated="2" table:style-name="ce48"/>
          <table:table-cell table:number-columns-repeated="252"/>
        </table:table-row>
        <table:table-row table:style-name="ro1">
          <table:table-cell/>
          <table:table-cell table:style-name="ce49" table:number-columns-spanned="3" table:number-rows-spanned="1"/>
          <table:covered-table-cell table:number-columns-repeated="2"/>
          <table:table-cell table:number-columns-repeated="252"/>
        </table:table-row>
        <table:table-row table:style-name="ro1">
          <table:table-cell/>
          <table:table-cell table:style-name="ce49" table:number-columns-spanned="3" table:number-rows-spanned="1"/>
          <table:covered-table-cell table:number-columns-repeated="2"/>
          <table:table-cell table:number-columns-repeated="252"/>
        </table:table-row>
        <table:table-row table:style-name="ro1">
          <table:table-cell/>
          <table:table-cell table:style-name="ce50" office:value-type="string">
            <text:p>Rank</text:p>
          </table:table-cell>
          <table:table-cell table:style-name="ce50" office:value-type="string">
            <text:p>Category</text:p>
          </table:table-cell>
          <table:table-cell table:style-name="ce50" office:value-type="string">
            <text:p>Weight</text:p>
          </table:table-cell>
          <table:table-cell table:number-columns-repeated="252"/>
        </table:table-row>
        <table:table-row table:style-name="ro1">
          <table:table-cell/>
          <table:table-cell table:style-name="ce51" office:value-type="float" office:value="1">
            <text:p>1</text:p>
          </table:table-cell>
          <table:table-cell office:value-type="string">
            <text:p>Initial Analysis</text:p>
          </table:table-cell>
          <table:table-cell table:style-name="ce57" office:value-type="percentage" office:value="0.13">
            <text:p>13,00%</text:p>
          </table:table-cell>
          <table:table-cell table:number-columns-repeated="252"/>
        </table:table-row>
        <table:table-row table:style-name="ro1">
          <table:table-cell/>
          <table:table-cell table:style-name="ce51" office:value-type="float" office:value="2">
            <text:p>2</text:p>
          </table:table-cell>
          <table:table-cell office:value-type="string">
            <text:p>Functionality</text:p>
          </table:table-cell>
          <table:table-cell table:style-name="ce57" office:value-type="percentage" office:value="0.12">
            <text:p>12,00%</text:p>
          </table:table-cell>
          <table:table-cell table:number-columns-repeated="252"/>
        </table:table-row>
        <table:table-row table:style-name="ro1">
          <table:table-cell/>
          <table:table-cell table:style-name="ce51" office:value-type="float" office:value="3">
            <text:p>3</text:p>
          </table:table-cell>
          <table:table-cell table:style-name="ce55" office:value-type="string">
            <text:p>Usability</text:p>
          </table:table-cell>
          <table:table-cell table:style-name="ce57" office:value-type="percentage" office:value="0.14">
            <text:p>14,00%</text:p>
          </table:table-cell>
          <table:table-cell table:number-columns-repeated="252"/>
        </table:table-row>
        <table:table-row table:style-name="ro1">
          <table:table-cell/>
          <table:table-cell table:style-name="ce51" office:value-type="float" office:value="4">
            <text:p>4</text:p>
          </table:table-cell>
          <table:table-cell table:style-name="ce56" office:value-type="string">
            <text:p>Robustness</text:p>
          </table:table-cell>
          <table:table-cell table:style-name="ce57" office:value-type="percentage" office:value="0.17">
            <text:p>17,00%</text:p>
          </table:table-cell>
          <table:table-cell table:number-columns-repeated="252"/>
        </table:table-row>
        <table:table-row table:style-name="ro1">
          <table:table-cell/>
          <table:table-cell table:style-name="ce51" office:value-type="float" office:value="5">
            <text:p>5</text:p>
          </table:table-cell>
          <table:table-cell office:value-type="string">
            <text:p>Development</text:p>
          </table:table-cell>
          <table:table-cell table:style-name="ce57" office:value-type="percentage" office:value="0.15">
            <text:p>15,00%</text:p>
          </table:table-cell>
          <table:table-cell table:number-columns-repeated="252"/>
        </table:table-row>
        <table:table-row table:style-name="ro1">
          <table:table-cell/>
          <table:table-cell table:style-name="ce51" office:value-type="float" office:value="6">
            <text:p>6</text:p>
          </table:table-cell>
          <table:table-cell office:value-type="string">
            <text:p>Community</text:p>
          </table:table-cell>
          <table:table-cell table:style-name="ce57" office:value-type="percentage" office:value="0.19">
            <text:p>19,00%</text:p>
          </table:table-cell>
          <table:table-cell table:number-columns-repeated="252"/>
        </table:table-row>
        <table:table-row table:style-name="ro1">
          <table:table-cell/>
          <table:table-cell table:style-name="ce51" office:value-type="float" office:value="7">
            <text:p>7</text:p>
          </table:table-cell>
          <table:table-cell office:value-type="string">
            <text:p>Documentation</text:p>
          </table:table-cell>
          <table:table-cell table:style-name="ce57" office:value-type="percentage" office:value="0.1">
            <text:p>10,00%</text:p>
          </table:table-cell>
          <table:table-cell table:number-columns-repeated="252"/>
        </table:table-row>
        <table:table-row table:style-name="ro1">
          <table:table-cell/>
          <table:table-cell table:style-name="ce49" office:value-type="string" table:number-columns-spanned="3" table:number-rows-spanned="1">
            <text:p><text:s text:c="2"/></text:p>
          </table:table-cell>
          <table:covered-table-cell table:number-columns-repeated="2"/>
          <table:table-cell table:number-columns-repeated="252"/>
        </table:table-row>
        <table:table-row table:style-name="ro1">
          <table:table-cell/>
          <table:table-cell table:style-name="ce53" table:number-columns-repeated="2"/>
          <table:table-cell table:style-name="ce53" office:value-type="string">
            <text:p>Total Weight</text:p>
          </table:table-cell>
          <table:table-cell table:number-columns-repeated="252"/>
        </table:table-row>
        <table:table-row table:style-name="ro1">
          <table:table-cell table:number-columns-repeated="3"/>
          <table:table-cell table:style-name="ce58" table:formula="of:=SUM([.D12:.D18])" office:value-type="percentage" office:value="1">
            <text:p>100,00%</text:p>
          </table:table-cell>
          <table:table-cell table:number-columns-repeated="252"/>
        </table:table-row>
        <table:table-row table:style-name="ro1" table:number-rows-repeated="1048554">
          <table:table-cell table:number-columns-repeated="256"/>
        </table:table-row>
        <table:table-row table:style-name="ro1">
          <table:table-cell table:number-columns-repeated="256"/>
        </table:table-row>
      </table:table>
      <table:table table:name="Category Rating and Metrics" table:style-name="ta5" table:print-ranges="'Category Rating and Metrics'.A1:'Category Rating and Metrics'.G197">
        <office:forms form:automatic-focus="false" form:apply-design-mode="false"/>
        <table:table-column table:style-name="co14"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2" table:default-cell-style-name="Default"/>
        <table:table-column table:style-name="co2" table:number-columns-repeated="249" table:default-cell-style-name="Default"/>
        <table:table-row table:style-name="ro13">
          <table:table-cell table:style-name="ce59" table:number-columns-repeated="7"/>
          <table:table-cell table:number-columns-repeated="249"/>
        </table:table-row>
        <table:table-row table:style-name="ro20">
          <table:table-cell table:style-name="ce59" table:number-columns-repeated="7"/>
          <table:table-cell table:number-columns-repeated="249"/>
        </table:table-row>
        <table:table-row table:style-name="ro20">
          <table:table-cell table:style-name="ce77" office:value-type="string" table:number-columns-spanned="6" table:number-rows-spanned="1">
            <text:p>Evaluated Technology And Functional Orientation</text:p>
          </table:table-cell>
          <table:covered-table-cell table:number-columns-repeated="5" table:style-name="ce77"/>
          <table:table-cell table:style-name="ce116" office:value-type="string">
            <text:p>BRR</text:p>
          </table:table-cell>
          <table:table-cell table:number-columns-repeated="249"/>
        </table:table-row>
        <table:table-row table:style-name="ro21">
          <table:table-cell table:style-name="ce78" office:value-type="string" table:number-columns-spanned="6" table:number-rows-spanned="1">
            <text:p>&lt;Enter a component Name&gt;</text:p>
          </table:table-cell>
          <table:covered-table-cell table:number-columns-repeated="5" table:style-name="ce78"/>
          <table:table-cell table:style-name="ce117" table:formula="of:=SUM([.G12:.G182])" office:value-type="float" office:value="2.4425">
            <text:p>2,44</text:p>
          </table:table-cell>
          <table:table-cell table:number-columns-repeated="249"/>
        </table:table-row>
        <table:table-row table:style-name="ro20">
          <table:table-cell table:style-name="ce48" office:value-type="string" table:number-columns-spanned="6" table:number-rows-spanned="1">
            <text:p>Component type: &lt;Enter a component type&gt;</text:p>
          </table:table-cell>
          <table:covered-table-cell table:number-columns-repeated="5" table:style-name="ce48"/>
          <table:table-cell table:style-name="ce59"/>
          <table:table-cell table:number-columns-repeated="249"/>
        </table:table-row>
        <table:table-row table:style-name="ro20">
          <table:table-cell table:style-name="ce48" office:value-type="string" table:number-columns-spanned="6" table:number-rows-spanned="1">
            <text:p>Usage Setting: &lt;Enter a usage setting&gt;</text:p>
          </table:table-cell>
          <table:covered-table-cell table:number-columns-repeated="5" table:style-name="ce48"/>
          <table:table-cell table:style-name="ce59"/>
          <table:table-cell table:number-columns-repeated="249"/>
        </table:table-row>
        <table:table-row table:style-name="ro14">
          <table:table-cell table:style-name="ce79" table:number-columns-repeated="6"/>
          <table:table-cell table:style-name="ce59"/>
          <table:table-cell table:number-columns-repeated="249"/>
        </table:table-row>
        <table:table-row-group>
          <table:table-row table:style-name="ro20">
            <table:table-cell table:style-name="ce80" office:value-type="string">
              <text:p>Rank</text:p>
            </table:table-cell>
            <table:table-cell table:style-name="ce83" office:value-type="string" table:number-columns-spanned="3" table:number-rows-spanned="1">
              <text:p>Category Title</text:p>
            </table:table-cell>
            <table:covered-table-cell table:number-columns-repeated="2" table:style-name="ce83"/>
            <table:table-cell table:style-name="ce80" office:value-type="string">
              <text:p>Weight</text:p>
            </table:table-cell>
            <table:table-cell table:style-name="ce80" office:value-type="string">
              <text:p>Unweighted Rating</text:p>
            </table:table-cell>
            <table:table-cell table:style-name="ce116" office:value-type="string">
              <text:p>Weighted Rating</text:p>
            </table:table-cell>
            <table:table-cell table:number-columns-repeated="249"/>
          </table:table-row>
          <table:table-row table:style-name="ro20">
            <table:table-cell table:style-name="ce81" table:formula="of:=[$'Category Ranking'.B12]" office:value-type="float" office:value="1">
              <text:p>1</text:p>
            </table:table-cell>
            <table:table-cell table:style-name="ce84" office:value-type="string" table:number-columns-spanned="3" table:number-rows-spanned="1">
              <text:p>Functionality</text:p>
            </table:table-cell>
            <table:covered-table-cell table:number-columns-repeated="2" table:style-name="ce84"/>
            <table:table-cell table:style-name="ce57" table:formula="of:=[$'Category Ranking'.D12]" office:value-type="percentage" office:value="0.13">
              <text:p>13,00%</text:p>
            </table:table-cell>
            <table:table-cell table:style-name="ce81" table:formula="of:=SUM([.F12];[.F21])" office:value-type="float" office:value="4">
              <text:p>4</text:p>
            </table:table-cell>
            <table:table-cell table:style-name="ce81" table:formula="of:=[.F9]*[.E9]" office:value-type="float" office:value="0.52">
              <text:p>0,52</text:p>
            </table:table-cell>
            <table:table-cell table:number-columns-repeated="249"/>
          </table:table-row>
          <table:table-row table:style-name="ro20">
            <table:table-cell table:style-name="ce81"/>
            <table:table-cell table:style-name="ce84" table:number-columns-repeated="3"/>
            <table:table-cell table:style-name="ce57"/>
            <table:table-cell table:style-name="ce81" table:number-columns-repeated="2"/>
            <table:table-cell table:number-columns-repeated="249"/>
          </table:table-row>
          <table:table-row table:style-name="ro20">
            <table:table-cell table:style-name="ce82"/>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59"/>
            <table:table-cell table:number-columns-repeated="249"/>
          </table:table-row>
        </table:table-row-group>
        <table:table-row table:style-name="ro20">
          <table:table-cell table:style-name="ce82"/>
          <table:table-cell table:style-name="ce86" office:value-type="string">
            <text:p>License</text:p>
          </table:table-cell>
          <table:table-cell table:style-name="ce51"/>
          <table:table-cell table:style-name="ce103" office:value-type="percentage" office:value="0.7">
            <text:p>70,00%</text:p>
          </table:table-cell>
          <table:table-cell table:style-name="ce104" office:value-type="float" office:value="4">
            <text:p>4</text:p>
          </table:table-cell>
          <table:table-cell table:style-name="ce59" table:formula="of:=[.D12]*[.E12]" office:value-type="float" office:value="2.8">
            <text:p>2,8</text:p>
          </table:table-cell>
          <table:table-cell table:style-name="ce59"/>
          <table:table-cell table:number-columns-repeated="249"/>
        </table:table-row>
        <table:table-row table:style-name="ro20">
          <table:table-cell table:style-name="ce59"/>
          <table:table-cell table:style-name="ce87" office:value-type="string" table:number-columns-spanned="4" table:number-rows-spanned="1">
            <text:p>Test Description</text:p>
          </table:table-cell>
          <table:covered-table-cell table:number-columns-repeated="3" table:style-name="ce87"/>
          <table:table-cell/>
          <table:table-cell table:style-name="ce59"/>
          <table:table-cell table:number-columns-repeated="249"/>
        </table:table-row>
        <table:table-row table:style-name="ro15">
          <table:table-cell table:style-name="ce59"/>
          <table:table-cell table:style-name="ce88" office:value-type="string">
            <text:p>Private</text:p>
          </table:table-cell>
          <table:table-cell table:style-name="ce88"/>
          <table:table-cell table:style-name="ce103" office:value-type="percentage" office:value="0">
            <text:p>0,00%</text:p>
          </table:table-cell>
          <table:table-cell table:style-name="ce105" office:value-type="float" office:value="1">
            <text:p>1</text:p>
          </table:table-cell>
          <table:table-cell table:style-name="ce110" table:formula="of:=[.D14]*[.E14]" office:value-type="float" office:value="0">
            <text:p>0</text:p>
          </table:table-cell>
          <table:table-cell table:style-name="ce59"/>
          <table:table-cell table:number-columns-repeated="249"/>
        </table:table-row>
        <table:table-row table:style-name="ro15">
          <table:table-cell table:style-name="ce59"/>
          <table:table-cell table:style-name="ce88" office:value-type="string">
            <text:p>Non standard (My own license)</text:p>
          </table:table-cell>
          <table:table-cell table:style-name="ce88"/>
          <table:table-cell table:style-name="ce103" office:value-type="percentage" office:value="0">
            <text:p>0,00%</text:p>
          </table:table-cell>
          <table:table-cell table:style-name="ce105" office:value-type="float" office:value="1">
            <text:p>1</text:p>
          </table:table-cell>
          <table:table-cell table:style-name="ce111" table:formula="of:=[.D15]*[.E15]" office:value-type="float" office:value="0">
            <text:p>0</text:p>
          </table:table-cell>
          <table:table-cell table:style-name="ce59"/>
          <table:table-cell table:number-columns-repeated="249"/>
        </table:table-row>
        <table:table-row table:style-name="ro15">
          <table:table-cell table:style-name="ce59"/>
          <table:table-cell table:style-name="ce88" office:value-type="string">
            <text:p>Standard (included in list of most used FLOSS Licences)</text:p>
          </table:table-cell>
          <table:table-cell table:style-name="ce88"/>
          <table:table-cell table:style-name="ce103" office:value-type="percentage" office:value="0.7">
            <text:p>70,00%</text:p>
          </table:table-cell>
          <table:table-cell table:style-name="ce105" office:value-type="float" office:value="5">
            <text:p>5</text:p>
          </table:table-cell>
          <table:table-cell table:style-name="ce111" table:formula="of:=[.D16]*[.E16]" office:value-type="float" office:value="3.5">
            <text:p>3,5</text:p>
          </table:table-cell>
          <table:table-cell table:style-name="ce59"/>
          <table:table-cell table:number-columns-repeated="249"/>
        </table:table-row>
        <table:table-row table:style-name="ro15">
          <table:table-cell table:style-name="ce59"/>
          <table:table-cell table:style-name="ce88" office:value-type="string">
            <text:p>Dual Licensing</text:p>
          </table:table-cell>
          <table:table-cell table:style-name="ce88"/>
          <table:table-cell table:style-name="ce103" office:value-type="percentage" office:value="0.2">
            <text:p>20,00%</text:p>
          </table:table-cell>
          <table:table-cell table:style-name="ce105" office:value-type="float" office:value="1">
            <text:p>1</text:p>
          </table:table-cell>
          <table:table-cell table:style-name="ce111" table:formula="of:=[.D17]*[.E17]" office:value-type="float" office:value="0.2">
            <text:p>0,2</text:p>
          </table:table-cell>
          <table:table-cell table:style-name="ce59"/>
          <table:table-cell table:number-columns-repeated="249"/>
        </table:table-row>
        <table:table-row table:style-name="ro20">
          <table:table-cell/>
          <table:table-cell office:value-type="string">
            <text:p>Compatible with others</text:p>
          </table:table-cell>
          <table:table-cell/>
          <table:table-cell table:style-name="ce103" office:value-type="percentage" office:value="0.1">
            <text:p>10,00%</text:p>
          </table:table-cell>
          <table:table-cell office:value-type="float" office:value="5">
            <text:p>5</text:p>
          </table:table-cell>
          <table:table-cell table:style-name="ce112" table:formula="of:=[.D18]*[.E18]" office:value-type="float" office:value="0.5">
            <text:p>0,5</text:p>
          </table:table-cell>
          <table:table-cell table:number-columns-repeated="250"/>
        </table:table-row>
        <table:table-row table:style-name="ro20">
          <table:table-cell table:number-columns-repeated="3"/>
          <table:table-cell table:style-name="ce103"/>
          <table:table-cell table:number-columns-repeated="252"/>
        </table:table-row>
        <table:table-row table:style-name="ro20">
          <table:table-cell table:style-name="ce82"/>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59"/>
          <table:table-cell table:number-columns-repeated="249"/>
        </table:table-row>
        <table:table-row table:style-name="ro16">
          <table:table-cell table:style-name="ce82"/>
          <table:table-cell table:style-name="ce86" office:value-type="string">
            <text:p>Time for setup pre-requisites for installing open source software</text:p>
          </table:table-cell>
          <table:table-cell table:style-name="ce51"/>
          <table:table-cell table:style-name="ce103" office:value-type="percentage" office:value="0.3">
            <text:p>30,00%</text:p>
          </table:table-cell>
          <table:table-cell table:style-name="ce104" office:value-type="float" office:value="4">
            <text:p>4</text:p>
          </table:table-cell>
          <table:table-cell table:style-name="ce59" table:formula="of:=[.D21]*[.E21]" office:value-type="float" office:value="1.2">
            <text:p>1,2</text:p>
          </table:table-cell>
          <table:table-cell table:style-name="ce59"/>
          <table:table-cell table:number-columns-repeated="249"/>
        </table:table-row>
        <table:table-row table:style-name="ro20">
          <table:table-cell table:style-name="ce82"/>
          <table:table-cell table:style-name="ce86"/>
          <table:table-cell table:style-name="ce51"/>
          <table:table-cell table:style-name="ce103"/>
          <table:table-cell table:style-name="ce104"/>
          <table:table-cell table:style-name="ce59" table:number-columns-repeated="2"/>
          <table:table-cell table:number-columns-repeated="249"/>
        </table:table-row>
        <table:table-row table:style-name="ro20">
          <table:table-cell table:style-name="ce59"/>
          <table:table-cell table:style-name="ce87" office:value-type="string" table:number-columns-spanned="4" table:number-rows-spanned="1">
            <text:p>Test Description</text:p>
          </table:table-cell>
          <table:covered-table-cell table:number-columns-repeated="3" table:style-name="ce87"/>
          <table:table-cell/>
          <table:table-cell table:style-name="ce59"/>
          <table:table-cell table:number-columns-repeated="249"/>
        </table:table-row>
        <table:table-row table:style-name="ro18">
          <table:table-cell table:style-name="ce59"/>
          <table:table-cell table:style-name="ce88" office:value-type="string" table:number-columns-spanned="4" table:number-rows-spanned="1">
            <text:p>Time it takes to get instant gratification, shows whether project is thinking about getting users up and running <text:span text:style-name="T2">as</text:span><text:span text:style-name="T3"> quickly as possible. </text:span></text:p>
          </table:table-cell>
          <table:covered-table-cell table:number-columns-repeated="3" table:style-name="ce88"/>
          <table:table-cell table:style-name="ce110"/>
          <table:table-cell table:style-name="ce59"/>
          <table:table-cell table:number-columns-repeated="249"/>
        </table:table-row>
        <table:table-row table:style-name="ro20">
          <table:table-cell table:style-name="ce59"/>
          <table:table-cell table:style-name="ce89" table:number-columns-spanned="4" table:number-rows-spanned="1"/>
          <table:covered-table-cell table:number-columns-repeated="3" table:style-name="ce101"/>
          <table:table-cell table:style-name="ce86"/>
          <table:table-cell table:style-name="ce59"/>
          <table:table-cell table:number-columns-repeated="249"/>
        </table:table-row>
        <table:table-row table:style-name="ro20">
          <table:table-cell table:style-name="ce59"/>
          <table:table-cell table:style-name="ce90" office:value-type="string" table:number-columns-spanned="3" table:number-rows-spanned="1">
            <text:p>Test Score Specification</text:p>
          </table:table-cell>
          <table:covered-table-cell table:number-columns-repeated="2" table:style-name="ce90"/>
          <table:table-cell table:style-name="ce87" office:value-type="string">
            <text:p>Score</text:p>
          </table:table-cell>
          <table:table-cell/>
          <table:table-cell table:style-name="ce59"/>
          <table:table-cell table:number-columns-repeated="249"/>
        </table:table-row>
        <table:table-row table:style-name="ro22">
          <table:table-cell/>
          <table:table-cell table:style-name="ce91" office:value-type="string" table:number-columns-spanned="3" table:number-rows-spanned="1">
            <text:p>&lt; 10 minutes</text:p>
          </table:table-cell>
          <table:covered-table-cell table:number-columns-repeated="2" table:style-name="ce91"/>
          <table:table-cell table:style-name="ce106" office:value-type="float" office:value="5">
            <text:p>5</text:p>
          </table:table-cell>
          <table:table-cell table:style-name="ce113"/>
          <table:table-cell table:number-columns-repeated="250"/>
        </table:table-row>
        <table:table-row table:style-name="ro22">
          <table:table-cell/>
          <table:table-cell table:style-name="ce91" office:value-type="string" table:number-columns-spanned="3" table:number-rows-spanned="1">
            <text:p>10 - 30 <text:s/>minutes</text:p>
          </table:table-cell>
          <table:covered-table-cell table:number-columns-repeated="2" table:style-name="ce91"/>
          <table:table-cell table:style-name="ce106" office:value-type="float" office:value="4">
            <text:p>4</text:p>
          </table:table-cell>
          <table:table-cell table:style-name="ce113"/>
          <table:table-cell table:number-columns-repeated="250"/>
        </table:table-row>
        <table:table-row table:style-name="ro19">
          <table:table-cell/>
          <table:table-cell table:style-name="ce91" office:value-type="string" table:number-columns-spanned="3" table:number-rows-spanned="1">
            <text:p>30 min - 1 <text:s/>hour</text:p>
          </table:table-cell>
          <table:covered-table-cell table:number-columns-repeated="2" table:style-name="ce91"/>
          <table:table-cell table:style-name="ce106" office:value-type="float" office:value="3">
            <text:p>3</text:p>
          </table:table-cell>
          <table:table-cell table:style-name="ce113"/>
          <table:table-cell table:number-columns-repeated="250"/>
        </table:table-row>
        <table:table-row table:style-name="ro24">
          <table:table-cell/>
          <table:table-cell table:style-name="ce91" office:value-type="string" table:number-columns-spanned="3" table:number-rows-spanned="1">
            <text:p>1 - 4 hours</text:p>
          </table:table-cell>
          <table:covered-table-cell table:number-columns-repeated="2" table:style-name="ce91"/>
          <table:table-cell table:style-name="ce106" office:value-type="float" office:value="2">
            <text:p>2</text:p>
          </table:table-cell>
          <table:table-cell table:style-name="ce113"/>
          <table:table-cell table:number-columns-repeated="250"/>
        </table:table-row>
        <table:table-row table:style-name="ro25">
          <table:table-cell/>
          <table:table-cell table:style-name="ce91" office:value-type="string" table:number-columns-spanned="3" table:number-rows-spanned="1">
            <text:p>&gt; 4 hours</text:p>
          </table:table-cell>
          <table:covered-table-cell table:number-columns-repeated="2" table:style-name="ce91"/>
          <table:table-cell table:style-name="ce106" office:value-type="float" office:value="1">
            <text:p>1</text:p>
          </table:table-cell>
          <table:table-cell table:style-name="ce113"/>
          <table:table-cell table:number-columns-repeated="250"/>
        </table:table-row>
        <table:table-row table:style-name="ro20">
          <table:table-cell table:style-name="ce82"/>
          <table:table-cell table:style-name="ce86"/>
          <table:table-cell table:style-name="ce51"/>
          <table:table-cell table:style-name="ce103"/>
          <table:table-cell table:style-name="ce104"/>
          <table:table-cell table:style-name="ce59" table:number-columns-repeated="2"/>
          <table:table-cell table:number-columns-repeated="249"/>
        </table:table-row>
        <table:table-row-group>
          <table:table-row table:style-name="ro20">
            <table:table-cell table:style-name="ce80" office:value-type="string">
              <text:p>Rank</text:p>
            </table:table-cell>
            <table:table-cell table:style-name="ce83" office:value-type="string" table:number-columns-spanned="3" table:number-rows-spanned="1">
              <text:p>Category Title</text:p>
            </table:table-cell>
            <table:covered-table-cell table:number-columns-repeated="2" table:style-name="ce83"/>
            <table:table-cell table:style-name="ce80" office:value-type="string">
              <text:p>Weight</text:p>
            </table:table-cell>
            <table:table-cell table:style-name="ce80" office:value-type="string">
              <text:p>Unweighted Rating</text:p>
            </table:table-cell>
            <table:table-cell table:style-name="ce116" office:value-type="string">
              <text:p>Weighted Rating</text:p>
            </table:table-cell>
            <table:table-cell table:number-columns-repeated="249"/>
          </table:table-row>
          <table:table-row table:style-name="ro20">
            <table:table-cell table:style-name="ce81" table:formula="of:=[$'Category Ranking'.B13]" office:value-type="float" office:value="2">
              <text:p>2</text:p>
            </table:table-cell>
            <table:table-cell table:style-name="ce92" office:value-type="string" table:number-columns-spanned="3" table:number-rows-spanned="1">
              <text:p>Functionality</text:p>
            </table:table-cell>
            <table:covered-table-cell table:number-columns-repeated="2" table:style-name="ce84"/>
            <table:table-cell table:style-name="ce57" table:formula="of:=[$'Category Ranking'.D13]" office:value-type="percentage" office:value="0.12">
              <text:p>12,00%</text:p>
            </table:table-cell>
            <table:table-cell table:style-name="ce81" table:formula="of:=SUM([.F37];[.F50];[.F62])" office:value-type="float" office:value="3.65">
              <text:p>3,65</text:p>
            </table:table-cell>
            <table:table-cell table:style-name="ce81" table:formula="of:=[.F34]*[.E34]" office:value-type="float" office:value="0.438">
              <text:p>0,44</text:p>
            </table:table-cell>
            <table:table-cell table:number-columns-repeated="249"/>
          </table:table-row>
          <table:table-row-group>
            <table:table-row table:style-name="ro20">
              <table:table-cell table:style-name="ce82"/>
              <table:table-cell table:style-name="ce93" table:number-columns-spanned="5" table:number-rows-spanned="1"/>
              <table:covered-table-cell table:number-columns-repeated="4" table:style-name="ce94"/>
              <table:table-cell table:style-name="ce59"/>
              <table:table-cell table:number-columns-repeated="249"/>
            </table:table-row>
            <table:table-row table:style-name="ro20">
              <table:table-cell table:style-name="ce59"/>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59"/>
              <table:table-cell table:number-columns-repeated="249"/>
            </table:table-row>
            <table:table-row table:style-name="ro26">
              <table:table-cell table:style-name="ce59"/>
              <table:table-cell table:style-name="ce82" office:value-type="string">
                <text:p>End user UI experience</text:p>
              </table:table-cell>
              <table:table-cell table:style-name="ce51" office:value-type="float" office:value="0">
                <text:p>0</text:p>
              </table:table-cell>
              <table:table-cell table:style-name="ce103" office:value-type="percentage" office:value="0.45">
                <text:p>45,00%</text:p>
              </table:table-cell>
              <table:table-cell table:style-name="ce104" office:value-type="float" office:value="4">
                <text:p>4</text:p>
              </table:table-cell>
              <table:table-cell table:style-name="ce59" table:formula="of:=[.D37]*[.E37]" office:value-type="float" office:value="1.8">
                <text:p>1,8</text:p>
              </table:table-cell>
              <table:table-cell table:style-name="ce59"/>
              <table:table-cell table:number-columns-repeated="249"/>
            </table:table-row>
            <table:table-row table:style-name="ro26" table:number-rows-repeated="2">
              <table:table-cell table:style-name="ce59"/>
              <table:table-cell table:style-name="ce82"/>
              <table:table-cell table:style-name="ce51"/>
              <table:table-cell table:style-name="ce103"/>
              <table:table-cell table:style-name="ce104"/>
              <table:table-cell table:style-name="ce59" table:number-columns-repeated="2"/>
              <table:table-cell table:number-columns-repeated="249"/>
            </table:table-row>
            <table:table-row table:style-name="ro26">
              <table:table-cell table:style-name="ce59"/>
              <table:table-cell table:style-name="ce82" office:value-type="string">
                <text:p>Console Client</text:p>
              </table:table-cell>
              <table:table-cell table:style-name="ce51"/>
              <table:table-cell table:style-name="ce103" office:value-type="percentage" office:value="0.25">
                <text:p>25,00%</text:p>
              </table:table-cell>
              <table:table-cell table:style-name="ce104" office:value-type="float" office:value="5">
                <text:p>5</text:p>
              </table:table-cell>
              <table:table-cell table:style-name="ce114" table:formula="of:=[.D40]*[.E40]" office:value-type="float" office:value="1.25">
                <text:p>1,25</text:p>
              </table:table-cell>
              <table:table-cell table:style-name="ce59"/>
              <table:table-cell table:number-columns-repeated="249"/>
            </table:table-row>
            <table:table-row table:style-name="ro26">
              <table:table-cell table:style-name="ce59"/>
              <table:table-cell table:style-name="ce82" office:value-type="string">
                <text:p>OS file explorer integration</text:p>
              </table:table-cell>
              <table:table-cell table:style-name="ce51"/>
              <table:table-cell table:style-name="ce103" office:value-type="percentage" office:value="0.2">
                <text:p>20,00%</text:p>
              </table:table-cell>
              <table:table-cell table:style-name="ce104" office:value-type="float" office:value="5">
                <text:p>5</text:p>
              </table:table-cell>
              <table:table-cell table:style-name="ce114" table:formula="of:=[.D41]*[.E41]" office:value-type="float" office:value="1">
                <text:p>1</text:p>
              </table:table-cell>
              <table:table-cell table:style-name="ce59"/>
              <table:table-cell table:number-columns-repeated="249"/>
            </table:table-row>
            <table:table-row table:style-name="ro26">
              <table:table-cell table:style-name="ce59"/>
              <table:table-cell table:style-name="ce82" office:value-type="string">
                <text:p>Graphic client</text:p>
              </table:table-cell>
              <table:table-cell table:style-name="ce51"/>
              <table:table-cell table:style-name="ce103" office:value-type="percentage" office:value="0.15">
                <text:p>15,00%</text:p>
              </table:table-cell>
              <table:table-cell table:style-name="ce104" office:value-type="float" office:value="3">
                <text:p>3</text:p>
              </table:table-cell>
              <table:table-cell table:style-name="ce114" table:formula="of:=[.D42]*[.E42]" office:value-type="float" office:value="0.45">
                <text:p>0,45</text:p>
              </table:table-cell>
              <table:table-cell table:style-name="ce59"/>
              <table:table-cell table:number-columns-repeated="249"/>
            </table:table-row>
            <table:table-row table:style-name="ro26">
              <table:table-cell table:style-name="ce59"/>
              <table:table-cell table:style-name="ce82" office:value-type="string">
                <text:p>Specific plugin for tools</text:p>
              </table:table-cell>
              <table:table-cell table:style-name="ce51"/>
              <table:table-cell table:style-name="ce103" office:value-type="percentage" office:value="0.2">
                <text:p>20,00%</text:p>
              </table:table-cell>
              <table:table-cell table:style-name="ce104" office:value-type="float" office:value="4">
                <text:p>4</text:p>
              </table:table-cell>
              <table:table-cell table:style-name="ce114" table:formula="of:=[.D43]*[.E43]" office:value-type="float" office:value="0.8">
                <text:p>0,8</text:p>
              </table:table-cell>
              <table:table-cell table:style-name="ce59"/>
              <table:table-cell table:number-columns-repeated="249"/>
            </table:table-row>
            <table:table-row table:style-name="ro26">
              <table:table-cell table:style-name="ce59"/>
              <table:table-cell table:style-name="ce82" office:value-type="string">
                <text:p>Solution from the same company</text:p>
              </table:table-cell>
              <table:table-cell table:style-name="ce51"/>
              <table:table-cell table:style-name="ce103" office:value-type="percentage" office:value="0.2">
                <text:p>20,00%</text:p>
              </table:table-cell>
              <table:table-cell table:style-name="ce104" office:value-type="float" office:value="4">
                <text:p>4</text:p>
              </table:table-cell>
              <table:table-cell table:style-name="ce114" table:formula="of:=[.D44]*[.E44]" office:value-type="float" office:value="0.8">
                <text:p>0,8</text:p>
              </table:table-cell>
              <table:table-cell table:style-name="ce59"/>
              <table:table-cell table:number-columns-repeated="249"/>
            </table:table-row>
            <table:table-row table:style-name="ro26">
              <table:table-cell table:style-name="ce59"/>
              <table:table-cell table:style-name="ce82"/>
              <table:table-cell table:style-name="ce51"/>
              <table:table-cell table:style-name="ce103"/>
              <table:table-cell table:style-name="ce104"/>
              <table:table-cell table:style-name="ce59" table:number-columns-repeated="2"/>
              <table:table-cell table:number-columns-repeated="249"/>
            </table:table-row>
            <table:table-row-group>
              <table:table-row table:style-name="ro26">
                <table:table-cell table:style-name="ce59"/>
                <table:table-cell table:style-name="ce90" office:value-type="string" table:number-columns-spanned="4" table:number-rows-spanned="1">
                  <text:p>Test Description</text:p>
                </table:table-cell>
                <table:covered-table-cell table:number-columns-repeated="3" table:style-name="ce90"/>
                <table:table-cell/>
                <table:table-cell table:style-name="ce59"/>
                <table:table-cell table:number-columns-repeated="249"/>
              </table:table-row>
              <table:table-row table:style-name="ro27">
                <table:table-cell table:style-name="ce59"/>
                <table:table-cell table:style-name="ce88" office:value-type="string" table:number-columns-spanned="4" table:number-rows-spanned="1">
                  <text:p>This measures how well the UI is perceived by an end-user. <text:s/>(Intuitive interface/ navigation/control scheme) </text:p>
                </table:table-cell>
                <table:covered-table-cell table:number-columns-repeated="3" table:style-name="ce88"/>
                <table:table-cell table:style-name="ce110"/>
                <table:table-cell table:style-name="ce59"/>
                <table:table-cell table:number-columns-repeated="249"/>
              </table:table-row>
            </table:table-row-group>
            <table:table-row table:style-name="ro20">
              <table:table-cell table:style-name="ce82"/>
              <table:table-cell table:style-name="ce94" table:number-columns-repeated="4"/>
              <table:table-cell table:style-name="ce82"/>
              <table:table-cell table:style-name="ce59"/>
              <table:table-cell table:number-columns-repeated="249"/>
            </table:table-row>
            <table:table-row table:style-name="ro20">
              <table:table-cell table:style-name="ce59"/>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59"/>
              <table:table-cell table:number-columns-repeated="249"/>
            </table:table-row>
            <table:table-row table:style-name="ro20">
              <table:table-cell table:style-name="ce59"/>
              <table:table-cell table:style-name="ce86" office:value-type="string">
                <text:p>Backup and restore</text:p>
              </table:table-cell>
              <table:table-cell table:style-name="ce51"/>
              <table:table-cell table:style-name="ce103" office:value-type="percentage" office:value="0.2">
                <text:p>20,00%</text:p>
              </table:table-cell>
              <table:table-cell table:style-name="ce104" table:formula="of:=SUM([.F52:.F56])" office:value-type="float" office:value="4">
                <text:p>4</text:p>
              </table:table-cell>
              <table:table-cell table:style-name="ce59" table:formula="of:=[.D50]*[.E50]" office:value-type="float" office:value="0.8">
                <text:p>0,8</text:p>
              </table:table-cell>
              <table:table-cell table:style-name="ce59"/>
              <table:table-cell table:number-columns-repeated="249"/>
            </table:table-row>
            <table:table-row table:style-name="ro20">
              <table:table-cell table:style-name="ce59"/>
              <table:table-cell table:style-name="ce86"/>
              <table:table-cell table:style-name="ce51"/>
              <table:table-cell table:style-name="ce103"/>
              <table:table-cell table:style-name="ce104"/>
              <table:table-cell table:style-name="ce114"/>
              <table:table-cell table:style-name="ce59"/>
              <table:table-cell table:number-columns-repeated="249"/>
            </table:table-row>
            <table:table-row table:style-name="ro20">
              <table:table-cell table:style-name="ce59"/>
              <table:table-cell table:style-name="ce86" office:value-type="string">
                <text:p>Nothing</text:p>
              </table:table-cell>
              <table:table-cell table:style-name="ce51"/>
              <table:table-cell table:style-name="ce103" office:value-type="percentage" office:value="0">
                <text:p>0,00%</text:p>
              </table:table-cell>
              <table:table-cell table:style-name="ce104" office:value-type="float" office:value="1">
                <text:p>1</text:p>
              </table:table-cell>
              <table:table-cell table:style-name="ce59" table:formula="of:=[.D52]*[.E52]" office:value-type="float" office:value="0">
                <text:p>0</text:p>
              </table:table-cell>
              <table:table-cell table:style-name="ce59"/>
              <table:table-cell table:number-columns-repeated="249"/>
            </table:table-row>
            <table:table-row table:style-name="ro20">
              <table:table-cell table:style-name="ce59"/>
              <table:table-cell table:style-name="ce86" office:value-type="string">
                <text:p>Included</text:p>
              </table:table-cell>
              <table:table-cell table:style-name="ce51"/>
              <table:table-cell table:style-name="ce103" office:value-type="percentage" office:value="0.5">
                <text:p>50,00%</text:p>
              </table:table-cell>
              <table:table-cell table:style-name="ce104" office:value-type="float" office:value="5">
                <text:p>5</text:p>
              </table:table-cell>
              <table:table-cell table:style-name="ce59" table:formula="of:=[.D53]*[.E53]" office:value-type="float" office:value="2.5">
                <text:p>2,5</text:p>
              </table:table-cell>
              <table:table-cell table:style-name="ce59"/>
              <table:table-cell table:number-columns-repeated="249"/>
            </table:table-row>
            <table:table-row table:style-name="ro20">
              <table:table-cell table:style-name="ce59"/>
              <table:table-cell table:style-name="ce86" office:value-type="string">
                <text:p>Extra plugin included</text:p>
              </table:table-cell>
              <table:table-cell table:style-name="ce51"/>
              <table:table-cell table:style-name="ce103" office:value-type="percentage" office:value="0.1">
                <text:p>10,00%</text:p>
              </table:table-cell>
              <table:table-cell table:style-name="ce104" office:value-type="float" office:value="2">
                <text:p>2</text:p>
              </table:table-cell>
              <table:table-cell table:style-name="ce115" table:formula="of:=[.D54]*[.E54]" office:value-type="float" office:value="0.2">
                <text:p>0,2</text:p>
              </table:table-cell>
              <table:table-cell table:style-name="ce59"/>
              <table:table-cell table:number-columns-repeated="249"/>
            </table:table-row>
            <table:table-row table:style-name="ro20">
              <table:table-cell table:style-name="ce59"/>
              <table:table-cell table:style-name="ce86" office:value-type="string">
                <text:p>Workaround solution</text:p>
              </table:table-cell>
              <table:table-cell table:style-name="ce51"/>
              <table:table-cell table:style-name="ce103" office:value-type="percentage" office:value="0.1">
                <text:p>10,00%</text:p>
              </table:table-cell>
              <table:table-cell table:style-name="ce104" office:value-type="float" office:value="4">
                <text:p>4</text:p>
              </table:table-cell>
              <table:table-cell table:style-name="ce59" table:formula="of:=[.D55]*[.E55]" office:value-type="float" office:value="0.4">
                <text:p>0,4</text:p>
              </table:table-cell>
              <table:table-cell table:style-name="ce59"/>
              <table:table-cell table:number-columns-repeated="249"/>
            </table:table-row>
            <table:table-row table:style-name="ro20">
              <table:table-cell table:style-name="ce59"/>
              <table:table-cell table:style-name="ce86" office:value-type="string">
                <text:p>Easily Configurable </text:p>
              </table:table-cell>
              <table:table-cell table:style-name="ce51"/>
              <table:table-cell table:style-name="ce103" office:value-type="percentage" office:value="0.3">
                <text:p>30,00%</text:p>
              </table:table-cell>
              <table:table-cell table:style-name="ce104" office:value-type="float" office:value="3">
                <text:p>3</text:p>
              </table:table-cell>
              <table:table-cell table:style-name="ce59" table:formula="of:=[.D56]*[.E56]" office:value-type="float" office:value="0.9">
                <text:p>0,9</text:p>
              </table:table-cell>
              <table:table-cell table:style-name="ce59"/>
              <table:table-cell table:number-columns-repeated="249"/>
            </table:table-row>
            <table:table-row table:style-name="ro20">
              <table:table-cell table:style-name="ce59"/>
              <table:table-cell table:style-name="ce86"/>
              <table:table-cell table:style-name="ce51"/>
              <table:table-cell table:style-name="ce103"/>
              <table:table-cell table:style-name="ce104"/>
              <table:table-cell table:style-name="ce59" table:number-columns-repeated="2"/>
              <table:table-cell table:number-columns-repeated="249"/>
            </table:table-row>
            <table:table-row table:style-name="ro26">
              <table:table-cell table:style-name="ce59"/>
              <table:table-cell table:style-name="ce90" office:value-type="string" table:number-columns-spanned="4" table:number-rows-spanned="1">
                <text:p>Test Description</text:p>
              </table:table-cell>
              <table:covered-table-cell table:number-columns-repeated="3" table:style-name="ce90"/>
              <table:table-cell/>
              <table:table-cell table:style-name="ce59"/>
              <table:table-cell table:number-columns-repeated="249"/>
            </table:table-row>
            <table:table-row table:style-name="ro27">
              <table:table-cell table:style-name="ce59"/>
              <table:table-cell table:style-name="ce88" office:value-type="string" table:number-columns-spanned="4" table:number-rows-spanned="1">
                <text:p>Scores the capability to backup and restore information from repository database.</text:p>
              </table:table-cell>
              <table:covered-table-cell table:number-columns-repeated="3" table:style-name="ce88"/>
              <table:table-cell table:style-name="ce110"/>
              <table:table-cell table:style-name="ce59"/>
              <table:table-cell table:number-columns-repeated="249"/>
            </table:table-row>
            <table:table-row table:style-name="ro20">
              <table:table-cell table:number-columns-repeated="256"/>
            </table:table-row>
            <table:table-row table:style-name="ro20">
              <table:table-cell table:style-name="ce59"/>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59"/>
              <table:table-cell table:number-columns-repeated="249"/>
            </table:table-row>
            <table:table-row table:style-name="ro20">
              <table:table-cell table:style-name="ce59"/>
              <table:table-cell table:style-name="ce86" office:value-type="string">
                <text:p>Profile management</text:p>
              </table:table-cell>
              <table:table-cell table:style-name="ce51"/>
              <table:table-cell table:style-name="ce103" office:value-type="percentage" office:value="0.35">
                <text:p>35,00%</text:p>
              </table:table-cell>
              <table:table-cell table:style-name="ce104" table:formula="of:=SUM([.F64:.F68])" office:value-type="float" office:value="3">
                <text:p>3</text:p>
              </table:table-cell>
              <table:table-cell table:style-name="ce59" table:formula="of:=[.D62]*[.E62]" office:value-type="float" office:value="1.05">
                <text:p>1,05</text:p>
              </table:table-cell>
              <table:table-cell table:style-name="ce59"/>
              <table:table-cell table:number-columns-repeated="249"/>
            </table:table-row>
            <table:table-row table:style-name="ro20">
              <table:table-cell table:style-name="ce59"/>
              <table:table-cell table:style-name="ce86"/>
              <table:table-cell table:style-name="ce51"/>
              <table:table-cell table:style-name="ce103"/>
              <table:table-cell table:style-name="ce104"/>
              <table:table-cell table:style-name="ce114"/>
              <table:table-cell table:style-name="ce59"/>
              <table:table-cell table:number-columns-repeated="249"/>
            </table:table-row>
            <table:table-row table:style-name="ro20">
              <table:table-cell table:style-name="ce59"/>
              <table:table-cell table:style-name="ce86" office:value-type="string">
                <text:p>Workaround solution</text:p>
              </table:table-cell>
              <table:table-cell table:style-name="ce51"/>
              <table:table-cell table:style-name="ce103" office:value-type="percentage" office:value="0.1">
                <text:p>10,00%</text:p>
              </table:table-cell>
              <table:table-cell table:style-name="ce104" office:value-type="float" office:value="4">
                <text:p>4</text:p>
              </table:table-cell>
              <table:table-cell table:style-name="ce115" table:formula="of:=[.D64]*[.E64]" office:value-type="float" office:value="0.4">
                <text:p>0,4</text:p>
              </table:table-cell>
              <table:table-cell table:style-name="ce59"/>
              <table:table-cell table:number-columns-repeated="249"/>
            </table:table-row>
            <table:table-row table:style-name="ro20">
              <table:table-cell table:style-name="ce59"/>
              <table:table-cell table:style-name="ce86" office:value-type="string">
                <text:p>Integrated profile management</text:p>
              </table:table-cell>
              <table:table-cell table:style-name="ce51"/>
              <table:table-cell table:style-name="ce103" office:value-type="percentage" office:value="0.3">
                <text:p>30,00%</text:p>
              </table:table-cell>
              <table:table-cell table:style-name="ce104" office:value-type="float" office:value="1">
                <text:p>1</text:p>
              </table:table-cell>
              <table:table-cell table:style-name="ce59" table:formula="of:=[.D65]*[.E65]" office:value-type="float" office:value="0.3">
                <text:p>0,3</text:p>
              </table:table-cell>
              <table:table-cell table:style-name="ce59"/>
              <table:table-cell table:number-columns-repeated="249"/>
            </table:table-row>
            <table:table-row table:style-name="ro20">
              <table:table-cell table:style-name="ce59"/>
              <table:table-cell table:style-name="ce86" office:value-type="string">
                <text:p>Directories</text:p>
              </table:table-cell>
              <table:table-cell table:style-name="ce51"/>
              <table:table-cell table:style-name="ce103" office:value-type="percentage" office:value="0.2">
                <text:p>20,00%</text:p>
              </table:table-cell>
              <table:table-cell table:style-name="ce104" office:value-type="float" office:value="3">
                <text:p>3</text:p>
              </table:table-cell>
              <table:table-cell table:style-name="ce59" table:formula="of:=[.D66]*[.E66]" office:value-type="float" office:value="0.6">
                <text:p>0,6</text:p>
              </table:table-cell>
              <table:table-cell table:style-name="ce59"/>
              <table:table-cell table:number-columns-repeated="249"/>
            </table:table-row>
            <table:table-row table:style-name="ro20">
              <table:table-cell table:style-name="ce59"/>
              <table:table-cell table:style-name="ce86" office:value-type="string">
                <text:p>Groups/users/directories</text:p>
              </table:table-cell>
              <table:table-cell table:style-name="ce51"/>
              <table:table-cell table:style-name="ce103" office:value-type="percentage" office:value="0.25">
                <text:p>25,00%</text:p>
              </table:table-cell>
              <table:table-cell table:style-name="ce104" office:value-type="float" office:value="5">
                <text:p>5</text:p>
              </table:table-cell>
              <table:table-cell table:style-name="ce115" table:formula="of:=[.D67]*[.E67]" office:value-type="float" office:value="1.25">
                <text:p>1,25</text:p>
              </table:table-cell>
              <table:table-cell table:style-name="ce59"/>
              <table:table-cell table:number-columns-repeated="249"/>
            </table:table-row>
            <table:table-row table:style-name="ro20">
              <table:table-cell table:style-name="ce59"/>
              <table:table-cell table:style-name="ce86" office:value-type="string">
                <text:p>Graphic Interface tool</text:p>
              </table:table-cell>
              <table:table-cell table:style-name="ce51"/>
              <table:table-cell table:style-name="ce103" office:value-type="percentage" office:value="0.15">
                <text:p>15,00%</text:p>
              </table:table-cell>
              <table:table-cell table:style-name="ce104" office:value-type="float" office:value="3">
                <text:p>3</text:p>
              </table:table-cell>
              <table:table-cell table:style-name="ce115" table:formula="of:=[.D68]*[.E68]" office:value-type="float" office:value="0.45">
                <text:p>0,45</text:p>
              </table:table-cell>
              <table:table-cell table:style-name="ce59"/>
              <table:table-cell table:number-columns-repeated="249"/>
            </table:table-row>
            <table:table-row table:style-name="ro20">
              <table:table-cell table:number-columns-repeated="256"/>
            </table:table-row>
          </table:table-row-group>
        </table:table-row-group>
        <table:table-row-group>
          <table:table-row table:style-name="ro20">
            <table:table-cell table:style-name="ce80" office:value-type="string">
              <text:p>Rank</text:p>
            </table:table-cell>
            <table:table-cell table:style-name="ce83" office:value-type="string" table:number-columns-spanned="3" table:number-rows-spanned="1">
              <text:p>Category Title</text:p>
            </table:table-cell>
            <table:covered-table-cell table:number-columns-repeated="2" table:style-name="ce83"/>
            <table:table-cell table:style-name="ce80" office:value-type="string">
              <text:p>Weight</text:p>
            </table:table-cell>
            <table:table-cell table:style-name="ce80" office:value-type="string">
              <text:p>Unweighted Rating</text:p>
            </table:table-cell>
            <table:table-cell table:style-name="ce116" office:value-type="string">
              <text:p>Weighted Rating</text:p>
            </table:table-cell>
            <table:table-cell table:number-columns-repeated="249"/>
          </table:table-row>
          <table:table-row table:style-name="ro20">
            <table:table-cell table:style-name="ce81" table:formula="of:=[$'Category Ranking'.B14]" office:value-type="float" office:value="3">
              <text:p>3</text:p>
            </table:table-cell>
            <table:table-cell table:style-name="ce84" office:value-type="string" table:number-columns-spanned="3" table:number-rows-spanned="1">
              <text:p>Usability</text:p>
            </table:table-cell>
            <table:covered-table-cell table:number-columns-repeated="2" table:style-name="ce84"/>
            <table:table-cell table:style-name="ce57" table:formula="of:=[$'Category Ranking'.D14]" office:value-type="percentage" office:value="0.14">
              <text:p>14,00%</text:p>
            </table:table-cell>
            <table:table-cell table:style-name="ce81" table:formula="of:=SUM([.F74];[.F85])" office:value-type="float" office:value="3">
              <text:p>3</text:p>
            </table:table-cell>
            <table:table-cell table:style-name="ce81" table:formula="of:=[.F71]*[.E71]" office:value-type="float" office:value="0.42">
              <text:p>0,42</text:p>
            </table:table-cell>
            <table:table-cell table:number-columns-repeated="249"/>
          </table:table-row>
          <table:table-row-group>
            <table:table-row table:style-name="ro20">
              <table:table-cell table:style-name="ce82"/>
              <table:table-cell table:style-name="ce93" table:number-columns-spanned="5" table:number-rows-spanned="1"/>
              <table:covered-table-cell table:number-columns-repeated="4" table:style-name="ce94"/>
              <table:table-cell table:style-name="ce59"/>
              <table:table-cell table:number-columns-repeated="249"/>
            </table:table-row>
            <table:table-row table:style-name="ro20">
              <table:table-cell table:style-name="ce59"/>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59"/>
              <table:table-cell table:number-columns-repeated="249"/>
            </table:table-row>
            <table:table-row table:style-name="ro20">
              <table:table-cell table:style-name="ce59"/>
              <table:table-cell table:style-name="ce82" office:value-type="string">
                <text:p>UI client</text:p>
              </table:table-cell>
              <table:table-cell table:style-name="ce51" office:value-type="float" office:value="0">
                <text:p>0</text:p>
              </table:table-cell>
              <table:table-cell table:style-name="ce103" office:value-type="percentage" office:value="0.3">
                <text:p>30,00%</text:p>
              </table:table-cell>
              <table:table-cell table:style-name="ce104" office:value-type="float" office:value="3">
                <text:p>3</text:p>
              </table:table-cell>
              <table:table-cell table:style-name="ce59" table:formula="of:=[.D74]*[.E74]" office:value-type="float" office:value="0.9">
                <text:p>0,9</text:p>
              </table:table-cell>
              <table:table-cell table:style-name="ce59"/>
              <table:table-cell table:number-columns-repeated="249"/>
            </table:table-row>
            <table:table-row table:style-name="ro20">
              <table:table-cell table:style-name="ce59"/>
              <table:table-cell table:style-name="ce82"/>
              <table:table-cell table:style-name="ce51"/>
              <table:table-cell table:style-name="ce103"/>
              <table:table-cell table:style-name="ce104"/>
              <table:table-cell table:style-name="ce59" table:number-columns-repeated="2"/>
              <table:table-cell table:number-columns-repeated="249"/>
            </table:table-row>
            <table:table-row table:style-name="ro20">
              <table:table-cell table:style-name="ce59"/>
              <table:table-cell table:style-name="ce82" office:value-type="string">
                <text:p>Internal (server management)</text:p>
              </table:table-cell>
              <table:table-cell table:style-name="ce51"/>
              <table:table-cell table:style-name="ce103" office:value-type="percentage" office:value="0.4">
                <text:p>40,00%</text:p>
              </table:table-cell>
              <table:table-cell table:style-name="ce104" office:value-type="float" office:value="5">
                <text:p>5</text:p>
              </table:table-cell>
              <table:table-cell table:style-name="ce115" table:formula="of:=[.D76]*[.E76]" office:value-type="float" office:value="2">
                <text:p>2</text:p>
              </table:table-cell>
              <table:table-cell table:style-name="ce59"/>
              <table:table-cell table:number-columns-repeated="249"/>
            </table:table-row>
            <table:table-row table:style-name="ro20">
              <table:table-cell table:style-name="ce59"/>
              <table:table-cell table:style-name="ce82" office:value-type="string">
                <text:p>Included</text:p>
              </table:table-cell>
              <table:table-cell table:style-name="ce51"/>
              <table:table-cell table:style-name="ce103" office:value-type="percentage" office:value="0.2">
                <text:p>20,00%</text:p>
              </table:table-cell>
              <table:table-cell table:style-name="ce104" office:value-type="float" office:value="5">
                <text:p>5</text:p>
              </table:table-cell>
              <table:table-cell table:style-name="ce59" table:formula="of:=[.D77]*[.E77]" office:value-type="float" office:value="1">
                <text:p>1</text:p>
              </table:table-cell>
              <table:table-cell table:style-name="ce59"/>
              <table:table-cell table:number-columns-repeated="249"/>
            </table:table-row>
            <table:table-row table:style-name="ro20">
              <table:table-cell table:style-name="ce59"/>
              <table:table-cell table:style-name="ce82" office:value-type="string">
                <text:p>Extra plugin (depends on other software)</text:p>
              </table:table-cell>
              <table:table-cell table:style-name="ce51"/>
              <table:table-cell table:style-name="ce103" office:value-type="percentage" office:value="0.1">
                <text:p>10,00%</text:p>
              </table:table-cell>
              <table:table-cell table:style-name="ce104" office:value-type="float" office:value="1">
                <text:p>1</text:p>
              </table:table-cell>
              <table:table-cell table:style-name="ce115" table:formula="of:=[.D78]*[.E78]" office:value-type="float" office:value="0.1">
                <text:p>0,1</text:p>
              </table:table-cell>
              <table:table-cell table:style-name="ce59"/>
              <table:table-cell table:number-columns-repeated="249"/>
            </table:table-row>
            <table:table-row table:style-name="ro20">
              <table:table-cell table:style-name="ce59"/>
              <table:table-cell table:style-name="ce82" office:value-type="string">
                <text:p>Web client</text:p>
              </table:table-cell>
              <table:table-cell table:style-name="ce51"/>
              <table:table-cell table:style-name="ce103" office:value-type="percentage" office:value="0.3">
                <text:p>30,00%</text:p>
              </table:table-cell>
              <table:table-cell table:style-name="ce104" office:value-type="float" office:value="3">
                <text:p>3</text:p>
              </table:table-cell>
              <table:table-cell table:style-name="ce115" table:formula="of:=[.D79]*[.E79]" office:value-type="float" office:value="0.9">
                <text:p>0,9</text:p>
              </table:table-cell>
              <table:table-cell table:style-name="ce59"/>
              <table:table-cell table:number-columns-repeated="249"/>
            </table:table-row>
            <table:table-row-group>
              <table:table-row table:style-name="ro20">
                <table:table-cell table:style-name="ce59"/>
                <table:table-cell table:style-name="ce82" table:number-columns-repeated="5"/>
                <table:table-cell table:style-name="ce59"/>
                <table:table-cell table:number-columns-repeated="249"/>
              </table:table-row>
              <table:table-row table:style-name="ro20">
                <table:table-cell table:style-name="ce59"/>
                <table:table-cell table:style-name="ce90" office:value-type="string" table:number-columns-spanned="4" table:number-rows-spanned="1">
                  <text:p>Test Description</text:p>
                </table:table-cell>
                <table:covered-table-cell table:number-columns-repeated="3" table:style-name="ce90"/>
                <table:table-cell/>
                <table:table-cell table:style-name="ce59"/>
                <table:table-cell table:number-columns-repeated="249"/>
              </table:table-row>
              <table:table-row table:style-name="ro20">
                <table:table-cell table:style-name="ce59"/>
                <table:table-cell table:style-name="ce88" office:value-type="string" table:number-columns-spanned="4" table:number-rows-spanned="1">
                  <text:p>TBC</text:p>
                </table:table-cell>
                <table:covered-table-cell table:number-columns-repeated="3" table:style-name="ce88"/>
                <table:table-cell table:style-name="ce110"/>
                <table:table-cell table:style-name="ce59"/>
                <table:table-cell table:number-columns-repeated="249"/>
              </table:table-row>
              <table:table-row table:style-name="ro20">
                <table:table-cell table:style-name="ce59"/>
                <table:table-cell table:style-name="ce49" table:number-columns-spanned="4" table:number-rows-spanned="1"/>
                <table:covered-table-cell table:number-columns-repeated="3"/>
                <table:table-cell table:style-name="ce86"/>
                <table:table-cell table:style-name="ce59"/>
                <table:table-cell table:number-columns-repeated="249"/>
              </table:table-row>
            </table:table-row-group>
            <table:table-row table:style-name="ro20">
              <table:table-cell table:style-name="ce82"/>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59"/>
              <table:table-cell table:number-columns-repeated="249"/>
            </table:table-row>
            <table:table-row table:style-name="ro20">
              <table:table-cell table:style-name="ce82"/>
              <table:table-cell table:style-name="ce82" office:value-type="string">
                <text:p>Easy learning</text:p>
              </table:table-cell>
              <table:table-cell table:style-name="ce51"/>
              <table:table-cell table:style-name="ce103" office:value-type="percentage" office:value="0.7">
                <text:p>70,00%</text:p>
              </table:table-cell>
              <table:table-cell table:style-name="ce104" office:value-type="float" office:value="3">
                <text:p>3</text:p>
              </table:table-cell>
              <table:table-cell table:style-name="ce59" table:formula="of:=[.D85]*[.E85]" office:value-type="float" office:value="2.1">
                <text:p>2,1</text:p>
              </table:table-cell>
              <table:table-cell table:style-name="ce59"/>
              <table:table-cell table:number-columns-repeated="249"/>
            </table:table-row>
            <table:table-row table:style-name="ro20">
              <table:table-cell table:style-name="ce82" table:number-columns-repeated="2"/>
              <table:table-cell table:style-name="ce51"/>
              <table:table-cell table:style-name="ce103"/>
              <table:table-cell table:style-name="ce104"/>
              <table:table-cell table:style-name="ce59" table:number-columns-repeated="2"/>
              <table:table-cell table:number-columns-repeated="249"/>
            </table:table-row>
            <table:table-row table:style-name="ro20">
              <table:table-cell table:style-name="ce82"/>
              <table:table-cell table:style-name="ce82" office:value-type="string">
                <text:p>Too technical</text:p>
              </table:table-cell>
              <table:table-cell table:style-name="ce51"/>
              <table:table-cell table:style-name="ce103" office:value-type="percentage" office:value="0.2">
                <text:p>20,00%</text:p>
              </table:table-cell>
              <table:table-cell table:style-name="ce104" office:value-type="float" office:value="3">
                <text:p>3</text:p>
              </table:table-cell>
              <table:table-cell table:style-name="ce115" table:formula="of:=[.D87]*[.E87]" office:value-type="float" office:value="0.6">
                <text:p>0,6</text:p>
              </table:table-cell>
              <table:table-cell table:style-name="ce59"/>
              <table:table-cell table:number-columns-repeated="249"/>
            </table:table-row>
            <table:table-row table:style-name="ro20">
              <table:table-cell table:style-name="ce82"/>
              <table:table-cell table:style-name="ce82" office:value-type="string">
                <text:p>Early adoption</text:p>
              </table:table-cell>
              <table:table-cell table:style-name="ce51"/>
              <table:table-cell table:style-name="ce103" office:value-type="percentage" office:value="0.3">
                <text:p>30,00%</text:p>
              </table:table-cell>
              <table:table-cell table:style-name="ce104" office:value-type="float" office:value="4">
                <text:p>4</text:p>
              </table:table-cell>
              <table:table-cell table:style-name="ce115" table:formula="of:=[.D88]*[.E88]" office:value-type="float" office:value="1.2">
                <text:p>1,2</text:p>
              </table:table-cell>
              <table:table-cell table:style-name="ce59"/>
              <table:table-cell table:number-columns-repeated="249"/>
            </table:table-row>
            <table:table-row table:style-name="ro20">
              <table:table-cell table:style-name="ce82"/>
              <table:table-cell table:style-name="ce82" office:value-type="string">
                <text:p>High learning curve</text:p>
              </table:table-cell>
              <table:table-cell table:style-name="ce51"/>
              <table:table-cell table:style-name="ce103" office:value-type="percentage" office:value="0.5">
                <text:p>50,00%</text:p>
              </table:table-cell>
              <table:table-cell table:style-name="ce104" office:value-type="float" office:value="4">
                <text:p>4</text:p>
              </table:table-cell>
              <table:table-cell table:style-name="ce115" table:formula="of:=[.D89]*[.E89]" office:value-type="float" office:value="2">
                <text:p>2</text:p>
              </table:table-cell>
              <table:table-cell table:style-name="ce59"/>
              <table:table-cell table:number-columns-repeated="249"/>
            </table:table-row>
            <table:table-row-group>
              <table:table-row table:style-name="ro20">
                <table:table-cell table:style-name="ce82" table:number-columns-repeated="6"/>
                <table:table-cell table:style-name="ce59"/>
                <table:table-cell table:number-columns-repeated="249"/>
              </table:table-row>
              <table:table-row table:style-name="ro20">
                <table:table-cell table:style-name="ce82"/>
                <table:table-cell table:style-name="ce90" office:value-type="string" table:number-columns-spanned="4" table:number-rows-spanned="1">
                  <text:p>Test Description</text:p>
                </table:table-cell>
                <table:covered-table-cell table:number-columns-repeated="3" table:style-name="ce90"/>
                <table:table-cell/>
                <table:table-cell table:style-name="ce59"/>
                <table:table-cell table:number-columns-repeated="249"/>
              </table:table-row>
              <table:table-row table:style-name="ro17">
                <table:table-cell table:style-name="ce82"/>
                <table:table-cell table:style-name="ce88" office:value-type="string" table:number-columns-spanned="4" table:number-rows-spanned="1">
                  <text:p>Typically, official point/patch releases are fixes for P1 bugs like deadlock, memory, and security vulnerabilities.</text:p>
                </table:table-cell>
                <table:covered-table-cell table:number-columns-repeated="3" table:style-name="ce88"/>
                <table:table-cell table:style-name="ce110"/>
                <table:table-cell table:style-name="ce59"/>
                <table:table-cell table:number-columns-repeated="249"/>
              </table:table-row>
              <table:table-row table:style-name="ro20">
                <table:table-cell table:style-name="ce82"/>
                <table:table-cell table:style-name="ce49" table:number-columns-spanned="4" table:number-rows-spanned="1"/>
                <table:covered-table-cell table:number-columns-repeated="3"/>
                <table:table-cell table:style-name="ce86"/>
                <table:table-cell table:style-name="ce59"/>
                <table:table-cell table:number-columns-repeated="249"/>
              </table:table-row>
            </table:table-row-group>
          </table:table-row-group>
        </table:table-row-group>
        <table:table-row-group>
          <table:table-row table:style-name="ro20">
            <table:table-cell table:style-name="ce80" office:value-type="string">
              <text:p>Rank</text:p>
            </table:table-cell>
            <table:table-cell table:style-name="ce83" office:value-type="string" table:number-columns-spanned="3" table:number-rows-spanned="1">
              <text:p>Category Title</text:p>
            </table:table-cell>
            <table:covered-table-cell table:number-columns-repeated="2" table:style-name="ce83"/>
            <table:table-cell table:style-name="ce80" office:value-type="string">
              <text:p>Weight</text:p>
            </table:table-cell>
            <table:table-cell table:style-name="ce80" office:value-type="string">
              <text:p>Unweighted Rating</text:p>
            </table:table-cell>
            <table:table-cell table:style-name="ce116" office:value-type="string">
              <text:p>Weighted Rating</text:p>
            </table:table-cell>
            <table:table-cell table:number-columns-repeated="249"/>
          </table:table-row>
          <table:table-row table:style-name="ro20">
            <table:table-cell table:style-name="ce81" table:formula="of:=[$'Category Ranking'.B15]" office:value-type="float" office:value="4">
              <text:p>4</text:p>
            </table:table-cell>
            <table:table-cell table:style-name="ce84" office:value-type="string" table:number-columns-spanned="3" table:number-rows-spanned="1">
              <text:p>Robustness</text:p>
            </table:table-cell>
            <table:covered-table-cell table:number-columns-repeated="2" table:style-name="ce84"/>
            <table:table-cell table:style-name="ce57" table:formula="of:=[$'Category Ranking'.D15]" office:value-type="percentage" office:value="0.17">
              <text:p>17,00%</text:p>
            </table:table-cell>
            <table:table-cell table:style-name="ce81" table:formula="of:=SUM([.F98];[.F110])" office:value-type="float" office:value="3">
              <text:p>3</text:p>
            </table:table-cell>
            <table:table-cell table:style-name="ce81" table:formula="of:=[.F95]*[.E95]" office:value-type="float" office:value="0.51">
              <text:p>0,51</text:p>
            </table:table-cell>
            <table:table-cell table:number-columns-repeated="249"/>
          </table:table-row>
          <table:table-row-group>
            <table:table-row table:style-name="ro20">
              <table:table-cell table:style-name="ce82"/>
              <table:table-cell table:style-name="ce93" table:number-columns-spanned="5" table:number-rows-spanned="1"/>
              <table:covered-table-cell table:number-columns-repeated="4" table:style-name="ce94"/>
              <table:table-cell table:style-name="ce59"/>
              <table:table-cell table:number-columns-repeated="249"/>
            </table:table-row>
            <table:table-row table:style-name="ro20">
              <table:table-cell table:style-name="ce59"/>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59"/>
              <table:table-cell table:number-columns-repeated="249"/>
            </table:table-row>
            <table:table-row table:style-name="ro20">
              <table:table-cell table:style-name="ce59"/>
              <table:table-cell table:style-name="ce82" office:value-type="string">
                <text:p>Mature and stable version</text:p>
              </table:table-cell>
              <table:table-cell table:style-name="ce51" office:value-type="string">
                <text:p>Yes</text:p>
              </table:table-cell>
              <table:table-cell table:style-name="ce103" office:value-type="percentage" office:value="0.6">
                <text:p>60,00%</text:p>
              </table:table-cell>
              <table:table-cell table:style-name="ce104" office:value-type="float" office:value="3">
                <text:p>3</text:p>
              </table:table-cell>
              <table:table-cell table:style-name="ce59" table:formula="of:=[.D98]*[.E98]" office:value-type="float" office:value="1.8">
                <text:p>1,8</text:p>
              </table:table-cell>
              <table:table-cell table:style-name="ce59"/>
              <table:table-cell table:number-columns-repeated="249"/>
            </table:table-row>
            <table:table-row table:style-name="ro20">
              <table:table-cell table:style-name="ce59"/>
              <table:table-cell table:style-name="ce82" office:value-type="string">
                <text:p>Version History and problems solved.</text:p>
              </table:table-cell>
              <table:table-cell table:style-name="ce51"/>
              <table:table-cell table:style-name="ce103" office:value-type="percentage" office:value="0.4">
                <text:p>40,00%</text:p>
              </table:table-cell>
              <table:table-cell table:style-name="ce104" office:value-type="float" office:value="3">
                <text:p>3</text:p>
              </table:table-cell>
              <table:table-cell table:style-name="ce115" table:formula="of:=[.D112]*[.E112]" office:value-type="float" office:value="2">
                <text:p>2</text:p>
              </table:table-cell>
              <table:table-cell table:style-name="ce59"/>
              <table:table-cell table:number-columns-repeated="249"/>
            </table:table-row>
            <table:table-row-group>
              <table:table-row table:style-name="ro20">
                <table:table-cell table:style-name="ce59"/>
                <table:table-cell table:style-name="ce82" table:number-columns-repeated="5"/>
                <table:table-cell table:style-name="ce59"/>
                <table:table-cell table:number-columns-repeated="249"/>
              </table:table-row>
              <table:table-row table:style-name="ro20">
                <table:table-cell table:style-name="ce59"/>
                <table:table-cell table:style-name="ce90" office:value-type="string" table:number-columns-spanned="4" table:number-rows-spanned="1">
                  <text:p>Test Description</text:p>
                </table:table-cell>
                <table:covered-table-cell table:number-columns-repeated="3" table:style-name="ce90"/>
                <table:table-cell/>
                <table:table-cell table:style-name="ce59"/>
                <table:table-cell table:number-columns-repeated="249"/>
              </table:table-row>
              <table:table-row table:style-name="ro15">
                <table:table-cell table:style-name="ce59"/>
                <table:table-cell table:style-name="ce88" office:value-type="string" table:number-columns-spanned="4" table:number-rows-spanned="1">
                  <text:p>Describes the fiability of the product related to published versions.</text:p>
                </table:table-cell>
                <table:covered-table-cell table:number-columns-repeated="3" table:style-name="ce88"/>
                <table:table-cell table:style-name="ce110"/>
                <table:table-cell table:style-name="ce59"/>
                <table:table-cell table:number-columns-repeated="249"/>
              </table:table-row>
              <table:table-row table:style-name="ro20">
                <table:table-cell table:style-name="ce59"/>
                <table:table-cell table:style-name="ce49" table:number-columns-spanned="4" table:number-rows-spanned="1"/>
                <table:covered-table-cell table:number-columns-repeated="3"/>
                <table:table-cell table:style-name="ce86"/>
                <table:table-cell table:style-name="ce59"/>
                <table:table-cell table:number-columns-repeated="249"/>
              </table:table-row>
              <table:table-row table:style-name="ro20">
                <table:table-cell table:style-name="ce59"/>
                <table:table-cell table:style-name="ce90" office:value-type="string" table:number-columns-spanned="3" table:number-rows-spanned="1">
                  <text:p>Test Score Specification</text:p>
                </table:table-cell>
                <table:covered-table-cell table:number-columns-repeated="2" table:style-name="ce90"/>
                <table:table-cell table:style-name="ce107" office:value-type="string">
                  <text:p>Score</text:p>
                </table:table-cell>
                <table:table-cell/>
                <table:table-cell table:style-name="ce59"/>
                <table:table-cell table:number-columns-repeated="249"/>
              </table:table-row>
              <table:table-row table:style-name="ro20">
                <table:table-cell table:style-name="ce59"/>
                <table:table-cell table:style-name="ce95" office:value-type="string" table:number-columns-spanned="3" table:number-rows-spanned="1">
                  <text:p>Yes, with good results</text:p>
                </table:table-cell>
                <table:covered-table-cell table:number-columns-repeated="2" table:style-name="ce95"/>
                <table:table-cell table:style-name="ce86" office:value-type="float" office:value="5">
                  <text:p>5</text:p>
                </table:table-cell>
                <table:table-cell table:style-name="ce86"/>
                <table:table-cell table:style-name="ce59"/>
                <table:table-cell table:number-columns-repeated="249"/>
              </table:table-row>
              <table:table-row table:style-name="ro20">
                <table:table-cell table:style-name="ce59"/>
                <table:table-cell table:style-name="ce95" office:value-type="string" table:number-columns-spanned="3" table:number-rows-spanned="1">
                  <text:p>Yes</text:p>
                </table:table-cell>
                <table:covered-table-cell table:number-columns-repeated="2" table:style-name="ce95"/>
                <table:table-cell table:style-name="ce86" office:value-type="float" office:value="3">
                  <text:p>3</text:p>
                </table:table-cell>
                <table:table-cell table:style-name="ce86"/>
                <table:table-cell table:style-name="ce59"/>
                <table:table-cell table:number-columns-repeated="249"/>
              </table:table-row>
              <table:table-row table:style-name="ro20">
                <table:table-cell table:style-name="ce59"/>
                <table:table-cell table:style-name="ce96" office:value-type="string" table:number-columns-spanned="3" table:number-rows-spanned="1">
                  <text:p>No</text:p>
                </table:table-cell>
                <table:covered-table-cell table:number-columns-repeated="2" table:style-name="ce96"/>
                <table:table-cell table:style-name="ce86" office:value-type="float" office:value="1">
                  <text:p>1</text:p>
                </table:table-cell>
                <table:table-cell table:style-name="ce86"/>
                <table:table-cell table:style-name="ce59"/>
                <table:table-cell table:number-columns-repeated="249"/>
              </table:table-row>
            </table:table-row-group>
            <table:table-row table:style-name="ro20">
              <table:table-cell table:style-name="ce82"/>
              <table:table-cell table:style-name="ce93" table:number-columns-spanned="4" table:number-rows-spanned="1"/>
              <table:covered-table-cell table:number-columns-repeated="3" table:style-name="ce94"/>
              <table:table-cell table:style-name="ce82"/>
              <table:table-cell table:style-name="ce59"/>
              <table:table-cell table:number-columns-repeated="249"/>
            </table:table-row>
            <table:table-row table:style-name="ro20">
              <table:table-cell table:style-name="ce59"/>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59"/>
              <table:table-cell table:number-columns-repeated="249"/>
            </table:table-row>
            <table:table-row table:style-name="ro20">
              <table:table-cell table:style-name="ce59"/>
              <table:table-cell table:style-name="ce82" office:value-type="string">
                <text:p>Num. point/patch releases last year</text:p>
              </table:table-cell>
              <table:table-cell table:style-name="ce51"/>
              <table:table-cell table:style-name="ce103" office:value-type="percentage" office:value="0.4">
                <text:p>40,00%</text:p>
              </table:table-cell>
              <table:table-cell table:style-name="ce104" office:value-type="float" office:value="3">
                <text:p>3</text:p>
              </table:table-cell>
              <table:table-cell table:style-name="ce59" table:formula="of:=[.D110]*[.E110]" office:value-type="float" office:value="1.2">
                <text:p>1,2</text:p>
              </table:table-cell>
              <table:table-cell table:style-name="ce59"/>
              <table:table-cell table:number-columns-repeated="249"/>
            </table:table-row>
            <table:table-row table:style-name="ro20">
              <table:table-cell table:number-columns-repeated="256"/>
            </table:table-row>
            <table:table-row table:style-name="ro20">
              <table:table-cell table:style-name="ce59"/>
              <table:table-cell table:style-name="ce97" office:value-type="string">
                <text:p>Number of releases is constant ? depends of the year ?</text:p>
              </table:table-cell>
              <table:table-cell table:style-name="ce51"/>
              <table:table-cell table:style-name="ce103" office:value-type="percentage" office:value="0.5">
                <text:p>50,00%</text:p>
              </table:table-cell>
              <table:table-cell table:style-name="ce104" office:value-type="float" office:value="4">
                <text:p>4</text:p>
              </table:table-cell>
              <table:table-cell table:style-name="ce115" table:formula="of:=[.D112]*[.E112]" office:value-type="float" office:value="2">
                <text:p>2</text:p>
              </table:table-cell>
              <table:table-cell table:style-name="ce59"/>
              <table:table-cell table:number-columns-repeated="249"/>
            </table:table-row>
            <table:table-row table:style-name="ro20">
              <table:table-cell table:style-name="ce59"/>
              <table:table-cell table:style-name="ce97" office:value-type="string">
                <text:p>Patches in last year is constant ?</text:p>
              </table:table-cell>
              <table:table-cell table:style-name="ce51"/>
              <table:table-cell table:style-name="ce103" office:value-type="percentage" office:value="0.5">
                <text:p>50,00%</text:p>
              </table:table-cell>
              <table:table-cell table:style-name="ce104" office:value-type="float" office:value="3">
                <text:p>3</text:p>
              </table:table-cell>
              <table:table-cell table:style-name="ce115" table:formula="of:=[.D113]*[.E113]" office:value-type="float" office:value="1.5">
                <text:p>1,5</text:p>
              </table:table-cell>
              <table:table-cell table:style-name="ce59"/>
              <table:table-cell table:number-columns-repeated="249"/>
            </table:table-row>
            <table:table-row-group>
              <table:table-row table:style-name="ro20">
                <table:table-cell table:style-name="ce59"/>
                <table:table-cell table:style-name="ce98" table:number-columns-spanned="5" table:number-rows-spanned="1"/>
                <table:covered-table-cell table:number-columns-repeated="4" table:style-name="ce59"/>
                <table:table-cell table:style-name="ce59"/>
                <table:table-cell table:number-columns-repeated="249"/>
              </table:table-row>
              <table:table-row table:style-name="ro20">
                <table:table-cell table:style-name="ce59"/>
                <table:table-cell table:style-name="ce87" office:value-type="string" table:number-columns-spanned="4" table:number-rows-spanned="1">
                  <text:p>Test Description</text:p>
                </table:table-cell>
                <table:covered-table-cell table:number-columns-repeated="3" table:style-name="ce87"/>
                <table:table-cell/>
                <table:table-cell table:style-name="ce59"/>
                <table:table-cell table:number-columns-repeated="249"/>
              </table:table-row>
              <table:table-row table:style-name="ro18">
                <table:table-cell table:style-name="ce59"/>
                <table:table-cell table:style-name="ce88"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88"/>
                <table:table-cell table:style-name="ce110"/>
                <table:table-cell table:style-name="ce59"/>
                <table:table-cell table:number-columns-repeated="249"/>
              </table:table-row>
              <table:table-row table:style-name="ro20">
                <table:table-cell table:style-name="ce59"/>
                <table:table-cell table:style-name="ce89" table:number-columns-spanned="4" table:number-rows-spanned="1"/>
                <table:covered-table-cell table:number-columns-repeated="3" table:style-name="ce101"/>
                <table:table-cell table:style-name="ce86"/>
                <table:table-cell table:style-name="ce59"/>
                <table:table-cell table:number-columns-repeated="249"/>
              </table:table-row>
              <table:table-row table:style-name="ro20">
                <table:table-cell table:style-name="ce59"/>
                <table:table-cell table:style-name="ce90" office:value-type="string" table:number-columns-spanned="3" table:number-rows-spanned="1">
                  <text:p>Test Score Specification</text:p>
                </table:table-cell>
                <table:covered-table-cell table:number-columns-repeated="2" table:style-name="ce90"/>
                <table:table-cell table:style-name="ce87" office:value-type="string">
                  <text:p>Score</text:p>
                </table:table-cell>
                <table:table-cell/>
                <table:table-cell table:style-name="ce59"/>
                <table:table-cell table:number-columns-repeated="249"/>
              </table:table-row>
              <table:table-row table:style-name="ro22">
                <table:table-cell/>
                <table:table-cell table:style-name="ce91" office:value-type="string" table:number-columns-spanned="3" table:number-rows-spanned="1">
                  <text:p>Yes, Extensive</text:p>
                </table:table-cell>
                <table:covered-table-cell table:number-columns-repeated="2" table:style-name="ce91"/>
                <table:table-cell table:style-name="ce106" office:value-type="float" office:value="5">
                  <text:p>5</text:p>
                </table:table-cell>
                <table:table-cell table:style-name="ce113"/>
                <table:table-cell table:number-columns-repeated="250"/>
              </table:table-row>
              <table:table-row table:style-name="ro22">
                <table:table-cell/>
                <table:table-cell table:style-name="ce91" office:value-type="string" table:number-columns-spanned="3" table:number-rows-spanned="1">
                  <text:p>Yes, Some</text:p>
                </table:table-cell>
                <table:covered-table-cell table:number-columns-repeated="2" table:style-name="ce91"/>
                <table:table-cell table:style-name="ce106" office:value-type="float" office:value="3">
                  <text:p>3</text:p>
                </table:table-cell>
                <table:table-cell table:style-name="ce113"/>
                <table:table-cell table:number-columns-repeated="250"/>
              </table:table-row>
              <table:table-row table:style-name="ro22">
                <table:table-cell/>
                <table:table-cell table:style-name="ce91" office:value-type="string" table:number-columns-spanned="3" table:number-rows-spanned="1">
                  <text:p>No</text:p>
                </table:table-cell>
                <table:covered-table-cell table:number-columns-repeated="2" table:style-name="ce91"/>
                <table:table-cell table:style-name="ce106" office:value-type="float" office:value="1">
                  <text:p>1</text:p>
                </table:table-cell>
                <table:table-cell table:style-name="ce113"/>
                <table:table-cell table:number-columns-repeated="250"/>
              </table:table-row>
            </table:table-row-group>
            <table:table-row table:style-name="ro20">
              <table:table-cell table:number-columns-repeated="256"/>
            </table:table-row>
          </table:table-row-group>
        </table:table-row-group>
        <table:table-row table:style-name="ro20">
          <table:table-cell table:number-columns-repeated="256"/>
        </table:table-row>
        <table:table-row-group>
          <table:table-row table:style-name="ro20">
            <table:table-cell table:style-name="ce80" office:value-type="string">
              <text:p>Rank</text:p>
            </table:table-cell>
            <table:table-cell table:style-name="ce83" office:value-type="string" table:number-columns-spanned="3" table:number-rows-spanned="1">
              <text:p>Category Title</text:p>
            </table:table-cell>
            <table:covered-table-cell table:number-columns-repeated="2" table:style-name="ce83"/>
            <table:table-cell table:style-name="ce80" office:value-type="string">
              <text:p>Weight</text:p>
            </table:table-cell>
            <table:table-cell table:style-name="ce80" office:value-type="string">
              <text:p>Unweighted Rating</text:p>
            </table:table-cell>
            <table:table-cell table:style-name="ce116" office:value-type="string">
              <text:p>Weighted Rating</text:p>
            </table:table-cell>
            <table:table-cell table:number-columns-repeated="249"/>
          </table:table-row>
          <table:table-row table:style-name="ro20">
            <table:table-cell table:style-name="ce81" table:formula="of:=[$'Category Ranking'.B16]" office:value-type="float" office:value="5">
              <text:p>5</text:p>
            </table:table-cell>
            <table:table-cell table:style-name="ce84" office:value-type="string" table:number-columns-spanned="3" table:number-rows-spanned="1">
              <text:p>Development</text:p>
            </table:table-cell>
            <table:covered-table-cell table:number-columns-repeated="2" table:style-name="ce84"/>
            <table:table-cell table:style-name="ce108" table:formula="of:=[$'Category Ranking'.D16]" office:value-type="percentage" office:value="0.15">
              <text:p>15,00%</text:p>
            </table:table-cell>
            <table:table-cell table:style-name="ce81" table:formula="of:=SUM([.F128];[.F138])" office:value-type="float" office:value="3.2">
              <text:p>3,2</text:p>
            </table:table-cell>
            <table:table-cell table:style-name="ce81" table:formula="of:=[.F125]*[.E125]" office:value-type="float" office:value="0.48">
              <text:p>0,48</text:p>
            </table:table-cell>
            <table:table-cell table:number-columns-repeated="249"/>
          </table:table-row>
          <table:table-row-group>
            <table:table-row table:style-name="ro20">
              <table:table-cell table:style-name="ce82"/>
              <table:table-cell table:style-name="ce93" table:number-columns-spanned="5" table:number-rows-spanned="1"/>
              <table:covered-table-cell table:number-columns-repeated="4" table:style-name="ce94"/>
              <table:table-cell table:style-name="ce59"/>
              <table:table-cell table:number-columns-repeated="249"/>
            </table:table-row>
            <table:table-row table:style-name="ro20">
              <table:table-cell table:style-name="ce59"/>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59"/>
              <table:table-cell table:number-columns-repeated="249"/>
            </table:table-row>
            <table:table-row table:style-name="ro28">
              <table:table-cell table:style-name="ce59"/>
              <table:table-cell table:style-name="ce86" office:value-type="string">
                <text:p>API</text:p>
              </table:table-cell>
              <table:table-cell table:style-name="ce51"/>
              <table:table-cell table:style-name="ce103" office:value-type="percentage" office:value="0.4">
                <text:p>40,00%</text:p>
              </table:table-cell>
              <table:table-cell table:style-name="ce104" office:value-type="float" office:value="2">
                <text:p>2</text:p>
              </table:table-cell>
              <table:table-cell table:style-name="ce59" table:formula="of:=[.D128]*[.E128]" office:value-type="float" office:value="0.8">
                <text:p>0,8</text:p>
              </table:table-cell>
              <table:table-cell table:style-name="ce59"/>
              <table:table-cell table:number-columns-repeated="249"/>
            </table:table-row>
            <table:table-row table:style-name="ro28">
              <table:table-cell table:style-name="ce59"/>
              <table:table-cell table:style-name="ce86"/>
              <table:table-cell table:style-name="ce51"/>
              <table:table-cell table:style-name="ce103"/>
              <table:table-cell table:style-name="ce104"/>
              <table:table-cell table:style-name="ce59" table:number-columns-repeated="2"/>
              <table:table-cell table:number-columns-repeated="249"/>
            </table:table-row>
            <table:table-row table:style-name="ro28">
              <table:table-cell table:style-name="ce59"/>
              <table:table-cell table:style-name="ce97" office:value-type="string">
                <text:p>Project API in the same web</text:p>
              </table:table-cell>
              <table:table-cell table:style-name="ce51"/>
              <table:table-cell table:style-name="ce103" office:value-type="percentage" office:value="0.4">
                <text:p>40,00%</text:p>
              </table:table-cell>
              <table:table-cell table:style-name="ce104" office:value-type="float" office:value="4">
                <text:p>4</text:p>
              </table:table-cell>
              <table:table-cell table:style-name="ce115" table:formula="of:=[.D130]*[.E130]" office:value-type="float" office:value="1.6">
                <text:p>1,6</text:p>
              </table:table-cell>
              <table:table-cell table:style-name="ce59"/>
              <table:table-cell table:number-columns-repeated="249"/>
            </table:table-row>
            <table:table-row table:style-name="ro28">
              <table:table-cell table:style-name="ce59"/>
              <table:table-cell table:style-name="ce97" office:value-type="string">
                <text:p>Easy understanding</text:p>
              </table:table-cell>
              <table:table-cell table:style-name="ce51"/>
              <table:table-cell table:style-name="ce103" office:value-type="percentage" office:value="0.35">
                <text:p>35,00%</text:p>
              </table:table-cell>
              <table:table-cell table:style-name="ce104" office:value-type="float" office:value="3">
                <text:p>3</text:p>
              </table:table-cell>
              <table:table-cell table:style-name="ce115" table:formula="of:=[.D131]*[.E131]" office:value-type="float" office:value="1.05">
                <text:p>1,05</text:p>
              </table:table-cell>
              <table:table-cell table:style-name="ce59"/>
              <table:table-cell table:number-columns-repeated="249"/>
            </table:table-row>
            <table:table-row table:style-name="ro28">
              <table:table-cell table:style-name="ce59"/>
              <table:table-cell table:style-name="ce97" office:value-type="string">
                <text:p>Is it used in other projects not directly related?</text:p>
              </table:table-cell>
              <table:table-cell table:style-name="ce51"/>
              <table:table-cell table:style-name="ce103" office:value-type="percentage" office:value="0.25">
                <text:p>25,00%</text:p>
              </table:table-cell>
              <table:table-cell table:style-name="ce104" office:value-type="float" office:value="3">
                <text:p>3</text:p>
              </table:table-cell>
              <table:table-cell table:style-name="ce115" table:formula="of:=[.D132]*[.E132]" office:value-type="float" office:value="0.75">
                <text:p>0,75</text:p>
              </table:table-cell>
              <table:table-cell table:style-name="ce59"/>
              <table:table-cell table:number-columns-repeated="249"/>
            </table:table-row>
            <table:table-row table:style-name="ro28">
              <table:table-cell table:style-name="ce59"/>
              <table:table-cell table:style-name="ce97"/>
              <table:table-cell table:style-name="ce51"/>
              <table:table-cell table:style-name="ce103"/>
              <table:table-cell table:style-name="ce104"/>
              <table:table-cell table:style-name="ce115"/>
              <table:table-cell table:style-name="ce59"/>
              <table:table-cell table:number-columns-repeated="249"/>
            </table:table-row>
            <table:table-row-group>
              <table:table-row table:style-name="ro20">
                <table:table-cell table:style-name="ce59"/>
                <table:table-cell table:style-name="ce90" table:number-columns-spanned="4" table:number-rows-spanned="1"/>
                <table:covered-table-cell table:number-columns-repeated="3" table:style-name="ce90"/>
                <table:table-cell/>
                <table:table-cell table:style-name="ce59"/>
                <table:table-cell table:number-columns-repeated="249"/>
              </table:table-row>
              <table:table-row table:style-name="ro29">
                <table:table-cell table:style-name="ce59"/>
                <table:table-cell table:style-name="ce88" office:value-type="string" table:number-columns-spanned="4" table:number-rows-spanned="1">
                  <text:p>The availability of API project and its use in other projects.</text:p>
                </table:table-cell>
                <table:covered-table-cell table:number-columns-repeated="3" table:style-name="ce88"/>
                <table:table-cell table:style-name="ce110"/>
                <table:table-cell table:style-name="ce59"/>
                <table:table-cell table:number-columns-repeated="249"/>
              </table:table-row>
              <table:table-row table:style-name="ro20">
                <table:table-cell table:style-name="ce59"/>
                <table:table-cell table:style-name="ce49" table:number-columns-spanned="4" table:number-rows-spanned="1"/>
                <table:covered-table-cell table:number-columns-repeated="3"/>
                <table:table-cell table:style-name="ce86"/>
                <table:table-cell table:style-name="ce59"/>
                <table:table-cell table:number-columns-repeated="249"/>
              </table:table-row>
            </table:table-row-group>
            <table:table-row table:style-name="ro20">
              <table:table-cell table:style-name="ce59"/>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59"/>
              <table:table-cell table:number-columns-repeated="249"/>
            </table:table-row>
            <table:table-row table:style-name="ro20">
              <table:table-cell table:style-name="ce59"/>
              <table:table-cell table:style-name="ce82" office:value-type="string">
                <text:p>Several levels of documentation</text:p>
              </table:table-cell>
              <table:table-cell table:style-name="ce51" office:value-type="string">
                <text:p>Yes</text:p>
              </table:table-cell>
              <table:table-cell table:style-name="ce103" office:value-type="percentage" office:value="0.6">
                <text:p>60,00%</text:p>
              </table:table-cell>
              <table:table-cell table:style-name="ce104" office:value-type="float" office:value="4">
                <text:p>4</text:p>
              </table:table-cell>
              <table:table-cell table:style-name="ce59" table:formula="of:=[.D138]*[.E138]" office:value-type="float" office:value="2.4">
                <text:p>2,4</text:p>
              </table:table-cell>
              <table:table-cell table:style-name="ce59"/>
              <table:table-cell table:number-columns-repeated="249"/>
            </table:table-row>
            <table:table-row table:style-name="ro20">
              <table:table-cell table:style-name="ce59"/>
              <table:table-cell table:style-name="ce82"/>
              <table:table-cell table:style-name="ce51"/>
              <table:table-cell table:style-name="ce103"/>
              <table:table-cell table:style-name="ce104"/>
              <table:table-cell table:style-name="ce59" table:number-columns-repeated="2"/>
              <table:table-cell table:number-columns-repeated="249"/>
            </table:table-row>
            <table:table-row table:style-name="ro20">
              <table:table-cell table:style-name="ce59"/>
              <table:table-cell table:style-name="ce97" office:value-type="string">
                <text:p>Online tutorials</text:p>
              </table:table-cell>
              <table:table-cell table:style-name="ce51"/>
              <table:table-cell table:style-name="ce103" office:value-type="percentage" office:value="0.4">
                <text:p>40,00%</text:p>
              </table:table-cell>
              <table:table-cell table:style-name="ce104" office:value-type="float" office:value="5">
                <text:p>5</text:p>
              </table:table-cell>
              <table:table-cell table:style-name="ce115" table:formula="of:=[.D140]*[.E140]" office:value-type="float" office:value="2">
                <text:p>2</text:p>
              </table:table-cell>
              <table:table-cell table:style-name="ce59"/>
              <table:table-cell table:number-columns-repeated="249"/>
            </table:table-row>
            <table:table-row table:style-name="ro20">
              <table:table-cell table:style-name="ce59"/>
              <table:table-cell table:style-name="ce97" office:value-type="string">
                <text:p>Offline tutorials</text:p>
              </table:table-cell>
              <table:table-cell table:style-name="ce51"/>
              <table:table-cell table:style-name="ce103" office:value-type="percentage" office:value="0.1">
                <text:p>10,00%</text:p>
              </table:table-cell>
              <table:table-cell table:style-name="ce104" office:value-type="float" office:value="2">
                <text:p>2</text:p>
              </table:table-cell>
              <table:table-cell table:style-name="ce115" table:formula="of:=[.D141]*[.E141]" office:value-type="float" office:value="0.2">
                <text:p>0,2</text:p>
              </table:table-cell>
              <table:table-cell table:style-name="ce59"/>
              <table:table-cell table:number-columns-repeated="249"/>
            </table:table-row>
            <table:table-row table:style-name="ro20">
              <table:table-cell table:style-name="ce59"/>
              <table:table-cell table:style-name="ce97" office:value-type="string">
                <text:p>Hello World</text:p>
              </table:table-cell>
              <table:table-cell table:style-name="ce51"/>
              <table:table-cell table:style-name="ce103" office:value-type="percentage" office:value="0.2">
                <text:p>20,00%</text:p>
              </table:table-cell>
              <table:table-cell table:style-name="ce104" office:value-type="float" office:value="5">
                <text:p>5</text:p>
              </table:table-cell>
              <table:table-cell table:style-name="ce115" table:formula="of:=[.D142]*[.E142]" office:value-type="float" office:value="1">
                <text:p>1</text:p>
              </table:table-cell>
              <table:table-cell table:style-name="ce59"/>
              <table:table-cell table:number-columns-repeated="249"/>
            </table:table-row>
            <table:table-row table:style-name="ro20">
              <table:table-cell table:style-name="ce59"/>
              <table:table-cell table:style-name="ce97" office:value-type="string">
                <text:p>Books from the author, authors or company.</text:p>
              </table:table-cell>
              <table:table-cell table:style-name="ce51"/>
              <table:table-cell table:style-name="ce103" office:value-type="percentage" office:value="0.25">
                <text:p>25,00%</text:p>
              </table:table-cell>
              <table:table-cell table:style-name="ce104" office:value-type="float" office:value="5">
                <text:p>5</text:p>
              </table:table-cell>
              <table:table-cell table:style-name="ce115" table:formula="of:=[.D143]*[.E143]" office:value-type="float" office:value="1.25">
                <text:p>1,25</text:p>
              </table:table-cell>
              <table:table-cell table:style-name="ce59"/>
              <table:table-cell table:number-columns-repeated="249"/>
            </table:table-row>
            <table:table-row-group>
              <table:table-row table:style-name="ro20">
                <table:table-cell table:style-name="ce59"/>
                <table:table-cell table:style-name="ce97" office:value-type="string">
                  <text:p>Languages</text:p>
                </table:table-cell>
                <table:table-cell table:style-name="ce51"/>
                <table:table-cell table:style-name="ce103" office:value-type="percentage" office:value="0.05">
                  <text:p>5,00%</text:p>
                </table:table-cell>
                <table:table-cell table:style-name="ce104" office:value-type="float" office:value="3">
                  <text:p>3</text:p>
                </table:table-cell>
                <table:table-cell table:style-name="ce115" table:formula="of:=[.D144]*[.E144]" office:value-type="float" office:value="0.15">
                  <text:p>0,15</text:p>
                </table:table-cell>
                <table:table-cell table:style-name="ce59"/>
                <table:table-cell table:number-columns-repeated="249"/>
              </table:table-row>
              <table:table-row table:style-name="ro20">
                <table:table-cell table:style-name="ce59"/>
                <table:table-cell table:style-name="ce82"/>
                <table:table-cell table:style-name="ce51"/>
                <table:table-cell table:style-name="ce103"/>
                <table:table-cell table:style-name="ce104"/>
                <table:table-cell table:style-name="ce59" table:number-columns-repeated="2"/>
                <table:table-cell table:number-columns-repeated="249"/>
              </table:table-row>
              <table:table-row table:style-name="ro20">
                <table:table-cell table:style-name="ce59"/>
                <table:table-cell table:style-name="ce90" office:value-type="string" table:number-columns-spanned="4" table:number-rows-spanned="1">
                  <text:p>Test Description</text:p>
                </table:table-cell>
                <table:covered-table-cell table:number-columns-repeated="3" table:style-name="ce90"/>
                <table:table-cell/>
                <table:table-cell table:style-name="ce59"/>
                <table:table-cell table:number-columns-repeated="249"/>
              </table:table-row>
              <table:table-row table:style-name="ro20">
                <table:table-cell table:style-name="ce59"/>
                <table:table-cell table:style-name="ce99" office:value-type="string" table:number-columns-spanned="4" table:number-rows-spanned="1">
                  <text:p>Documentation for user, development, translator, languages.</text:p>
                </table:table-cell>
                <table:covered-table-cell table:number-columns-repeated="3" table:style-name="ce88"/>
                <table:table-cell table:style-name="ce110"/>
                <table:table-cell table:style-name="ce59"/>
                <table:table-cell table:number-columns-repeated="249"/>
              </table:table-row>
            </table:table-row-group>
          </table:table-row-group>
        </table:table-row-group>
        <table:table-row table:style-name="ro20">
          <table:table-cell table:number-columns-repeated="256"/>
        </table:table-row>
        <table:table-row-group>
          <table:table-row table:style-name="ro20">
            <table:table-cell table:style-name="ce80" office:value-type="string">
              <text:p>Rank</text:p>
            </table:table-cell>
            <table:table-cell table:style-name="ce83" office:value-type="string" table:number-columns-spanned="3" table:number-rows-spanned="1">
              <text:p>Category Title</text:p>
            </table:table-cell>
            <table:covered-table-cell table:number-columns-repeated="2" table:style-name="ce83"/>
            <table:table-cell table:style-name="ce80" office:value-type="string">
              <text:p>Weight</text:p>
            </table:table-cell>
            <table:table-cell table:style-name="ce80" office:value-type="string">
              <text:p>Unweighted Rating</text:p>
            </table:table-cell>
            <table:table-cell table:style-name="ce116" office:value-type="string">
              <text:p>Weighted Rating</text:p>
            </table:table-cell>
            <table:table-cell table:number-columns-repeated="249"/>
          </table:table-row>
          <table:table-row table:style-name="ro20">
            <table:table-cell table:style-name="ce81" table:formula="of:=[$'Category Ranking'.B17]" office:value-type="float" office:value="6">
              <text:p>6</text:p>
            </table:table-cell>
            <table:table-cell table:style-name="ce84" office:value-type="string" table:number-columns-spanned="3" table:number-rows-spanned="1">
              <text:p>Community</text:p>
            </table:table-cell>
            <table:covered-table-cell table:number-columns-repeated="2" table:style-name="ce84"/>
            <table:table-cell table:style-name="ce109" table:formula="of:=[$'Category Ranking'.D17]" office:value-type="percentage" office:value="0.19">
              <text:p>19,00%</text:p>
            </table:table-cell>
            <table:table-cell table:style-name="ce81" table:formula="of:=SUM([.F153];[.F160];[.F166];[.F169];[.F172])" office:value-type="float" office:value="1.55">
              <text:p>1,55</text:p>
            </table:table-cell>
            <table:table-cell table:style-name="ce81" table:formula="of:=[.F150]*[.E150]" office:value-type="float" office:value="0.2945">
              <text:p>0,29</text:p>
            </table:table-cell>
            <table:table-cell table:number-columns-repeated="249"/>
          </table:table-row>
          <table:table-row-group>
            <table:table-row table:style-name="ro20">
              <table:table-cell table:style-name="ce82"/>
              <table:table-cell table:style-name="ce93" table:number-columns-spanned="5" table:number-rows-spanned="1"/>
              <table:covered-table-cell table:number-columns-repeated="4" table:style-name="ce94"/>
              <table:table-cell table:style-name="ce59"/>
              <table:table-cell table:number-columns-repeated="249"/>
            </table:table-row>
            <table:table-row table:style-name="ro20">
              <table:table-cell table:style-name="ce59"/>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59"/>
              <table:table-cell table:number-columns-repeated="249"/>
            </table:table-row>
            <table:table-row table:style-name="ro20">
              <table:table-cell table:style-name="ce59"/>
              <table:table-cell table:style-name="ce82" office:value-type="string">
                <text:p>Avg commits per month, last six months</text:p>
              </table:table-cell>
              <table:table-cell table:style-name="ce51"/>
              <table:table-cell table:style-name="ce103" office:value-type="percentage" office:value="0.25">
                <text:p>25,00%</text:p>
              </table:table-cell>
              <table:table-cell table:style-name="ce104" office:value-type="float" office:value="2">
                <text:p>2</text:p>
              </table:table-cell>
              <table:table-cell table:style-name="ce59" table:formula="of:=[.D153]*[.E153]" office:value-type="float" office:value="0.5">
                <text:p>0,5</text:p>
              </table:table-cell>
              <table:table-cell table:style-name="ce59"/>
              <table:table-cell table:number-columns-repeated="249"/>
            </table:table-row>
            <table:table-row-group>
              <table:table-row table:style-name="ro20">
                <table:table-cell table:style-name="ce59"/>
                <table:table-cell table:style-name="ce82" table:number-columns-repeated="5"/>
                <table:table-cell table:style-name="ce59"/>
                <table:table-cell table:number-columns-repeated="249"/>
              </table:table-row>
              <table:table-row table:style-name="ro20">
                <table:table-cell table:style-name="ce59"/>
                <table:table-cell table:style-name="ce90" office:value-type="string" table:number-columns-spanned="4" table:number-rows-spanned="1">
                  <text:p>Test Description</text:p>
                </table:table-cell>
                <table:covered-table-cell table:number-columns-repeated="3" table:style-name="ce90"/>
                <table:table-cell/>
                <table:table-cell table:style-name="ce59"/>
                <table:table-cell table:number-columns-repeated="249"/>
              </table:table-row>
              <table:table-row table:style-name="ro20">
                <table:table-cell table:style-name="ce59"/>
                <table:table-cell table:style-name="ce88" office:value-type="string" table:number-columns-spanned="4" table:number-rows-spanned="1">
                  <text:p>Commits per month as raw results. Its a comparison with six months before.</text:p>
                </table:table-cell>
                <table:covered-table-cell table:number-columns-repeated="3" table:style-name="ce88"/>
                <table:table-cell table:style-name="ce110"/>
                <table:table-cell table:style-name="ce59"/>
                <table:table-cell table:number-columns-repeated="249"/>
              </table:table-row>
              <table:table-row table:style-name="ro20">
                <table:table-cell table:style-name="ce59"/>
                <table:table-cell table:style-name="ce49" table:number-columns-spanned="4" table:number-rows-spanned="1"/>
                <table:covered-table-cell table:number-columns-repeated="3"/>
                <table:table-cell table:style-name="ce86"/>
                <table:table-cell table:style-name="ce59"/>
                <table:table-cell table:number-columns-repeated="249"/>
              </table:table-row>
            </table:table-row-group>
            <table:table-row table:style-name="ro20">
              <table:table-cell table:style-name="ce59"/>
              <table:table-cell table:style-name="ce96" table:number-columns-repeated="3"/>
              <table:table-cell table:style-name="ce86" table:number-columns-repeated="2"/>
              <table:table-cell table:style-name="ce59"/>
              <table:table-cell table:number-columns-repeated="249"/>
            </table:table-row>
            <table:table-row table:style-name="ro20">
              <table:table-cell table:style-name="ce59"/>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59"/>
              <table:table-cell table:number-columns-repeated="249"/>
            </table:table-row>
            <table:table-row table:style-name="ro20">
              <table:table-cell table:style-name="ce59"/>
              <table:table-cell table:style-name="ce82" office:value-type="string">
                <text:p>Avg monthly volume of general mailing lists during the last six months</text:p>
              </table:table-cell>
              <table:table-cell table:style-name="ce51"/>
              <table:table-cell table:style-name="ce103" office:value-type="percentage" office:value="0.25">
                <text:p>25,00%</text:p>
              </table:table-cell>
              <table:table-cell table:style-name="ce104" office:value-type="float" office:value="2">
                <text:p>2</text:p>
              </table:table-cell>
              <table:table-cell table:style-name="ce59" table:formula="of:=[.D160]*[.E160]" office:value-type="float" office:value="0.5">
                <text:p>0,5</text:p>
              </table:table-cell>
              <table:table-cell table:style-name="ce59"/>
              <table:table-cell table:number-columns-repeated="249"/>
            </table:table-row>
            <table:table-row table:style-name="ro20">
              <table:table-cell table:number-columns-repeated="256"/>
            </table:table-row>
            <table:table-row table:style-name="ro20">
              <table:table-cell table:style-name="ce59"/>
              <table:table-cell table:style-name="ce90" office:value-type="string" table:number-columns-spanned="4" table:number-rows-spanned="1">
                <text:p>Test Description</text:p>
              </table:table-cell>
              <table:covered-table-cell table:number-columns-repeated="3" table:style-name="ce90"/>
              <table:table-cell table:style-name="ce115"/>
              <table:table-cell table:style-name="ce59"/>
              <table:table-cell table:number-columns-repeated="249"/>
            </table:table-row>
            <table:table-row table:style-name="ro20">
              <table:table-cell table:style-name="ce59"/>
              <table:table-cell table:style-name="ce88" office:value-type="string" table:number-columns-spanned="4" table:number-rows-spanned="1">
                <text:p>The general mailing list is the place where the community<text:span text:style-name="T2"> members</text:span><text:span text:style-name="T3"> help themselves. Its a comparison with six months before.</text:span></text:p>
              </table:table-cell>
              <table:covered-table-cell table:number-columns-repeated="3" table:style-name="ce88"/>
              <table:table-cell table:style-name="ce115"/>
              <table:table-cell table:style-name="ce59"/>
              <table:table-cell table:number-columns-repeated="249"/>
            </table:table-row>
            <table:table-row table:style-name="ro20">
              <table:table-cell table:style-name="ce59"/>
              <table:table-cell table:style-name="ce82"/>
              <table:table-cell table:style-name="ce51"/>
              <table:table-cell table:style-name="ce103"/>
              <table:table-cell table:style-name="ce104"/>
              <table:table-cell table:style-name="ce59" table:number-columns-repeated="2"/>
              <table:table-cell table:number-columns-repeated="249"/>
            </table:table-row>
            <table:table-row table:style-name="ro20">
              <table:table-cell table:style-name="ce59"/>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59"/>
              <table:table-cell table:number-columns-repeated="249"/>
            </table:table-row>
            <table:table-row table:style-name="ro20">
              <table:table-cell table:style-name="ce59"/>
              <table:table-cell table:style-name="ce82" office:value-type="string">
                <text:p>Developers that left the project and those that started to participate (last year) (and also for the <text:s/>core team)</text:p>
              </table:table-cell>
              <table:table-cell table:style-name="ce51"/>
              <table:table-cell table:style-name="ce103" office:value-type="percentage" office:value="0.15">
                <text:p>15,00%</text:p>
              </table:table-cell>
              <table:table-cell table:style-name="ce104" office:value-type="float" office:value="2">
                <text:p>2</text:p>
              </table:table-cell>
              <table:table-cell table:style-name="ce59" table:formula="of:=[.D166]*[.E166]" office:value-type="float" office:value="0.3">
                <text:p>0,3</text:p>
              </table:table-cell>
              <table:table-cell table:style-name="ce59"/>
              <table:table-cell table:number-columns-repeated="249"/>
            </table:table-row>
            <table:table-row table:style-name="ro20">
              <table:table-cell table:style-name="ce59"/>
              <table:table-cell table:style-name="ce82"/>
              <table:table-cell table:style-name="ce51"/>
              <table:table-cell table:style-name="ce103"/>
              <table:table-cell table:style-name="ce104"/>
              <table:table-cell table:style-name="ce59" table:number-columns-repeated="2"/>
              <table:table-cell table:number-columns-repeated="249"/>
            </table:table-row>
            <table:table-row table:style-name="ro20">
              <table:table-cell table:style-name="ce59"/>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59"/>
              <table:table-cell table:number-columns-repeated="249"/>
            </table:table-row>
            <table:table-row table:style-name="ro20">
              <table:table-cell table:style-name="ce59"/>
              <table:table-cell table:style-name="ce82" office:value-type="string">
                <text:p>Knowledge concentration (territoriality)</text:p>
              </table:table-cell>
              <table:table-cell table:style-name="ce51"/>
              <table:table-cell table:style-name="ce103" office:value-type="percentage" office:value="0.1">
                <text:p>10,00%</text:p>
              </table:table-cell>
              <table:table-cell table:style-name="ce104" office:value-type="float" office:value="0">
                <text:p>0</text:p>
              </table:table-cell>
              <table:table-cell table:style-name="ce59" table:formula="of:=[.D169]*[.E169]" office:value-type="float" office:value="0">
                <text:p>0</text:p>
              </table:table-cell>
              <table:table-cell table:style-name="ce59"/>
              <table:table-cell table:number-columns-repeated="249"/>
            </table:table-row>
            <table:table-row table:style-name="ro20">
              <table:table-cell table:style-name="ce82"/>
              <table:table-cell table:style-name="ce93" table:number-columns-spanned="4" table:number-rows-spanned="1"/>
              <table:covered-table-cell table:number-columns-repeated="3" table:style-name="ce94"/>
              <table:table-cell table:style-name="ce82"/>
              <table:table-cell table:style-name="ce59"/>
              <table:table-cell table:number-columns-repeated="249"/>
            </table:table-row>
            <table:table-row table:style-name="ro20">
              <table:table-cell table:style-name="ce59"/>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59"/>
              <table:table-cell table:number-columns-repeated="249"/>
            </table:table-row>
            <table:table-row table:style-name="ro20">
              <table:table-cell table:style-name="ce59"/>
              <table:table-cell table:style-name="ce82" office:value-type="string">
                <text:p>Original developer/team</text:p>
              </table:table-cell>
              <table:table-cell table:style-name="ce51"/>
              <table:table-cell table:style-name="ce103" office:value-type="percentage" office:value="0.25">
                <text:p>25,00%</text:p>
              </table:table-cell>
              <table:table-cell table:style-name="ce104" office:value-type="float" office:value="1">
                <text:p>1</text:p>
              </table:table-cell>
              <table:table-cell table:style-name="ce59" table:formula="of:=[.D172]*[.E172]" office:value-type="float" office:value="0.25">
                <text:p>0,25</text:p>
              </table:table-cell>
              <table:table-cell table:style-name="ce59"/>
              <table:table-cell table:number-columns-repeated="249"/>
            </table:table-row>
            <table:table-row table:style-name="ro20">
              <table:table-cell table:style-name="ce59"/>
              <table:table-cell table:style-name="ce82"/>
              <table:table-cell table:style-name="ce51"/>
              <table:table-cell table:style-name="ce103"/>
              <table:table-cell table:style-name="ce104"/>
              <table:table-cell table:style-name="ce59" table:number-columns-repeated="2"/>
              <table:table-cell table:number-columns-repeated="249"/>
            </table:table-row>
            <table:table-row table:style-name="ro20">
              <table:table-cell table:style-name="ce59"/>
              <table:table-cell table:style-name="ce82" office:value-type="string">
                <text:p>Is still the original developer/team active nowadays? </text:p>
              </table:table-cell>
              <table:table-cell table:style-name="ce51"/>
              <table:table-cell table:style-name="ce103" office:value-type="percentage" office:value="0.6">
                <text:p>60,00%</text:p>
              </table:table-cell>
              <table:table-cell table:style-name="ce104" office:value-type="float" office:value="1">
                <text:p>1</text:p>
              </table:table-cell>
              <table:table-cell table:style-name="ce59" table:formula="of:=[.D174]*[.E174]" office:value-type="float" office:value="0.6">
                <text:p>0,6</text:p>
              </table:table-cell>
              <table:table-cell table:style-name="ce59"/>
              <table:table-cell table:number-columns-repeated="249"/>
            </table:table-row>
            <table:table-row table:style-name="ro20">
              <table:table-cell table:style-name="ce59"/>
              <table:table-cell table:style-name="ce82" office:value-type="string">
                <text:p>How did affect the project ? commits avg continued normal ?</text:p>
              </table:table-cell>
              <table:table-cell table:style-name="ce51"/>
              <table:table-cell table:style-name="ce103" office:value-type="percentage" office:value="0.4">
                <text:p>40,00%</text:p>
              </table:table-cell>
              <table:table-cell table:style-name="ce104" office:value-type="float" office:value="3">
                <text:p>3</text:p>
              </table:table-cell>
              <table:table-cell table:style-name="ce115" table:formula="of:=[.D175]*[.E175]" office:value-type="float" office:value="1.2">
                <text:p>1,2</text:p>
              </table:table-cell>
              <table:table-cell table:style-name="ce59"/>
              <table:table-cell table:number-columns-repeated="249"/>
            </table:table-row>
            <table:table-row-group>
              <table:table-row table:style-name="ro20">
                <table:table-cell table:style-name="ce59"/>
                <table:table-cell table:style-name="ce98" table:number-columns-spanned="5" table:number-rows-spanned="1"/>
                <table:covered-table-cell table:number-columns-repeated="4" table:style-name="ce59"/>
                <table:table-cell table:style-name="ce59"/>
                <table:table-cell table:number-columns-repeated="249"/>
              </table:table-row>
              <table:table-row table:style-name="ro20">
                <table:table-cell table:style-name="ce59"/>
                <table:table-cell table:style-name="ce87" office:value-type="string" table:number-columns-spanned="4" table:number-rows-spanned="1">
                  <text:p>Test Description</text:p>
                </table:table-cell>
                <table:covered-table-cell table:number-columns-repeated="3" table:style-name="ce87"/>
                <table:table-cell/>
                <table:table-cell table:style-name="ce59"/>
                <table:table-cell table:number-columns-repeated="249"/>
              </table:table-row>
              <table:table-row table:style-name="ro18">
                <table:table-cell table:style-name="ce59"/>
                <table:table-cell table:style-name="ce100" office:value-type="string" table:number-columns-spanned="4" table:number-rows-spanned="1">
                  <text:p>Usually code contributors promote community building surrounding the project. The more code contributors, the better the community support. Thus if the original developer/team left: How did affect the project ? commits avg continued normal ?</text:p>
                </table:table-cell>
                <table:covered-table-cell table:number-columns-repeated="3" table:style-name="ce88"/>
                <table:table-cell table:style-name="ce110"/>
                <table:table-cell table:style-name="ce59"/>
                <table:table-cell table:number-columns-repeated="249"/>
              </table:table-row>
              <table:table-row table:style-name="ro20">
                <table:table-cell table:style-name="ce59"/>
                <table:table-cell table:style-name="ce89" table:number-columns-spanned="4" table:number-rows-spanned="1"/>
                <table:covered-table-cell table:number-columns-repeated="3" table:style-name="ce101"/>
                <table:table-cell table:style-name="ce86"/>
                <table:table-cell table:style-name="ce59"/>
                <table:table-cell table:number-columns-repeated="249"/>
              </table:table-row>
            </table:table-row-group>
          </table:table-row-group>
        </table:table-row-group>
        <table:table-row table:style-name="ro20">
          <table:table-cell table:number-columns-repeated="256"/>
        </table:table-row>
        <table:table-row-group>
          <table:table-row table:style-name="ro20">
            <table:table-cell table:style-name="ce80" office:value-type="string">
              <text:p>Rank</text:p>
            </table:table-cell>
            <table:table-cell table:style-name="ce83" office:value-type="string" table:number-columns-spanned="3" table:number-rows-spanned="1">
              <text:p>Category Title</text:p>
            </table:table-cell>
            <table:covered-table-cell table:number-columns-repeated="2" table:style-name="ce83"/>
            <table:table-cell table:style-name="ce80" office:value-type="string">
              <text:p>Weight</text:p>
            </table:table-cell>
            <table:table-cell table:style-name="ce80" office:value-type="string">
              <text:p>Unweighted Rating</text:p>
            </table:table-cell>
            <table:table-cell table:style-name="ce116" office:value-type="string">
              <text:p>Weighted Rating</text:p>
            </table:table-cell>
            <table:table-cell table:number-columns-repeated="249"/>
          </table:table-row>
          <table:table-row table:style-name="ro20">
            <table:table-cell table:style-name="ce81" table:formula="of:=[$'Category Ranking'.B18]" office:value-type="float" office:value="7">
              <text:p>7</text:p>
            </table:table-cell>
            <table:table-cell table:style-name="ce84" office:value-type="string" table:number-columns-spanned="3" table:number-rows-spanned="1">
              <text:p>Documentation</text:p>
            </table:table-cell>
            <table:covered-table-cell table:number-columns-repeated="2" table:style-name="ce84"/>
            <table:table-cell table:style-name="ce108" table:formula="of:=[$'Category Ranking'.D18]" office:value-type="percentage" office:value="0.1">
              <text:p>10,00%</text:p>
            </table:table-cell>
            <table:table-cell table:style-name="ce81" table:formula="of:=SUM([.F185])" office:value-type="float" office:value="3">
              <text:p>3</text:p>
            </table:table-cell>
            <table:table-cell table:style-name="ce81" table:formula="of:=[.F182]*[.E182]" office:value-type="float" office:value="0.3">
              <text:p>0,3</text:p>
            </table:table-cell>
            <table:table-cell table:number-columns-repeated="249"/>
          </table:table-row>
          <table:table-row-group>
            <table:table-row table:style-name="ro20">
              <table:table-cell table:style-name="ce82"/>
              <table:table-cell table:style-name="ce93" table:number-columns-spanned="5" table:number-rows-spanned="1"/>
              <table:covered-table-cell table:number-columns-repeated="4" table:style-name="ce94"/>
              <table:table-cell table:style-name="ce59"/>
              <table:table-cell table:number-columns-repeated="249"/>
            </table:table-row>
            <table:table-row table:style-name="ro20">
              <table:table-cell table:style-name="ce59"/>
              <table:table-cell table:style-name="ce85" office:value-type="string">
                <text:p>Metric Name</text:p>
              </table:table-cell>
              <table:table-cell table:style-name="ce85" office:value-type="string">
                <text:p>Raw Score</text:p>
              </table:table-cell>
              <table:table-cell table:style-name="ce102" office:value-type="string">
                <text:p>Weight</text:p>
              </table:table-cell>
              <table:table-cell table:style-name="ce102" office:value-type="string">
                <text:p>Unweighted Score</text:p>
              </table:table-cell>
              <table:table-cell table:style-name="ce102" office:value-type="string">
                <text:p>Weighted Score</text:p>
              </table:table-cell>
              <table:table-cell table:style-name="ce59"/>
              <table:table-cell table:number-columns-repeated="249"/>
            </table:table-row>
            <table:table-row table:style-name="ro20">
              <table:table-cell table:style-name="ce59"/>
              <table:table-cell table:style-name="ce82" office:value-type="string">
                <text:p>Several levels of documentation</text:p>
              </table:table-cell>
              <table:table-cell table:style-name="ce51" office:value-type="string">
                <text:p>Yes</text:p>
              </table:table-cell>
              <table:table-cell table:style-name="ce103" office:value-type="percentage" office:value="1">
                <text:p>100,00%</text:p>
              </table:table-cell>
              <table:table-cell table:style-name="ce104" office:value-type="float" office:value="3">
                <text:p>3</text:p>
              </table:table-cell>
              <table:table-cell table:style-name="ce59" table:formula="of:=[.D185]*[.E185]" office:value-type="float" office:value="3">
                <text:p>3</text:p>
              </table:table-cell>
              <table:table-cell table:style-name="ce59"/>
              <table:table-cell table:number-columns-repeated="249"/>
            </table:table-row>
            <table:table-row table:style-name="ro20">
              <table:table-cell table:style-name="ce59"/>
              <table:table-cell table:style-name="ce82"/>
              <table:table-cell table:style-name="ce51"/>
              <table:table-cell table:style-name="ce103"/>
              <table:table-cell table:style-name="ce104"/>
              <table:table-cell table:style-name="ce59" table:number-columns-repeated="2"/>
              <table:table-cell table:number-columns-repeated="249"/>
            </table:table-row>
            <table:table-row table:style-name="ro20">
              <table:table-cell table:style-name="ce59"/>
              <table:table-cell table:style-name="ce97" office:value-type="string">
                <text:p>Online tutorials</text:p>
              </table:table-cell>
              <table:table-cell table:style-name="ce51"/>
              <table:table-cell table:style-name="ce103" office:value-type="percentage" office:value="0.3">
                <text:p>30,00%</text:p>
              </table:table-cell>
              <table:table-cell table:style-name="ce104" office:value-type="float" office:value="4">
                <text:p>4</text:p>
              </table:table-cell>
              <table:table-cell table:style-name="ce115" table:formula="of:=[.D187]*[.E187]" office:value-type="float" office:value="1.2">
                <text:p>1,2</text:p>
              </table:table-cell>
              <table:table-cell table:style-name="ce59"/>
              <table:table-cell table:number-columns-repeated="249"/>
            </table:table-row>
            <table:table-row table:style-name="ro20">
              <table:table-cell table:style-name="ce59"/>
              <table:table-cell table:style-name="ce97" office:value-type="string">
                <text:p>Offline tutorials</text:p>
              </table:table-cell>
              <table:table-cell table:style-name="ce51"/>
              <table:table-cell table:style-name="ce103" office:value-type="percentage" office:value="0.1">
                <text:p>10,00%</text:p>
              </table:table-cell>
              <table:table-cell table:style-name="ce104" office:value-type="float" office:value="2">
                <text:p>2</text:p>
              </table:table-cell>
              <table:table-cell table:style-name="ce115" table:formula="of:=[.D188]*[.E188]" office:value-type="float" office:value="0.2">
                <text:p>0,2</text:p>
              </table:table-cell>
              <table:table-cell table:style-name="ce59"/>
              <table:table-cell table:number-columns-repeated="249"/>
            </table:table-row>
            <table:table-row table:style-name="ro20">
              <table:table-cell table:style-name="ce59"/>
              <table:table-cell table:style-name="ce97" office:value-type="string">
                <text:p>Hello World</text:p>
              </table:table-cell>
              <table:table-cell table:style-name="ce51"/>
              <table:table-cell table:style-name="ce103" office:value-type="percentage" office:value="0.25">
                <text:p>25,00%</text:p>
              </table:table-cell>
              <table:table-cell table:style-name="ce104" office:value-type="float" office:value="3">
                <text:p>3</text:p>
              </table:table-cell>
              <table:table-cell table:style-name="ce115" table:formula="of:=[.D189]*[.E189]" office:value-type="float" office:value="0.75">
                <text:p>0,75</text:p>
              </table:table-cell>
              <table:table-cell table:style-name="ce59"/>
              <table:table-cell table:number-columns-repeated="249"/>
            </table:table-row>
            <table:table-row table:style-name="ro20">
              <table:table-cell table:style-name="ce59"/>
              <table:table-cell table:style-name="ce97" office:value-type="string">
                <text:p>Books from the author, authors or company.</text:p>
              </table:table-cell>
              <table:table-cell table:style-name="ce51"/>
              <table:table-cell table:style-name="ce103" office:value-type="percentage" office:value="0.2">
                <text:p>20,00%</text:p>
              </table:table-cell>
              <table:table-cell table:style-name="ce104" office:value-type="float" office:value="4">
                <text:p>4</text:p>
              </table:table-cell>
              <table:table-cell table:style-name="ce115" table:formula="of:=[.D190]*[.E190]" office:value-type="float" office:value="0.8">
                <text:p>0,8</text:p>
              </table:table-cell>
              <table:table-cell table:style-name="ce59"/>
              <table:table-cell table:number-columns-repeated="249"/>
            </table:table-row>
            <table:table-row table:style-name="ro20">
              <table:table-cell table:style-name="ce59"/>
              <table:table-cell table:style-name="ce97" office:value-type="string">
                <text:p>Languages</text:p>
              </table:table-cell>
              <table:table-cell table:style-name="ce51"/>
              <table:table-cell table:style-name="ce103" office:value-type="percentage" office:value="0.15">
                <text:p>15,00%</text:p>
              </table:table-cell>
              <table:table-cell table:style-name="ce104" office:value-type="float" office:value="3">
                <text:p>3</text:p>
              </table:table-cell>
              <table:table-cell table:style-name="ce115" table:formula="of:=[.D191]*[.E191]" office:value-type="float" office:value="0.45">
                <text:p>0,45</text:p>
              </table:table-cell>
              <table:table-cell table:style-name="ce59"/>
              <table:table-cell table:number-columns-repeated="249"/>
            </table:table-row>
            <table:table-row table:style-name="ro20">
              <table:table-cell table:style-name="ce59"/>
              <table:table-cell table:style-name="ce82"/>
              <table:table-cell table:style-name="ce51"/>
              <table:table-cell table:style-name="ce103"/>
              <table:table-cell table:style-name="ce104"/>
              <table:table-cell table:style-name="ce59" table:number-columns-repeated="2"/>
              <table:table-cell table:number-columns-repeated="249"/>
            </table:table-row>
            <table:table-row-group>
              <table:table-row table:style-name="ro20">
                <table:table-cell table:style-name="ce59"/>
                <table:table-cell table:style-name="ce90" office:value-type="string" table:number-columns-spanned="4" table:number-rows-spanned="1">
                  <text:p>Test Description</text:p>
                </table:table-cell>
                <table:covered-table-cell table:number-columns-repeated="3" table:style-name="ce90"/>
                <table:table-cell/>
                <table:table-cell table:style-name="ce59"/>
                <table:table-cell table:number-columns-repeated="249"/>
              </table:table-row>
              <table:table-row table:style-name="ro20">
                <table:table-cell table:style-name="ce59"/>
                <table:table-cell table:style-name="ce99" office:value-type="string" table:number-columns-spanned="4" table:number-rows-spanned="1">
                  <text:p>Documentation for user, development, translator, languages.</text:p>
                </table:table-cell>
                <table:covered-table-cell table:number-columns-repeated="3" table:style-name="ce88"/>
                <table:table-cell table:style-name="ce110"/>
                <table:table-cell table:style-name="ce59"/>
                <table:table-cell table:number-columns-repeated="249"/>
              </table:table-row>
              <table:table-row table:style-name="ro20">
                <table:table-cell table:style-name="ce59"/>
                <table:table-cell table:style-name="ce49" table:number-columns-spanned="4" table:number-rows-spanned="1"/>
                <table:covered-table-cell table:number-columns-repeated="3"/>
                <table:table-cell table:style-name="ce86"/>
                <table:table-cell table:style-name="ce59"/>
                <table:table-cell table:number-columns-repeated="249"/>
              </table:table-row>
            </table:table-row-group>
            <table:table-row table:style-name="ro20">
              <table:table-cell table:style-name="ce82"/>
              <table:table-cell table:style-name="ce93" table:number-columns-spanned="4" table:number-rows-spanned="1"/>
              <table:covered-table-cell table:number-columns-repeated="3" table:style-name="ce94"/>
              <table:table-cell table:style-name="ce82"/>
              <table:table-cell table:style-name="ce59"/>
              <table:table-cell table:number-columns-repeated="249"/>
            </table:table-row>
          </table:table-row-group>
        </table:table-row-group>
        <table:table-row table:style-name="ro20" table:number-rows-repeated="1048379">
          <table:table-cell table:number-columns-repeated="256"/>
        </table:table-row>
        <table:table-row table:style-name="ro20">
          <table:table-cell table:number-columns-repeated="256"/>
        </table:table-row>
      </table:table>
      <table:table table:name="Functionality Rating" table:style-name="ta4">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 table:number-columns-repeated="251" table:default-cell-style-name="Default"/>
        <table:table-row table:style-name="ro20" table:number-rows-repeated="7">
          <table:table-cell table:number-columns-repeated="256"/>
        </table:table-row>
        <table:table-row table:style-name="ro20">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21">
          <table:table-cell/>
          <table:table-cell table:style-name="ce14" table:formula="of:=[$'Category Ranking'.B6:.D6]" office:value-type="string" office:string-value="Component Name: &lt;Enter a component&gt;" table:number-columns-spanned="3" table:number-rows-spanned="1">
            <text:p>Component Name: &lt;Enter a component&gt;</text:p>
          </table:table-cell>
          <table:covered-table-cell table:number-columns-repeated="2" table:style-name="ce14"/>
          <table:table-cell table:number-columns-repeated="252"/>
        </table:table-row>
        <table:table-row table:style-name="ro20" table:number-rows-repeated="2">
          <table:table-cell table:number-columns-repeated="256"/>
        </table:table-row>
        <table:table-row table:style-name="ro20">
          <table:table-cell table:style-name="ce19"/>
          <table:table-cell table:style-name="ce11" office:value-type="string" table:number-columns-spanned="3" table:number-rows-spanned="1">
            <text:p>Category Title</text:p>
          </table:table-cell>
          <table:covered-table-cell table:number-columns-repeated="2" table:style-name="ce11"/>
          <table:table-cell table:style-name="ce74" office:value-type="string">
            <text:p>Rating</text:p>
          </table:table-cell>
          <table:table-cell table:number-columns-repeated="251"/>
        </table:table-row>
        <table:table-row table:style-name="ro21">
          <table:table-cell table:style-name="ce19"/>
          <table:table-cell table:style-name="ce60" office:value-type="string" table:number-columns-spanned="3" table:number-rows-spanned="1">
            <text:p>Functionality</text:p>
          </table:table-cell>
          <table:covered-table-cell table:number-columns-repeated="2" table:style-name="ce60"/>
          <table:table-cell table:style-name="ce75" table:formula="of:=IF(([.E71]&gt;=[.C78]);[.D78];IF(([.E71]&gt;=[.C77]);[.D77];IF(([.E71]&gt;=[.C76]);[.D76];IF(([.E71]&gt;=[.C75]);[.D75];[.D74]))))" office:value-type="float" office:value="5">
            <text:p>5</text:p>
          </table:table-cell>
          <table:table-cell table:number-columns-repeated="251"/>
        </table:table-row>
        <table:table-row table:style-name="ro20">
          <table:table-cell table:style-name="ce19"/>
          <table:table-cell table:style-name="ce60" table:number-columns-repeated="3"/>
          <table:table-cell table:number-columns-repeated="252"/>
        </table:table-row>
        <table:table-row table:style-name="ro20">
          <table:table-cell table:style-name="ce19"/>
          <table:table-cell table:style-name="ce24" office:value-type="string">
            <text:p>Source</text:p>
          </table:table-cell>
          <table:table-cell table:style-name="ce60" table:number-columns-repeated="2"/>
          <table:table-cell table:number-columns-repeated="252"/>
        </table:table-row>
        <table:table-row table:style-name="ro20">
          <table:table-cell table:style-name="ce19"/>
          <table:table-cell table:style-name="ce61" office:value-type="string">
            <text:p>&lt;fill-in source of feature set&gt;</text:p>
          </table:table-cell>
          <table:table-cell table:style-name="ce60" table:number-columns-repeated="2"/>
          <table:table-cell table:number-columns-repeated="252"/>
        </table:table-row>
        <table:table-row table:style-name="ro20">
          <table:table-cell table:style-name="ce19"/>
          <table:table-cell table:style-name="ce61"/>
          <table:table-cell table:style-name="ce60" table:number-columns-repeated="2"/>
          <table:table-cell table:number-columns-repeated="252"/>
        </table:table-row>
        <table:table-row table:style-name="ro20">
          <table:table-cell table:style-name="ce19"/>
          <table:table-cell table:style-name="ce62" office:value-type="string">
            <text:p>Standard Functionality</text:p>
          </table:table-cell>
          <table:table-cell table:style-name="ce64"/>
          <table:table-cell table:style-name="ce72"/>
          <table:table-cell table:number-columns-repeated="252"/>
        </table:table-row>
        <table:table-row table:style-name="ro20">
          <table:table-cell/>
          <table:table-cell table:style-name="ce33" office:value-type="string" table:number-columns-spanned="3" table:number-rows-spanned="1">
            <text:p>Weight &amp; Test Description</text:p>
          </table:table-cell>
          <table:covered-table-cell table:number-columns-repeated="2" table:style-name="ce33"/>
          <table:table-cell table:number-columns-repeated="252"/>
        </table:table-row>
        <table:table-row table:style-name="ro17">
          <table:table-cell/>
          <table:table-cell table:style-name="ce31"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31"/>
          <table:table-cell table:number-columns-repeated="252"/>
        </table:table-row>
        <table:table-row table:style-name="ro20">
          <table:table-cell/>
          <table:covered-table-cell table:number-columns-repeated="3" table:style-name="ce31"/>
          <table:table-cell table:number-columns-repeated="252"/>
        </table:table-row>
        <table:table-row table:style-name="ro20">
          <table:table-cell/>
          <table:table-cell table:style-name="ce33" office:value-type="string">
            <text:p>Weight &amp; Test Score Specification</text:p>
          </table:table-cell>
          <table:table-cell table:style-name="ce33" office:value-type="string" table:number-columns-spanned="2" table:number-rows-spanned="1">
            <text:p>Score</text:p>
          </table:table-cell>
          <table:covered-table-cell table:style-name="ce33"/>
          <table:table-cell table:style-name="ce19"/>
          <table:table-cell table:number-columns-repeated="251"/>
        </table:table-row>
        <table:table-row table:style-name="ro22">
          <table:table-cell/>
          <table:table-cell table:style-name="ce34" office:value-type="string">
            <text:p>Very important</text:p>
          </table:table-cell>
          <table:table-cell table:style-name="ce65" office:value-type="float" office:value="3" table:number-columns-spanned="2" table:number-rows-spanned="1">
            <text:p>3</text:p>
          </table:table-cell>
          <table:covered-table-cell table:style-name="ce73"/>
          <table:table-cell table:style-name="ce19"/>
          <table:table-cell table:number-columns-repeated="251"/>
        </table:table-row>
        <table:table-row table:style-name="ro22">
          <table:table-cell/>
          <table:table-cell table:style-name="ce34" office:value-type="string">
            <text:p>Somewhat important</text:p>
          </table:table-cell>
          <table:table-cell table:style-name="ce65" office:value-type="float" office:value="2" table:number-columns-spanned="2" table:number-rows-spanned="1">
            <text:p>2</text:p>
          </table:table-cell>
          <table:covered-table-cell table:style-name="ce73"/>
          <table:table-cell table:style-name="ce19"/>
          <table:table-cell table:number-columns-repeated="251"/>
        </table:table-row>
        <table:table-row table:style-name="ro22">
          <table:table-cell/>
          <table:table-cell table:style-name="ce34" office:value-type="string">
            <text:p>Not important</text:p>
          </table:table-cell>
          <table:table-cell table:style-name="ce65" office:value-type="float" office:value="1" table:number-columns-spanned="2" table:number-rows-spanned="1">
            <text:p>1</text:p>
          </table:table-cell>
          <table:covered-table-cell table:style-name="ce73"/>
          <table:table-cell table:number-columns-repeated="252"/>
        </table:table-row>
        <table:table-row table:style-name="ro20">
          <table:table-cell/>
          <table:table-cell table:style-name="ce10" table:number-columns-spanned="3" table:number-rows-spanned="1"/>
          <table:covered-table-cell table:number-columns-repeated="2"/>
          <table:table-cell table:number-columns-repeated="252"/>
        </table:table-row>
        <table:table-row table:style-name="ro20">
          <table:table-cell table:style-name="ce19"/>
          <table:table-cell table:style-name="ce45" office:value-type="string">
            <text:p>Standard Functionality</text:p>
          </table:table-cell>
          <table:table-cell table:style-name="ce66" office:value-type="string">
            <text:p>Weight</text:p>
          </table:table-cell>
          <table:table-cell table:style-name="ce66" office:value-type="string">
            <text:p>Score</text:p>
          </table:table-cell>
          <table:table-cell table:number-columns-repeated="252"/>
        </table:table-row>
        <table:table-row table:style-name="ro22">
          <table:table-cell table:style-name="ce19"/>
          <table:table-cell table:style-name="ce63" office:value-type="string">
            <text:p>Functionality group</text:p>
          </table:table-cell>
          <table:table-cell table:style-name="ce63" table:number-columns-repeated="2"/>
          <table:table-cell table:number-columns-repeated="252"/>
        </table:table-row>
        <table:table-row table:style-name="ro20">
          <table:table-cell table:style-name="ce19"/>
          <table:table-cell office:value-type="string">
            <text:p>Feature item</text:p>
          </table:table-cell>
          <table:table-cell table:number-columns-repeated="2" table:style-name="ce67" office:value-type="float" office:value="3">
            <text:p>3</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2">
            <text:p>2</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1">
            <text:p>1</text:p>
          </table:table-cell>
          <table:table-cell table:number-columns-repeated="252"/>
        </table:table-row>
        <table:table-row table:style-name="ro22">
          <table:table-cell/>
          <table:table-cell table:style-name="ce63" office:value-type="string">
            <text:p>Functionality group</text:p>
          </table:table-cell>
          <table:table-cell table:style-name="ce63" table:number-columns-repeated="2"/>
          <table:table-cell table:number-columns-repeated="252"/>
        </table:table-row>
        <table:table-row table:style-name="ro20">
          <table:table-cell/>
          <table:table-cell office:value-type="string">
            <text:p>Feature item</text:p>
          </table:table-cell>
          <table:table-cell table:style-name="ce67" office:value-type="float" office:value="3">
            <text:p>3</text:p>
          </table:table-cell>
          <table:table-cell table:style-name="ce67" office:value-type="float" office:value="-3">
            <text:p>-3</text:p>
          </table:table-cell>
          <table:table-cell table:number-columns-repeated="252"/>
        </table:table-row>
        <table:table-row table:style-name="ro20">
          <table:table-cell/>
          <table:table-cell office:value-type="string">
            <text:p>Feature item</text:p>
          </table:table-cell>
          <table:table-cell table:style-name="ce67" office:value-type="float" office:value="2">
            <text:p>2</text:p>
          </table:table-cell>
          <table:table-cell table:style-name="ce67" office:value-type="float" office:value="-2">
            <text:p>-2</text:p>
          </table:table-cell>
          <table:table-cell table:number-columns-repeated="252"/>
        </table:table-row>
        <table:table-row table:style-name="ro20">
          <table:table-cell/>
          <table:table-cell office:value-type="string">
            <text:p>Feature item</text:p>
          </table:table-cell>
          <table:table-cell table:style-name="ce67" office:value-type="float" office:value="1">
            <text:p>1</text:p>
          </table:table-cell>
          <table:table-cell table:style-name="ce67" office:value-type="float" office:value="-1">
            <text:p>-1</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3">
            <text:p>3</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2">
            <text:p>2</text:p>
          </table:table-cell>
          <table:table-cell table:number-columns-repeated="252"/>
        </table:table-row>
        <table:table-row table:style-name="ro22">
          <table:table-cell/>
          <table:table-cell table:style-name="ce63" office:value-type="string">
            <text:p>Functionality group</text:p>
          </table:table-cell>
          <table:table-cell table:style-name="ce67" table:number-columns-repeated="2"/>
          <table:table-cell table:number-columns-repeated="252"/>
        </table:table-row>
        <table:table-row table:style-name="ro20">
          <table:table-cell/>
          <table:table-cell office:value-type="string">
            <text:p>Feature item</text:p>
          </table:table-cell>
          <table:table-cell table:number-columns-repeated="2" table:style-name="ce67" office:value-type="float" office:value="1">
            <text:p>1</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3">
            <text:p>3</text:p>
          </table:table-cell>
          <table:table-cell table:number-columns-repeated="252"/>
        </table:table-row>
        <table:table-row table:style-name="ro22">
          <table:table-cell/>
          <table:table-cell table:style-name="ce63" office:value-type="string">
            <text:p>Functionality group</text:p>
          </table:table-cell>
          <table:table-cell table:style-name="ce63" table:number-columns-repeated="2"/>
          <table:table-cell table:number-columns-repeated="252"/>
        </table:table-row>
        <table:table-row table:style-name="ro20">
          <table:table-cell/>
          <table:table-cell office:value-type="string">
            <text:p>Feature item</text:p>
          </table:table-cell>
          <table:table-cell table:number-columns-repeated="2" table:style-name="ce67" office:value-type="float" office:value="2">
            <text:p>2</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1">
            <text:p>1</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3">
            <text:p>3</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2">
            <text:p>2</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1">
            <text:p>1</text:p>
          </table:table-cell>
          <table:table-cell table:number-columns-repeated="252"/>
        </table:table-row>
        <table:table-row table:style-name="ro20">
          <table:table-cell table:number-columns-repeated="256"/>
        </table:table-row>
        <table:table-row table:style-name="ro20">
          <table:table-cell/>
          <table:table-cell table:style-name="ce62" office:value-type="string">
            <text:p>Extended Functionality</text:p>
          </table:table-cell>
          <table:table-cell table:style-name="ce64"/>
          <table:table-cell table:style-name="ce72"/>
          <table:table-cell table:number-columns-repeated="252"/>
        </table:table-row>
        <table:table-row table:style-name="ro20">
          <table:table-cell/>
          <table:table-cell table:style-name="ce33" office:value-type="string" table:number-columns-spanned="3" table:number-rows-spanned="1">
            <text:p>Weight &amp; Test Description</text:p>
          </table:table-cell>
          <table:covered-table-cell table:number-columns-repeated="2" table:style-name="ce33"/>
          <table:table-cell table:number-columns-repeated="252"/>
        </table:table-row>
        <table:table-row table:style-name="ro23">
          <table:table-cell/>
          <table:table-cell table:style-name="ce52" office:value-type="string" table:number-columns-spanned="3" table:number-rows-spanned="1">
            <text:p>Rank each feature with importance as follows. Enter in a 0 if the evaluated technology is missing functionality.</text:p>
          </table:table-cell>
          <table:covered-table-cell table:number-columns-repeated="2" table:style-name="ce52"/>
          <table:table-cell table:number-columns-repeated="252"/>
        </table:table-row>
        <table:table-row table:style-name="ro20">
          <table:table-cell/>
          <table:table-cell table:style-name="ce10" table:number-columns-spanned="3" table:number-rows-spanned="1"/>
          <table:covered-table-cell table:number-columns-repeated="2"/>
          <table:table-cell table:number-columns-repeated="252"/>
        </table:table-row>
        <table:table-row table:style-name="ro20">
          <table:table-cell/>
          <table:table-cell table:style-name="ce33" office:value-type="string">
            <text:p>Weight &amp; Test Score Specification</text:p>
          </table:table-cell>
          <table:table-cell table:style-name="ce33" office:value-type="string" table:number-columns-spanned="2" table:number-rows-spanned="1">
            <text:p>Score</text:p>
          </table:table-cell>
          <table:covered-table-cell table:style-name="ce33"/>
          <table:table-cell table:number-columns-repeated="252"/>
        </table:table-row>
        <table:table-row table:style-name="ro22">
          <table:table-cell/>
          <table:table-cell table:style-name="ce34" office:value-type="string">
            <text:p>Very important</text:p>
          </table:table-cell>
          <table:table-cell table:style-name="ce65" office:value-type="float" office:value="3" table:number-columns-spanned="2" table:number-rows-spanned="1">
            <text:p>3</text:p>
          </table:table-cell>
          <table:covered-table-cell table:style-name="ce73"/>
          <table:table-cell table:number-columns-repeated="252"/>
        </table:table-row>
        <table:table-row table:style-name="ro22">
          <table:table-cell/>
          <table:table-cell table:style-name="ce34" office:value-type="string">
            <text:p>Somewhat important</text:p>
          </table:table-cell>
          <table:table-cell table:style-name="ce65" office:value-type="float" office:value="2" table:number-columns-spanned="2" table:number-rows-spanned="1">
            <text:p>2</text:p>
          </table:table-cell>
          <table:covered-table-cell table:style-name="ce73"/>
          <table:table-cell table:number-columns-repeated="252"/>
        </table:table-row>
        <table:table-row table:style-name="ro22">
          <table:table-cell/>
          <table:table-cell table:style-name="ce34" office:value-type="string">
            <text:p>Not important</text:p>
          </table:table-cell>
          <table:table-cell table:style-name="ce65" office:value-type="float" office:value="1" table:number-columns-spanned="2" table:number-rows-spanned="1">
            <text:p>1</text:p>
          </table:table-cell>
          <table:covered-table-cell table:style-name="ce73"/>
          <table:table-cell table:number-columns-repeated="252"/>
        </table:table-row>
        <table:table-row table:style-name="ro20">
          <table:table-cell/>
          <table:table-cell table:style-name="ce10" table:number-columns-spanned="3" table:number-rows-spanned="1"/>
          <table:covered-table-cell table:number-columns-repeated="2"/>
          <table:table-cell table:number-columns-repeated="252"/>
        </table:table-row>
        <table:table-row table:style-name="ro20">
          <table:table-cell/>
          <table:table-cell table:style-name="ce45" office:value-type="string">
            <text:p>Extra Functionality</text:p>
          </table:table-cell>
          <table:table-cell table:style-name="ce66" office:value-type="string">
            <text:p>Weight</text:p>
          </table:table-cell>
          <table:table-cell table:style-name="ce66" office:value-type="string">
            <text:p>Score</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2">
            <text:p>2</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1">
            <text:p>1</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1">
            <text:p>1</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2">
            <text:p>2</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2">
            <text:p>2</text:p>
          </table:table-cell>
          <table:table-cell table:number-columns-repeated="252"/>
        </table:table-row>
        <table:table-row table:style-name="ro20">
          <table:table-cell/>
          <table:table-cell office:value-type="string">
            <text:p>Feature item</text:p>
          </table:table-cell>
          <table:table-cell table:style-name="ce67" office:value-type="float" office:value="1">
            <text:p>1</text:p>
          </table:table-cell>
          <table:table-cell table:style-name="ce67" office:value-type="float" office:value="0">
            <text:p>0</text:p>
          </table:table-cell>
          <table:table-cell table:number-columns-repeated="252"/>
        </table:table-row>
        <table:table-row table:style-name="ro22">
          <table:table-cell/>
          <table:table-cell table:style-name="ce63" office:value-type="string">
            <text:p>Functionality group</text:p>
          </table:table-cell>
          <table:table-cell table:number-columns-repeated="254"/>
        </table:table-row>
        <table:table-row table:style-name="ro20">
          <table:table-cell/>
          <table:table-cell office:value-type="string">
            <text:p>Feature item</text:p>
          </table:table-cell>
          <table:table-cell table:number-columns-repeated="2" table:style-name="ce67" office:value-type="float" office:value="2">
            <text:p>2</text:p>
          </table:table-cell>
          <table:table-cell table:number-columns-repeated="252"/>
        </table:table-row>
        <table:table-row table:style-name="ro20">
          <table:table-cell/>
          <table:table-cell office:value-type="string">
            <text:p>Feature item</text:p>
          </table:table-cell>
          <table:table-cell table:number-columns-repeated="2" table:style-name="ce67" office:value-type="float" office:value="1">
            <text:p>1</text:p>
          </table:table-cell>
          <table:table-cell table:number-columns-repeated="252"/>
        </table:table-row>
        <table:table-row table:style-name="ro20">
          <table:table-cell/>
          <table:table-cell office:value-type="string">
            <text:p>Feature item</text:p>
          </table:table-cell>
          <table:table-cell table:style-name="ce67" office:value-type="float" office:value="1">
            <text:p>1</text:p>
          </table:table-cell>
          <table:table-cell table:style-name="ce67" office:value-type="float" office:value="0">
            <text:p>0</text:p>
          </table:table-cell>
          <table:table-cell table:number-columns-repeated="252"/>
        </table:table-row>
        <table:table-row table:style-name="ro20">
          <table:table-cell/>
          <table:table-cell office:value-type="string">
            <text:p>Feature item</text:p>
          </table:table-cell>
          <table:table-cell table:style-name="ce67" office:value-type="float" office:value="1">
            <text:p>1</text:p>
          </table:table-cell>
          <table:table-cell table:style-name="ce67" office:value-type="float" office:value="0">
            <text:p>0</text:p>
          </table:table-cell>
          <table:table-cell table:number-columns-repeated="252"/>
        </table:table-row>
        <table:table-row table:style-name="ro20">
          <table:table-cell/>
          <table:table-cell table:style-name="ce10" table:number-columns-spanned="3" table:number-rows-spanned="1"/>
          <table:covered-table-cell table:number-columns-repeated="2"/>
          <table:table-cell table:number-columns-repeated="252"/>
        </table:table-row>
        <table:table-row table:style-name="ro20">
          <table:table-cell/>
          <table:table-cell table:style-name="ce13"/>
          <table:table-cell table:style-name="ce68" office:value-type="string">
            <text:p>Total Weight</text:p>
          </table:table-cell>
          <table:table-cell table:style-name="ce68" office:value-type="string">
            <text:p>Total Score</text:p>
          </table:table-cell>
          <table:table-cell table:style-name="ce68" office:value-type="string">
            <text:p>Percentage</text:p>
          </table:table-cell>
          <table:table-cell table:number-columns-repeated="251"/>
        </table:table-row>
        <table:table-row table:style-name="ro20">
          <table:table-cell/>
          <table:table-cell table:style-name="ce60"/>
          <table:table-cell table:style-name="ce69" table:formula="of:=SUM([.C28:.C46])" office:value-type="float" office:value="30">
            <text:p>30</text:p>
          </table:table-cell>
          <table:table-cell table:style-name="ce69" table:formula="of:=SUM([.D28:.D46])+SUM([.D58:.D68])" office:value-type="float" office:value="29">
            <text:p>29</text:p>
          </table:table-cell>
          <table:table-cell table:style-name="ce76" table:formula="of:=[.D71]/[.C71]" office:value-type="percentage" office:value="0.966666666666667">
            <text:p>96.67%</text:p>
          </table:table-cell>
          <table:table-cell table:style-name="ce71"/>
          <table:table-cell table:number-columns-repeated="250"/>
        </table:table-row>
        <table:table-row table:style-name="ro20">
          <table:table-cell table:number-columns-repeated="256"/>
        </table:table-row>
        <table:table-row table:style-name="ro20">
          <table:table-cell/>
          <table:table-cell table:style-name="ce33" office:value-type="string">
            <text:p>Rating Score Table</text:p>
          </table:table-cell>
          <table:table-cell table:style-name="ce70" office:value-type="string">
            <text:p>Percentage Cutoff</text:p>
          </table:table-cell>
          <table:table-cell table:style-name="ce33" office:value-type="string">
            <text:p>Score</text:p>
          </table:table-cell>
          <table:table-cell table:number-columns-repeated="252"/>
        </table:table-row>
        <table:table-row table:style-name="ro20">
          <table:table-cell/>
          <table:table-cell office:value-type="string">
            <text:p>Unacceptable</text:p>
          </table:table-cell>
          <table:table-cell table:style-name="ce71" office:value-type="percentage" office:value="0">
            <text:p>0%</text:p>
          </table:table-cell>
          <table:table-cell office:value-type="float" office:value="1">
            <text:p>1</text:p>
          </table:table-cell>
          <table:table-cell table:number-columns-repeated="252"/>
        </table:table-row>
        <table:table-row table:style-name="ro20">
          <table:table-cell/>
          <table:table-cell office:value-type="string">
            <text:p>Poor</text:p>
          </table:table-cell>
          <table:table-cell table:style-name="ce71" office:value-type="percentage" office:value="0.65">
            <text:p>65%</text:p>
          </table:table-cell>
          <table:table-cell office:value-type="float" office:value="2">
            <text:p>2</text:p>
          </table:table-cell>
          <table:table-cell table:number-columns-repeated="252"/>
        </table:table-row>
        <table:table-row table:style-name="ro20">
          <table:table-cell/>
          <table:table-cell office:value-type="string">
            <text:p>Acceptable</text:p>
          </table:table-cell>
          <table:table-cell table:style-name="ce71" office:value-type="percentage" office:value="0.8">
            <text:p>80%</text:p>
          </table:table-cell>
          <table:table-cell office:value-type="float" office:value="3">
            <text:p>3</text:p>
          </table:table-cell>
          <table:table-cell table:number-columns-repeated="252"/>
        </table:table-row>
        <table:table-row table:style-name="ro20">
          <table:table-cell/>
          <table:table-cell office:value-type="string">
            <text:p>Good</text:p>
          </table:table-cell>
          <table:table-cell table:style-name="ce71" office:value-type="percentage" office:value="0.9">
            <text:p>90%</text:p>
          </table:table-cell>
          <table:table-cell office:value-type="float" office:value="4">
            <text:p>4</text:p>
          </table:table-cell>
          <table:table-cell table:number-columns-repeated="252"/>
        </table:table-row>
        <table:table-row table:style-name="ro20">
          <table:table-cell/>
          <table:table-cell office:value-type="string">
            <text:p>Excellent</text:p>
          </table:table-cell>
          <table:table-cell table:style-name="ce71" office:value-type="percentage" office:value="0.96">
            <text:p>96%</text:p>
          </table:table-cell>
          <table:table-cell office:value-type="float" office:value="5">
            <text:p>5</text:p>
          </table:table-cell>
          <table:table-cell table:number-columns-repeated="252"/>
        </table:table-row>
        <table:table-row table:style-name="ro20" table:number-rows-repeated="1048497">
          <table:table-cell table:number-columns-repeated="256"/>
        </table:table-row>
        <table:table-row table:style-name="ro20">
          <table:table-cell table:number-columns-repeated="256"/>
        </table:table-row>
      </table:table>
      <table:named-expressions>
        <table:named-range table:name="Excel_BuiltIn_Print_Area_3" table:base-cell-address="$'Title and License'.$A$1" table:cell-range-address="$'Category Rating and Metrics'.$A$1:.$G$19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US">$</number:currency-symbol>
      <number:number number:decimal-places="2" number:min-integer-digits="1" number:grouping="true"/>
    </number:currency-style>
    <number:currency-style style:name="N106">
      <style:text-properties fo:color="#ff0000"/>
      <number:text>-</number:text>
      <number:currency-symbol number:language="en" number:country="US">$</number:currency-symbol>
      <number:number number:decimal-places="2" number:min-integer-digits="1" number:grouping="true"/>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3P0" style:volatile="true">
      <number:text>$</number:text>
      <number:number number:decimal-places="2" number:min-integer-digits="1" number:grouping="true"/>
      <number:text> </number:text>
    </number:number-style>
    <number:number-style style:name="N113">
      <number:text>($</number:text>
      <number:number number:decimal-places="2"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number:text>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1" number:min-exponent-digits="1"/>
    </number:number-style>
    <number:number-style style:name="N136P0" style:volatile="true">
      <number:text>Yes</number:text>
    </number:number-style>
    <number:number-style style:name="N136P1" style:volatile="true">
      <number:text>Yes</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True</number:text>
    </number:number-style>
    <number:number-style style:name="N138P1" style:volatile="true">
      <number:text>True</number:text>
    </number:number-style>
    <number:number-style style:name="N138">
      <number:text>False</number:text>
      <style:map style:condition="value()&gt;0" style:apply-style-name="N138P0"/>
      <style:map style:condition="value()&lt;0" style:apply-style-name="N138P1"/>
    </number:number-style>
    <number:number-style style:name="N140P0" style:volatile="true">
      <number:text>On</number:text>
    </number:number-style>
    <number:number-style style:name="N140P1" style:volatile="true">
      <number:text>On</number:text>
    </number:number-style>
    <number:number-style style:name="N140">
      <number:text>Off</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7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Ezra Nugroho</meta:initial-creator>
    <meta:creation-date>2005-07-22T14:07:20</meta:creation-date>
    <dc:creator>ricardo </dc:creator>
    <dc:date>2013-01-12T13:49:13</dc:date>
    <meta:print-date>2005-07-25T11:10:23</meta:print-date>
    <dc:language>en-US</dc:language>
    <meta:editing-cycles>175</meta:editing-cycles>
    <meta:editing-duration>P1DT19H39M33S</meta:editing-duration>
    <meta:document-statistic meta:table-count="4" meta:cell-count="647" meta:object-count="0"/>
    <meta:user-defined meta:name="Info 1"/>
    <meta:user-defined meta:name="Info 2"/>
    <meta:user-defined meta:name="Info 3"/>
    <meta:user-defined meta:name="Info 4"/>
  </office:meta>
</office:document-meta>
</file>